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iragino Kaku Gothic ProN" svg:font-family="Hiragino Kaku Gothic ProN"/>
    <style:font-face style:name="LiHei Pro" svg:font-family="LiHei Pro"/>
    <style:font-face style:name="Lucida Grande" svg:font-family="Lucida Grande"/>
    <style:font-face style:name="Neo3Symbol" svg:font-family="Neo3Symbol"/>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Hiragino Kaku Gothic ProN"/>
    </style:style>
    <style:style style:name="T5" style:family="text">
      <style:text-properties style:font-name="Neo3Symbol"/>
    </style:style>
    <style:style style:name="T6"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text:span text:style-name="T1">陳真</text:span><text:s/>  |  2016.11.30 10:55   |   <text:a xlink:type="simple" xlink:href="http://palinfo.habago.org/Entry?Command=Information_PrintForum&amp;iPage=208#FORUM35160"><text:span text:style-name="T2">#</text:span></text:a></text:p>
      <text:p text:style-name="P2">哲學上有個觀念，我給它一個名字叫<text:span text:style-name="T3"><text:s/>"</text:span>證據的不對等<text:span text:style-name="T3">"</text:span>。這東西可難可易，簡單可以這麼說，一個命題的正反兩邊，概念平等，但其所需的理由，其實是不對等的。就好比說如果有人問你，<text:span text:style-name="T3">"</text:span>怎麼不出家當和尚？<text:span text:style-name="T3">" </text:span>你一定覺得莫名其妙，沒事幹啥要出家？不出家不需要理由，出家才需要對吧。對於不懂得地球上的事的外星人來說，出不出家都需要理由，但是你我地球人眼中的世界卻是失衡的，畢竟我們不是在談論一種科學方程式的正反可能性。<text:span text:style-name="T3"> <text:line-break/><text:line-break/></text:span>時下的統獨問題對我來說也一樣。統一不需要理由，獨立才需要；或者說，獨立所需要的理由得比統一更充份一些才行，就如同出家當和尚一樣。不是說你不能當和尚，而是說，那得需要更多積極的<text:span text:style-name="T3">(</text:span>或說正面的<text:span text:style-name="T3">) </text:span>理由才行。對我來說，時下的統獨選項就像一邊是大海，一邊是水族箱，你若是一條魚，你選哪一邊？當然，如果有人覺得自己是一條高貴的金魚，經不起風浪，那他當然可以選擇在水族箱裏過活。但是正常狀態下，我若能擁有一大片天地，我何必把自己困在一個小島上？中國早晚就是世界的中心舞台，我為什麼要脫離世界之寬廣？我為什麼要放棄大好江山、窩居島上充當美國人的一條狗？我為什麼要讓自己的家鄉成為美軍攻擊對岸同胞的一個軍事基地？<text:span text:style-name="T3"> <text:line-break/><text:line-break/></text:span>陳映真過世，有人笑我說，<text:span text:style-name="T3">"</text:span>我還以為你多麼高瞻遠矚，想不到人家陳映真比你還更有遠見，人家打從一開始就主張兩岸統一，而你竟然還曾經主張台獨<text:span text:style-name="T3">"</text:span>。陳映真當然比我有遠見，這我不否認。不過，八零年代我主張台獨倒也不是那麼可笑。我出生在文革那個年代，雖然遙遙看著對岸而無身受其害，但是那種殺老母、揍老爸、連聽點古典音樂都有罪的瘋狂社會，誰會想跟它統一？即便八零年代大陸已經逐步改革開放，但餘悸猶存。在那個年代，我確實看不到中國的未來。再加上整天高喊<text:span text:style-name="T3"><text:s/>"</text:span>我愛中華<text:span text:style-name="T3">" (</text:span>相當於現在的<text:span text:style-name="T3"><text:s/>"</text:span>愛台灣<text:span text:style-name="T3">" </text:span>那般瘋狂與法西斯<text:span text:style-name="T3">) </text:span>的舊國民黨的高壓恐怖統治，就連說出<text:span text:style-name="T3"><text:s/>"</text:span>台灣<text:span text:style-name="T3">" </text:span>二字都犯忌，當然就更讓人想脫離所謂中國。<text:span text:style-name="T3"> <text:line-break/><text:line-break/></text:span>當然，這純粹是我個人當年的想法。不過，來到九零年代後，當民進黨開始高舉台獨時，他們所持的主要理由之一卻是經濟。在每個政見會或群眾政治演講場合上，你常會聽到以下的說詞：<text:span text:style-name="T3"> <text:line-break/><text:line-break/>"</text:span>誰會想要跟對岸的統一？那些人，什麼同胞，誰跟他們同胞？窮得跟鬼一樣，土裏土氣的，國民所得只有我們的幾十分之一，一旦統一，你的收入將剩下十分之一，打一折，你要不要？要統一的請舉手？<text:span text:style-name="T3">" <text:line-break/><text:line-break/></text:span>這時候，群眾就會開心得大聲叫好！<text:span text:style-name="T3"> <text:line-break/><text:line-break/></text:span>在幾次黨內會議上，我曾經質疑：那你們的意思是，假若有一天，大陸的經濟改善得跟我們差不多，我們就應該要統一是不是？有一位後來當過黨主席的大老說：<text:span text:style-name="T3">"</text:span>當然啊！要是真有那一天，就算半夜用爬的，也要爬過去對岸跟他們統一<text:span text:style-name="T3">"</text:span>。這個黨主席是誰呢？就是當年推展以台灣自決論取代<text:span text:style-name="T3"><text:s/>(</text:span>或說包裝<text:span text:style-name="T3">) </text:span>台獨論的謝長廷。<text:span text:style-name="T3"> <text:line-break/><text:line-break/></text:span>我沒想到這一天這麼快就來了。而且，很快地，台灣的經濟將進一步落入後段班，跟對岸已完全無法抗衡。可是，台獨的說詞又變了，收入打一折的說法，被時下最流行的所謂民主論取代。我不反對有人以此為理由。但是，時下的民主說詞有著一種很奇怪的本質論在裏頭。簡單說就是：我們台灣人很高貴，素質很高，我們過不慣不民主的生活。這種<text:span text:style-name="T3"><text:s/>"</text:span>過不慣<text:span text:style-name="T3">"</text:span>，是一種彷彿意味著高貴血統的本質性因素。相較於野蠻低能骯髒無知與落後的大陸人，我們台灣人只能生活在所謂民主底下，所以我們要獨立。<text:span text:style-name="T3"> <text:line-break/><text:line-break/></text:span>首先，其所謂民主，其實就只是投票選代表，如此而已。在一堆人渣中投個票，選出代表、然後只能任其為所欲為，我看不出這事究竟有何價值可言。<text:span text:style-name="T3"> <text:line-break/><text:line-break/></text:span>我更要說的是，台灣人怎麼會以為自己天生麗質，過不慣什麼不民主不自由的生活？就算是已經相當自由開放的八零年代末期的台灣，其高壓恐怖程度仍然遠遠比當下的大陸要恐怖至少一百倍一千倍。相關例子已經說過無數次。那時候的台灣，連義診醫療團的團徽出現個疑似<text:span text:style-name="T3"><text:s/>"</text:span>台<text:span text:style-name="T3">" </text:span>字上方部首的三角形，都能引來政治橫禍；在班上的醫學講義上只是寫幾個字，提到媒體之操弄性格，馬上軍警特聯合大軍壓境包抄印刷廠，恐嚇印刷廠老闆；當年一般社團甚至連取名<text:span text:style-name="T3"><text:s/>"</text:span>台灣<text:span text:style-name="T3">" </text:span>都屬犯忌，<text:span text:style-name="T3">"</text:span>人權<text:span text:style-name="T3">" </text:span>二字更是連提都不能提。<text:span text:style-name="T3"> <text:line-break/><text:line-break/></text:span>比方說，我在<text:span text:style-name="T3">1989</text:span>年創立的台灣第一個兒福組織，全名叫做<text:span text:style-name="T3"><text:s/>"</text:span>台灣兒童福利協進會<text:span text:style-name="T3">"</text:span>，之所以以<text:span text:style-name="T3"><text:s/>"</text:span>福利<text:span text:style-name="T3">" </text:span>取代<text:span text:style-name="T3"><text:s/>"</text:span>人權<text:span text:style-name="T3">"</text:span>，就是因為當時很多創會會員認為若以人權命名，將嚇退所有人，沒有人敢加入。但是，內政部依然不允許我們以此名稱登記為全國性組織。為什麼？因為依法律<text:span text:style-name="T3">(</text:span>動員戡亂時期人民團體組織法<text:span text:style-name="T3">)</text:span>規定，台灣二字犯忌，有台獨之嫌。<text:span text:style-name="T3"> <text:line-break/><text:line-break/></text:span>我只是要說，那個所謂已經相當自由開放的八零年代末，其實還是高壓統治，槍炮黑牢隨時伺候，如影隨形，毫無言論自由可言。重點是，那時候的台灣人有感受到水深火熱嗎？應該一點也沒有吧，反倒許多人至今都還很懷念那個沒有什麼犯罪問題、人身安全與社會秩序十分良好的年代。這意味著，所謂自由與民主並不是一種本質論或血統論。台灣人不也是從這樣的極端高壓恐怖統治中走過來。目前的大陸之所謂民主與自由，當然遠遠比八零年代的台灣要好上千百倍了。<text:span text:style-name="T3"> <text:line-break/><text:line-break/></text:span>舊國民黨時期，每天<text:span text:style-name="T3"><text:s/>"</text:span>我愛中華<text:span text:style-name="T3">" </text:span>魔音穿腦，於是百分之九十九點九九九的台灣人主張統一；過去這二十年開始掛綠旗，<text:span text:style-name="T3">"</text:span>愛台灣<text:span text:style-name="T3">(</text:span>國<text:span text:style-name="T3">)" </text:span>的妖言不斷，於是絕大多數人竟然又變成台獨。該獨不獨，該統不統，統獨反映的似乎不是一種思索，而是一種政治控制與洗腦。無恥政客與主流媒體要他反中，他就反個不停。我常懷疑究竟有幾個人思考過統獨問題，或者其實都只是聞聲起舞，人云亦云。<text:span text:style-name="T3"> <text:line-break/><text:line-break/>P.S.: </text:span>巴勒網不一定要實名制，而只是要求<text:span text:style-name="T3"><text:s/>"</text:span>盡量<text:span text:style-name="T3">" </text:span>讓一切言論都有個可以對它負責的<text:span text:style-name="T3"><text:s/>"</text:span>主人<text:span text:style-name="T3">"</text:span>。要不然，很多人都很習慣信口開河。言論有了主人，旁人也才知道該怎麼評價該言論。</text:p>
      <text:p text:style-name="P1"><text:span text:style-name="T1">黄国瑞</text:span><text:s/>  |  2016.11.30 04:50   |   <text:a xlink:type="simple" xlink:href="http://palinfo.habago.org/Entry?Command=Information_PrintForum&amp;iPage=208#FORUM35159"><text:span text:style-name="T2">#</text:span></text:a></text:p>
      <text:p text:style-name="P3">常上这里来聆听陈先生的述评，也曾经以<text:span text:style-name="T3">locust</text:span>化名留过一次言，抱歉当时并没有留意到这里要求实名留言。今天于知乎上看了谢幼度转载的林毅夫先生的一封家书，又联想到几周前看的一个他和大陆的另外一名知名经济学家为国家经济改革方向激辩<text:span text:style-name="T3">3</text:span>小时的视频，甚是感慨和钦佩他的为人和学识。于是很想黏贴到这里，以供大家欣赏：<text:span text:style-name="T3"> <text:line-break/><text:line-break/></text:span>首先，林是<text:span text:style-name="T3">1979</text:span>年游泳去大陆的，距离倒并不是特别长，大约<text:span text:style-name="T3">2200</text:span>米。对于游泳健将林毅夫而言，哪里需要篮球或其他漂浮物的辅助？据林毅夫讲，他当年是循着大陆岛上的广播声，在深夜游泳过海，并手拿军用手电以示意大陆士兵不要开枪。<text:span text:style-name="T3"> <text:line-break/><text:line-break/></text:span>林的选择，对于国民党内那些大佬们而言，无疑是一记重重的耳光，以至于时隔四五十年，林毅夫生父去世，当时有民进党立委为林毅夫申请，国台办也隔空喊话，甚至陈水扁都出言嘲讽马英九<text:span text:style-name="T3">“</text:span>一国两区的话，何叛逃之有<text:span text:style-name="T3">”</text:span>，但国民党内那些一辈子反共的军中大佬，依然以叛国罪也就是死刑相威胁，禁止这位已经是世界银行副行长的台湾子弟回乡奔丧，以至于林只能让夫人代为前往。详情可以参见维基百科的条目和当时的新闻报道。<text:span text:style-name="T3"> <text:line-break/><text:line-break/></text:span>除了当年<text:span text:style-name="T3">“</text:span>前线投敌<text:span text:style-name="T3">”</text:span>，回归大陆以外，<text:span text:style-name="T3">1982</text:span>年林毅夫获得芝加哥大学前任系主任、诺贝尔经济学奖得主舒尔茨所提供的全额奖学金出国，就读于当代经济学顶级牛校芝加哥大学，并成为舒尔茨的关门弟子，在他指导下完成博士论文。嗣后在<text:span text:style-name="T3">1987</text:span>年博士后毕业时携妻儿一同回国，回国时距离其妻子拿到博士学位才仅仅八天。林带回了大量的经济学资料，他是中国的第一位海归经济学家。如果要富贵荣华，<text:span text:style-name="T3">1987</text:span>年的美国难道给不了他吗，以他的学历以他的博士研究以他的师门<text:span text:style-name="T3">network</text:span>，留在美国肯定能有很好的发展空间，至少一个常青藤的<text:span text:style-name="T3">full professor</text:span>甚至某经济研究中心的<text:span text:style-name="T3">director</text:span>都是有可能的，然而他依然选择了回到那个并不富裕的中国。<text:span text:style-name="T3"> <text:line-break/><text:line-break/></text:span>关于林毅夫的学术成就，知乎有很好的讨论，在此不做赘述，请参见林毅夫有多大可能获诺贝尔奖？<text:span text:style-name="T3"><text:s/>- </text:span>瑞典银行经济学奖<text:span text:style-name="T3"> <text:line-break/><text:line-break/></text:span>对于<text:span text:style-name="T3">1979</text:span>年他所做的选择，当事人自己的回答最有说服力：［注：林的这封信是寄给在日本的表哥，并非公开信。当时台湾还处在戒严时期，林改换姓名藏踪匿迹唯恐牵连家人，即使是<text:span text:style-name="T3">1982</text:span>年以后他在美国芝加哥大学读书期间也是隐藏身份的，所以这封家书不存在公开信所需要的对外宣传问题，当为兄弟之间的肺腑之言。］<text:span text:style-name="T3"> <text:line-break/><text:line-break/></text:span>不但要做台灣的主人　而且要做中國的主人<text:span text:style-name="T3"> <text:line-break/></text:span>寫給表哥李建興的家信<text:span text:style-name="T3"> <text:line-break/></text:span>林毅夫<text:span text:style-name="T3"> <text:line-break/><text:line-break/></text:span>建興兄：臨別之際，未及問你將來在東京的地址，因此上封信僅以姑且試之的心情投寄，真沒想到竟能接到你的回音。轉眼離家已近一載，雖說男兒志在四方，不能眷念兒女私情，而忘卻肩上的責任；但是思鄉之情卻是隨著日月的增長而加深。捧讀來信之際，真讓我深深地體會到了「家書抵萬金」之心情。<text:span text:style-name="T3"> <text:line-break/><text:line-break/></text:span>回國以後，原想儘速給家裏捎個消息，但顧及親友的安全，故不敢莽撞從事。我的回國對台灣當局來說，當然是一件很難堪的事情，而我在台的知名度，更給了大陸一個很好的宣傳機會。但為了在台親友的安全，經我的要求，組織終於同意，只要台灣當局不對我的家屬和親友採取迫害行動，這邊也就不以我的回國做文章。<text:span text:style-name="T3"> <text:line-break/><text:line-break/></text:span>在大陸這段時間，經組織的安排，我參觀了許多地方，雖然總的來說，大陸在經濟建設方面還相當落後，人民的生活水準也還很低，但基本上每個人是可以吃得飽、穿得暖的，這在中國五千年的歷史上，不能不說是一項突出的成就。在社會主義建設上，中國應該有更高的成就，但是十年「文化大革命」的混亂，使整個中國的經濟瀕臨崩潰的邊緣。現在中國從上到下正在實事求是地檢討建國<text:span text:style-name="T3">30</text:span>年來的經驗，從中吸取教訓，以便為現代化的中國之建設而努力。<text:span text:style-name="T3"> <text:line-break/><text:line-break/></text:span>自從「四人幫」倒台以後，整個大陸正在以一個飛躍的速度向前進步，人民充滿朝氣和信心。我深深地相信，中華民族是有希望、有前途的。而做為一個中國人，是值得驕傲，是可以抬頭挺胸昂立於世界之上的。基於對歷史的癖好，我特地去參觀了許多名勝古跡，但是長城的雄壯，故宮的華麗，並沒有在我心裡留下多少深刻的印象。最令我感到震撼的是，戰國時代，秦李冰父子在成都所築的都江堰。由於都江堰，使四川成為天府之國，而始建迄今已近三千年，但是它還在惠及眾生。當我站在江邊，聽那滔滔的水聲，真讓我有大丈夫若不像李冰父子為後世子孫千萬年之幸福，貢獻一己之力量，實有愧此生之嘆！<text:span text:style-name="T3"> <text:line-break/><text:line-break/></text:span>台灣的未來，現在正處於十字路口，長期維持那種妾身未明的身份，對台灣一千七百萬同胞來說，並非終久之計。因此何去何從，我輩應當發揮應盡的影響力。正如你來信所說，台灣不該獨立，更不應該再次淪為次殖民地。那麼台灣到底應該往何處去，這個問題長久以來，一直是我心中思索的主題。基於對文化、歷史、政治、經濟和軍事的認識，我覺得回歸祖國是歷史的必然，也是最佳的選擇方案。<text:span text:style-name="T3"> <text:line-break/><text:line-break/></text:span>做為一個台灣人，我深愛這塊生我、養我的地方，我願為它的繁榮、幸福奉獻一生的精力；但是做為一個中國人，我覺得台灣除了是台灣人的台灣之外，台灣還應該能對中國的歷史發揮更大的貢獻。長期的分裂，對大陸不利，對台灣不利，對整個中國的歷史更不利。因此，如何在不損害台灣人民利益的前提下，促使中國早日再度統一，是我輩有志青年無以旁貸的責任。<text:span text:style-name="T3"> <text:line-break/><text:line-break/></text:span>現在大陸對台灣這<text:span text:style-name="T3">30</text:span>年來在經濟、社會、文化建設上的成就，是充分肯定的；而大陸在提出和平統一台灣政策的同時，也再三保證，尊重台灣現行的狀況和現行制度，不使台灣人民蒙受損失，不改變台灣人民的生活方式。而從我所接觸中，感覺到大陸當局是充滿誠意的。當然如何才能不降低台灣人民的生活水準，不改變台灣人民的生活方式，是一件非常複雜的問題，而我覺得將來台灣統一以後，最主要的工作還是經濟方面。因此，目前我準備再以三年的時間，對經濟理論問題再好好下一番工夫。<text:span text:style-name="T3"> <text:line-break/><text:line-break/></text:span>在台灣我雖也曾是被吹捧的對象，可是國民黨對我只是利用，而不是真正的培養；現在這邊則是真正重視我，培養我。<text:span text:style-name="T3"> <text:line-break/><text:line-break/></text:span>目前我的生活除了偶感單調寂寞外，一切都令人非常滿意。上次在佳佳餐廳，我原有意將雲英、小龍、小麟托你照顧，而如今你也已經離開台灣。雲英一個女子要撫養兩個孩子，其艱辛可想而知。小龍已經三歲，正是最需要父親的時候，但卻只能和他母親相依為命。小麟出生，連跟父親見面的機會都沒有。我母多病，我未能盡人子應有之孝道，對於他們我實在有說不盡的抱歉，但望團圓之日早日來臨。<text:span text:style-name="T3"> <text:line-break/><text:line-break/></text:span>對雲英請代我多鼓勵她。也請你轉告大哥大嫂，要他們對家庭多負點責任，將來我會十倍、百倍奉還。雲英的生日是<text:span text:style-name="T3">2</text:span>月<text:span text:style-name="T3">16</text:span>日，我母親是農曆五月份生的，我父親是農曆八月初七生，小麟應是陽曆<text:span text:style-name="T3">8</text:span>月<text:span text:style-name="T3">5</text:span>日左右生的吧？小龍則是<text:span text:style-name="T3">12</text:span>月<text:span text:style-name="T3">12</text:span>日生日，這些日子若方便，請代我向他們送些禮物，我和雲英之間有個小名叫方方，在禮物上寫上這個名字，她就會了解的。<text:span text:style-name="T3"> <text:line-break/><text:line-break/></text:span>目前我唯一能聯繫的親人就是你，但是你也應該特別小心，不要給國民黨當局抓到任何把柄，免得惹來一身麻煩。消息最好採用口傳，以免留下痕跡。現在你大概忙著準備四月份的考試吧！等考完試再進一步聯繫。請代我向建成兄嫂問好。最後，我們台灣人應有一個志氣，不但要做台灣的主人，而且要做中國的主人，讓我們為中國的統一、富強而努力吧！◆<text:span text:style-name="T3"> </text:span></text:p>
      <text:p text:style-name="P4"/>
      <text:p text:style-name="P1"><text:span text:style-name="T1">陳真</text:span><text:s/>  |  2016.11.29 23:48   |   <text:a xlink:type="simple" xlink:href="http://palinfo.habago.org/Entry?Command=Information_PrintForum&amp;iPage=209#FORUM35158"><text:span text:style-name="T2">#</text:span></text:a></text:p>
      <text:p text:style-name="P3">講一個實例，這實例只是要說明台灣所謂民主化<text:span text:style-name="T3"><text:s/>(</text:span>正確地說就只是開始可以投票選代表<text:span text:style-name="T3">) </text:span>以來的一種普遍現象。對於那些喜歡分析<text:span text:style-name="T3"><text:s/>"</text:span>大<text:span text:style-name="T3">" </text:span>議題、<text:span text:style-name="T3">"</text:span>大<text:span text:style-name="T3">" </text:span>因素並且從中得到一種自我滿意的虛榮快感的人來說，這現象不足以成為一種關注題材，不構成理性分析標的。但在我看來，它卻是台灣社會這幾十年來所謂民主的一個基本現象，充滿欺瞞與反智，卻出之以民主高貴之名。這現象其實連實例也不需要，因為它是如此普遍，每天都在發生，反倒應該說，在這島上，究竟存不存在與此普遍現象以外的反例？<text:span text:style-name="T3"> <text:line-break/><text:line-break/></text:span>這現象用大白話簡單說是這樣：明明是個人渣，無惡不作，但卻透過公眾形象塑造的手段與討好言行，居然搖身一變成為翩翩君子，成為一心眺望著人民長遠幸福的理想家，成為捍衛所謂主權、打擊中國所謂侵吞野心的民主鬥士。人們究竟是否<text:span text:style-name="T3"><text:s/>"</text:span>知道<text:span text:style-name="T3">" </text:span>其真面目？有的顯然全然不知，有的似乎知道，但他不在乎，反正只要在鏡頭前表演出某些足以贏取選票的言行，人們就會給你選票。所謂政壇，基本上很像個選美舞台，選手們努力搔首弄姿，努力表現出各種美好形象，贏取評審們<text:span text:style-name="T3"><text:s/>(</text:span>即選民<text:span text:style-name="T3">) </text:span>的好感。重點是，選民似乎不是真的那麼在乎選手們的真實樣貌，只要你在台上表演得賞心悅目激勵人心就行。因此，當你指出真相時，當你指證人渣的真實嘴臉時，人們基本上是不在乎的；他似乎不認為政治需要真相，就如同選美時人們其實並不在乎選手們的真實模樣。<text:span text:style-name="T3"> <text:line-break/><text:line-break/></text:span>底下這實例只是信手拈來，千千萬萬個例子之一，不足為奇。這例子之所以特別，只是因為我熟識這位主角。不過，這些人與事早已事過境遷，所以我也不想造成爭議，不但姑隱其名，而且我還刻意隱去一些足以猜出當事人真實身份的相關資訊。各位只需把注意力放在主角的言行本身即可，究竟他是誰，就一點意義也沒有了。<text:span text:style-name="T3"> <text:line-break/><text:line-break/></text:span>簡單說，有這麼一個人，一會藍，一會綠，早上喊統一，晚上喊台獨，見人說人話，見鬼說鬼話，平常生活的種種品性更是低劣到簡直應該抓去槍斃都不為過。但是，綠油油的媒體和媒體人卻為他著書立傳，多方吹噓一些純屬虛構的英勇事蹟，捧成領袖，捧成英雄。我真是覺得很納悶，因為這些至今高舉公義與進步大旗的媒體人，又不是真的腦殘，怎麼可能會不知道此人之貪婪與惡名昭彰？一般選民不認識他，自然也無從判斷，但是，媒體難道會不知道自己筆下所寫全是謊言？當然不可能。媒體人沒有那麼<text:span text:style-name="T3"><text:s/>"</text:span>單純<text:span text:style-name="T3">"</text:span>。<text:span text:style-name="T3"> <text:line-break/><text:line-break/></text:span>我這實例講了等於沒講，因為這種例子太普遍了。我之所以舉他為例是因為有一幕畫面讓我很震撼。當然，二十幾年前確實很震撼，但若以現在的眼光來看，根本就是這島上所謂民主的家常便飯。二十多年前那個畫面是這樣：有一天，我中午離開醫院出來辦事，途經一個我常去的郵局，發現那郵局怎麼今天鐵門深鎖，屋子裏卻依然燈火通明？原來有人聚眾抗議，一群像流氓那樣的<text:span text:style-name="T3"><text:s/>"</text:span>熱愛民主<text:span text:style-name="T3">" </text:span>群眾，對著郵局砸雞蛋。帶頭抗議的主角就是這位主流媒體筆下的<text:span text:style-name="T3"><text:s/>"</text:span>領袖<text:span text:style-name="T3">"</text:span>。他<text:span text:style-name="T3"><text:s/>"</text:span>義憤<text:span text:style-name="T3">" </text:span>填膺、幾乎是聲淚俱下地拿著擴音器哭喊<text:span text:style-name="T3"><text:s/>"</text:span>欺負咱台灣郎<text:span text:style-name="T3">"</text:span>、<text:span text:style-name="T3">"</text:span>吃咱台灣郎夠夠<text:span text:style-name="T3">"</text:span>、<text:span text:style-name="T3">"</text:span>鄉親啊，大家要覺醒啊，不要再被外來政權糟踏，咱台灣郎要勇敢站出來做自己的主人啊！<text:span text:style-name="T3">"</text:span>。不外就是講這一套經典台詞。<text:span text:style-name="T3"> <text:line-break/><text:line-break/></text:span>隔天，報紙大幅報導，該名<text:span text:style-name="T3"><text:s/>"</text:span>形象清新<text:span text:style-name="T3">" </text:span>的候選人，帶領群眾抗議郵局，抗議什麼呢？記得好像是抗議該郵局正在大力販售一套上頭畫有故宮文物的郵票。故宮博物館收藏些什麼呢？中國文物。中國文物意味著什麼呢？意味著含有中國思想毒素，毒化咱台灣郎的心靈。<text:span text:style-name="T3"> <text:line-break/><text:line-break/></text:span>我的文筆太差，只能寫這樣。你能看出我當年的震撼感從何而來嗎？你會相信有人看到一張上頭畫有中國古物的郵票就能聲淚俱下為台灣人<text:span text:style-name="T3"><text:s/>"</text:span>挺身而出<text:span text:style-name="T3">" </text:span>的<text:span text:style-name="T3"><text:s/>"</text:span>領袖<text:span text:style-name="T3">" </text:span>嗎？正常人理應都能從中看出此人之詭詐與陰險才對，但是事實卻不然，此人一戰成名，高票當選。<text:span text:style-name="T3"> <text:line-break/><text:line-break/></text:span>這是二十幾年前的事了，從現在的眼光來看，這哪算什麼？這不就只是島內所謂民主政治之常態嗎。在這一點表演藝術上，這位<text:span text:style-name="T3"><text:s/>"</text:span>領袖<text:span text:style-name="T3">" </text:span>的確是個先知。但是，光靠一個人是表演不來的，他同時還需要自己人的各種<text:span text:style-name="T3"><text:s/>"</text:span>藝評<text:span text:style-name="T3">" </text:span>或<text:span text:style-name="T3"><text:s/>"</text:span>戲評<text:span text:style-name="T3">" </text:span>之吹噓與建構；不但<text:span text:style-name="T3"><text:s/>"</text:span>創作<text:span text:style-name="T3">" </text:span>過去偉大歷史，而且建構當下英勇事蹟，捧成明星，捧成神，捧成領袖。我並不是說民主必然是糖衣毒藥，我只是說台式民主幾十年來基本上是這麼一回事。<text:span text:style-name="T3"> <text:line-break/><text:line-break/></text:span>幾年前，剛回南部時，被某幾個男男女女候選人的常駐看板給嚇到，天啊，他們怎麼以這種甜美清新形象出現？他們不是什麼幫什麼派的嗎？他們不是黑道嗎？附近鄉里之間會不知道嗎？他們私下為人不是一副凶神惡煞模樣、動不動就是幹你娘雞巴絕不能惹的嗎？怎麼公眾形象卻變成史豔文、變成孝女白琴那般溫婉儒雅、甜美可人？他們平常不是向來生活奢靡、揮霍千金面不改色嗎？怎麼居然說成從小到大至今刻苦儉樸一心為弱勢打拼的理想主義者了？<text:span text:style-name="T3"> <text:line-break/><text:line-break/></text:span>仍然還是那句老話，你很難譴責騙子，你只能納悶，到底人們在不在乎被騙？還是他們認為所謂政治就只該是一種表演而無須究其真實？</text:p>
      <text:p text:style-name="P1"><text:span text:style-name="T1">張天峰</text:span><text:s/>  |  2016.11.29 22:57   |   <text:a xlink:type="simple" xlink:href="http://palinfo.habago.org/Entry?Command=Information_PrintForum&amp;iPage=209#FORUM35157"><text:span text:style-name="T2">#</text:span></text:a></text:p>
      <text:p text:style-name="P2">精神病患者家人的痛苦，旁人真的無法體會。家人往往需要有強大的忍耐力，極大的理解心和包容心。<text:span text:style-name="T3"> <text:line-break/><text:line-break/></text:span>精神分裂症，長期的服藥治療，就像一場長期的拉鋸戰，穩定一兩年，突然開始拒絕服藥，病情又開始復發，然後開始每天惡言辱罵家人，每一天家人都承受巨大的心理壓力，有時感覺徬徨甚至絕望。強制入院治療時的抗拒和歇斯底里的叫喊，都像是一場心的撕裂。<text:span text:style-name="T3"> <text:line-break/><text:line-break/></text:span>出院後，再開始營造良好氛圍，小心翼翼，期待這一次好的狀況能夠一直持續下去。也許還會如此循環，但總歸家人親情，責任一定要擔下去。<text:span text:style-name="T3"> <text:line-break/><text:line-break/></text:span>精神病人是絕對的弱勢群體，有些家屬經濟狀況不好或者容忍度不夠，都極易放棄。所以政府介入是必須的。<text:span text:style-name="T3"> <text:line-break/><text:line-break/></text:span>這幾年廣州算是開始重視這個社會問題，加大了醫療配置，除了增加各大醫院的病床位，還配了<text:span text:style-name="T3">180</text:span>名社區醫生，結合社區的工療站（就是白天接納病人，增加群體活動，也適當學習技能，看是否合適再介紹就業的一個場所）開展社區治療。對於病人也增加了補助，大概每月有二千台幣的樣子，雖然很少，但對於困難家庭，配合居民醫保，基本也能承擔藥費。<text:span text:style-name="T3"> <text:line-break/><text:line-break/></text:span>社會弱勢還有群體有很多很多，政府社團組織個人真的要做的還很多。</text:p>
      <text:p text:style-name="P1"><text:span text:style-name="T1">掷弹兵</text:span><text:s/>  |  2016.11.29 21:29   |   <text:a xlink:type="simple" xlink:href="http://palinfo.habago.org/Entry?Command=Information_PrintForum&amp;iPage=209#FORUM35156"><text:span text:style-name="T2">#</text:span></text:a></text:p>
      <text:p text:style-name="P3">长时间关注陈医师的帖子，每当看到陈医师痛骂社会上的一些见风使舵，任人唯亲，黑白不分，自私短视之人时，总经不住可叹。<text:span text:style-name="T3"> <text:line-break/>“</text:span>人<text:span text:style-name="T3">”</text:span>本来就是不完美的，否则人干嘛需要社会的管束和规范。<text:span text:style-name="T3">”</text:span>人<text:span text:style-name="T3">”</text:span>本来就是不自觉的否则要警察和法律干嘛。很不幸的是社会上大多数人都是比较短视和自私的，这是很自然的客观规律。我严重同意陈医师两岸民粹半斤八两的观点。大陆很多人比台湾绿的更险恶混蛋，可关键在于这些人在大陆也只能网上骂骂，影响不了社会的走势。<text:span text:style-name="T3"> <text:line-break/></text:span>直接讲结论<text:span text:style-name="T3"><text:s/></text:span>台湾这几十年衰败和混乱的根本原因在于<text:span text:style-name="T3">“</text:span>民选制度<text:span text:style-name="T3">“</text:span>。民选制度的不幸在于开放所有人来筛选精英，筛选精英就是决定国家的长远走向。你要一帮心智不健全的人去选什么样的国家领导人？就像要一帮孩子去挑选父母，溺爱的父母总是受欢迎的，严厉的肯定受到冷落。能满足自己短期利益绝对是广大人民群众的最爱。诈骗集团应运而生。<text:span text:style-name="T3"> <text:line-break/><text:line-break/></text:span>反观大陆官场各种考察业绩提拔补助一堆，有时确实需要有关系，但如果只有关系没有业绩根本上不去，的确是有很多贪污捞金的，你知道他们冒着什么样的风险吗？你想知道在大陆身败名裂的下场吗？轻则断了生计，重则人头落地。<text:span text:style-name="T3"> <text:line-break/></text:span>很多台湾同胞喜欢讲台湾人情味，你看<text:span text:style-name="T3"><text:s/></text:span>我们选举多好<text:span text:style-name="T3"><text:s/></text:span>输了不用清算可以再来也不会有性命危险和牢狱之灾。那我请问有人情味到重型贪污犯在大街上大摇大摆呼朋引众。<text:span text:style-name="T3"> <text:line-break/></text:span>大陆确实要杀要刮，你说一个贪污工程款至人性命的人难道不用杀刮么？<text:span text:style-name="T3"> <text:line-break/></text:span>人性本恶，只有好的制度才能驱恶扬善，也只有适合自己的才能长久，如果为了虚荣赶时髦，为了短期的私欲去搞全民民主大跃进，早晚要尝到苦果。</text:p>
      <text:p text:style-name="P1"><text:span text:style-name="T1">掷弹兵</text:span><text:s/>  |  2016.11.29 20:32   |   <text:a xlink:type="simple" xlink:href="http://palinfo.habago.org/Entry?Command=Information_PrintForum&amp;iPage=209#FORUM35155"><text:span text:style-name="T2">#</text:span></text:a></text:p>
      <text:p text:style-name="P2">的确，大陆现在面临贫富差距拉大，社会矛盾增加，工业污染和贪污腐败的问题，不过对比<text:span text:style-name="T3">90</text:span>年代来看已经改善很多了，那个时候所谓的下岗问题使得失业率飙升，很多人生活都有困难，然而呢，大规模的基建投入和引进外资<text:span text:style-name="T3"><text:s/></text:span>坚定的开放政策使得大陆在<text:span text:style-name="T3">2000</text:span>年后经济开始飞跃，就业和生活的问题基本得到解决。君不见习近平上台后清理了多少贪污官员么？通过国家机器有效率的调动国家资源，靠长远的眼光计划解决问题<text:span text:style-name="T3"><text:s/></text:span>是社会主义国家的本质，而不是抗议一下后，而不是每个人发点钱了事。<text:span text:style-name="T3"> <text:line-break/></text:span>大陆处于经济结构转型期，社会肯定有大量黑暗，但一边有黑暗发生一边也在想办法解决。这些问题能被挖掘被注意本身就是一种进步，时间会给我们答案的。</text:p>
      <text:p text:style-name="P1"><text:span text:style-name="T1">掷弹兵</text:span><text:s/>  |  2016.11.29 20:17   |   <text:a xlink:type="simple" xlink:href="http://palinfo.habago.org/Entry?Command=Information_PrintForum&amp;iPage=209#FORUM35154"><text:span text:style-name="T2">#</text:span></text:a></text:p>
      <text:p text:style-name="P3">很多人不了解中国大陆，也不了解其在毛时代封闭下的真实社会，往往在理想主义的氛围下得出偏驳的理论，陈医师总说大陆的共产主义是假的，这点没错，大陆现在不是共产主义，然而<text:span text:style-name="T3">30</text:span>年前确实是，但现在大陆的社会主义是真，什么是社会主义，大政府体制公有制为主体，试问西方哪个资本主义国家能有国策式的扶贫工程，跨足每一个产业的产业联动和全面的五年甚至百年的计划？这只有在大政府的环境下才能做到，这就是社会主义。<text:span text:style-name="T3"> <text:line-break/></text:span>再回头说说毛时代，对毛的褒贬两级，因为毛本来就是草根阶层向精英复仇的代表，是绝对的底层利益维护者，很多人只站在自己的立场评论绝对不公平。古往今来很多帝王夺天下后是绝对维护底层利益的，即便是清除掉前朝的贵族也要换上自己的贵族统治（就是现代社会的精英制度）毛认为中国朝代更替的根本原因在于精英制度固化后的腐败，所以一定要压制每一个人成为精英的可能，发动文革本身就是针对精英主义的民粹式复仇，所谓越穷越光荣<text:span text:style-name="T3"><text:s/></text:span>越穷地位越高。现代人不都喜欢始终如一么，不都喜欢贯彻始终么，那干嘛要骂毛呢？他是最始终如一的代表，个人认为他只是一种政治观点的执行者，得罪所有精英本身也需要巨大勇气，和遗臭万年的风险，本身无关对错，绝对是伟人。<text:span text:style-name="T3"> <text:line-break/></text:span>但是和所有理想主义者的下场一样，现实是残酷的，精英被打倒后社会无法正常运转，完全平均的状态下人缺乏生产积极性，在邓小平开放之初进入大陆的台湾人惊诧于大陆贫穷落后的环境，这是为完全平等所付出的代价。所以陈医师大陆不是没弄过共产主义，只是比较失败罢了。</text:p>
      <text:p text:style-name="P1"><text:span text:style-name="T1">陳真</text:span><text:s/>  |  2016.11.29 02:47   |   <text:a xlink:type="simple" xlink:href="http://palinfo.habago.org/Entry?Command=Information_PrintForum&amp;iPage=209#FORUM35153"><text:span text:style-name="T2">#</text:span></text:a></text:p>
      <text:p text:style-name="P2">張先生說得很好，基本上我都認同，只是表達方式不一樣。倘若用我的方式來表達，我會說，我對祖國的內政很不滿。比方說，在一個共產主義也好、社會主義也罷的國家中，基本醫療與教育以及吃、住等生存問題，難道不是一種理當最為優先的政策方向？但就以醫療為例，常聽居住在大陸的台灣人提起在大陸就醫的恐怖，不但費用昂貴，而且亂打針亂開藥亂做一堆檢查，醫療品質普遍很差。但是，你看古巴，在美國幾十年的禁運與經濟制裁下那麼窮，跟大陸之經濟實力根本完全不能比，但古巴的醫療水平以及人民所受到的醫療照護，卻與所謂西方先進國家無異，甚至有過之無不及。從一些公衛指標例如新生兒死亡率，就能看得出來。教育也是，普及率非常高。大陸則不然，貧與富簡直兩個世界。<text:span text:style-name="T3"> <text:line-break/><text:line-break/></text:span>當然，唯一讓我釋懷的是，不滿雖不滿，但祖國很明顯在持續改善與進步中。就像一個考試考<text:span text:style-name="T3">30</text:span>分的學生，成績固然令人難以恭維，但他進步很快，而且一年比一年好，於是，我們彷彿看到了一個更好的未來，因此也就願意忍耐一個依然十分糟糕的現狀。<text:span text:style-name="T3"> <text:line-break/><text:line-break/></text:span>台灣人通常在內政上對於大陸有著一種優越感。這種優越感可以理解，但若把它視為一種<text:span text:style-name="T3"><text:s/>"</text:span>本質上<text:span text:style-name="T3">" </text:span>的優越，那就胡扯了。事實上，兩岸半斤八兩，誰也別笑誰。比方說，台灣曾經歷所謂經濟奇蹟的高速發展階段，直到八零年代，每天都還是會聽到所謂<text:span text:style-name="T3"><text:s/>"</text:span>台灣錢淹腳目<text:span text:style-name="T3">" </text:span>的這樣一種高度自滿，意即台灣真是錢多到滿地都是。可是，你看，在那樣一種所謂經濟奇蹟中，在那樣一種錢多到連走路都會被錢給絆倒的社會發展階段中，弱勢者卻依然弱勢，甚至因為貧富差距的擴大，處境比過去還更慘。<text:span text:style-name="T3"> <text:line-break/><text:line-break/></text:span>比方說，我在<text:span text:style-name="T3">1988-1989</text:span>年寫作<text:span text:style-name="T3"><text:s/>"</text:span>台灣兒童人權報告<text:span text:style-name="T3">" </text:span>的八零年代末期，每年光是因為沒有錢就醫而放棄醫療致死致殘的小孩子，就高達五千多人。這些小孩並非罹患絕症，大多數都是可以治癒的病，但是，在那個所謂經濟奇蹟的年代竟然沒有兒童保險，許多家長根本付不起醫療費，特別是一些慢性病或先天重症兒童，只好任其自生自滅。<text:span text:style-name="T3"> <text:line-break/><text:line-break/></text:span>我那時候提出這些問題，雖然在政治上為我個人招來慘烈而痛苦的政治報復與懲罰，但是，當年即便是一個非常忠黨愛國、敵視黨外的人，都很難不對我所提出的那些問題感到悲痛。不光是兒童無錢就醫的慘況，還有後來為我招來更大叛國罪名的數萬雛妓問題，其中原住民少女更是主要的受害者；由黑白兩道所經營的人口販子非常猖狂，完全橫行無阻，超越法律之上。比方說，以各種極其殘忍恐怖的方式毆打、凌虐少女甚至十歲以下的女童，包括電擊或各種我實在不想再提起、一提起我會心酸的肉體凌虐方式，以防止其逃走。<text:span text:style-name="T3"> <text:line-break/><text:line-break/></text:span>其它還有童工、流浪兒童以及兒童虐待等等一大堆問題，但在當年的所謂經濟奇蹟社會中，這些問題不但從未被正視，而且成為一種政治禁忌。可是，當年的國民黨不是整天喊三民主義嗎？國父不是說民生主義就是共產主義嗎？共產主義不是應該要照顧每個人的生命基本需求嗎？怎麼反而經濟越發展，兒童，特別是貧窮兒童或是少數民族的兒童之處境遭遇卻反而更慘？<text:span text:style-name="T3"> <text:line-break/><text:line-break/></text:span>精神病患更是一個慘字，當年醫療根本不給付，完全得自費。精神病是慢性病，往往需要長年就醫或終身服藥，幾個家庭付得起那麼龐大的醫藥費或住院費用？於是，精神病患往往流落街頭，或是用私人的各種殘忍方式處置。<text:span text:style-name="T3"> <text:line-break/><text:line-break/></text:span>小時候，我家附近一條街上有個小孩，始終被家人用鐵鍊捆綁在大門口，有時則關進一個大鐵籠裏，全身屎尿，不斷發出野獸般的怒吼聲，身上衣服幾乎不曾更換過。我就這樣看他從小一直被鐵鍊鍊著。許多年後，這個小孩就消失了，估計應該是死了。大家說他智能不足，而且有攻擊行為，可能<text:span text:style-name="T3"><text:s/>"</text:span>發瘋<text:span text:style-name="T3">" </text:span>了，家人只好把他用鐵鍊綑綁。我大他幾歲，當我念國中時，每次騎腳踏車經過這個小男孩面前，他看見我在看他，就會猛烈拉扯鐵鍊，發出巨大吼叫聲，企圖進一步吸引我的注意力。我猜那是一種求救訊號。<text:span text:style-name="T3"> <text:line-break/><text:line-break/></text:span>幾年後，我上了高中，念了大學，在我踏進醫學院那一刻起，我就決定，假若有一天我不是走入實驗室而是走入診間當起臨床醫師，我會當一名精神科醫師。我這一生，也許在一個相當大的程度上受到這位小男孩的影響，他一整個童年居然被鐵鍊所綑綁。同時還有那些雛妓，我這一生直到死，恐怕都很難忘記她們所曾遭受的痛苦。她們身上的傷，或多或少也在我心裏烙下了一些難以抹滅的傷痕。<text:span text:style-name="T3"> <text:line-break/><text:line-break/></text:span>我並不相信主義，我只相信做為一個人基本的情感與良善。我的主義就是沒有主義。倘若<text:span text:style-name="T3"><text:s/>"</text:span>主義<text:span text:style-name="T3">" </text:span>就是指的提出一種原則，那麼，我的<text:span text:style-name="T3"><text:s/>"</text:span>沒有主義<text:span text:style-name="T3">" </text:span>就意味著沒有原則，我不相信社會的發展可以被<text:span text:style-name="T3"><text:s/>"</text:span>原則化<text:span text:style-name="T3">" </text:span>成為一種放諸四海皆準的鐵律。或者，假若硬要給我的<text:span text:style-name="T3"><text:s/>"</text:span>沒有主義<text:span text:style-name="T3">" </text:span>取個名稱，不妨就說是一種情境主義<text:span text:style-name="T3"><text:s/>(situationism)</text:span>或實用主義<text:span text:style-name="T3">(pragmatism)</text:span>，也就是說，在一個個不同的情境下，各自思索出一個個相對應於該情境之中具有基本實用價值的作法。我倒不企求把某一種彷彿鋼鐵一般的所謂偉大的主義給硬是要套用在所有的社會發展情境中。我當然更不相信什麼<text:span text:style-name="T3"><text:s/>"</text:span>投票就是民主、而民主就是自由與人權的天堂、所以所有社會都應該要投票<text:span text:style-name="T3">" </text:span>等等這樣一些鬼話。</text:p>
      <text:p text:style-name="P1"><text:span text:style-name="T1">張天峰</text:span><text:s/>  |  2016.11.28 21:19   |   <text:a xlink:type="simple" xlink:href="http://palinfo.habago.org/Entry?Command=Information_PrintForum&amp;iPage=209#FORUM35152"><text:span text:style-name="T2">#</text:span></text:a></text:p>
      <text:p text:style-name="P3">基本上每個中國大陸的小朋友，都會加入少先隊，系上紅領巾，唱少年先鋒隊隊歌。我現在仍然記得其中一段：<text:span text:style-name="T3"> <text:line-break/><text:line-break/></text:span>我們是共產主義接班人，繼承革命先輩的光榮傳統，愛祖國，愛人民，鮮豔的紅領巾飄揚在前胸。不怕困難，不怕敵人，頑強學習，堅決鬥爭。向著勝利勇敢前進，向著勝利勇敢前進，向著勝利勇敢前進，我們是共產主義接班人。<text:span text:style-name="T3"> <text:line-break/><text:line-break/></text:span>至於什麼是共產主義，小朋友不會懂。我那時好像是在高中政治課才學到。現在回想二十多年前，印象中，所學的是，共產主義是人類社會發展的最高階段。在共產主義社會裡，不是按勞分配，而是按需分配，因為社會生產力極高，物質機豐富，人們覺悟極高，不再因為生活而勞動，而是出於自覺而勞動。<text:span text:style-name="T3"> <text:line-break/><text:line-break/></text:span>基於這樣的教育，我想共產主義在大部分中國人心裡，只是一個美好的夢想，和政治無關，也因為這樣，看到很多境外的人說起共產主義就一副厭惡和憎恨，覺得挺好笑。這樣的社會不就烏托邦嗎，只是這種社會不可能一國獨善，必須是全人類都能達到，這才是最難的。<text:span text:style-name="T3"> <text:line-break/><text:line-break/></text:span>我不是學者，也不研究政治學經濟學，僅從我個人的認知，共產黨這個名稱，就是說它是個為了實現共產主義的政黨。而中國現在，當然遠遠沒到共產主義，僅僅是是共產主義的初級階段，社會主義。在我讀高中時，九十年代初，課本上說的是中國現在處於社會主義的初級階段。現在的叫法是中國特色的社會主義。<text:span text:style-name="T3"> <text:line-break/><text:line-break/></text:span>很多人認為中國特色社會主義，關鍵詞在中國特色，因為中國已經資本主義了，只是不好明說，弄了個中國特色來忽悠一下大家。我反倒不這麼認為，我覺得中國不是資本主義。因為中國仍然是以國有經濟為主，中國仍然是土地國有，中國也不是資產階級執政。<text:span text:style-name="T3"> <text:line-break/><text:line-break/></text:span>國有經濟為主，意味國家仍然是由政府主導經濟發展，土地國有，意味中國不會由少數人壟斷土地，尤其像中國這樣農村人口佔多數的國家，土地國有就避免資本購併土地出現大部分農民沒有土地的狀況，就像印度那樣。所以我是贊成土地國有的（即使我買的房子只有七十年使用權，但我並不擔心七十年後會被充公，而且現在也在研究準備出台使用權滿後的延續辦法）。<text:span text:style-name="T3"> <text:line-break/><text:line-break/></text:span>而最重要一點，不是資產階級執政，中國就不會像美國那樣，不管怎麼宣稱民主的普世價值，執政者也只是為了滿足背後支持它的財團利益而已。<text:span text:style-name="T3"> <text:line-break/><text:line-break/></text:span>約莫十年前，我曾經對共產黨很悲觀，因為工作關係，我接觸過上至副省級下到科級的黨員，除了少數一兩個離退休老領導，身上仍有毛澤東那一代中共元老的那種風骨之外，其他的都是各種貪污腐敗以權謀私，只要手裡有權，家屬一定有錢。毛澤東曾說過，糖衣砲彈終究是會打倒共產黨的。不幸言中。我在想，這些黨員，其實才是真正想中國民主化的人，因為只有那樣，他們的財富才能漂白，說不定還能搖身一變成為什麼議員之類的。但中國現階段要是民主了，我看離成為美國的傀儡也就不遠了。<text:span text:style-name="T3"> <text:line-break/><text:line-break/></text:span>幸好，中共八千萬的黨員，足夠龐大，內部各種路線各種勢力纏鬥，最終還是出現了自我糾錯的跡象。習近平，作為紅二代，輔以相似背景的王岐山，能夠從嚴治黨，這是中國之幸。習的反腐，剛開始被認為是一陣風，刮過就算，但我就從廣州這裡觀察，絕對不是。不管省市廳局各個層級官員，都紛紛落馬，連我的同學，僅僅基層的科級幹部，前不久也因受賄被抓，另一個從商的同學也因行賄被抓。現在中共的反腐並沒有減弱，而是趨向制度化。<text:span text:style-name="T3"> <text:line-break/><text:line-break/></text:span>由此，我對中國又有了信心。雖然還是有各種問題，但起碼是在朝好的方向在走。一帶一路的實施也為未來發展注入強大動力。只要中國不走美國的路，堅持和平發展，大家一起賺錢，那就是世界之幸。<text:span text:style-name="T3"> <text:line-break/><text:line-break/></text:span>以上，是看了陳真醫師說中國不是共產主義，突然有感而發。就羅哩羅嗦寫了一堆，第一次冒泡發帖，望包涵。至於前面<text:span text:style-name="T3">Kevin</text:span>兄說的一些內容，太過意識形態，並且已經偏離事實，只能說完全不贊成。<text:span text:style-name="T3"> </text:span></text:p>
      <text:p text:style-name="P1"><text:span text:style-name="T1">陳真</text:span><text:s/>  |  2016.11.28 11:59   |   <text:a xlink:type="simple" xlink:href="http://palinfo.habago.org/Entry?Command=Information_PrintForum&amp;iPage=209#FORUM35151"><text:span text:style-name="T2">#</text:span></text:a></text:p>
      <text:p text:style-name="P2"><text:span text:style-name="T3">1. </text:span>老兄，你都沒有在看新聞嗎？北韓老早就明文徹底廢除了所謂共產主義。<text:span text:style-name="T3"> <text:line-break/><text:line-break/>2. </text:span>咱的祖國倒是口頭上還有個共產<text:span text:style-name="T3">(</text:span>黨<text:span text:style-name="T3">)</text:span>字眼，但那就像花枝米粉一樣，整碗米粉都吃完了就是找不到花枝，原來<text:span text:style-name="T3"><text:s/>"</text:span>花枝<text:span text:style-name="T3">" </text:span>是老闆娘的名字。祖國充其量是一種國家資本主義，同樣也是資本主義。<text:span text:style-name="T3"> <text:line-break/><text:line-break/>3. </text:span>這年頭用所謂<text:span text:style-name="T3"><text:s/>"</text:span>共產<text:span text:style-name="T3"><text:s/>vs.</text:span>非共產<text:span text:style-name="T3">" </text:span>或<text:span text:style-name="T3"><text:s/>"</text:span>民主陣營<text:span text:style-name="T3">vs.</text:span>極權鐵幕<text:span text:style-name="T3">" </text:span>去理解事情，我看是有點今之古人，中毒太深，脫離現實太遠了。<text:span text:style-name="T3"> <text:line-break/><text:line-break/>4. </text:span>所謂<text:span text:style-name="T3"><text:s/>"</text:span>民主陣營<text:span text:style-name="T3">" </text:span>政客之貪婪腐敗，特別是美國，恐怕是你所謂的<text:span text:style-name="T3"><text:s/>"</text:span>共產<text:span text:style-name="T3">" </text:span>國家之腐敗程度的一百萬倍。<text:span text:style-name="T3"> <text:line-break/><text:line-break/>5. </text:span>假若像台灣這樣，可以投票選代表選領導人就叫民主的話，那麼，現在全世界還有幾個國家不是所謂民主國家？例如非洲，一堆民主國家，貪婪腐敗的程度跟所謂民主化之前相比，完全有過之無不及。台灣也一樣。蔣家威權時代，幾個人敢貪污？大官小官們都得把家裏弄得好樸素，每天粗茶淡飯，例如李登輝。所謂民主化之後呢，特別是所謂<text:span text:style-name="T3"><text:s/>"</text:span>台灣民主先生<text:span text:style-name="T3">"</text:span>、<text:span text:style-name="T3">"</text:span>台灣民主之父<text:span text:style-name="T3">" </text:span>李登輝當權之後呢，黑白兩道聯手炒地皮賺取暴利根本就是常態，包娼包賭包工程不算什麼，至於紅包呢，當然就是日常的政治獻金，要不就是台獨建國基金。<text:span text:style-name="T3"> <text:line-break/><text:line-break/>6. </text:span>至於什麼共產黨花大錢研發武器。這更不是事實。光是美國一個國家的武器軍費及各種相關軍事支出，幾乎就抵得上全世界了。<text:span text:style-name="T3"> <text:line-break/><text:line-break/></text:span>總之，那樣一種什麼<text:span text:style-name="T3"><text:s/>"</text:span>民主<text:span text:style-name="T3"><text:s/>vs.</text:span>極權<text:span text:style-name="T3">"</text:span>、<text:span text:style-name="T3">"</text:span>自由世界<text:span text:style-name="T3">vs.</text:span>共產鐵幕<text:span text:style-name="T3">" </text:span>的二分法，前者意味著光明燦爛，後者意味著民不聊生，實在荒唐到爆。這樣一種二分法，在蔣公<text:span text:style-name="T3">(</text:span>立<text:span text:style-name="T3">~</text:span>正<text:span text:style-name="T3">~)</text:span>當權的六、七零年代很流行，現在還有人信這一套嗎？那個年代，中小學生寫作文，結尾一律都會想到<text:span text:style-name="T3"><text:s/>"</text:span>生活在共產鐵幕下水深火熱的大陸同胞<text:span text:style-name="T3">"</text:span>。中秋賞月想到水深火熱的大陸同胞無月可賞；放暑假也是想到水深火熱的大陸同胞，每天被匪幹拿著鞭子鞭打，在田裏跟牛一樣地耕田，真是好可憐，不知道他們何時才能跟我們一樣享受民主自由的甜美生活；不管寫些什麼題目，都是一律想到水深火熱的大陸同胞。我還看過有同學她娘好不容易買了一隻螃蟹給她吃，她居然也想到生活在共產鐵幕下的水深火熱的大陸同胞不知道幾時才能吃到螃蟹。</text:p>
      <text:p text:style-name="P1">kevin   |  2016.11.28 09:57   |   <text:a xlink:type="simple" xlink:href="http://palinfo.habago.org/Entry?Command=Information_PrintForum&amp;iPage=209#FORUM35150"><text:span text:style-name="T2">#</text:span></text:a></text:p>
      <text:p text:style-name="P3">我相信馬克思回到人間<text:span text:style-name="T3">,</text:span>肯定會把古巴除外的所有共黨國家頭子罵一遍<text:span text:style-name="T3">,</text:span>罵的狗血噴頭<text:span text:style-name="T3">,</text:span>罵他們才該被革命<text:span text:style-name="T3">,</text:span>對卡斯楚則會稱讚幾句</text:p>
      <text:p text:style-name="P1">kevin   |  2016.11.28 09:55   |   <text:a xlink:type="simple" xlink:href="http://palinfo.habago.org/Entry?Command=Information_PrintForum&amp;iPage=209#FORUM35149"><text:span text:style-name="T2">#</text:span></text:a></text:p>
      <text:p text:style-name="P2">我是反共主義者<text:span text:style-name="T3">,</text:span>但我必須說卡斯楚算是共黨領袖裡面我最不厭惡的<text:span text:style-name="T3">,</text:span>別的共黨領袖奪權後都開始享受權勢<text:span text:style-name="T3">(</text:span>如毛澤東<text:span text:style-name="T3"><text:s/></text:span>史達林<text:span text:style-name="T3"><text:s/></text:span>齊奧賽古<text:span text:style-name="T3"><text:s/></text:span>金日成與他的兒孫都過得如同皇帝<text:span text:style-name="T3">),</text:span>就他還是有保有理想性<text:span text:style-name="T3">,</text:span>別的共黨國家把錢拿去發展軍備研發大規模毀滅性武器時<text:span text:style-name="T3">,</text:span>卡斯楚則是拿來從事改善醫療與教育<text:span text:style-name="T3">,</text:span>號稱最先進國家的美國出現窮人看不起病時<text:span text:style-name="T3">,</text:span>古巴居然無此問題<text:span text:style-name="T3">.</text:span>所以幾年前金正日死翹翹時我拍手叫好<text:span text:style-name="T3">,</text:span>卡斯楚過世時我則是嘆了一句<text:span text:style-name="T3">:</text:span>又一個時代性人物離開了<text:span text:style-name="T3">!</text:span></text:p>
      <text:p text:style-name="P1"><text:span text:style-name="T1">陳真</text:span><text:s/>  |  2016.11.28 03:41   |   <text:a xlink:type="simple" xlink:href="http://palinfo.habago.org/Entry?Command=Information_PrintForum&amp;iPage=209#FORUM35148"><text:span text:style-name="T2">#</text:span></text:a></text:p>
      <text:p text:style-name="P3"><text:span text:style-name="T3">2016.11.14 </text:span>留言所提到的那首<text:span text:style-name="T3"><text:s/>"</text:span>世紀末<text:span text:style-name="T3">"</text:span>，底下有另一個版本。它含有兩首曲子。世紀末之歌是從<text:span text:style-name="T3">1:02</text:span>開始。<text:span text:style-name="T3"><text:line-break/><text:line-break/>https://goo.gl/8r717t <text:line-break/><text:line-break/></text:span>這版本似乎比較<text:span text:style-name="T3"><text:s/>"</text:span>輕快<text:span text:style-name="T3">"</text:span>，但骨子裏的悲傷是一樣的。演奏時間很短，一分鐘不到，但憑這一分鐘，彷彿悲歡皆可拋，倏忽已千年。<text:span text:style-name="T3"> </text:span></text:p>
      <text:p text:style-name="P4"/>
      <text:p text:style-name="P1"><text:span text:style-name="T1">胡德生</text:span><text:s/>  |  2016.11.27 19:47   |   <text:a xlink:type="simple" xlink:href="http://palinfo.habago.org/Entry?Command=Information_PrintForum&amp;iPage=210#FORUM35147"><text:span text:style-name="T2">#</text:span></text:a></text:p>
      <text:p text:style-name="P3">【據新華社北京廿六日電】中共中央總書記、國家主席習近平廿六日向古巴共產黨中央委員會第一書記、國務委員會主席兼部長會議主席勞爾<text:span text:style-name="T3"><text:s/>· </text:span>卡斯特羅致唁電，代表中國黨、政府、人民並以個人名義，對菲德爾<text:span text:style-name="T3">·</text:span>卡斯特羅同志逝世表示最沉痛的哀悼，向其家屬致以最誠摯的慰問。全文如下：<text:span text:style-name="T3"> <text:line-break/><text:line-break/></text:span>建立不朽歷史功勳<text:span text:style-name="T3"> <text:line-break/><text:line-break/></text:span>驚悉古巴革命領導人菲德爾<text:span text:style-name="T3">·</text:span>卡斯特羅同志不幸逝世，我謹代表中國共產黨、政府、人民，並以我個人的名義，向你並通過你向古巴共產黨、政府、人民，對菲德爾<text:span text:style-name="T3"><text:s/>· </text:span>卡斯特羅同志的逝世表示最沉痛的哀悼，向其家屬致以最誠摯的慰問。<text:span text:style-name="T3"> <text:line-break/><text:line-break/></text:span>菲德爾<text:span text:style-name="T3"><text:s/>· </text:span>卡斯特羅同志是古巴共產黨和古巴社會主義事業的締造者，是古巴人民的偉大領袖。他把畢生精力獻給了古巴人民爭取民族解放、維護國家主權、建設社會主義的壯麗事業，為古巴人民建立了不朽的歷史功勳，也為世界社會主義發展建立了不朽的歷史功勳。菲德爾<text:span text:style-name="T3"><text:s/>· </text:span>卡斯特羅同志是我們這個時代的偉大人物，歷史和人民將記住他。<text:span text:style-name="T3"> <text:line-break/><text:line-break/></text:span>促膝暢談深受啟發<text:span text:style-name="T3"> <text:line-break/><text:line-break/></text:span>我多次同菲德爾<text:span text:style-name="T3"><text:s/>· </text:span>卡斯特羅同志見面，促膝暢談，他的真知灼見令我深受啟發，他的音容笑貌猶在眼前。我深深懷念他，中國人民深深懷念他。<text:span text:style-name="T3"> <text:line-break/><text:line-break/></text:span>菲德爾<text:span text:style-name="T3"><text:s/>· </text:span>卡斯特羅同志生前致力於中古友好，密切關注和高度評價中國發展進程，在他親自關心和支持下，古巴成為第一個同新中國建交的拉美國家。建交五十六年來，中古關係長足發展，各領域務實合作成果豐碩，兩國人民友誼與日俱增，這都與菲德爾<text:span text:style-name="T3"><text:s/>· </text:span>卡斯特羅同志的關懷和心血密不可分。<text:span text:style-name="T3"> <text:line-break/><text:line-break/></text:span>菲德爾<text:span text:style-name="T3">·</text:span>卡斯特羅同志的逝世是古巴和拉美人民的重大損失，不僅使古巴和拉美人民失去了一位優秀兒子，也使中國人民失去了一位親密的同志和真誠的朋友。他的光輝形象和偉大業績將永載史冊。<text:span text:style-name="T3"> <text:line-break/><text:line-break/></text:span>我相信，在主席同志堅強領導下，古巴黨、政府、人民必將繼承菲德爾<text:span text:style-name="T3"><text:s/>· </text:span>卡斯特羅同志的遺志，化悲痛為力量，在社會主義建設事業中不斷取得新的成績。中古兩黨、兩國、兩國人民友誼必將得到鞏固和發展。<text:span text:style-name="T3"> <text:line-break/><text:line-break/></text:span>偉大的菲德爾<text:span text:style-name="T3"><text:s/>· </text:span>卡斯特羅同志永垂不朽！<text:span text:style-name="T3"> <text:line-break/><text:line-break/></text:span>李克強致深切慰問<text:span text:style-name="T3"> <text:line-break/><text:line-break/></text:span>另外，國務院總理李克強廿六日向古巴國務委員會主席兼部長會議主席勞爾<text:span text:style-name="T3"><text:s/>· </text:span>卡斯特羅致唁電，代表中國政府和人民，並以個人名義，對古巴革命領袖菲德爾<text:span text:style-name="T3"><text:s/>· </text:span>卡斯特羅同志不幸逝世致以最沉痛的哀悼，並向古巴政府和人民以及菲德爾<text:span text:style-name="T3"><text:s/>· </text:span>卡斯特羅同志的家屬致以最深切的慰問。<text:span text:style-name="T3"> </text:span></text:p>
      <text:p text:style-name="P1"><text:span text:style-name="T1">陳真</text:span><text:s/>  |  2016.11.27 02:30   |   <text:a xlink:type="simple" xlink:href="http://palinfo.habago.org/Entry?Command=Information_PrintForum&amp;iPage=210#FORUM35146"><text:span text:style-name="T2">#</text:span></text:a></text:p>
      <text:p text:style-name="P2">政治上的名人裏頭，除了甘地之外，卡斯楚是我最仰慕的人。跟甘地一樣，他理當是人類歷史上永遠被紀念的一個人。<text:span text:style-name="T3"> <text:line-break/><text:line-break/></text:span>至於他們對我個人的意義，很簡單可以說明清楚，那就是：他們讓我相信，世界上，確實有些人是當真的。<text:span text:style-name="T3"><text:line-break/><text:line-break/></text:span>講話很容易，只要不是啞巴，誰不會講話？看要講什麼漂亮話有啥難？但是，說話者究竟配不配得上他所講的話，始終是個問題。<text:span text:style-name="T3"> <text:line-break/><text:line-break/></text:span>有人說，每個人都有一個可以收買靈魂的價格。守住靈魂並不容易，變數太多，不光是金錢、地位、前途或權力的給予或剝奪，同時還包括青春自由與生命的代價，嘲諷與孤立，名譽的毀損，以及隨之而來無邊無盡的誤解、孤獨與挫折。<text:span text:style-name="T3"> <text:line-break/><text:line-break/></text:span>不過，這話既是普遍通則，自然就有例外，總會有一些人是當真的，他的話語跟生命是一致的。就如同陳映真也是那樣一個人。他過世後，良哲傳給我看了一些飛黃騰達乃至坐擁高位的小癟三寫文章在批評<text:span text:style-name="T3">(</text:span>或是名為紀念實為貶損<text:span text:style-name="T3">)</text:span>陳映真，總覺得很荒謬的一種感覺，真的就像一堆蒼蠅英英英地繞著一個死去的戰士那樣一種感覺。他們真的知道自己在批評什麼嗎？<text:span text:style-name="T3"> <text:line-break/><text:line-break/></text:span>蒼蠅的類比也許太強烈，不如就說麻雀吧，所謂燕雀安知鴻鵠之志。小麻雀們嘲笑鴻鵠，但牠們真的知道自己在嘲笑什麼嗎？牠們能理解鴻鵠圖的一些什麼嗎？經常看到一些小麻雀為<text:span text:style-name="T3"><text:s/>"</text:span>一把黃小米<text:span text:style-name="T3">"(</text:span>胡適詩句<text:span text:style-name="T3">)</text:span>洋洋得意，神氣得儼然龐然大物。而鴻鵠呢，面對穹蒼，自然就把自己縮得很小很小。一大一小間，能相提並論嗎？有什麼好拿來一塊說的呢？<text:span text:style-name="T3"> <text:line-break/><text:line-break/></text:span>維根斯坦說，<text:span text:style-name="T3">"</text:span>對於一個當真的人，你最好不要亂批評，因為你很可能根本不知道自己在批評什麼。<text:span text:style-name="T3">" </text:span>為什麼呢？因為燕雀與鴻鵠、蒼蠅和戰士的世界真的差太遠了。你怎麼會以為別人跟你一樣，追逐一把黃小米？<text:span text:style-name="T3"> <text:line-break/><text:line-break/></text:span>陳真<text:span text:style-name="T3"> <text:line-break/>============= <text:line-break/></text:span>卡斯楚逝世<text:span text:style-name="T3"><text:s/></text:span>習近平：歷史將記住他<text:span text:style-name="T3"> <text:line-break/><text:line-break/>2016-11-26 <text:line-break/><text:line-break/></text:span>中央社<text:span text:style-name="T3"><text:s/></text:span>北京<text:span text:style-name="T3">26</text:span>日電<text:span text:style-name="T3"> <text:line-break/><text:line-break/></text:span>古巴革命領導人斐代爾．卡斯楚（圖）<text:span text:style-name="T3">25</text:span>日逝世，中國大陸國家主席習近平今天在唁電中表示，斐代爾．卡斯楚為古巴社會主義事業建立「不朽的歷史功勳」，「歷史和人民將記住他」。<text:span text:style-name="T3"> <text:line-break/><text:line-break/></text:span>古巴總統勞爾．卡斯楚（<text:span text:style-name="T3">Raul Castro</text:span>）當地時間<text:span text:style-name="T3">26</text:span>日宣布，胞兄斐代爾．卡斯楚（<text:span text:style-name="T3">Fidel Castro</text:span>）<text:span text:style-name="T3">25</text:span>日深夜辭世，享壽<text:span text:style-name="T3">90</text:span>歲。<text:span text:style-name="T3"> <text:line-break/><text:line-break/></text:span>大陸中央電視台新聞聯播報導，習近平今天向勞爾．卡斯楚致唁電，代表中國共產黨、大陸政府、人民並以個人名義對斐代爾．卡斯楚逝世致哀。<text:span text:style-name="T3"> <text:line-break/><text:line-break/></text:span>習近平在唁電中形容，斐代爾．卡斯楚「是古巴共產黨和古巴社會主義事業的締造者，是古巴人民的偉大領袖」，將畢生精力獻給古巴人民爭取民族解放、維護國家主權和建設社會主義，建立了「不朽的歷史功勳」。<text:span text:style-name="T3"> <text:line-break/><text:line-break/></text:span>他說，斐代爾．卡斯楚是「我們這個時代的偉大人物，歷史和人民將記住他」</text:p>
      <text:p text:style-name="P1">kevin   |  2016.11.26 14:15   |   <text:a xlink:type="simple" xlink:href="http://palinfo.habago.org/Entry?Command=Information_PrintForum&amp;iPage=210#FORUM35145"><text:span text:style-name="T2">#</text:span></text:a></text:p>
      <text:p text:style-name="P3"><text:span text:style-name="T3">https://goo.gl/3hd2XO <text:line-break/><text:line-break/></text:span>古巴國家電視台宣布，古巴前總統卡斯楚過世，享壽<text:span text:style-name="T3">90</text:span>歲。<text:span text:style-name="T3"> <text:line-break/><text:line-break/></text:span>菲德爾<text:span text:style-name="T3">˙</text:span>卡斯楚（<text:span text:style-name="T3">Fidel Alejandro Castro Ruz</text:span>），拉丁美洲國家古巴的領袖。卡斯楚出生在古巴一個富有的莊園主家庭。父親原是西班牙軍人，定居古巴後，以種植甘蔗起家，成為當地有名的種植園主，他的弟弟勞爾是現任的古巴最高領導人，也是卡斯楚同生共死幾十年的親密戰友。<text:span text:style-name="T3"> <text:line-break/><text:line-break/></text:span>卡斯楚從小就有反抗精神，並對貧苦大眾的遭遇深表同情，他革命的第一個人就是他父親，才十幾歲的時候，他就為了提高他們家工人的待遇而和父親做鬥爭，還帶領這些工人罷工，以求得更好的工作待遇和生活條件。<text:span text:style-name="T3"> <text:line-break/><text:line-break/><text:line-break/></text:span>後來卡斯楚考入了哈瓦那大學法律系，<text:span text:style-name="T3">1947</text:span>年，在當時古巴的現狀下，卡斯楚逐漸對於社會缺乏公正表示不滿，並加入了一個由奇瓦斯（<text:span text:style-name="T3">Eduardo Chibas</text:span>）成立的政黨。卡斯楚成為了古巴起義軍司令，被美國人扶持的巴蒂斯塔獨裁政權很快土崩瓦解。<text:span text:style-name="T3">1959</text:span>年元旦，卡斯楚率領起義軍取得了革命的勝利，卡斯楚出任臨時革命政府總理（後改稱部長會議主席）和革命武裝力量總司令。<text:span text:style-name="T3"> <text:line-break/><text:line-break/></text:span>而卡斯楚從此成為了美國政府的眼中釘肉中刺，或明或暗對他展開了多達<text:span text:style-name="T3">638</text:span>次的刺殺行動。原本大眾以為這是古巴政府抹黑美國的一項聲明，直到<text:span text:style-name="T3">1997</text:span>年，美國中央情報局解密了一份長達<text:span text:style-name="T3">705</text:span>頁的檔案，也證實了這一說法。為了解決卡斯楚，美國政府甚至還收買卡斯楚的好友、在卡斯楚最愛的雪茄中下毒、在潛水衣上抹毒等，最後都被他幸運逃過一劫。<text:span text:style-name="T3"> <text:line-break/><text:line-break/>------------------ <text:line-break/></text:span>又一個冷戰時代的人物離世</text:p>
      <text:p text:style-name="P1"><text:span text:style-name="T1">政信</text:span><text:s/>  |  2016.11.26 10:03   |   <text:a xlink:type="simple" xlink:href="http://palinfo.habago.org/Entry?Command=Information_PrintForum&amp;iPage=210#FORUM35144"><text:span text:style-name="T2">#</text:span></text:a></text:p>
      <text:p text:style-name="P2">我是從事資訊安全相關的工作，在一些報告裡真的震驚阿桑吉的天才，他在美國自創的一個加密連線協定裡面（洋蔥路由）的某些端口偷盜出美國那些不可告人的秘密，有些手法至今還是令人匪夷所思這樣一個手法到底是受到怎樣的天啓才能想到？而且不是從阿狗阿貓公司裡面偷出來，而是偷了透過嚴謹加密的資料，而至今這個加密手法仍是世界上最安全的手法之一。<text:span text:style-name="T3"> <text:line-break/><text:line-break/></text:span>難能可貴的是大多數這類天才是不過問世事的，而阿桑吉則是極為罕見的一個人物。</text:p>
      <text:p text:style-name="P1"><text:span text:style-name="T1">陳真</text:span><text:s/>  |  2016.11.25 13:40   |   <text:a xlink:type="simple" xlink:href="http://palinfo.habago.org/Entry?Command=Information_PrintForum&amp;iPage=210#FORUM35143"><text:span text:style-name="T2">#</text:span></text:a></text:p>
      <text:p text:style-name="P3"><text:span text:style-name="T3">"</text:span>倘若你想要造一艘船，不用找來一群人去撿木頭，也不用派遣他們各項任務與工作，你只需要讓他們渴慕無盡汪洋便行。<text:span text:style-name="T3">"--Antoine de Saint-Exupery ("</text:span>小王子<text:span text:style-name="T3">" </text:span>作者<text:span text:style-name="T3">) <text:line-break/><text:line-break/>"</text:span>我的律師正在外面加班熬夜，努力想把我弄出去。但是他們的世界與我之間好似光年般遙遠，當我在牢房裏踱步繞圈時，開始對「孤獨」這個字的意義和實質，有了全新的感受。<text:span text:style-name="T3"> <text:line-break/><text:line-break/></text:span>我認為自己是幸運的，因為我生在一個對周遭事物充滿著好奇與問題的環境裡。有一天，我將會碰到我的敵人，他們因為我想要追求真相而憎恨我。人們在相互指責聲中，有時會忘了自己是誰，但是我非常清楚地知道我是誰。<text:span text:style-name="T3">...</text:span>有人說「過去」是另一個國度，「未來」又何嘗不是？隨著載運我的英國警車加速前進，你可以更加看清楚這個世界。<text:span text:style-name="T3">" --</text:span>阿桑吉<text:span text:style-name="T3"> <text:line-break/><text:line-break/></text:span>摘自<text:span text:style-name="T3">"</text:span>我是阿桑吉<text:span text:style-name="T3">" </text:span>一書中文版。小王子作者那段話為該書卷頭語，翻譯我略改了一下。<text:span text:style-name="T3"> <text:line-break/><text:line-break/></text:span>我買了阿桑吉原本同意出版但後來卻又反悔的傳記來看，感觸很深。阿桑吉真的是一個天才，還好他是善良的；倘若他是邪惡的，這樣的才華不知道會製造出多少不幸來。他之所以要出版卻又後悔是因為他覺得「所有自傳都跟賣淫沒兩樣」。確實如此。但他同時也說對了一件事：「透過這個很私人的作品，將解釋我們全球性的努力將如何改變人民與政府之間的關係」。<text:span text:style-name="T3"> <text:line-break/><text:line-break/></text:span>我打算一有空就隨手摘錄一些句子給大家看，做個紀念，做為我個人對阿桑吉的一個心裏印記，他確實讓我渴慕起那無盡汪洋。有一天，我們都要奔向大海。</text:p>
      <text:p text:style-name="P1"><text:span text:style-name="T1">陳真</text:span><text:s/>  |  2016.11.25 11:41   |   <text:a xlink:type="simple" xlink:href="http://palinfo.habago.org/Entry?Command=Information_PrintForum&amp;iPage=210#FORUM35142"><text:span text:style-name="T2">#</text:span></text:a></text:p>
      <text:p text:style-name="P2"><text:span text:style-name="T3">(</text:span>續戰士與蒼蠅<text:span text:style-name="T3">) <text:line-break/><text:line-break/></text:span>這些人，我是說這些蒼蠅們（蒼蠅數量太多，僅是通稱，在此無特定指涉），經常讓我感到納悶很不可思議，難道他們的人性跟我們真的長得完全不一樣？只有蠅性沒有人性？人性容或在想法見解上各有主張，但是，對於人事物的基本是非善惡與品格等等的基本認知與道德內在一致性，難道不是應該你我所認知相去不遠？<text:span text:style-name="T3"> <text:line-break/><text:line-break/></text:span>人性理當是這樣：就比方說，我們不會有一絲企圖想去詆毀污蔑造謠例如史明、高俊明、林義雄、黃文雄等人的人格<text:span text:style-name="T3">--</text:span>不管他們有多綠多獨乃至在某些言行上如何荒腔走板，我們還是會尊敬這樣一些人的良善正直與無私的勇氣，我們不會運用各種無恥下流的修辭手段去抹黑或羞辱他們，更不可能對他們造謠來企圖毀滅其人格。但是，蒼蠅們的蠅性卻似乎完全不是這麼想的，他們只根據顏色和利益在生活似的。<text:span text:style-name="T3"> <text:line-break/><text:line-break/></text:span>蒼蠅眼裡的世界真的很詭異，難道他們完全看不見基本善惡？完全看不見人渣？只要顏色對了就是真善美？不管如何貪婪卑劣無恥下流都無所謂？顏色一旦錯了，就算是聖雄甘地，肯定也會被他們抹黑得臭不可聞。真是很奇特的一種世界觀。我真想用蒼蠅的眼睛來看看世界，看看那是一種什麼樣的感覺；白的硬要抹成黑，骯髒齷齪猥瑣不堪的，卻硬是透過主流媒體造神造星，捧成英雄。<text:span text:style-name="T3"> <text:line-break/><text:line-break/></text:span>蒼蠅眼裏看到的世界，真是叫<text:span text:style-name="T3"><text:s/>“</text:span>人<text:span text:style-name="T3">” </text:span>難以體會。甚至即便是同一個人，都會因為顏色的轉變而有截然不同的評價。比方說，舊國民黨時期的李登輝，每天嘴裡喊統一，打壓台獨不遺餘力，而且普遍與黑道掛勾，貪污腐敗，金權掛帥，人稱黑金教父，行事非常骯髒的一個無恥下流政客。於是，當他經常說自己是基督徒時，長老教會甚至還有人寫文章表明基督教不歡迎這種人。<text:span text:style-name="T3"> <text:line-break/><text:line-break/></text:span>可是，當同一個人渣惡棍李登輝從九零年代開始喊台獨時，跟過去一樣的各種惡行，甚至變本加厲也沒關係，所有臭不可聞罄竹難書的黑金紀錄，居然統統一筆勾銷，完全漂白成台灣聖雄，居然成為上帝偉大使者，成為摩西，成為台灣之父，成為台灣人的良心道德典範，甚至還說他改造、提昇了台灣人的道德心靈。你不會覺得蒼蠅的世界真的會讓人精神錯亂嗎？<text:span text:style-name="T3"> <text:line-break/><text:line-break/></text:span>我年輕時，二十歲出頭，好多黨外同志與前輩也常誇我，說英雄出少年。最近搬家整理家當，大量賣書丟書，在倉庫中看到一本政治方面的書，作者是個年紀大我<text:span text:style-name="T3">20</text:span>多歲的黨外前輩（已淡出政壇，姑隱其名），他在書的扉頁上寫著：<text:span text:style-name="T3">“</text:span>獻給人格者<text:span text:style-name="T3">--</text:span>陳真<text:span text:style-name="T3">“</text:span>，贈書時間大約是<text:span text:style-name="T3">1985</text:span>年，我才<text:span text:style-name="T3">22</text:span>歲。另外還找到比方說民報創辦人陳永興<text:span text:style-name="T3">28</text:span>年前寫的書，他也送我一本，書的扉頁寫著：<text:span text:style-name="T3">“</text:span>陳真兄請指正，讓我們一起拯救台灣人的心靈！<text:span text:style-name="T3">“</text:span>，時間是<text:span text:style-name="T3">1988</text:span>年。另外還有陳菊、阿扁、扁嫂、劉峰松、翁金珠、陳婉真、江鵬堅<text:span text:style-name="T3">……</text:span>等等等等等的贈書，美言可多了。<text:span text:style-name="T3"> <text:line-break/><text:line-break/></text:span>贈書美言往往出於客套，也許不能當真。但我還有無數信件寫得更誇張。比方說，一個目前綠到發黑綠到爆炸的台獨急先鋒，大我也是<text:span text:style-name="T3">20</text:span>歲以上的一位民進黨大大老，當年寫給我很多信。大大老在某封信裡頭說，他雖比我年長許多，但我卻是他所仰望的精神救贖。他說，每次想到我，他總覺得自己很沒用很慚愧，苟且偷生似的。<text:span text:style-name="T3"> <text:line-break/><text:line-break/></text:span>島內如此，島外也好評不斷。記得有一年，一個由呂秀蓮所發起的政治性餐會，許多海外學者來台參加。我也有參加，刻意找了一個應該沒有人會認識我的角落坐下，旁邊是一個看起來像大學教授的阿伯，看我一個人無聊，主動與我攀談。他說他離開台灣三十多年，特地從國外趕回來參加。餐會快結束時，他隨口問說，他這次回來，想找一個<text:span text:style-name="T3"><text:s/>"</text:span>少年仔<text:span text:style-name="T3">"</text:span>，名字叫陳真，問我認不認識。我說：陳真？耳東陳？真假的真？他說對。我說，我就是陳真啊。他嚇一大跳，喊說，怎麼可能有這麼巧的事！<text:span text:style-name="T3"> <text:line-break/><text:line-break/></text:span>在這之後，我就跟一些所謂<text:span text:style-name="T3"><text:s/>"</text:span>愛台灣<text:span text:style-name="T3">" </text:span>的海外學者長年通信，少說也有幾百封。有幾次，我寫給他們的信，居然登在美國的中文報紙上，他們寄剪報給我看，大標題寫著：<text:span text:style-name="T3">"</text:span>陳真的來信<text:span text:style-name="T3">"</text:span>，講得好像我是個什麼名人似的。<text:span text:style-name="T3"> <text:line-break/><text:line-break/></text:span>現在的台聯黨主席劉一德，當年<text:span text:style-name="T3">(</text:span>大約<text:span text:style-name="T3">1990</text:span>年<text:span text:style-name="T3">)</text:span>就出版了一本書好像叫做<text:span text:style-name="T3"><text:s/>"</text:span>民進黨第三代<text:span text:style-name="T3">"</text:span>，你看裏頭把我講得像什麼偉人似的，又是宗教情懷，又是道德勇氣，俠骨柔情的。但是，現在綠油油的圈子還會這麼抬舉我嗎？當然不會。<text:span text:style-name="T3"> <text:line-break/><text:line-break/></text:span>有時真不知道該怎麼處理這麼一大堆信件和資料及剪報，食之無味，棄之可惜；我知道在我將來死後，應該也不會有人有興趣保留這些缺乏資產價格的東西。我並非要誇耀美名滿身這種鳥事，我沒那麼沒出息。我當然更不是要邀請大家來討論我。我向來痛恨人們講到我這個<text:span text:style-name="T3"><text:s/>"</text:span>人<text:span text:style-name="T3">" </text:span>。講這些歷史書信，只是以自身為例說明，同樣一個陳真，幾十年來沒有變得更好也沒有變得更壞，同樣一個陳真，幾十年來所作所為不過就是忍不住義憤，說上兩句肺腑，如此而已。但是，在同一個綠油油的圈子裏，過去是美名滿身，去到各種活動現場或演講聚會，群眾往往夾道歡迎，爭相握手；稍微閃躲不及，有時還會硬被請上台<text:span text:style-name="T3"><text:s/>"</text:span>致詞<text:span text:style-name="T3">"</text:span>。<text:span text:style-name="T3"> <text:line-break/><text:line-break/></text:span>當時不少人認定我是將來的政治明日之星，甚至認為我以後會是當總統的料；一些大老，三番兩次鼓吹甚至拜託我代表黨出來參選立委，儘管我再三表明就算是里長我也沒有能力做好<text:span text:style-name="T3"><text:s/>(</text:span>明年春天我才剛開始要學習怎麼當家長<text:span text:style-name="T3">)</text:span>，當然也沒興趣從政，我知道自己是什麼料，我知道自己的長處何在。你要我當官當代表，我當不來，但是，倘若命運願意讓我不用為無數的生活瑣事要事日夜疲於奔命，那麼，只需給我一張桌子一把椅子一台電腦以及一個圖書館，我應該可以在思想上做出一點成績來。題外話。<text:span text:style-name="T3"> <text:line-break/><text:line-break/></text:span>過去美名滿身，但是現在呢，同樣一個綠油油的圈子，對我還有一句好話嗎？難道我的人格從<text:span text:style-name="T3"><text:s/>"</text:span>人格者<text:span text:style-name="T3">"</text:span>，從台灣人心靈的拯救者，變成為非作歹貪婪自私的惡棍？就連我捐款捐最多、各種歷史文物統統捐贈給他們的林義雄<text:span text:style-name="T3"><text:s/>"</text:span>慈林基金會<text:span text:style-name="T3">"</text:span>，在我出國才一兩年時<text:span text:style-name="T3">(</text:span>大約<text:span text:style-name="T3">1999</text:span>年左右<text:span text:style-name="T3">)</text:span>，只不過因為我批評民進黨不應該創造所謂<text:span text:style-name="T3"><text:s/>"</text:span>愛台灣<text:span text:style-name="T3">(</text:span>國<text:span text:style-name="T3">)" </text:span>這種檢驗思想忠貞的法西斯鬥爭口號，接著又發表<text:span text:style-name="T3">"</text:span>給長老教會一封公開信<text:span text:style-name="T3">" </text:span>談到同樣的問題，慈林基金會的新一代幹部們，居然在他們的網站上，抹黑說我是國民黨派遣在黨外臥底的打手。真是很荒唐。在這兩年前，也就是<text:span text:style-name="T3">1997</text:span>年時，慈林基金會都還要請我去演講什麼台灣文學呢<text:span text:style-name="T3">(</text:span>我不懂台灣文學，所以後來沒去演講<text:span text:style-name="T3">)</text:span>。<text:span text:style-name="T3"> <text:line-break/><text:line-break/></text:span>講這麼一堆，只是要說明人眼和蒼蠅眼的不同。蒼蠅是看顏色辦事的。人，才能看到人事物的真實樣貌。顏色是沒有任何意義的。人性的正直與良善，才是一個社會乃至這一整個地球朝著好的方向走去的一個基礎。當然，我這種老掉牙的唯心思想，左派右派大概都不會認同，只是我始終相信，人性的良善與勇氣，才是一切事物發展的根本。光是善良還不夠，你還需要付諸實踐的勇氣和決心。我不是說我很善良，絕無此意。我只是說我相信這些道理，至於做不做得到或做到多少，各人自己心裏有數。<text:span text:style-name="T3"> <text:line-break/><text:line-break/></text:span>老掉牙的思想，事實上不會因其老舊或失去潮流而喪失意義。有些東西，特別是那些極其珍貴的東西，就跟數學與邏輯一樣，永遠存在，何止千年；就如同一加一不會因為流行退去而不等於二。人們信也好，不信也罷，它始終就是等於二。我們不能老是祈禱上帝與我同在，而是應該讓自己與上帝同在才對。倘若我需要溫暖，我得跑去陽光底下，太陽從來不會吝惜他的一絲溫暖，但他不會自己跑來就我<text:span text:style-name="T3">(</text:span>他又不是檯燈<text:span text:style-name="T3">)</text:span>，我得去遷就太陽才行。太陽始終都在，只是看我們願不願意與之同在而已。<text:span text:style-name="T3"> <text:line-break/><text:line-break/></text:span>有時候，我覺得自己彷彿能預見未來某些場景，因為我知道，當時間沖掉一切雜質，人事物的普遍真實樣貌就會顯現。當下的千迴百轉，不過一點潮流起伏，最終還是得奔向大海。千百年後，你想，人們是記得戰士，還是記得那麼多的蒼蠅，英英作響？</text:p>
      <text:p text:style-name="P1"><text:span text:style-name="T1">黃容</text:span><text:s/>  |  2016.11.24 18:04   |   <text:a xlink:type="simple" xlink:href="http://palinfo.habago.org/Entry?Command=Information_PrintForum&amp;iPage=210#FORUM35141"><text:span text:style-name="T2">#</text:span></text:a></text:p>
      <text:p text:style-name="P3">不知道是不是誤會一場，剛剛我以為被臉書刪的貼文又跑出來了。<text:span text:style-name="T3"><text:s/></text:span>希望一切都只是系統的錯誤<text:span text:style-name="T3">!</text:span></text:p>
      <text:p text:style-name="P1"><text:span text:style-name="T1">黃容</text:span><text:s/>  |  2016.11.24 13:21   |   <text:a xlink:type="simple" xlink:href="http://palinfo.habago.org/Entry?Command=Information_PrintForum&amp;iPage=210#FORUM35140"><text:span text:style-name="T2">#</text:span></text:a></text:p>
      <text:p text:style-name="P2">很抱歉，不知道適不適合在這邊講這件事。<text:span text:style-name="T3"> <text:line-break/></text:span>在陳醫師說到扯鈴這件事之前，我就在臉書分享了下面這個連結。因為人心難測，我只簡單在貼文上說：<text:span text:style-name="T3"> <text:line-break/></text:span>「聽說有個問題是：『你分得清扯鈴跟溜溜球嗎？』<text:span text:style-name="T3"> <text:line-break/></text:span>我小孩說他幼稚園就分得清了。」<text:span text:style-name="T3"> <text:line-break/>http://www.chinatimes.com/realtimenews/20161121002312-260407 <text:line-break/><text:line-break/></text:span>就這樣，而且我所有發文皆鎖定朋友，非公開狀態。然後，今天早上臉書被強制登出，被要求換密碼登入後，發現這篇貼文不見了。<text:span text:style-name="T3"> <text:line-break/><text:line-break/></text:span>連這樣一篇貼文也容忍不了嗎？</text:p>
      <text:p text:style-name="P1"><text:span text:style-name="T1">良哲</text:span><text:s/>  |  2016.11.24 12:42   |   <text:a xlink:type="simple" xlink:href="http://palinfo.habago.org/Entry?Command=Information_PrintForum&amp;iPage=210#FORUM35139"><text:span text:style-name="T2">#</text:span></text:a></text:p>
      <text:p text:style-name="P3">關於陳映真的兩件事，一直在誤傳，被人拿來碎嘴，污衊陳映真。<text:span text:style-name="T3"> <text:line-break/><text:line-break/></text:span>一是關於周明所著《臺中的風雷：跟謝雪紅在一起的日子裡》的出版過程。說陳映真如何惡意地攔截一部書稿，如何惡意地大刀修改文稿趕著出版，如何惡意地向大陸打小報告。<text:span text:style-name="T3"> <text:line-break/><text:line-break/></text:span>簡單地說，陳映真沒有惡意攔截，本是作者周明分別委託不同人處理出版的事。陳映真沒有亂改書稿，只是照葉芸芸交給陳映真的，由周明當初公開發表於美國華文報紙「亞美時報」的原貌進行排版編輯。以對方的當時的名氣與身份，用得著被人打小報告嗎？反倒是周明有兩種面貌，人前笑臉接待陳映真，卻又抱著誤會寫信給對方惡意解讀他。陳映真自承道，這事是個功課，不是每個跟過謝雪紅逃到大陸的前輩都有一樣的古道熱腸與政治立場。<text:span text:style-name="T3"> <text:line-break/><text:line-break/></text:span>印象中大致是這樣。<text:span text:style-name="T3"> <text:line-break/><text:line-break/></text:span>另一個是，指控陳映真讚美<text:span text:style-name="T3">89</text:span>事件。這更是不可能的事情。<text:span text:style-name="T3"> <text:line-break/><text:line-break/></text:span>翻翻當年的<text:span text:style-name="T3">44, 45</text:span>期的《人間雜誌》就可以知道。事件發生的前後兩期陳映真都寫了文章，他關心著此事。事件發生後，他在人間雜誌發表〈等待總結的血漬〉，文中「痛心疾首地譴責下令在天安門前開槍的人們」，「不惟期望中共當局對『六四天安門事件』做出實事求是、公正客觀的調查，擺出具體事實，說出公平的道理，並且正確處理之，我們還等待中共對其『改革十年』，做出嚴肅的總結與自我批判。<text:span text:style-name="T3">[...</text:span>略<text:span text:style-name="T3">...] </text:span>沒有這些必要的工作，目前『鎮壓反革命動亂』，就是推卸責任，就是不教而殺」。<text:span text:style-name="T3"> <text:line-break/><text:line-break/></text:span>這能叫讚美六四屠殺？<text:span text:style-name="T3"> <text:line-break/><text:line-break/></text:span>蒼蠅營營亂吵，就像曾參殺人，網路上查不到這些內文，這些謊話說多了還有人真以為是事實。<text:span text:style-name="T3"> <text:line-break/><text:line-break/></text:span>要怎麼站立場是個人的事，但有人不斷地拿往事扭曲惡搞來吹捧自己，真叫人見識到這荒誕時代的充分自信與厚顏。</text:p>
      <text:p text:style-name="P1"><text:span text:style-name="T1">陳真</text:span><text:s/>  |  2016.11.24 11:09   |   <text:a xlink:type="simple" xlink:href="http://palinfo.habago.org/Entry?Command=Information_PrintForum&amp;iPage=210#FORUM35138"><text:span text:style-name="T2">#</text:span></text:a></text:p>
      <text:p text:style-name="P2">我是以人廢言的。有些人寫的東西，倘若你不小心看到了，就當做有時候很不幸在公眾場所聞到屁味那樣，得趕緊閉氣。總該不會有人反而進行深呼吸的吧。<text:span text:style-name="T3"> <text:line-break/><text:line-break/>https://goo.gl/9xi0xh <text:line-break/><text:line-break/></text:span>生活中總有各種荒唐事，常讓我想起魯迅有關<text:span text:style-name="T3"><text:s/>"</text:span>戰士與蒼蠅<text:span text:style-name="T3">" </text:span>的一個隱喻。他說，戰士戰死了的時候，蒼蠅就來了，努力尋找戰士的缺點與傷痕，營營營地叫著，他媽的煩死了，但蒼蠅們卻很得意，彷彿自己比戰死了的戰士更英雄，發出自以為不朽的英英英叫聲，相當有活力。確實是它媽的很有活力啦，但再有活力的蒼蠅也只是一隻蒼蠅，但一個死去的戰士，卻永遠是戰士。<text:span text:style-name="T3"> <text:line-break/><text:line-break/></text:span>魯迅最後說：<text:span text:style-name="T3"> <text:line-break/><text:line-break/>"</text:span>去罷，蒼蠅們！雖然生著翅子，還能營營，總不會超過戰士的。你們這些虫豸們！<text:span text:style-name="T3"><text:s/>" </text:span></text:p>
      <text:p text:style-name="P1"><text:span text:style-name="T1">良哲</text:span><text:s/>  |  2016.11.24 10:27   |   <text:a xlink:type="simple" xlink:href="http://palinfo.habago.org/Entry?Command=Information_PrintForum&amp;iPage=210#FORUM35137"><text:span text:style-name="T2">#</text:span></text:a></text:p>
      <text:p text:style-name="P3">轉載自曾健民醫師的臉書。蒙允轉貼，謝謝曾醫師。<text:span text:style-name="T3"> <text:line-break/><text:line-break/></text:span>不算永別的道別<text:span text:style-name="T3"> <text:line-break/></text:span>／曾健民<text:span text:style-name="T3"> <text:line-break/><text:line-break/></text:span>陳大哥！幾年來我和麗英經常在夜中聽到急促的電話聲都會驚心，是不是噩耗來了；昨天下午小杜來電說你走了，我還不敢確信，到了晚上，北京摯友曾慶瑞大哥來電說他已趕到病房給你送行，抓著你還溫熱的手直到你心跳停止，趙遐秋大姊也在你耳旁向你道別了，這我才實在驚覺到你真的已走了，以後永遠再也看不到你高大的身影了。瞬時，時間似乎斷裂，感情阻塞一片紊亂腦子好像停止了思惟。<text:span text:style-name="T3"> <text:line-break/><text:line-break/></text:span>今早才轉過神，想向你說點什麼。已有很多人出來對你的去世發言，有真情的也有錯意的，當然你也知道，更有惡意的。有一位人間的朋友向你說永別，我倒一直沒有與你永別的感覺，雖然你已走了；說道別也不算道別，幾十年來我總自覺到與你在同行的道路上，是朋友老師也是同志；你在病床十年不能說話，但我知道你心中還是時時念掛著左統的道路和前途，昨天你的肉體走了，可你精神和思想永生，還陪著我們前進。我先向你道別，以後還要在精神和思想的世界見面。<text:span text:style-name="T3"> <text:line-break/><text:line-break/></text:span>曾大哥說你面容安詳地走了，這我安心了。在今年北京的初雪中你走了，但你並不孤單，因為你是在祖國溫暖的懷抱中走的。在你翻譯的聶魯達詩句『獻給黨』中，已透出了你最崇高的理想國：<text:span text:style-name="T3"> <text:line-break/><text:line-break/></text:span>「你讓我擁有一個孤單的個人所不能體會的自由<text:span text:style-name="T3"><text:s/>---------------------------------------------------------------------------- <text:line-break/></text:span>你使我堅不可催<text:span text:style-name="T3"> <text:line-break/></text:span>因為我與你同在<text:span text:style-name="T3"> <text:line-break/></text:span>我雖死而猶生」<text:span text:style-name="T3"> <text:line-break/><text:line-break/></text:span>我們為你的離去難過，那是因為在動蕩的時局中，再也聽不到你高瞻遠矚的分析；在反動勢力的跋扈和欺騙中，我們再也聽不見你強有力的批判。但，我們不難過，你一生的創作和實踐留下了豐富的思想寶庫，將與我們同在，指引我們前進的方向。<text:span text:style-name="T3"> <text:line-break/><text:line-break/></text:span>陳大哥，你雖死猶生！<text:span text:style-name="T3"> <text:line-break/></text:span>曾健民<text:span text:style-name="T3"><text:s/></text:span>二零一六年十一月二十三日</text:p>
      <text:p text:style-name="P4"/>
      <text:p text:style-name="P1"><text:span text:style-name="T1">良哲</text:span><text:s/>  |  2016.11.24 09:37   |   <text:a xlink:type="simple" xlink:href="http://palinfo.habago.org/Entry?Command=Information_PrintForum&amp;iPage=211#FORUM35136"><text:span text:style-name="T2">#</text:span></text:a></text:p>
      <text:p text:style-name="P3">轉載自蔡明德先生的臉書。蒙允轉貼，謝謝蔡桑。<text:span text:style-name="T3"> <text:line-break/><text:line-break/></text:span>想念你，大陳<text:span text:style-name="T3"> <text:line-break/></text:span>／蔡明德<text:span text:style-name="T3"> <text:line-break/><text:line-break/></text:span>我最敬愛的大陳<text:span text:style-name="T3">(</text:span>陳映真，我們人間雜誌同仁都這麼稱呼他<text:span text:style-name="T3">)</text:span>離開我們了，傍晚時分，首先接到鍾喬來電告知惡耗，緊接著振國<text:span text:style-name="T3">…..</text:span>各方悼念訊息接踵而至。<text:span text:style-name="T3"> <text:line-break/><text:line-break/></text:span>大陳，你病臥北京多年，今天你走了，我心難過不捨，但我沒流淚，我喝著高粱，獨坐在餐桌想念你。<text:span text:style-name="T3"> <text:line-break/><text:line-break/></text:span>想我剛大學畢業，我去應徵，你問我可以來上班嗎？後來你又說，我們來辦一本以人為本的「人間雜誌」，關心弱勢、族群、環境、婦幼、勞工<text:span text:style-name="T3">….</text:span>。<text:span text:style-name="T3"> <text:line-break/><text:line-break/></text:span>想那年海山煤礦災變，你帶我們去災難現場採訪，罹難家屬的哀痛聲令人心酸，你說，我們要讓人知道礦工生活的艱困處境，於是有了望鄉的礦夫報導。<text:span text:style-name="T3"> <text:line-break/><text:line-break/></text:span>想到那年元月，我回花蓮休假，你打電話給我，要我立即返北記錄林義雄家屬命案喪禮，你說，這是國民黨極權統治下的悲劇。<text:span text:style-name="T3"> <text:line-break/><text:line-break/></text:span>想你帶我到台中參加楊逵喪禮時，碰到彰化黃順興前輩的環保子弟兵，聊到米糠油<text:span text:style-name="T3">(</text:span>多氯聯苯<text:span text:style-name="T3">)</text:span>受害者的狀況，你震驚，要我留下跟他們去了解現況<text:span text:style-name="T3">……. <text:line-break/><text:line-break/></text:span>想那時人間雜誌的辦公室，有位穿著汗衫、藍卡其褲的伯伯常來看你，他總是笑著臉精神飽滿。有一天你告訴我，他是綠島的同學，外省人，不識幾個字，遭到政治迫害，被關水牢半年，沒關死，但頭髮都掉光了，能活著出來是天命，所以他總是紅光滿面笑臉常開<text:span text:style-name="T3">……. <text:line-break/><text:line-break/></text:span>想你那天跟我說，住宜蘭的黃春明來電，說不去看老王他真的會再出事。老王，不識字，共軍，<text:span text:style-name="T3">1949</text:span>年被國軍抓來台灣關，出獄後，在輔大附近擺麵攤，有一天收攤後醉酒大罵蔣中正<text:span text:style-name="T3">-</text:span>蔣匪，再被抓到綠島關。出獄後，曾在人間雜誌幫忙雜務，後輾轉到羅東車站假日飯店旁擺麵攤，但本性不改，晚上收攤後常在車站廣場發飆大罵蔣匪。那天，我陪你搭國光號到羅東，你的到來，老王心裡明白，麵攤吃晚餐時，老王靦腆的說：「大頭<text:span text:style-name="T3">(</text:span>陳映真別號<text:span text:style-name="T3">)</text:span>，沒事的。」<text:span text:style-name="T3">……. <text:line-break/><text:line-break/></text:span>想著你為搶救森林的遊行召開會議、為湯英伸的槍下留人心焦、為人間雜誌的永續經營苦惱<text:span text:style-name="T3">……. <text:line-break/><text:line-break/></text:span>想著你的小說《麵攤》、《將軍族》、《山路》、《鈴鐺花》、《夜行貨車》<text:span text:style-name="T3">……. <text:line-break/><text:line-break/></text:span>想念你，大陳！</text:p>
      <text:p text:style-name="P1"><text:span text:style-name="T1">良哲</text:span><text:s/>  |  2016.11.24 09:02   |   <text:a xlink:type="simple" xlink:href="http://palinfo.habago.org/Entry?Command=Information_PrintForum&amp;iPage=211#FORUM35135"><text:span text:style-name="T2">#</text:span></text:a></text:p>
      <text:p text:style-name="P2">如果我能從頭來過<text:span text:style-name="T3">…… <text:line-break/></text:span>／陳映真<text:span text:style-name="T3"> <text:line-break/><text:line-break/></text:span>第七屆雄獅美術新人獎又揭曉了。在許許多多決心將一生獻給美術工作，並且勤勞、忘我地工作了好幾年的美術青年中，在這一個年度裡，初步又挑出了幾位好和比較好的年輕的美術工作者。雄獅美術新人獎前後辦了七年，但是由於參加的青年重視這個獎，參加評選的美術界先進態度很嚴肅、公正，這個獎，已經初步建立了自己的信譽和聲望。從發展的觀點看，這不是一件小事，應該向雄獅美術新人獎和歷屆得獎的藝術家道賀。<text:span text:style-name="T3"> <text:line-break/><text:line-break/></text:span>培養出優秀的藝術工作的人才，的確很困難。不僅僅出好畫家、好雕刻家難，即使出個好的詩人、小說家、音樂家，也一樣難。但是好的畫家、雕刻家、詩人、文學家和音樂家，特別是對於飽經憂患的我們的民族，卻是非常需要的。<text:span text:style-name="T3"> <text:line-break/><text:line-break/></text:span>許多人都說，藝術家的成就，才華最關重要。這當然是對的。但是，似乎很少人想到，藝術家的工作態度，往往也很重要。端正的工作態度，可以使才華比較差的藝術家，做出更好的工作成績來。不端正的工作態度，有時也會使一個原來頗有才氣的藝術家一事無成。到了這個年紀，我常常想：要是我能從頭來過，我一定要要注意到這幾件事：<text:span text:style-name="T3"> <text:line-break/><text:line-break/></text:span>首先，我要對藝術上真正偉大的作品和人，懷抱最深的禮敬，並且從真切認識到藝術上偉大的心靈，使我真正地從內心深處謙卑下來。在世界的巨匠之前，讓我一刻也不敢對自己小小的、初步的一點成績和虛名，產生驕傲、自滿的情緒。當我偶爾聽見向着我來的掌聲，讓我立刻想起那些真正偉大的作品，使我自知不及遠甚，而更加辛勞、努力地學習、生活與創作。<text:span text:style-name="T3"> <text:line-break/><text:line-break/></text:span>其次，我要緊緊把握我年輕、强壯的體力和比較活潑的創作力，加倍努力、辛勤地學習和工作。讓我有很高的學習與工作的自覺性，決不為了皮相地裝扮成一個藝術家，使自己在名實不符的狂放、不羈的生活作風上，浪費時間與金錢。我要永不知飽足似的，向一切可以學習的人和事物，把自己的基礎好好地鍛鍊起來。吹牛、鑽營、出風頭、搞宗派、爭名奪利的事，我連邊邊兒也不去沾。<text:span text:style-name="T3"> <text:line-break/><text:line-break/></text:span>我也要儘量在知識、思想上做好長時期學習、研究的工作。我要從古今中外偉大的藝術家、思想家的成就中，搞清楚「為誰創作？為誰去畫？」和「畫些什麼，創作什麼？」這些基本的藝術表現內容上的問題。當然，我也要在把上回的兩個問題聯繫起來的基礎上，勤勞、認真、虛心地鍛鍊好「怎麼創作、怎麼畫？」這一個藝術表現技法上的問題。<text:span text:style-name="T3"> <text:line-break/><text:line-break/></text:span>最後，我想儘量為自己磨礪出一切偉大的藝術巨匠所共有的精神面貌：為藝術長時期辛勤、勞苦、堅忍地工作，不為暴至的虛名和金錢利益改變志節，也不為長久的寂寞稍受挫折；儘最大的才能和體力，創作出鼓舞被挫敗的人，安慰受侮辱的人，振起失去勇氣的人，並且為光明、幸福與公理高歌<text:span text:style-name="T3">——</text:span>這樣一種藝術作品，使我們民族和人類全體的心靈，更加的豐盛<text:span text:style-name="T3">…</text:span>。<text:span text:style-name="T3"> <text:line-break/><text:line-break/></text:span>歲月蹉跎，轉眼已是中年初老的人了。在為了少時的荒廢深自悔恨之餘，也把這些追悔中生出的祝願，先勉勵我自己，也和這次得獎與未得獎的年輕的藝術家們共相勉勵。<text:span text:style-name="T3"> <text:line-break/><text:line-break/><text:line-break/></text:span>（《雄獅美術》<text:span text:style-name="T3">135</text:span>期（<text:span text:style-name="T3">1982</text:span>年<text:span text:style-name="T3">5</text:span>月號），第<text:span text:style-name="T3">20</text:span>頁。）</text:p>
      <text:p text:style-name="P1"><text:span text:style-name="T1">陳真</text:span><text:s/>  |  2016.11.24 03:27   |   <text:a xlink:type="simple" xlink:href="http://palinfo.habago.org/Entry?Command=Information_PrintForum&amp;iPage=211#FORUM35134"><text:span text:style-name="T2">#</text:span></text:a></text:p>
      <text:p text:style-name="P3">也許有些事是確定的：<text:span text:style-name="T3"> <text:line-break/><text:line-break/></text:span>好人都很像個<text:span text:style-name="T3"><text:s/>"</text:span>人<text:span text:style-name="T3">"</text:span>，血肉鮮明。混蛋則像個稻草人，蒼白，空洞，通常依附、抬舉著某種外在身份；長得有點像人，但也只是像而已。<text:span text:style-name="T3"> <text:line-break/><text:line-break/></text:span>好人關心的是<text:span text:style-name="T3">"</text:span>人<text:span text:style-name="T3">"</text:span>，是生命，是痛苦，儘管他表面上談的是事情，是概念，是政治，是音樂文學藝術。混蛋則除了關心一己利害之外，其實什麼也不關心，儘管表面上高舉著某種顏色與立場，骨子裏卻是空的，只是一種為己謀名謀利的工具。不管什麼顏色的旗幟下都有混蛋，目前以綠色居多，幾乎一面倒，看不到幾個善類。所謂<text:span text:style-name="T3"><text:s/>"</text:span>人何寥落鬼何多<text:span text:style-name="T3">"</text:span>，人很罕見，鬼怪卻橫行四處。<text:span text:style-name="T3"> <text:line-break/><text:line-break/></text:span>良哲傳給我看一篇陳映真寫的<text:span text:style-name="T3"><text:s/>"</text:span>如果我能從頭來過<text:span text:style-name="T3">"(</text:span>因為是用<text:span text:style-name="T3">LINE</text:span>傳的影像檔，貼不出來<text:span text:style-name="T3">)</text:span>，很感動，於我心有戚戚焉，倒不是說我也打算成為一個什麼<text:span text:style-name="T3"><text:s/>"</text:span>家<text:span text:style-name="T3">"--</text:span>藝術家、思想家、哲學家、革命家<text:span text:style-name="T3">...</text:span>等等，這一切，都將與我無緣<text:span text:style-name="T3">--</text:span>而是說，我相信虔誠地活著很重要。<text:span text:style-name="T3"> <text:line-break/><text:line-break/></text:span>沈從文曾經說，他很渴望這樣一種人生<text:span text:style-name="T3"><text:s/>(</text:span>我也是<text:span text:style-name="T3">)</text:span>：就比方說工匠，終日就在一塊玉石上琢磨，哪怕只是反反覆覆無甚思索的一個機械動作，要是能這樣不計晨昏地做上一輩子，那該多好；忘了世界，忘了時間。人們喜歡也好，全世界的人都不喜歡也罷，總歸這東西有著我全部的感情了，成也好，敗也罷，不遷不移，不離不棄，我的生命就向著這麼一塊小東西宣誓效忠了。</text:p>
      <text:p text:style-name="P1"><text:span text:style-name="T1">李平</text:span><text:s/>  |  2016.11.23 17:27   |   <text:a xlink:type="simple" xlink:href="http://palinfo.habago.org/Entry?Command=Information_PrintForum&amp;iPage=211#FORUM35133"><text:span text:style-name="T2">#</text:span></text:a></text:p>
      <text:p text:style-name="P2">觀察者網一連上了<text:span text:style-name="T3">3</text:span>篇文章悼念陳映真。<text:span text:style-name="T3"> <text:line-break/><text:line-break/></text:span>讓我想起小時候每天黃昏坐在屋外的草地上等著騎著腳踏車，帶著酒瓶底厚眼鏡的送報先生送晚報來，他總是丟到草地上就轉身騎走，順著草徑遠去。好幾年同樣的動作同樣的情境每天上演，彼此沒有說過一句話，往事如煙，畫面歷歷在目。<text:span text:style-name="T3"> <text:line-break/><text:line-break/></text:span>我要看完副刊裡的武俠小說連載及短篇小說，才會心滿意足地進屋去。那個年代的小說真是好看。<text:span text:style-name="T3"> <text:line-break/><text:line-break/></text:span>余亮：陈映真先生终于走了，我们的同学才刚刚知道他<text:span text:style-name="T3"> <text:line-break/>https://goo.gl/Bmf1vU <text:line-break/><text:line-break/>“</text:span>不合时宜<text:span text:style-name="T3">”</text:span>的陈映真<text:span text:style-name="T3"> <text:line-break/>https://goo.gl/OAiN0D <text:line-break/><text:line-break/></text:span>台湾作家、中国统一联盟主席陈映真在北京去世<text:span text:style-name="T3"><text:s/></text:span>享年<text:span text:style-name="T3">79</text:span>岁<text:span text:style-name="T3"> <text:line-break/>https://goo.gl/b1hl46</text:span></text:p>
      <text:p text:style-name="P1"><text:span text:style-name="T1">陳真</text:span><text:s/>  |  2016.11.23 13:41   |   <text:a xlink:type="simple" xlink:href="http://palinfo.habago.org/Entry?Command=Information_PrintForum&amp;iPage=211#FORUM35132"><text:span text:style-name="T2">#</text:span></text:a></text:p>
      <text:p text:style-name="P3">福婁拜說，<text:span text:style-name="T3">“</text:span>一個人倘若老望著天空，遲早他會長出翅膀來。<text:span text:style-name="T3">“ </text:span>有些人，平常在地面上看不到，因為他長了翅膀飛向天了；像星，夜裡才發出一點光芒。我們最好記住它的位置，以免迷失在另一個夢裡。</text:p>
      <text:p text:style-name="P1"><text:span text:style-name="T1">李平</text:span><text:s/>  |  2016.11.23 05:55   |   <text:a xlink:type="simple" xlink:href="http://palinfo.habago.org/Entry?Command=Information_PrintForum&amp;iPage=211#FORUM35131"><text:span text:style-name="T2">#</text:span></text:a></text:p>
      <text:p text:style-name="P2">刘继明：走近陈映真<text:span text:style-name="T3"> <text:line-break/><text:line-break/>https://goo.gl/OAiN0D <text:line-break/><text:line-break/></text:span>【<text:span text:style-name="T3">2016</text:span>年<text:span text:style-name="T3">11</text:span>月<text:span text:style-name="T3">22</text:span>日，台湾著名作家、乡土文学代表陈映真在北京去世，享年<text:span text:style-name="T3">79</text:span>岁。<text:span text:style-name="T3"> <text:line-break/><text:line-break/></text:span>摘自觀察者網站<text:span text:style-name="T3"> <text:line-break/><text:line-break/></text:span>陈映真是一个无法被归类的孤独者。虽然早在<text:span text:style-name="T3">1990</text:span>年代，他就频繁往来大陆，但他与大陆当代作家之间的隔阂和冲突却是不争的事实。文中列举了阿城、査建英和王安忆对他较为一致的印象，读罢不禁让人喟叹，陈映真身上的批判立场和怀疑精神竟成为了当代文坛的稀缺品。<text:span text:style-name="T3"> <text:line-break/><text:line-break/>... <text:line-break/></text:span>对于自己在大陆的尴尬境遇，陈映真先生本人是什么态度呢？我想起大约十年前在中央电视台读书时间看到的一档节目，当主持人问及他的左翼作家身份时，他这样回答：<text:span text:style-name="T3">“</text:span>所谓的左翼，就是对经济发展，社会发展过程中我们不仅仅瞩目于进步，经济发展，东西多而已，而是我们关注到这个过程里面一些弱小者被当作工厂的报废品，不合格品一样被排除出去的那些人，为什么关心这些人，不是因为他们穷，我们才关心，穷人都是好人，不是这个意思，而是站在人的立场，人毕竟不是动物，不是靠森林的法律来生活，人固然有贪婪、欺压别人的行为，可是内心的深处也有一种需要去爱别人，去关心别人，去帮助别人。<text:span text:style-name="T3">”</text:span>他还说：<text:span text:style-name="T3">“</text:span>中国改革开放所面临的问题同台湾在<text:span text:style-name="T3">60</text:span>年代所面临的问题，逐渐逐渐有些类似性，我愿意以我小说的方式，同大陆的思想家、读者、学者们共同思考，在中国工业化过程中人的问题。<text:span text:style-name="T3">” <text:line-break/>...</text:span></text:p>
      <text:p text:style-name="P1"><text:span text:style-name="T1">陳真</text:span><text:s/>  |  2016.11.23 00:02   |   <text:a xlink:type="simple" xlink:href="http://palinfo.habago.org/Entry?Command=Information_PrintForum&amp;iPage=211#FORUM35130"><text:span text:style-name="T2">#</text:span></text:a></text:p>
      <text:p text:style-name="P5"><text:span text:style-name="T1">陳映真（</text:span>1937<text:span text:style-name="T1">年</text:span>11<text:span text:style-name="T1">月</text:span>8<text:span text:style-name="T1">日－</text:span>2016<text:span text:style-name="T1">年</text:span>11<text:span text:style-name="T1">月</text:span>22<text:span text:style-name="T1">日）。</text:span></text:p>
      <text:p text:style-name="P1"><text:span text:style-name="T1">陳真</text:span><text:s/>  |  2016.11.22 14:38   |   <text:a xlink:type="simple" xlink:href="http://palinfo.habago.org/Entry?Command=Information_PrintForum&amp;iPage=211#FORUM35129"><text:span text:style-name="T2">#</text:span></text:a></text:p>
      <text:p text:style-name="P2">這個新聞不是出現一次，而是長期以來一大堆，是這幾年來世界上的一個持續迅速惡化的重大風險。如果你要看中文，就打入<text:span text:style-name="T3"><text:s/>"</text:span>歐巴馬<text:span text:style-name="T3">, B61" </text:span>就會有一堆報導，或是打<text:span text:style-name="T3"><text:s/>"</text:span>歐巴馬<text:span text:style-name="T3">,</text:span>小型核武<text:span text:style-name="T3">" </text:span>也會有一堆。<text:span text:style-name="T3"> <text:line-break/><text:line-break/></text:span>若是要看英文，就打<text:span text:style-name="T3"><text:s/>"Obama, B61", </text:span>若是要看進一步評論，比方說可以打<text:span text:style-name="T3"><text:s/>"Obama, B61, Pilger" </text:span>或是<text:span text:style-name="T3"><text:s/>"Obama, B61, WSWS", "Obama, B61, RT"...</text:span>等等等。<text:span text:style-name="T3"> <text:line-break/><text:line-break/></text:span>前一陣子翻譯過一篇<text:span text:style-name="T3">Pilger</text:span>的<text:span text:style-name="T3"><text:s/>"</text:span>第三次世界大戰已然展開<text:span text:style-name="T3">" (</text:span>請見首頁<text:span text:style-name="T3">)</text:span>，裏頭應該也會有提到核武小型化的計畫，預計將花一兆美元。人類有錢不去濟貧賑災，卻拿來大量製造武器。</text:p>
      <text:p text:style-name="P1">J. Z.   |  2016.11.22 14:18   |   <text:a xlink:type="simple" xlink:href="http://palinfo.habago.org/Entry?Command=Information_PrintForum&amp;iPage=211#FORUM35128"><text:span text:style-name="T2">#</text:span></text:a></text:p>
      <text:p text:style-name="P3">請教一件事<text:span text:style-name="T3">: <text:line-break/></text:span>之前我不太確定是否在這裡還是其它地方看到歐巴馬推動研究小型核武的新聞連結<text:span text:style-name="T3">, </text:span>一時找不著了<text:span text:style-name="T3">, </text:span>能否告知一下出處<text:span text:style-name="T3">? </text:span></text:p>
      <text:p text:style-name="P1"><text:span text:style-name="T1">陳真</text:span><text:s/>  |  2016.11.22 10:11   |   <text:a xlink:type="simple" xlink:href="http://palinfo.habago.org/Entry?Command=Information_PrintForum&amp;iPage=211#FORUM35127"><text:span text:style-name="T2">#</text:span></text:a></text:p>
      <text:p text:style-name="P2">我真的很佩服台灣人，居然連這樣都不會生氣，對人渣的包容度真是很高。二十多年前我就認識這位劉世芳。媽的，真是不管怎麼改朝換代，這些人永遠就是站在最安全最有利的位置上在實踐他們的<text:span text:style-name="T3"><text:s/>"</text:span>理想<text:span text:style-name="T3">"</text:span>。危險時刻，從不見他們的身影；一旦來到收割時刻，<text:span text:style-name="T3">x</text:span>她媽的就一個個全變成急先鋒，一副張牙舞爪。<text:span text:style-name="T3"> <text:line-break/><text:line-break/></text:span>媽的，錢那麼難賺，每天生活那麼辛苦，卻要花大錢養這樣一大群人渣混蛋充當我們的所謂代表或高官，每天坐領高薪，吃香喝辣，上下其手，腦滿腸肥，唯一的工作就是做這樣一些低能、可恥的腦殘把戲，看看哪裏還可以抓出中國的文化毒素與思想毒素，看看哪裏有什麼可以醜化大陸人的藉口，看看誰膽敢不仇視中國，便是親中賣台敵人，整天就是搞這些齷齪把戲。說這些人是人渣，真是還太抬舉了他們。世上還會有什麼比這更邪惡更邪門的居心與行為？<text:span text:style-name="T3"> <text:line-break/><text:line-break/></text:span>政治理應是非常專業複雜且辛苦的工作，但這一大群綠油油的人渣政客，卻居然什麼專業才能與努力都根本完全不需要，只需要不斷挑撥人們對中國與大陸人民及中華文化的仇恨，便大獲全勝了！光靠這一套齷齪把戲，就足以吃香喝辣，坐擁個人權位。但是，<text:span text:style-name="T3">x</text:span>它媽的偏偏台灣人就是吃這一套，把人渣當英雄當偶像。<text:span text:style-name="T3"> <text:line-break/><text:line-break/></text:span>當世界高速往前飛奔，當世界各國殫精思慮、戰戰兢兢地努力在各種殘酷競爭中存活，當各種足以影響世世代代長遠未來的龐大經濟計劃與貿易大戰如火如荼地進行，這個島，卻長年在人渣黨的炒作與帶領下，居然每天所有的時間就全在搞這樣一些低能可恥的東西，看看這裏有沒有中國毒素，那裏有沒有親中賣台，<text:span text:style-name="T3">12</text:span>生肖含有中國毒素，書法也有中國毒素，山水畫也有中國毒素，扯鈴、踢毽子也統統都有中國毒素<text:span text:style-name="T3">....x</text:span>它媽的這些齷齪可恥人渣，我對之真是只有一個恨字。<text:span text:style-name="T3"> <text:line-break/><text:line-break/></text:span>這些人渣的基本心態是這樣：只要能為我個人多捞到一點點哪怕只是一毛錢的利益，我才不在乎以所有人的公眾利益或健康或安全為代價。而且，人渣們相信，台灣人全是腦殘，只要經常這樣炒作中國毒素，選票就全是他們的，大權在握，財源滾滾。<text:span text:style-name="T3"> <text:line-break/><text:line-break/></text:span>台灣人確實大多腦殘，但這些人渣卻個個精明得跟什麼一樣，算盤打得比誰都快。難道你真的會相信這些人渣真的相信自己所說與所做的這一切腦殘言語與把戲？假若我們現在只是在談論街頭上的一個騙子，別人腦殘偏要上當，我們還能多說什麼？你那麼蠢，硬要被騙，說也說不聽，那是你家的事，我沒意見。但是，當腦殘人士數目多到成為絕對多數時，在所謂民主的騙術遊戲下，所有人卻全被捲進來，成為政治詐騙集團的集體受害者。<text:span text:style-name="T3"> <text:line-break/><text:line-break/></text:span>陳真<text:span text:style-name="T3">2016.11.22. <text:line-break/>================= <text:line-break/></text:span>綠委砍僑委會預算<text:span text:style-name="T3"><text:s/></text:span>扯鈴、書法是統戰<text:span text:style-name="T3"> <text:line-break/><text:line-break/>2016</text:span>年<text:span text:style-name="T3">11</text:span>月<text:span text:style-name="T3">22</text:span>日<text:span text:style-name="T3"> <text:line-break/><text:line-break/></text:span>中國時報【周毓翔／台北報導】<text:span text:style-name="T3"> <text:line-break/><text:line-break/></text:span>立法院國防外交委員會昨審查僑委會預算，民進黨立委劉世芳提案要求針對「輔導海外各地夏令營暨遴派文化教師巡迴教學」，減列<text:span text:style-name="T3">80</text:span>萬元；文化巡迴教學包含書法、扯鈴、國術等，但劉世芳認為，「扯鈴是中國文化的一支」，僑教活動應更融入台灣特色，與「中國統戰工具」有所區別。<text:span text:style-name="T3"> <text:line-break/></text:span>書法扯鈴<text:span text:style-name="T3"><text:s/></text:span>沒有台灣特色。<text:span text:style-name="T3"> <text:line-break/><text:line-break/></text:span>劉世芳指出，大陸的孔子學院在世界各地也有類似的文化活動，僑委會過去所執行過的文化教學，比如書法，「是什麼樣的書法？能代表台灣嗎？」她建議僑委會在推廣文化之前，應該詢問文化部值得推廣有哪些，並且具有台灣特色。<text:span text:style-name="T3"> <text:line-break/><text:line-break/></text:span>僑教處長張景南表示，僑委會在東南亞國家，都有文化推廣書法、民族舞蹈、國術、民族體育、水墨畫等等，而我國的「舞鈴劇場」有融入台灣特色，也很受國際歡迎。<text:span text:style-name="T3"> <text:line-break/><text:line-break/></text:span>劉世芳則質疑，舞鈴劇場是在表演扯鈴，「扯鈴是中國文化的一支」，雲門舞集可以代表台灣文化，但是舞鈴劇場沒辦法在我們民間社會形成是台灣本土的一部分。</text:p>
      <text:p text:style-name="P1"><text:span text:style-name="T1">陳真</text:span><text:s/>  |  2016.11.21 23:40   |   <text:a xlink:type="simple" xlink:href="http://palinfo.habago.org/Entry?Command=Information_PrintForum&amp;iPage=211#FORUM35126"><text:span text:style-name="T2">#</text:span></text:a></text:p>
      <text:p text:style-name="P3">寫好了兩天放著，不知該不該貼。這是接續之前寫的<text:span text:style-name="T3"><text:s/>(</text:span>講到跟林義雄初次會面那一篇<text:span text:style-name="T3">)</text:span>，很瑣碎，冗長，沒什麼營養，只是既然講到李遠哲，不妨就接著說說。你可以拿它當成一個最為微不足道的例子來看，看看那些明明白白的所謂歷史，不過才幾年的時間，究竟如何被扭曲。把這樣一種微不足道的扭曲，乘以一百萬倍，恐怕才是歷史扭曲之真實樣貌。<text:span text:style-name="T3"> <text:line-break/><text:line-break/>1. </text:span>歷史與主流<text:span text:style-name="T3"> <text:line-break/><text:line-break/></text:span>在這島上，所謂歷史，基本上就是主流政治勢力根據自己的利益與政治需要所編寫的一套神話。我之所以深知這一切，不是透過資料研讀而來，而是因為我是歷史中人，我是在這個歷史中一步一血淚地走過來的。那是一個什麼樣的時代，什麼樣的人，做了些什麼樣的事，我們會不清楚嗎？不過才幾年的時間，我們都還活著，但所謂歷史與真相卻早已面目全非。<text:span text:style-name="T3"> <text:line-break/><text:line-break/></text:span>最近要搬家，因為新家空間小了一半，被迫得把許多東西包括書籍賣掉或送人。我的書架上有兩排有關醫學理倫的英文書，是<text:span text:style-name="T3">20</text:span>幾年前我去英國留學的前兩年，林俊義老師送我的。他那時候好像也要搬家，搬離東海大學的宿舍，於是我就接收了他好幾大箱的書。林俊義似乎自古以來就很崇拜李遠哲，<text:span text:style-name="T3">1986</text:span>年，當李遠哲獲得諾貝爾獎時，林俊義在報紙上寫了一整個版面的長文加以推崇。我是從那時候才意識到李遠哲的各種言行。我發現，不管誰當權，不管是在紅的、藍的或綠的等各種旗子下，他都非常吃得開。他的言行，始終都<text:span text:style-name="T3"><text:s/>"</text:span>剛剛好<text:span text:style-name="T3">" </text:span>與主流完全吻合。這本是一般人的生命常態，不是什麼道德問題，唯有當當事人刻意去扭曲歷史或迎合主流迎合得太離譜時，才會成為一種道德問題。<text:span text:style-name="T3"> <text:line-break/><text:line-break/></text:span>比方說，當核電政策是台灣社會的一個不容質疑的絕對主流時，李遠哲就是一個以專家姿態出現的積極擁核人士，而且把話講得很滿很絕對，彷彿沒有核能，人類就會因為氣候問題而滅亡似的，只有愚夫愚婦才會反核。但是，當核能風向逐漸轉變，他竟然又同樣以專家身份說核電絕不可行，彷彿核能之恐怖，將使得我們的子子孫孫滅亡。正反態度當然可以轉變，但如此巨大轉變的理由呢？<text:span text:style-name="T3"> <text:line-break/><text:line-break/></text:span>統獨也一樣，當統派勢力是台灣社會的唯一主流思維時，李遠哲不折不扣就是個統派，十分明確地反對台獨，一直到阿扁當總統的頭幾年，李遠哲仍然主張統一。統獨的正反態度當然可以轉變，重點是，你是幾時轉變的呢？例如，我在<text:span text:style-name="T3">1987-1998</text:span>年這十幾年之間，是個不要命的台獨份子，直到<text:span text:style-name="T3">1998</text:span>年之後，來到海外，看多、看清了更多對岸與國際之間的事，有點明白了什麼是生活，什麼是民主自由與人權的真實意涵，特別是看到美國四處侵略屠殺與不擇手段的經濟掠奪，為所欲為，於是轉向支持兩岸統一。<text:span text:style-name="T3"> <text:line-break/><text:line-break/></text:span>但是，李遠哲卻不是這樣，當統一是社會主流時，他不顧旁人的道德眼光，硬是接受國民黨的招安與重用，為統一背書；當整個時代變成綠油油一片時，他竟然也立即跟著綠油油；而且還竄改歷史，彷彿他老早就是個飽受國民黨打壓的台獨鬥士似的。<text:span text:style-name="T3"> <text:line-break/><text:line-break/>2. </text:span>國民黨曾打壓李遠哲嗎？<text:span text:style-name="T3"> <text:line-break/><text:line-break/></text:span>去年<text:span text:style-name="T3"><text:s/>(2015</text:span>年<text:span text:style-name="T3">) </text:span>的<text:span text:style-name="T3">8</text:span>月<text:span text:style-name="T3">29</text:span>日，綠油油的民報登了一篇林俊義的文章，大標題寫著：<text:span text:style-name="T3">"</text:span>當年拿諾貝爾獎，李遠哲卻被國民黨政府封殺<text:span text:style-name="T3">"</text:span>，我看了很驚訝，當年國民黨抬舉李遠哲都來不及了，幾時打壓、封殺過他？林俊義的文章是這麼寫的：<text:span text:style-name="T3"> <text:line-break/><text:line-break/></text:span>「<text:span text:style-name="T3">1986</text:span>年李遠哲獲得諾貝爾獎，應該是台灣難得的榮耀，但是，李遠哲卻被當時的國民黨政府刻意隔離、阻擋回國，而且還在媒體封殺，營造他是『不受歡迎的人物』。」<text:span text:style-name="T3"> <text:line-break/><text:line-break/></text:span>林俊義甚至還瞎掰說什麼「國科會、中研院公然想盡辦法隔離李遠哲，阻擋李遠哲回國」。<text:span text:style-name="T3"> <text:line-break/><text:line-break/></text:span>這些都不是事實，而且與事實完全相反。你用肛門想也知道，拉攏諾貝爾光環加身的李遠哲都來不及了，國民黨沒事幹嘛封殺、排擠、阻擋這樣一個極其乖巧順服的名人？<text:span text:style-name="T3"> <text:line-break/><text:line-break/>3. </text:span>李遠哲自古以來就反國民黨？而且秉持反中反華的所謂台灣人史觀？<text:span text:style-name="T3"> <text:line-break/><text:line-break/></text:span>林俊義的文章還說：<text:span text:style-name="T3"> <text:line-break/><text:line-break/></text:span>「李遠哲把生命後面的<text:span text:style-name="T3">30</text:span>年奉獻給台灣，展現了知識份子意圖改造台灣的勇氣及行動。<text:span text:style-name="T3">...</text:span>李教授正努力撰寫大家殷切期盼的回憶錄，希望早日付梓，讓國人瞭解做為第一位台灣人諾貝爾獎得主的科學家，如何在他專業努力耕耘之外，如何以一位台灣人的歷史觀，以及一位知識份子的勇氣，道出國民黨統治台灣、歧視台灣人及本土文化的不滿，並無忌諱地站在在野黨的立場，為人民說話。」<text:span text:style-name="T3"> <text:line-break/><text:line-break/></text:span>這就更加完全瞎掰胡扯了，完全背離基本事實。如我之前所說，李遠哲一獲獎，馬上飛去北京接受鄧小平與江澤民等人的訓話與召見獎勵。至少在西元<text:span text:style-name="T3">2003</text:span>年之前，李遠哲從來沒有一絲絲的什麼<text:span text:style-name="T3"><text:s/>"</text:span>台灣人史觀<text:span text:style-name="T3">"</text:span>，有的全是大中華統一史觀，更不用說什麼反抗國民黨強權的<text:span text:style-name="T3"><text:s/>"</text:span>知識份子的勇氣<text:span text:style-name="T3">"</text:span>，真是胡扯到極點。你知道他唯唯諾諾被鄧小平等人召見時，鄧小平講了些什麼話嗎？我把鄧小平的談話全文貼出來。鄧小平說：<text:span text:style-name="T3"> <text:line-break/><text:line-break/></text:span>「我們都是立足於振興中華民族，口號是振興中華。不管怎樣，我們都是一個根，但如果光是根深蒂固，不發揚光大，我們都是沒有什麼光彩的。我們人口這麼多，地方這麼大，要急起直追。關於祖國統一問題，我們寄希望於台灣當局，寄希望於台灣人民。台灣是中國領土的一部分。中國不實現統一，台灣的地位是不穩定的。不知哪一天，就會被人拿走。看來，只有按一國兩制的辦法才能實現祖國的統一。<text:span text:style-name="T3"> <text:line-break/><text:line-break/></text:span>統一祖國是幾千年來中華民族的共同願望。台灣現在儘管在經濟上比大陸好，但差距在縮小。差距縮小在下個世紀<text:span text:style-name="T3"><text:s/>(</text:span>按：即現在這個世紀<text:span text:style-name="T3">) </text:span>五十年代會表現得更明顯。那時，中國將達到中等發達國家的水準，大陸的實力將大大超過台灣。如果國民生產總值達到人均四千美元的話，按十四、五億人口計算，就意味著國民生產總值將達到六萬億美元。那時大陸的科學肯定比現在強，人才也會比現在多得多。中國人臉上開始有光彩是什麼時候？是新中國成立以後。祖國統一後，所有中華民族的子孫就不僅是站起來了，而且飛起來了。<text:span text:style-name="T3"> <text:line-break/><text:line-break/></text:span>按照一國兩制方針解決統一問題後，香港、澳門、台灣的制度五十年不變。五十年以後，香港、澳門、台灣在整個國家經濟上的比重更小了，這就更沒有變的必要。」<text:span text:style-name="T3"> <text:line-break/><text:line-break/></text:span>如果按照時下台灣扣人紅帽子的標準，這就是所謂親中賣台的台奸。難道你能舉出一個例子，說明李遠哲曾經有過什麼以反中、反華為核心概念的<text:span text:style-name="T3"><text:s/>"</text:span>台灣人史觀<text:span text:style-name="T3">" </text:span>嗎？更不用說什麼早在<text:span text:style-name="T3">1986</text:span>年就秉持<text:span text:style-name="T3"><text:s/>"</text:span>知識份子的勇氣<text:span text:style-name="T3">" </text:span>和<text:span text:style-name="T3"><text:s/>"</text:span>台灣人史觀<text:span text:style-name="T3">" </text:span>對抗國民黨並飽受國民黨的打壓。謊話、神話能捏造到這種地步，實在荒唐透頂。<text:span text:style-name="T3"> <text:line-break/><text:line-break/>1990</text:span>年，國民黨正式成立國家統一委員會<text:span text:style-name="T3"><text:s/>(</text:span>簡稱國統會<text:span text:style-name="T3">)</text:span>，該會目標就是確立兩岸統一的具體進程，分為短期、中期與長期三階段，逐步達成中國統一、創造一個偉大新中國的目標。李遠哲當年應國民黨之邀，回台擔任國統會委員。後來，西元<text:span text:style-name="T3">2000</text:span>年，阿扁當總統，繼續任命李遠哲擔任所謂<text:span text:style-name="T3"><text:s/>"</text:span>跨黨派小組<text:span text:style-name="T3">" </text:span>的召集人，持續推動兩岸關係。在<text:span text:style-name="T3"><text:s/>"</text:span>跨黨派小組<text:span text:style-name="T3">" </text:span>召集人的任內，李遠哲始終主張<text:span text:style-name="T3"><text:s/>"</text:span>應該回到一九九二年「各自以口頭聲明的方式表述一個中國原則」的共識，並在既有的基礎上恢復協商<text:span text:style-name="T3">"</text:span>。阿扁聽了不高興，甚至還由總統府發表聲明澄清說這只是李遠哲的個人意見，不能代表跨黨派小組的結論。但是，李遠哲在往後幾年中仍然持續表達他反對台獨並支持<text:span text:style-name="T3"><text:s/>"</text:span>一中原則、各自表述<text:span text:style-name="T3">"</text:span>　的基本態度，並批評李登輝的兩國論，就連大陸官方都因此對於李遠哲反台獨之<text:span text:style-name="T3"><text:s/>"</text:span>深明民族大義＂公開大加讚賞。<text:span text:style-name="T3"> <text:line-break/><text:line-break/></text:span>就如前一篇留言所說，我在<text:span text:style-name="T3">1991</text:span>年跟林義雄初次會面時的主要談話內容之一，就是有關李遠哲在前一年<text:span text:style-name="T3"><text:s/>(</text:span>即<text:span text:style-name="T3">1990</text:span>年<text:span text:style-name="T3">) </text:span>接受國民黨之邀，隆重回台擔任國統會委員的重大新聞事件。我知道引用別人的私下談話並不公平，因為那畢竟是私人談話，無從驗證。所以，我也不便講得太具體，只能說，當時林義雄對李遠哲接受國民黨的邀請擔任國統會委員、推動兩岸統一事務是很不以為然的。但林義雄說，這不令人意外。他說，台灣的學者向來就是這樣，只要當權者一招手，馬上就來。<text:span text:style-name="T3"> <text:line-break/><text:line-break/></text:span>李遠哲在兩岸關係的態度上，一直是反獨促統的，直到最近幾年才似乎調整為綠油油的所謂台灣人反華反中立場。再舉個例，在國統會十多年之後，也就是阿扁當總統時，舊國民黨時代的調查局特務謝長廷擔任民進黨黨主席。有一天，李遠哲和謝長廷餐敘，席間謝長廷明確表達、後來並四處宣揚民進黨事實上<text:span text:style-name="T3"><text:s/>"</text:span>並不排除統一<text:span text:style-name="T3">" </text:span>的基本立場，李遠哲還公開表示肯定與認同，並稱讚謝長廷主席此一說法<text:span text:style-name="T3"><text:s/>"</text:span>兼具理性與善意<text:span text:style-name="T3">" </text:span>的思想價值。<text:span text:style-name="T3"> <text:line-break/><text:line-break/>4. </text:span>李遠哲被捧為<text:span text:style-name="T3"><text:s/>"</text:span>華人之光<text:span text:style-name="T3">" </text:span>很傷心，因為他只想當台灣人？國民黨卻動用所有媒體禁止他說自己是台灣人？<text:span text:style-name="T3"> <text:line-break/><text:line-break/></text:span>我們又不是今天才認識李遠哲，他幾時有過什麼早在<text:span text:style-name="T3">1986</text:span>年就有什麼反華反中的台灣人史觀？並且勇敢地為民抗爭，以致於遭受國民黨的壓迫？但是，林俊義的文章標題卻寫著：<text:span text:style-name="T3"> <text:line-break/><text:line-break/></text:span>「被形容為中國人之光，李遠哲：很傷心」<text:span text:style-name="T3"> <text:line-break/><text:line-break/></text:span>我不知道對岸有沒有把李遠哲捧成國師，捧成什麼<text:span text:style-name="T3"><text:s/>"</text:span>中國人之光<text:span text:style-name="T3">"</text:span>。對岸人才濟濟，理應不會這麼低級才對，而且也不興台灣社會這一套什麼<text:span text:style-name="T3"><text:s/>"</text:span>之光<text:span text:style-name="T3">" </text:span>的肉麻瞎捧。倒是無可懷疑的是，李遠哲在台灣何止被捧成什麼台灣之光，根本就是台灣之神，台灣國師，捧成無所不能的上帝。<text:span text:style-name="T3"> <text:line-break/><text:line-break/></text:span>當年，李遠哲一獲獎就接受中共要員召見訓勉。李敖還說，李遠哲在大陸求官不成，因此才返台<text:span text:style-name="T3"><text:s/>(</text:span>這是李敖說的，但我不知其根據為何<text:span text:style-name="T3">)</text:span>。當時西方媒體曾經問李遠哲說，你是美國籍，台灣人卻說你是台灣人的光榮，請問你有什麼看法？李遠哲的回答是：<text:span text:style-name="T3">"</text:span>我能理解他們（台灣人）為什麼要這麼說＂。言下之意是：我是美國人，我不是很能認同台灣人說我是他們的榮耀，但他們要這樣往自己臉上貼金，我能理解，因為我在台灣出生。<text:span text:style-name="T3"> <text:line-break/><text:line-break/></text:span>但是，現在歷史卻居然被竄改為：李遠哲早在<text:span text:style-name="T3">1986</text:span>年獲獎時便對於自己被華人社會所推崇感到很不爽<text:span text:style-name="T3"><text:s/></text:span>，因為他一心一意就只想當台灣人，對於被捧為<text:span text:style-name="T3"><text:s/>"</text:span>華人之光<text:span text:style-name="T3">" </text:span>感到<text:span text:style-name="T3"><text:s/>"</text:span>很傷心<text:span text:style-name="T3">"</text:span>。這真的是胡扯到極點。但是，這樣還不夠荒唐喔，林俊義的文章接著如此寫道：<text:span text:style-name="T3"> <text:line-break/><text:line-break/></text:span>「國民黨發動所有媒體警告李遠哲教授，什麼都可以說，但就是他是『台灣人』及得獎是『台灣人之光』這兩句話絕不能說出口，（絕不能）讓台灣人知道（他是台灣人的榮耀）。這種蠻橫的族群歧視及統治心態的洗腦方式，直至今天仍然存在國民黨的政治文化中。國民黨課綱『微』調的目的，就是對台灣人洗腦教育的勾當。」<text:span text:style-name="T3"> <text:line-break/><text:line-break/></text:span>請問國民黨幾時<text:span text:style-name="T3"><text:s/>"</text:span>發動所有媒體警告＂李遠哲不准說自己是台灣人，真是胡說八道。我真是找不到比<text:span text:style-name="T3"><text:s/>"</text:span>無恥<text:span text:style-name="T3">" </text:span>更委婉的詞來形容這樣一種毫無下限的造謠、扭曲與虛構。所謂歷史，真的很像妓女，只要你有權有勢，任你進出，任你竄改，藉以漂白，藉以抹黑，藉以洗腦社會大眾。<text:span text:style-name="T3"> <text:line-break/><text:line-break/></text:span>再說，在那個<text:span text:style-name="T3"><text:s/>"</text:span>龍的傳人<text:span text:style-name="T3">" </text:span>的浪漫大中華年代，幾個人會說自己不是華人，也不是中國人？若有人這樣說，恐怕會被當成神經病吧！<text:span text:style-name="T3"> <text:line-break/><text:line-break/></text:span>林俊義最後居然還感謝李遠哲，感謝他勇敢說出「我是台灣人，我的得獎是台灣人之光」，「讓台灣人重新拾回<text:span text:style-name="T3">40</text:span>年來埋沒在獨裁統治下的信心」。<text:span text:style-name="T3"> <text:line-break/><text:line-break/></text:span>底下，我摘錄一整段林俊義的原文，其瞎掰與肉麻的程度，真是難以想像：<text:span text:style-name="T3"> <text:line-break/><text:line-break/></text:span>「今年<text:span text:style-name="T3">(2015</text:span>年<text:span text:style-name="T3">)</text:span>年初，我（指林俊義）到中研院拜訪李教授，請他為我的回憶錄寫序。他不停地咳嗽，十分憔悴。談話中，他不時提到有一股攻擊勢力要把『教改』，『教授治校』污名化並歸咎於他，並抱怨媒體都封殺他。我笑著說，『李教授，<text:span text:style-name="T3">80</text:span>年代以前，你就是國民黨政權的拒絕往來戶，國民黨就刻意在媒體上封殺你，營造你成為不受歡迎的人物。<text:span text:style-name="T3">1986</text:span>年你雖戴上了諾貝爾的桂冠，但<text:span text:style-name="T3">...</text:span>國科會、中研院公然想盡辦法隔離你，阻擋你回國的意願。<text:span text:style-name="T3">...</text:span>您知道嗎？』李教授點點頭，毫無激動的表情。『但你還是掀起了李遠哲旋風啊！』我說，『<text:span text:style-name="T3">30</text:span>年了，他們還是不放過您，因為您是第一個得獎的台灣人啊！因為你說你是台灣人，得獎不是中國人之光。』他笑笑地對我說，『有罪嗎？』」<text:span text:style-name="T3"> <text:line-break/><text:line-break/></text:span>林俊義最後還誇獎李遠哲，說他促成了日後風起雲湧的學生運動，說台灣人以及有理想有熱情的學生們受到李遠哲偉大精神的感召云云。你覺得這些是事實嗎？<text:span text:style-name="T3"> <text:line-break/><text:line-break/>5. </text:span>李遠哲在<text:span text:style-name="T3">1987</text:span>年就當面對著鄧小平為台獨發聲？<text:span text:style-name="T3"> <text:line-break/><text:line-break/>1986</text:span>年，李遠哲獲獎後不久，便接受鄧小平與江澤民等人的召見，嘉勉他對祖國的貢獻，並以統一祖國大業之使命公開訓勉之。但李遠哲卻在<text:span text:style-name="T3">20</text:span>年後（即<text:span text:style-name="T3">2006</text:span>年）的四月十日公開表示他當年有多麼英勇，當面對著鄧小平訴說台獨人士是愛國的，訴說台獨是在腐敗的獨裁壓迫下產生，訴說台獨乃是出於對共產黨及國民黨的腐敗獨裁之不滿，是一種<text:span text:style-name="T3"><text:s/>"</text:span>反壓迫＂。你相信嗎？你相信李遠哲在<text:span text:style-name="T3">1987</text:span>年對著鄧小平講這些話嗎？我當然不信，因為我不是腦殘，也還沒有失智跡象。<text:span text:style-name="T3"> <text:line-break/><text:line-break/></text:span>如前所述，在<text:span text:style-name="T3">1986-1987</text:span>年那個戒嚴年代，依照戒嚴令，聚眾抗爭者死，而且是唯一死刑罪，從來無人敢犯此天條。這也是為什麼當年<text:span text:style-name="T3"><text:s/>(1986</text:span>年<text:span text:style-name="T3">5</text:span>月<text:span text:style-name="T3">19</text:span>日<text:span text:style-name="T3">) </text:span>我們一群人在龍山寺聚集，準備前往總統府向蔣經國抗議戒嚴令時，很多人，包括我在內，在出發前都寫下遺書，因為那是台灣長達<text:span text:style-name="T3">38</text:span>年的戒嚴令底下的第一次大型群眾抗爭，你很可能從此一去不返。在那個年代，只要稍微批評一下政府，往往就會惹禍上身。在那個年代，整個島內，<text:span text:style-name="T3">99.99999%</text:span>的台灣人<text:span text:style-name="T3"><text:s/>(</text:span>至少在嘴巴上<text:span text:style-name="T3">) </text:span>都認為自己是中國人，當然更是華人。除非你有九條命<text:span text:style-name="T3"><text:s/>(</text:span>恐怕都還不夠用<text:span text:style-name="T3">)</text:span>，否則在李遠哲被鄧小平召見的那個戒嚴年代，哪有人敢主張台獨並且說自己不是華人也不是中國人<text:span text:style-name="T3"><text:s/>(</text:span>不是華人，難道是基因突變<text:span text:style-name="T3">)</text:span>？<text:span text:style-name="T3"> <text:line-break/><text:line-break/>6. </text:span>在那個年代，所有台灣人都自認是中國人<text:span text:style-name="T3"> <text:line-break/><text:line-break/></text:span>在那個戒嚴年代，確實有極少數台獨人士，例如黃華，例如我的朋友魏廷朝，但這些人全都關在黑牢裏，當時根本沒有所謂台獨運動的存在，鄧小平怎麼可能會跟你提到一個在當時根本不存在的東西？而且還請你來解釋台灣人嚮往台獨的原因？太扯了吧。在那個年代，台獨是完完全全徹底的禁忌，是要砍頭的。在一般人的想法裏，如果有人主張台獨，意味著瘋狂、人格病態、喪心病狂與數典忘祖。總之，當時哪來什麼台獨運動？哪來什麼台灣人因為反壓迫而主張台獨，以致於讓鄧小平感到很納悶，而必須跟李遠哲請教台獨的緣由？要瞎掰個人英勇事蹟，也該有點基本常識。<text:span text:style-name="T3"> <text:line-break/><text:line-break/></text:span>在戒嚴時期，直到八零年代末期，誰會說自己不是中國人？所有台灣人都是以中國人自居的。比方說，反抗精神最強烈的林義雄，在他競選省議員的一份文宣上就以<text:span text:style-name="T3"><text:s/>"</text:span>堂堂正正的中國人<text:span text:style-name="T3">" </text:span>自我期許。刊登林俊義這篇文章的<text:span text:style-name="T3"><text:s/>"</text:span>民報<text:span text:style-name="T3">" </text:span>創辦人陳永興，一位我昔日非常尊敬的政治與醫界前輩，同時也是我在門諾醫院的精神科同事，是一位跟林義雄一樣，為人正直、無私地反抗國民黨的黨外前輩，都是台獨意識非常強烈的人。他在大約<text:span text:style-name="T3">1985-1986</text:span>年申請到柏克萊大學念了一年的公衛碩士，返台後出版了一本書叫<text:span text:style-name="T3"><text:s/>"</text:span>柏克萊沉思<text:span text:style-name="T3">"</text:span>，書裏頭不也口口聲聲<text:span text:style-name="T3"><text:s/>"</text:span>發揚中國的新精神<text:span text:style-name="T3">"</text:span>之類。<text:span text:style-name="T3"> <text:line-break/><text:line-break/></text:span>再比方說，過去這些年來簡直綠到發黑的李筱峰，在他念碩士第一年時我就認識他了；在他八零年代所出版的書裏頭，不也字字句句口口聲聲寫著國父的偉大行為與思想，寫著我們如何發揚中華文化的新精神之類。那個年代，哪個人不是這樣？<text:span text:style-name="T3"> <text:line-break/><text:line-break/></text:span>李遠哲是<text:span text:style-name="T3">1987</text:span>年晉見鄧小平，那時候的台灣，台獨運動根本不存在，哪會需要李遠哲去對著鄧小平為台獨請命。姑且不說當年國民黨的黑牢槍砲伺候，就算是一般人，一聽到台獨，肯定會把你當成過街老鼠或精神異常與人格變態那樣的人看待。別說什麼主張台獨，就連批評一下國民黨貪污，在當時的社會中也極其罕見而敏感。<text:span text:style-name="T3"> <text:line-break/><text:line-break/>7. 1987</text:span>年鄭南榕首次公開宣告台獨<text:span text:style-name="T3"> <text:line-break/><text:line-break/>1987</text:span>年四月中旬的哪一天我忘了，鄭南榕突然石破天驚地公開喊出台獨。他在台北金華女中的一次群眾演講聚會中，無預警地說出<text:span text:style-name="T3"><text:s/>"</text:span>我叫鄭南榕，我主張台灣獨立！<text:span text:style-name="T3">" </text:span>那是第一次有人公開提著頭不要命地喊出台獨。那時我雖是大學生，但同時也在黨外雜誌社工作，記得當鄭南榕不要命地喊出台獨後，黨外圈子內竟然一片嬉笑嘲諷與猜疑，比方說有兩位當過黨主席、如今綠到發黑的民進黨大老<text:span text:style-name="T3">(</text:span>念在昔日交情，姑隱其名<text:span text:style-name="T3">)</text:span>，就對著我拿鄭南榕開玩笑，說他這個人<text:span text:style-name="T3"><text:s/>"</text:span>怪怪的<text:span text:style-name="T3">"</text:span>，頭殼<text:span text:style-name="T3"><text:s/>"</text:span>怕帶帕帶<text:span text:style-name="T3">"</text:span>，意思就是腦袋有洞，腦子進水了。並且還叫我離鄭南榕遠一點，說他是外省人，之所以敢這麼大膽，一定是國民黨故意叫他這麼幹，以便引蛇出洞，一網打盡。我為此還對這兩位大老開罵。後來不久，我就離開了黨外雜誌社。<text:span text:style-name="T3"> <text:line-break/><text:line-break/></text:span>鄭南榕開了台獨的第一槍之後不久，我在高醫校園的一次史無前例的所謂學生非法集會中，對著台下的同學們說：<text:span text:style-name="T3">"</text:span>各位同學，還有各位爪爬仔<text:span text:style-name="T3"><text:s/>(</text:span>即特務<text:span text:style-name="T3">)</text:span>，請你們準備好錄音機，因為我接下來要講一些很重要的話<text:span text:style-name="T3">"</text:span>。接著我就學鄭南榕的句子說：<text:span text:style-name="T3">"</text:span>我叫陳真，我主張台灣獨立<text:span text:style-name="T3">"</text:span>。我這幾話才一說完，就連一些原本支持我的同學們也嚇到了，當場在後台高喊說：<text:span text:style-name="T3">"</text:span>完蛋了！陳真發瘋了！趕快把他拉下來！<text:span text:style-name="T3">" <text:line-break/><text:line-break/></text:span>那一天，我在講完主張台獨那句話之後，並沒有回去宿舍，一個人在街上恍恍惚惚地晃了一整夜，心裏一直在想：我怎麼辦？我的父母怎麼辦？我的人生和所有前途，甚至我的生命，是不是到此就要畫下句點？我會不會連累到我的父母？我該做些什麼來保護他們以免被我牽連？一整個深夜就這樣漫無目的在街上走著，那種絕望的痛苦心情，難以言喻。<text:span text:style-name="T3"> <text:line-break/><text:line-break/>8. 1988</text:span>年，江蓋世主張<text:span text:style-name="T3"><text:s/>"</text:span>人們有喊台獨的自由<text:span text:style-name="T3">" <text:line-break/><text:line-break/></text:span>隔年，<text:span text:style-name="T3">1988</text:span>年，江蓋世發起史上第一次的台獨環島行軍，我也有參加，往往只有小貓兩三隻，畢竟在那年代，幾個人敢參加？除非不要命了。而且，就像過街老鼠一樣，經常遭到<text:span text:style-name="T3"><text:s/>(</text:span>顯然是國民黨唆使的<text:span text:style-name="T3">)</text:span>流氓與黑道的痛毆與人身安全威脅。其實江蓋世當時並不是宣揚台獨，而是宣揚<text:span text:style-name="T3"><text:s/>"</text:span>人們有主張台獨的自由<text:span text:style-name="T3">"</text:span>。但是，幾乎沒有一個媒體敢報導這個台獨行軍活動。位於高雄的<text:span text:style-name="T3"><text:s/>"</text:span>民眾日報<text:span text:style-name="T3">" </text:span>是當時極少數例外敢報導的媒體。但你知道它是怎麼報導的嗎？報社記者來現場拍個照，江蓋世舉個白布條，上面寫著：<text:span text:style-name="T3">"</text:span>台灣人有主張台獨的自由<text:span text:style-name="T3">"</text:span>。結果報社刊出這張照片時，<text:span text:style-name="T3">"</text:span>台獨<text:span text:style-name="T3">" </text:span>這兩個字竟然整個塗掉，變成<text:span text:style-name="T3"><text:s/>"</text:span>台灣人有主張<text:span text:style-name="T3"><text:s/>() () </text:span>的自由<text:span text:style-name="T3">"</text:span>，根本不知道它是在報導什麼。<text:span text:style-name="T3"> <text:line-break/><text:line-break/></text:span>民眾日報是當年最敢於唱主流反調的媒體，尚且如此畏懼，更不用說一般人了。各位可能不知道民眾日報，它是當時最敢於刊登異議言論的一個很小的報社，總部就位於高雄。它曾刊出一篇報導，標題是<text:span text:style-name="T3"><text:s/>"30</text:span>位旅美前國軍將領建議政府：取消戒嚴令另訂他法<text:span text:style-name="T3">"</text:span>，結果立即被國民黨政府處以停刊七天的嚴厲處分，理由是說民眾日報<text:span text:style-name="T3"><text:s/>"</text:span>為匪張目<text:span text:style-name="T3">"</text:span>，<text:span text:style-name="T3">"</text:span>為匪宣傳<text:span text:style-name="T3">"</text:span>。<text:span text:style-name="T3"> <text:line-break/><text:line-break/>9. 1989</text:span>年鄭南榕自焚<text:span text:style-name="T3"> <text:line-break/><text:line-break/></text:span>各位知道鄭南榕為了什麼原因被以叛亂罪移送嗎？他是在<text:span text:style-name="T3">1988</text:span>年的年底，或是大約<text:span text:style-name="T3">1989</text:span>年的年初吧，刊登了旅日學者許世楷的<text:span text:style-name="T3"><text:s/>"</text:span>台灣共和國憲法草案<text:span text:style-name="T3">"</text:span>。不過只是一篇學者文字，立即引起軒然大波，國民黨的李登輝非抓鄭南榕入獄不可，鄭南榕認為這僅僅是一種言論自由，不應有罪，拒絕受審，揚言國民黨絕對抓不到他的人，只能抓到他的屍體，於是展開長達<text:span text:style-name="T3">71</text:span>天的自囚於雜誌社，每天睡沙發。我當時書桌牆上就貼著一張鄭南榕在沙發上入睡的照片；可能夜裏天氣有點冷，他睡覺時，不自主地一隻手就伸入自己胸口毛衣內取暖。我對那孤獨模樣覺得很感動，所以一直就把那張照片貼在我的書桌前牆上。自囚<text:span text:style-name="T3">71</text:span>天後，李登輝派人攻堅企圖逮捕，鄭南榕便以事先準備好的兩桶汽油自焚。<text:span text:style-name="T3"> <text:line-break/><text:line-break/></text:span>我要說的是，那時都已經<text:span text:style-name="T3">1989</text:span>年的四月了，台獨仍然是絕對禁忌，更不用說<text:span text:style-name="T3">1987</text:span>年李遠哲被鄧小平召見的年代，台灣哪來什麼台灣人為了反壓迫的台獨運動而必須讓李遠哲去為台灣人民向鄧小平聲討正義？<text:span text:style-name="T3"> <text:line-break/><text:line-break/>10. </text:span>反戒嚴抗蔣家是會死人的<text:span text:style-name="T3"> <text:line-break/><text:line-break/></text:span>再舉些例，就說<text:span text:style-name="T3">1987</text:span>年吧。那一年，黃昭輝好像是出來競選國大代表。競選期間，他製作了一張傳單，竟然引起軍、警、特大軍壓境包抄競選總部，就像搶匪一樣，企圖搶奪那張傳單，防止散發。我人在現場，一個軍、警、特的高層軍官揚言，一張傳單也不許外流；他甚至賭上自己的性命，竟然在一片混亂中橫躺在宣傳車輪子下，企圖阻止車子的前進，揚言就算死也要查扣這份傳單。究竟那張傳單有著什麼照片如此恐怖？大約是<text:span text:style-name="T3">2008</text:span>年，民進黨參與總統大選時的最後一夜造勢晚會的現場大螢幕上，我從電視上竟然還看到這張照片。那張照片至少有四、五人，一個是黃昭輝，一個是林美容，一個好像是湯金全<text:span text:style-name="T3"><text:s/>(</text:span>我不是很確定<text:span text:style-name="T3">)</text:span>，一個就是我，我們幾個人共同舉著一塊布條，上面寫著犯大忌的六個大字：<text:span text:style-name="T3">"</text:span>反戒嚴，抗蔣家<text:span text:style-name="T3">"</text:span>。<text:span text:style-name="T3"> <text:line-break/><text:line-break/></text:span>一年後，蔣經國突然宣布取消戒嚴。我要說的是，當年要求解嚴都已如此恐怖，必須寫遺書，必須拿一條小命去爭取，更不用說台獨了。<text:span text:style-name="T3"> <text:line-break/><text:line-break/>11. 1991</text:span>年甚至都還有<text:span text:style-name="T3"><text:s/>"</text:span>獨台會<text:span text:style-name="T3">" </text:span>案<text:span text:style-name="T3"> <text:line-break/><text:line-break/></text:span>甚至到了政治氣氛已經幾乎全面開放、已經完全沒有危險的<text:span text:style-name="T3">1991</text:span>年，都還會發生像<text:span text:style-name="T3"><text:s/>"</text:span>獨台會<text:span text:style-name="T3">" </text:span>那樣的荒唐案件。幾名學生，僅僅只是閱讀史明的<text:span text:style-name="T3"><text:s/>"</text:span>台灣人四百年史<text:span text:style-name="T3">"</text:span>，情治單位就懷疑他們加入史明的台獨組織，於是進入校園逮人。我和江蓋世等幾個人，便也集體向檢調單位自首，表明自己也已加入史明的獨台會，要求被捕。我還寫了一封掛號信給當時應該是擔任行政院長的郝柏村，表示我目前任職於馬偕醫院，我叫陳真，我主張台獨，並且樂意加入任何可以推展台獨的組織，希望司法單位能儘速把我繩之以法。<text:span text:style-name="T3"> <text:line-break/><text:line-break/>1991</text:span>年，政治上都已經毫無危險的一個年代了，都還會發生像獨台會這種荒唐案子，更何況是解嚴前後的八零年代，台灣怎麼可能會有什麼反獨裁壓迫的台獨運動需要李遠哲去向鄧小平請命？<text:span text:style-name="T3"> <text:line-break/><text:line-break/>12. </text:span>連兒童人權都是一種絕對禁忌<text:span text:style-name="T3"> <text:line-break/><text:line-break/></text:span>就說我在<text:span text:style-name="T3">1989</text:span>年發表的<text:span text:style-name="T3"><text:s/>"</text:span>台灣兒童人權報告<text:span text:style-name="T3">" </text:span>吧，我在那一年年底被以叛亂罪移送法辦，除了因為替<text:span text:style-name="T3"><text:s/>"</text:span>新國家連線<text:span text:style-name="T3">" </text:span>的候選人助選之外，這篇兒童人權報告自然也是我陰謀反政府的罪證之一，可是，你去網路上找找看還找不找得到，如果找得到的話，不妨仔細讀一讀，看看它究竟有什麼恐怖陰謀之處？一點也沒有。當年很多人看了那文章淚眼汪汪，因為我只是寫台灣貧病兒童的各種悲慘處境。你知道我為什麼犯大忌嗎？因為，在<text:span text:style-name="T3">1988-1989</text:span>年的那個年代，不要說台獨啦，就連<text:span text:style-name="T3"><text:s/>"</text:span>人權<text:span text:style-name="T3">" </text:span>或甚至連<text:span text:style-name="T3"><text:s/>"</text:span>台灣<text:span text:style-name="T3">" </text:span>這幾個字都犯忌。而我不但寫出<text:span text:style-name="T3"><text:s/>"</text:span>人權<text:span text:style-name="T3">" </text:span>報告，而且還史無前例地寫出<text:span text:style-name="T3"><text:s/>"</text:span>兒童人權<text:span text:style-name="T3">" </text:span>報告。記得曾有一位情治人員在高醫安全室，拿著我寫的那篇<text:span text:style-name="T3"><text:s/>"</text:span>兒童人權報告<text:span text:style-name="T3">"</text:span>，對著幾位高醫教官大吼大叫說：<text:span text:style-name="T3">"</text:span>這個人<text:span text:style-name="T3"><text:s/>(</text:span>指我<text:span text:style-name="T3">) </text:span>絕對不是一般的學生！正常學生怎麼可能會關心這些事！<text:span text:style-name="T3">" </text:span>意思是說我一定是匪諜，滲透在校園裏臥底，準備顛覆政府。<text:span text:style-name="T3"> <text:line-break/><text:line-break/></text:span>在當年台灣社會一般人的主流思維裏，<text:span text:style-name="T3">"</text:span>人權<text:span text:style-name="T3">" </text:span>二字是犯忌的，有問題的，心態不單純的，更不用說<text:span text:style-name="T3"><text:s/>"</text:span>兒童人權<text:span text:style-name="T3">" </text:span>了，更是極度可疑而偏激。套句我所仰慕的劉峰松和翁金珠當年對我那篇兒童人權報告的評語，他們說，初次光看到題目時就嚇了一大跳，<text:span text:style-name="T3">"</text:span>怎麼連兒童也有人權<text:span text:style-name="T3">"</text:span>？連黨外同志都感到刺耳，更不用說向來高壓敵視人權的國民黨了，當然更不可能放過我。事實上，我們如今已耳熟能詳的<text:span text:style-name="T3"><text:s/>"</text:span>聯合國兒童權利公約<text:span text:style-name="T3">"</text:span>，就是在我發表兒童人權報告的同一年，也就是<text:span text:style-name="T3">27</text:span>年前的今天<text:span text:style-name="T3"><text:s/>(1989</text:span>年<text:span text:style-name="T3">11</text:span>月<text:span text:style-name="T3">20</text:span>日<text:span text:style-name="T3">) </text:span>才通過，而我那篇報告因為在海外醫學組織獲獎，有人把它翻成英文，寄給聯合國兒童基金會<text:span text:style-name="T3"><text:s/>(UNICEF) </text:span>及一些國際人權團體，讓國民黨政府很難堪，更使得國民黨決定以叛亂罪把我繩之以法。<text:span text:style-name="T3"> <text:line-break/><text:line-break/></text:span>即使到了<text:span text:style-name="T3">1992-1993</text:span>年，人權仍然犯忌。比方說，當我在馬偕醫院工作時，有一次不小心說溜嘴，在院內開會時說<text:span text:style-name="T3"><text:s/>"</text:span>我們應該要多多考慮一下病人的安危和權利<text:span text:style-name="T3">"</text:span>，就這樣一句話，都能在醫院引起軒然大波，同事或主管們會指責你<text:span text:style-name="T3"><text:s/>"</text:span>以政治污染醫院<text:span text:style-name="T3">"</text:span>，因為，在那個年代，<text:span text:style-name="T3">"</text:span>人權<text:span text:style-name="T3">" </text:span>就等於<text:span text:style-name="T3"><text:s/>"</text:span>反政府的政治陰謀<text:span text:style-name="T3">"</text:span>，當時的主流基本思維就是這樣。<text:span text:style-name="T3"> <text:line-break/><text:line-break/></text:span>這些事，現在聽起來肯定很玄，很不可思議，但時代就是這樣，並不希奇。你看，咱們當下無數不可思議的怪事醜事，例如整個島嶼普遍仇視敵視輕視大陸人或華人，卻反倒極其仰慕動輒傷害台灣的日本，現在的人們不也同樣覺得很自然，很正確，甚至把反中反華的一些人品不端的投機份子捧成英雄與偶像；反之，若有誰說上大陸幾句好話或主張統一，就好像是什麼人格有問題的過街老鼠似的。但是，二、三十年後，當你再回頭看，你一定會覺得很荒唐，政治居然可以把一整個社會的人洗腦成那樣子。<text:span text:style-name="T3"> <text:line-break/><text:line-break/>13. </text:span>連以西元紀年都犯忌<text:span text:style-name="T3"> <text:line-break/><text:line-break/></text:span>這年頭的任何正常人一定會很納悶，媽的，那樣一篇對於貧病兒童的處境充滿柔弱哀愁以及一堆數據的文章，究竟犯了什麼大忌，必須讓我以家破人亡為代價？你一定不敢相信，就連寫到<text:span text:style-name="T3"><text:s/>"</text:span>台灣<text:span text:style-name="T3">" </text:span>或<text:span text:style-name="T3"><text:s/>"</text:span>台灣原本美麗<text:span text:style-name="T3">" </text:span>等等這樣一些字眼都還是犯大忌。大學時，我寫一堆文章，習慣以西元紀年，連這樣也不行，統統成為我的叛國罪證，說我就是因為堵爛中華民國，所以才不願以民國紀元。就連在高醫的各種考卷，想不到也被蒐集成為我的叛國證據，因為那些考卷我也都是以西元填寫考試日期，這意味著我很早就有反對中華民國的臺獨思想毒素。<text:span text:style-name="T3"> <text:line-break/><text:line-break/>14. </text:span>連三角形也犯大忌<text:span text:style-name="T3"> <text:line-break/><text:line-break/></text:span>這還不夠離譜，應該是差不多<text:span text:style-name="T3">1988</text:span>年左右吧，高醫向來有個醫療服務團，正準備要出團上山去義診前夕，突然被校方喊停。我沒參加醫療團，但是，團長是我同班同學，而且向來與我走得很近，於是情治單位就認定是我在背後操控，說我企圖藉著義診，壯大反政府的勢力。於是，高醫校方便聽命於情治單位，臨時禁止醫療團的所有出訪活動。指控罪證之一是高醫醫療團的團徽之中有個類似斗笠的三角形。情治單位說，斗笠就是台獨。我聽不懂，經過他們的講解，我才知道，原來斗笠的外形不是尖尖的一個三角形嗎，類似台灣的<text:span text:style-name="T3"><text:s/>"</text:span>台<text:span text:style-name="T3">" </text:span>字上半部那個三角形，意思是說，我以斗笠外形暗示<text:span text:style-name="T3"><text:s/>"</text:span>台<text:span text:style-name="T3">" </text:span>字，而<text:span text:style-name="T3"><text:s/>"</text:span>台<text:span text:style-name="T3">" </text:span>字就是暗示著<text:span text:style-name="T3"><text:s/>"</text:span>台獨<text:span text:style-name="T3">"</text:span>。很荒唐是吧，但那個年代的尺度就是這樣。那樣一個時代背景，哪來什麼台灣人普遍反壓迫的什麼台獨運動？<text:span text:style-name="T3"> <text:line-break/><text:line-break/>15. </text:span>勇敢的台灣時報？<text:span text:style-name="T3"> <text:line-break/><text:line-break/></text:span>再舉個例，大約也是<text:span text:style-name="T3">1987-1988</text:span>年吧，這個<text:span text:style-name="T3"><text:s/>"</text:span>大<text:span text:style-name="T3">" </text:span>事件的正確日期我忘了，但應該是在解嚴之後，算是政治高壓已經開始大幅鬆動的年代。有一天，黨外圈子很多人都很興奮，爭相走告，說台灣時報有大事情發生。什麼大事呢？大家說，台灣時報那天的報紙社論非常非常猛，痛批國民黨，大快人心。我趕緊也去買一份台灣時報來看。猛在哪呢？猛在那篇社論中，<text:span text:style-name="T3">"</text:span>呼籲<text:span text:style-name="T3">" </text:span>政府應該多多用心在政策的策畫與推展，要多聆聽民意，因為，不顧民意的政治就是苛政，<text:span text:style-name="T3">"</text:span>苛政猛於虎<text:span text:style-name="T3">" </text:span>啊。就這麼一句<text:span text:style-name="T3"><text:s/>"</text:span>苛政猛於虎<text:span text:style-name="T3">"</text:span>，讓大家熱血沸騰了！真是好感人，好勇敢，我們的媒體居然敢<text:span text:style-name="T3"><text:s/>"</text:span>呼籲＂政府要多留意施政品質，居然敢以<text:span text:style-name="T3">"</text:span>苛政猛於虎＂這樣尖銳的字眼來提醒政府要顧及民意！<text:span text:style-name="T3"> <text:line-break/><text:line-break/></text:span>這年頭的正常人看了這樣<text:span text:style-name="T3"><text:s/>"</text:span>勇敢＂的社論會熱血沸騰嗎？應該不會吧，倘若會的話，也許有需要來掛我這一科了。可是，在八零年代蔣經國主政下，這篇台灣時報的社論確實是有點不要命了。我還特地把它剪下來留念。我舉這例只是要說，你應該明白不同年代的不同真實樣貌，假若要虛構歷史為自己抹胭脂粉，好歹也先搞清楚基本的時代背景吧，瞎掰也該有點常識。<text:span text:style-name="T3"> <text:line-break/><text:line-break/>16. </text:span>你知道民進黨黨名為何沒有台灣二字嗎？<text:span text:style-name="T3"> <text:line-break/><text:line-break/></text:span>民進黨最喜歡捧出台灣二字，但你知道為什麼當年民進黨建黨時，黨名卻沒有<text:span text:style-name="T3"><text:s/>"</text:span>台灣<text:span text:style-name="T3">" </text:span>嗎？因為在那個年代<text:span text:style-name="T3"><text:s/>(1986</text:span>年<text:span text:style-name="T3">)</text:span>，就連<text:span text:style-name="T3"><text:s/>"</text:span>台灣<text:span text:style-name="T3">" </text:span>二字也都是一種很敏感的禁忌字眼，動輒就會往台獨方面扣你大帽子。所以，倘若我沒記錯，應該就是當年的國民黨調查局特務謝長廷提議不要把台灣二字納入黨名，而只採用<text:span text:style-name="T3"><text:s/>"</text:span>民主進步黨<text:span text:style-name="T3">"</text:span>，以免國民黨以<text:span text:style-name="T3"><text:s/>"</text:span>台灣等於台獨<text:span text:style-name="T3">" </text:span>做為藉口，一舉把黨消滅，統統抓去關。<text:span text:style-name="T3"> <text:line-break/><text:line-break/>17. </text:span>鄧小平有可能在<text:span text:style-name="T3">1987</text:span>年特地問李遠哲為何民進黨要推動台灣獨立嗎？<text:span text:style-name="T3"> <text:line-break/><text:line-break/></text:span>李遠哲說，他當年<text:span text:style-name="T3"><text:s/>(1987</text:span>年<text:span text:style-name="T3">) </text:span>被鄧小平召見時，鄧小平問他為何民進黨要推動台獨。李之所言，絕非事實。因為民進黨在<text:span text:style-name="T3">1987</text:span>年才剛創黨不到幾個月，連<text:span text:style-name="T3"><text:s/>"</text:span>台灣<text:span text:style-name="T3">" </text:span>二字都不敢加入黨名，哪有可能推動什麼台獨運動？如上所說，直到一兩年後，當鄭南榕首度以個人身份公開主張台獨時，當時的民進黨甚至還一片嬉笑嘲諷，而且，越往黨的高層，越是如此，並且還散播大量耳語說鄭南榕是國民黨的特務，理由是：若非特務，怎麼可能那麼大膽主張台獨？<text:span text:style-name="T3"> <text:line-break/><text:line-break/></text:span>再說，當年在島內，民進黨在一般人心目中，是一個非常邊緣而且心態異常、根本不值得正視的一個病態野心組織，每次電視新聞播報員<text:span text:style-name="T3"><text:s/>(</text:span>例如李豔秋<text:span text:style-name="T3">) </text:span>一講起民進黨，前面都會一律加上<text:span text:style-name="T3"><text:s/>"</text:span>所謂<text:span text:style-name="T3">" </text:span>二字，亦即<text:span text:style-name="T3"><text:s/>"</text:span>所謂民進黨<text:span text:style-name="T3">"</text:span>，意味著這是一個由一小撮異常病態、人格有毛病的壞人或流氓所組成的一個非法且根本不值得正視的烏合組織，更不用說蔣經國主政下的國民黨政府了，當年哪會抬舉你民進黨？連民進黨三個字，很多大官根本不屑說出口，更不用說遠在天邊的鄧小平了。<text:span text:style-name="T3"> <text:line-break/><text:line-break/></text:span>一般人對當年民進黨的態度當然也一樣。比方說，我常舉例的一件往事，<text:span text:style-name="T3">1989</text:span>年，我在如今綠油油的彰化基督教醫院當實習醫生時，有個我認識的民進黨黨工，因為癲癇及躁鬱症前來精神科住院，我當時剛好在精神科實習。一位如今綠到爆的醫界前輩蒞臨指導，教大家如何看診與治療。當護士報告這位病患的病情與個人資料時，一提到他是民進黨籍，全場立刻發出笑聲，那個笑聲的意思是一種鄙夷，意味著<text:span text:style-name="T3"><text:s/>"</text:span>難怪<text:span text:style-name="T3">" </text:span>會來精神科住院，意味著民進黨本來就是一群瘋子或人格病態的代名詞。<text:span text:style-name="T3"> <text:line-break/><text:line-break/></text:span>這位醫界大老當場很嚴肅地教導大家說，看診一定要很細心，各種資訊都不能輕易放過。他說，就像這個病人是民進黨籍，我們就要立刻很小心地思考說，他是不是有人格異常或被害妄想、政治妄想等這方面的問題。我是民進黨建黨黨員<text:span text:style-name="T3"><text:s/>(</text:span>不過醫院同事們大多不知道<text:span text:style-name="T3">)</text:span>，聽這醫界大老這麼一說，看他煞有介事的表情，我當下以為他只是在開玩笑，於是噗嗤一聲笑了出來，沒想到他是當真的，而且大家聽了猛點頭，非常佩服這位醫界大老明察秋毫的看診能力與經驗指導。<text:span text:style-name="T3"> <text:line-break/><text:line-break/></text:span>我這故事只是要說，就算在<text:span text:style-name="T3">1989-1990</text:span>年那樣一個政治上已經非常開放、幾乎已經沒什麼危險的年代，民進黨依然是一個主流人們所不屑的東西，更不用說大權在握的蔣經國或是接棒的李登輝了，當然就更不用說鄧小平了，他搞不好在<text:span text:style-name="T3"><text:s/>1987</text:span>年時連民進黨三個字怎麼寫都不知道，怎麼可能會去問李遠哲為何民進黨或台灣人普遍要搞台獨。民進黨那時候也根本還沒有台獨，有的頂多也只是講到自決。也就是說，我們並不主張台獨喔，我們只是希望台灣的前途由台灣人自己投票決定。國民黨說，這就是台獨。民進黨則說，我們主張的是民主，請不要用台獨一詞來<text:span text:style-name="T3"><text:s/>"</text:span>侮辱<text:span text:style-name="T3">" </text:span>我們。<text:span text:style-name="T3"> <text:line-break/><text:line-break/></text:span>當時，民進黨成立後大約一兩年吧，也就是<text:span text:style-name="T3">1987-1988</text:span>年左右，有一本<text:span text:style-name="T3"><text:s/>"</text:span>台灣前途自決論<text:span text:style-name="T3">" (</text:span>正確書名我忘了<text:span text:style-name="T3">)</text:span>，書中有一篇也許上萬字的演講稿，就是當年謝長廷主講。他那時候曾經和趙少康辯論台灣是否應該自決，相當受矚目，因為議題十分敏感。我花了一整個大半夜的時間，徹夜沒睡，連夜把那次的演講寫成文字，收錄在那本<text:span text:style-name="T3"><text:s/>"</text:span>台灣前途自決論<text:span text:style-name="T3">" </text:span>的書裏頭。那年代的民進黨，頂多就只敢講到自決，而不敢公然觸及台獨。直到<text:span text:style-name="T3">1988</text:span>年，才又進展到所謂的<text:span text:style-name="T3"><text:s/>"</text:span>四個如果<text:span text:style-name="T3">"</text:span>，簡單說就是：<text:span text:style-name="T3">"</text:span>如果中共打台灣，我們才會主張台灣獨立<text:span text:style-name="T3">"</text:span>。這四個<text:span text:style-name="T3"><text:s/>"</text:span>如果<text:span text:style-name="T3">"</text:span>，其實就等於馬英九常講的不統不獨不武。<text:span text:style-name="T3"> <text:line-break/><text:line-break/></text:span>結語：<text:span text:style-name="T3"> <text:line-break/><text:line-break/></text:span>歷史千年一瞬，一瞬千年，說長不長，說短不短，就像一條往前豌蜒的線，不知從哪來，不知去向何方；線上無數的點，道不盡，說不完。講這些，與其說是在批評李遠哲，不如說我只是想引起人們對於主流所謂歷史的一個最基本應該有的疑慮。過去這二十幾年綠油油的綠化過程中，親眼看著歷史就這樣毫無一絲羞恥地虛構與扭曲，藉以造神、漂白，藉以洗腦、抹黑，藉以鬥爭異己，醜化敵人，黨同伐異，排擠非我族類。<text:span text:style-name="T3"> <text:line-break/><text:line-break/></text:span>至於李遠哲，我對其個人並無惡感，同時也相信他的基本為人，因此我敢大膽指正批評。所謂寧可得罪君子，切莫得罪小人。李遠哲好歹是個君子，倘若面對無數小人，我是盡量連吭都不敢吭一聲的。過去這二十幾年綠油油的綠化過程中，我常聽到各路志得意滿、吃香喝辣的主流人士<text:span text:style-name="T3"><text:s/>"</text:span>話當年<text:span text:style-name="T3">"</text:span>，總是把自己講得老早就是對抗國民黨的勇士！許多年輕一代的人，信以為真，於是就好仰慕好佩服，完全不懷疑。但我跟你說，就我所聽到的這一切主流人士之<text:span text:style-name="T3"><text:s/>"</text:span>話當年<text:span text:style-name="T3">"</text:span>，幾乎從來沒有一句話是真的，全屬瞎掰虛構。當年根本沒有他們的身影，有的話也全都在主流一方，而非在反抗者一方。所謂讀書人的品性，確實是遠遠比不上一般人的正直與單純。<text:span text:style-name="T3"> <text:line-break/><text:line-break/></text:span>我講的這些，你信或不信，我沒法控制，但很多事，你其實稍微有點基本常識就能看穿無數謊言與虛構。<text:span text:style-name="T3"> <text:line-break/><text:line-break/></text:span>對岸人士在理解台灣時，也常犯了這樣一個基本錯誤，比方說，總是把時下流行的這樣一些吃香喝辣的所謂台獨人士與各種流行的社會現象<text:span text:style-name="T3"><text:s/>(</text:span>例如反中反華<text:span text:style-name="T3">)</text:span>，想像成一種彷彿<text:span text:style-name="T3"><text:s/>"</text:span>本質性<text:span text:style-name="T3">"</text:span>、<text:span text:style-name="T3">"</text:span>一貫性<text:span text:style-name="T3">" </text:span>的信念或信徒。事實上，這一切似乎比較適合從利益或者說生意的觀點來看，例如商品、廣告、客戶、話術與行銷策略、成本與利潤等等，你用這樣的角度來看島內政治或許會比較接近真實。把廣告當成歷史真相是很荒唐的，把商品誤認為政治信念更是可笑，至於所謂偉大的人民呢，其實就是飽受廣告摧殘或催眠的無知客戶。<text:span text:style-name="T3"> <text:line-break/><text:line-break/></text:span>陳真<text:span text:style-name="T3">2016. 11. 20.</text:span></text:p>
      <text:p text:style-name="P4"/>
      <text:p text:style-name="P1"><text:span text:style-name="T1">陳真</text:span><text:s/>  |  2016.11.20 22:34   |   <text:a xlink:type="simple" xlink:href="http://palinfo.habago.org/Entry?Command=Information_PrintForum&amp;iPage=212#FORUM35125"><text:span text:style-name="T2">#</text:span></text:a></text:p>
      <text:p text:style-name="P3">釜山行我看過三遍，我知道是哪個角色講哪些話，只是覺得片中那胖叔姿態很<text:span text:style-name="T3"><text:s/>"</text:span>專業<text:span text:style-name="T3">"</text:span>，頤指氣使，感覺很像個<text:span text:style-name="T3"><text:s/>"</text:span>列車長<text:span text:style-name="T3">"</text:span>，所以就封他為列車長。<text:span text:style-name="T3"> <text:line-break/><text:line-break/></text:span>旁人對希拉蕊之危害程度倘若有不同的評估與想法，基本上只要言之成理，我倒是沒啥意見，但若有人說這妖女是什麼世界和平與民主自由的美麗天使，那當然就太荒唐了。<text:span text:style-name="T3"> <text:line-break/><text:line-break/></text:span>所謂美式民主，長年以來都只給世人兩種選擇：一種是看你若想上刀山的，那就選甲，喜歡下油鍋的就選乙；永遠都是演同樣的一齣戲，唯有這回比較特別一些是，冒出一個不在劇本之內、財大氣粗富可敵國的路人甲<text:span text:style-name="T3">--</text:span>川哥。當然，也許他讓地球毀滅得更快也說不定。川普的重大害處是<text:span text:style-name="T3"><text:s/>"</text:span>高度不確定性<text:span text:style-name="T3">"</text:span>，他的唯一好處恰恰也是<text:span text:style-name="T3"><text:s/>"</text:span>高度不確定性<text:span text:style-name="T3">"</text:span>。<text:span text:style-name="T3"> <text:line-break/><text:line-break/></text:span>老實說，這種民主制度，恐怕比帝制還更難預測與控制。我們連當權者究竟是賢君或昏君都說不準，連他想往左或往右也根本無從得知，沒有人能知道他的下一步。<text:span text:style-name="T3"> <text:line-break/><text:line-break/></text:span>倘若民主就是這麼一回事，我寧可選擇柏拉圖式、蘇格拉底式的那樣一種似乎很接近中國的政治領導方式，你要說它集權也好，開明專制也罷，總之你想給它取什麼名字都無所謂；一朵花究竟香不香或究竟何種味道，跟命名無關。美式民主在各種名稱上往往很好聽，又是自由又是人權的，但實際上卻完全不是這麼一回事，反倒生靈塗炭，血流成河。<text:span text:style-name="T3"> <text:line-break/><text:line-break/></text:span>不管是在國內或國與國之間，<text:span text:style-name="T3">"</text:span>可預測性<text:span text:style-name="T3">" </text:span>都是極其根本且重要的，然而，如今我們卻得訴諸於一種高度的不確定性，以便獲得一絲茍延殘喘的可能性，說來著實荒謬與可悲；就像一個在高樓中遇到熊熊大火灼身的人，他不往下跳，穩死無疑；他若往下跳，說不定還有一線生機。</text:p>
      <text:p text:style-name="P1">J. Z.   |  2016.11.20 09:33   |   <text:a xlink:type="simple" xlink:href="http://palinfo.habago.org/Entry?Command=Information_PrintForum&amp;iPage=212#FORUM35124"><text:span text:style-name="T2">#</text:span></text:a></text:p>
      <text:p text:style-name="P2">釡山行裡對小女孩說那句話的是那個西裝革履死別人別死貧道的胖常務<text:span text:style-name="T3">, </text:span>不是列車長。<text:span text:style-name="T3"> <text:line-break/><text:line-break/></text:span>我這有批一天到晚把<text:span text:style-name="T3">"critical thinking"</text:span>掛嘴邊<text:span text:style-name="T3">, </text:span>科學兮兮的引一堆<text:span text:style-name="T3">"</text:span>科學分析<text:span text:style-name="T3">"</text:span>證明希拉里講的話比川普可信<text:span text:style-name="T3">, </text:span>然後列出美國發動的戰爭列表<text:span text:style-name="T3">"</text:span>證明<text:span text:style-name="T3">"</text:span>希拉里上台只會按照這模式打<text:span text:style-name="T3">, </text:span>川普才會發動<text:span text:style-name="T3">WW3.... <text:line-break/></text:span>每當我一用<text:span text:style-name="T3">WIKILEAK</text:span>的資料<text:span text:style-name="T3">, </text:span>基本回應就是我上一篇給的句型<text:span text:style-name="T3">; </text:span>一丟個<text:span text:style-name="T3">RT</text:span>視頻或普丁談話<text:span text:style-name="T3">, </text:span>基本回應就是<text:span text:style-name="T3">"</text:span>他們是不可信的<text:span text:style-name="T3">"... <text:line-break/><text:line-break/></text:span>難怪聰明如普丁者都只能嘆<text:span text:style-name="T3">: "I don't know how to get through you any more."</text:span></text:p>
      <text:p text:style-name="P1"><text:span text:style-name="T1">陳真</text:span><text:s/>  |  2016.11.20 02:01   |   <text:a xlink:type="simple" xlink:href="http://palinfo.habago.org/Entry?Command=Information_PrintForum&amp;iPage=212#FORUM35123"><text:span text:style-name="T2">#</text:span></text:a></text:p>
      <text:p text:style-name="P3">如前所述，季辛吉是個壞蛋，但不是笨蛋，他當然不是什麼<text:span text:style-name="T3"><text:s/>"</text:span>只想把討厭的人都殺光<text:span text:style-name="T3">" </text:span>的那種智障；即便是奉行<text:span text:style-name="T3"><text:s/>"</text:span>拳頭就是真理<text:span text:style-name="T3">" </text:span>的希拉蕊也不是只會喊打喊殺的腦殘。<text:span text:style-name="T3"> <text:line-break/><text:line-break/></text:span>台灣的政治人物智能水平大多難以恭維，但世界各國的政治人物卻遠遠不是這等水平。比方說，台灣媒體很喜歡把川普拿來和柯大帥相提並論，柯本人也很樂於沾光，但這樣一種類比是完全荒唐的。不管是個人自身條件或是外在遭遇都完全不對等。川普是一個被美國所有主流媒體盡全力醜化、丑化與妖魔化的人，但柯大帥卻剛好相反，柯是綠油油的主流媒體日日夜夜歇斯底里瘋狂吹捧、造神的一個極其罕見的草包。<text:span text:style-name="T3"> <text:line-break/><text:line-break/></text:span>我很不喜歡對人用<text:span text:style-name="T3"><text:s/>"</text:span>草包<text:span text:style-name="T3">" </text:span>這等充滿貶抑的形容詞，但實在找不到更貼切的詞。更重要的是，笨根本不是問題，畢竟你我每個人基本上也都不是很聰明；稱得上聰明的，世上沒幾個。真正的問題不是在於笨，而是在於一個人當他很明顯比絕大多數人都還要笨很多很多時，他卻竟然真心以為自己是個無所不能的天才。當一個人蠢到這種程度時，你實在很難用更委婉的詞來形容其低能與無知。<text:span text:style-name="T3"> <text:line-break/><text:line-break/></text:span>倘若川普是一個像柯大帥那樣的草包，我真的要放鞭炮慶祝了！！因為那意味著美國在他的領導下，將迅速以光速般的速度退步與退化。可惜川普雖然嘴巴有點壞，但他腦袋並不壞。季辛吉當然就更不用說了。<text:span text:style-name="T3"> <text:line-break/><text:line-break/></text:span>美國大選已結束十幾天，台灣媒體到現在居然還在覆述選前那一套針對川普的抹黑話術，到現在都還把川普描述成一個小丑般的無知、衝動兼好色的腦殘人士。我相信，台灣即便所有媒體統統關門打烊結束營業，台灣人對世界的理解也不會因此變得更差，說不定還會更加好上許多。<text:span text:style-name="T3"> <text:line-break/><text:line-break/></text:span>電影<text:span text:style-name="T3"><text:s/>"</text:span>釜山行<text:span text:style-name="T3">" (</text:span>即屍速列車<text:span text:style-name="T3">) </text:span>裏有個列車長，對小女孩說，<text:span text:style-name="T3">"</text:span>妳要好好念書喔，不然長大就會跟他<text:span text:style-name="T3">(</text:span>一個遊民<text:span text:style-name="T3">)</text:span>一樣<text:span text:style-name="T3">"</text:span>。這個句型用在台灣似乎也很貼切，小朋友們要好好念書哦，要不然難道你長大之後是要去當記者嗎？<text:span text:style-name="T3"> <text:line-break/><text:line-break/></text:span>當然，我當然不是說<text:span text:style-name="T3"><text:s/>"</text:span>每一個<text:span text:style-name="T3">" </text:span>台灣記者都腦殘，我只是說普遍如此。其實腦殘的何止記者，醫界，學界，文化界、進步界等等等，差不多也都是這樣。不信，你只要打開電視或上網看看便知，看看每天究竟是哪些言論或無聊事情普遍受到人們的矚目。無數低能低到嚇死人的人，卻彷彿成為人們才智不凡的意見領袖一般。<text:span text:style-name="T3"><text:line-break/><text:line-break/></text:span>可悲的是，這島上的人，似乎很樂意如此，或者是根本沒有察覺到這個社會普遍反智與低俗到何等不可思議的地步。於是，往往人們一開口，我就心驚膽顫，啞口無言，尷尬無比，因為人們所談論的事實上是一個完全脫離現實、遠離真相的世界，活在一個純屬虛構的巨大謊言之中，並以之為<text:span text:style-name="T3"><text:s/>"</text:span>分母<text:span text:style-name="T3">"</text:span>，去理解整個世界。<text:span text:style-name="T3"> <text:line-break/><text:line-break/></text:span>比方說，記得當柯大帥剛選上台北市長、被台灣各主流媒體與雜誌包括所謂菁英雜誌例如<text:span text:style-name="T3"><text:s/>"</text:span>遠見<text:span text:style-name="T3">"</text:span>、<text:span text:style-name="T3">"</text:span>天下<text:span text:style-name="T3">"</text:span>等等，吹捧成什麼改造台灣文化與思維、畫時代的思想性與革命性領袖時，連你私下究竟認不認識柯大帥，或是有沒有見過他本人，都能成為一種彷彿可以藉以衡量你在醫界或社會上的地位與重要性的指標。連我那時想搬家，都有很多人鼓吹我搬去台北。為什麼要搬去台北？因為偉大的柯<text:span text:style-name="T3">p</text:span>當台北市長啊。你聽了，是不是會很尷尬很無言？只能硬擠出笑容沉默以對，否則，難道你要跟周遭每個人展開毫無勝算的辯論？<text:span text:style-name="T3"> <text:line-break/><text:line-break/></text:span>當然，這不是一個好例子，畢竟這種事關個人之虛構與誤導很容易導正，頂多兩三年過後，人們就會從造神的低級謊言中清醒。人如此，黨也一樣。台灣人遲早也會從民進黨及其周邊一些尾巴黨所純屬虛構的正義形象中清醒，看清其醜陋至極的貪婪真實面貌。這類誤解或誤導，在可預見的將來，也許三、五年，也許三、五十年，都會被修正。但我要說的認識世界之扭曲，卻遠遠比這類表面上的誤解或誤導與虛構都還要根本，指的是一種你幾乎在幾個世代之內都不可能改變的一種<text:span text:style-name="T3"><text:s/>"</text:span>大寫的謊言<text:span text:style-name="T3">" </text:span>以及本質性的認知之扭曲。<text:span text:style-name="T3"> <text:line-break/><text:line-break/></text:span>維根斯坦曾經說，他希望有一天，他的思想，他的哲學，將失去意義。他說，他希望有一天，當人們看到他寫的東西時，會發出十分不解的疑問說：<text:span text:style-name="T3">"</text:span>咦？他幹嘛花那麼多工夫寫這麼一大堆東西？他講的不就只是一些理所當然的廢話嗎？他幹嘛還要去講它？<text:span text:style-name="T3">" </text:span>我的想法也差不多，希望有一天，後人假若湊巧看到巴勒網的遺跡，看到這一大堆留言，會發出十分不解的疑問說：<text:span text:style-name="T3">"</text:span>咦？這些人是吃飽太閒嗎？寫這麼一大堆東西做什麼？他們講的，不就只是一些理所當然的廢話嗎？<text:span text:style-name="T3">" <text:line-break/><text:line-break/></text:span>陳真<text:span text:style-name="T3"> <text:line-break/>p.s.: </text:span>底下是一篇季辛吉的訪談報導。<text:span text:style-name="T3"> <text:line-break/>================ <text:line-break/></text:span>季辛吉就中美關係建言川普：不要對任何爭論進行裁決<text:span text:style-name="T3"> <text:line-break/><text:line-break/></text:span>觀察者網<text:span text:style-name="T3"> <text:line-break/>2016-11-18 <text:line-break/><text:line-break/>https://goo.gl/vh0xRT <text:line-break/><text:line-break/></text:span>【觀察者網綜合】據美國媒體<text:span text:style-name="T3">11</text:span>月<text:span text:style-name="T3">18</text:span>日報道，為美國總統尼克森<text:span text:style-name="T3">1972</text:span>年訪華發揮了關鍵作用的前國務卿季辛吉（<text:span text:style-name="T3">Henry Kissinger</text:span>）日前在美中關係全國委員會主辦的一場對話會上與該委員會會長歐倫斯（<text:span text:style-name="T3">Stephen Orlins</text:span>）就中美關係的各個方面進行了一場對話。<text:span text:style-name="T3"> <text:line-break/><text:line-break/></text:span>中美過去的交往對今天的啓示<text:span text:style-name="T3"> <text:line-break/><text:line-break/></text:span>這位被認為是美國外交教父的人物如何看待中美兩國過去交往中的教訓呢？<text:span text:style-name="T3"> <text:line-break/><text:line-break/></text:span>季辛吉說：<text:span text:style-name="T3">“</text:span>最重要的教訓是，中國與美國有著不同的歷史和文化。我們<text:span text:style-name="T3">(</text:span>美國人<text:span text:style-name="T3">)</text:span>一直生活在安全的環境裏，而中國周邊卻總是有著敵人。所以，中美兩邊的人瞭解對方是重要的，而兩國的政治領導人理解對方的思維方式則尤其重要。尼克森做的最好的一點是，在我們最初舉行的會談中，我們沒有談論我們雙方之間的差異，而是談論我們的目標，看這些目標是否可以能夠和諧。<text:span text:style-name="T3">” <text:line-break/><text:line-break/></text:span>至於美國在處理對華關係上有什麽失誤，季辛吉說，中國領導人一般來說對美國干預中國內政非常敏感，而對於美國總統來說，他們不可能不涉及人權的問題，因此如何滿足雙方的需求是一個很重要的問題。在他看來，美國並沒有能夠總是很好的處理這個問題。他舉例說，在柯林頓總統上任初期，美國公開要求中國當局改變他們的一些做法，但是兩年後，柯林頓總統改變了這種做法，之後中美關係發展良好。在他看來，美國目前在南中國海問題上的一些做法也有失妥當，例如讓電視攝像機跟拍美國戰艦在南中國海的巡航行動，向中方發出在他看來應該避免的挑戰。他還認為，美國政府允許臺灣總統李登輝<text:span text:style-name="T3">1996</text:span>年訪美繼而引發台海危機也是一個失誤。<text:span text:style-name="T3"> <text:line-break/><text:line-break/></text:span>對新總統的兩點建議<text:span text:style-name="T3"> <text:line-break/><text:line-break/></text:span>鑒於中美交往中的這些經驗教訓，季辛吉就美國當選總統川普應該如何處理中美關係提出了他的建議。<text:span text:style-name="T3"> <text:line-break/><text:line-break/></text:span>他說：<text:span text:style-name="T3">“</text:span>我要告訴新政府的第一件事是，把一個瞭解中國歷史與文化的人放在他的個人班子裏，作為美國與中國政府之間的聯絡人。這個人應當關注正在發生的很多事情以確保它們遵循連貫性<text:span text:style-name="T3">”</text:span>。<text:span text:style-name="T3"> <text:line-break/><text:line-break/></text:span>除此以外，季辛吉認為，美國領導人應該認清美國根本的國家利益是什麽，而不是被雙方之間目前存在的一些局部紛爭擋住視線，從而影響到看問題的角度。<text:span text:style-name="T3"> <text:line-break/><text:line-break/></text:span>他說<text:span text:style-name="T3">:“</text:span>總統應該做的第二件事是，不是就雙方之間在貿易、南中國海或是任何其他什麽地方發生的任何一個爭論進行裁決，總統應當試圖與他信任的一些關鍵的人坐下來問這些問題：我們的目標是什麽？我們要得到什麽樣的結果？我們要防止的是什麽？然後試圖就這些問題與中國領導人展開對話。因為不然的話，總是存在這樣一個危險，即當你們如此相互聯繫在一起的時候，就像我們現在在交流與貿易等方面這樣，很多爭端會出現在表面上，這些都是完全合理的爭端，但是它們妨礙你獲得一個正確的視角<text:span text:style-name="T3">”</text:span>。<text:span text:style-name="T3"> <text:line-break/><text:line-break/></text:span>季辛吉表示，<text:span text:style-name="T3">“</text:span>中美兩國的領導者應該都充分認識到一個現實，就是無論相互之間存在什麽問題，兩國之間都不應該發生戰爭，不僅是為了兩國人民，也是為了全人類。但中美兩國的文化存在巨大差異，因此如何實現這一點可以說是最難的課題。這中間既存在競爭的要素，也存在共存這一重要的要素。必須把這兩種要素都牢記在心。<text:span text:style-name="T3">”</text:span>。<text:span text:style-name="T3"> <text:line-break/><text:line-break/></text:span>季辛吉如何看待中國領導人？<text:span text:style-name="T3"> <text:line-break/><text:line-break/></text:span>季辛吉見過自毛澤東以來的中國五代領導人，與他們進行了長達<text:span text:style-name="T3">40</text:span>多年的對話。季辛吉認為，中國經歷了上千年的歷史，所有中國領導人都有對國家秩序崩潰的恐懼，怕亂，而且他們都非常注重概念。<text:span text:style-name="T3"> <text:line-break/><text:line-break/></text:span>他說：<text:span text:style-name="T3">“</text:span>我所見過的每一位中國領導人，在某種程度上都比美國領導人更加概念化（<text:span text:style-name="T3">conceptual</text:span>）。其中一個原因是：美國人認為一個穩定的世界是正常的，所以當這個世界不穩定時，這是一個問題。當有問題時，你解決這個問題，然後接著去做其他的事。中國領導人則認為，任何一個問題的解決都將引發另一個問題。因此中國領導人更傾向于從動態和聯繫的角度去看待問題的解決，而美國卻更注重現實表像。這就意味著兩國的往來有時會較為複雜。我所見過的每一位中國領導人都從概念上把政治看作是一個過程，而不是一個孤立事件。在這個意義上，所有的中國領導人都很相似。<text:span text:style-name="T3">” <text:line-break/><text:line-break/></text:span>至於成為中國第五代領導人核心的習近平是否具有毛澤東的一些特質，季辛吉說，毛澤東更加意識形態化，在這方面，習近平與毛澤東有很大的不同。<text:span text:style-name="T3"> <text:line-break/><text:line-break/></text:span>季辛吉在被問到他與中國領導人見面時建議他們採取什麽行動使中美關係更有建設性和富有成果時說，他從來不會對中國領導人進行說教，而是真實的表達他對一些問題的看法。季辛吉表示，中國領導人不應當採取聖人的姿態或是帶著優越感對待西方，而我們則不應當告訴中國人如何在國際上行事，中國人有自己一套獨特的價值體系。<text:span text:style-name="T3"> <text:line-break/><text:line-break/></text:span>季辛吉還表示，<text:span text:style-name="T3">“</text:span>中國人和美國人思維方式的不同在於：美國人認為全世界應當是我這個樣子，因此美國人具備著某種傳道士式的思維方式。而中國人則認為，如果你生下來的時候不是中國人，你就永遠也不可能成為中國人。因此中國人的思維方式與美國人非常不同，但雙方都必須認識到另一方取得的成就和為世界做出的貢獻<text:span text:style-name="T3">”</text:span>。<text:span text:style-name="T3"> <text:line-break/><text:line-break/></text:span>中美關係面臨的挑戰<text:span text:style-name="T3"> <text:line-break/><text:line-break/></text:span>在歐巴馬任內，中美兩國在氣候變化、伊朗核專案等國際問題上進行了良好的合作，但是在朝鮮核專案和網路安全等問題上存在分歧，而最近一兩年兩國在南中國海爭端上爭鋒相對，使中美關係陷入緊張。<text:span text:style-name="T3"> <text:line-break/><text:line-break/></text:span>季辛吉認為，中美關係在近期將面臨的最大挑戰包括南中國海問題、中美兩國能否發展出一個對付朝鮮的共同對策以及如何與一個演變為超級大國的中國打交道的問題。<text:span text:style-name="T3"> <text:line-break/><text:line-break/></text:span>季辛吉說，他贊同習近平有關中美建立夥伴關係、不搞對抗，實現互利共贏的看法。在他看來，在沒有努力建立一個比現有的國際秩序更可信賴、更加穩定和更加平衡的國際秩序的情況下，美國如何對待中國這樣一個超級大國將是一個巨大的挑戰。而在擁有目前複雜技術的兩個大國之間的互動沒有經受實踐考驗的情況下，如何處理好這個關係是對政治才能的巨大挑戰。<text:span text:style-name="T3"> <text:line-break/><text:line-break/></text:span>當然，季辛吉認為，中美兩國今後也有很多可以合作的領域，包括絲綢之路、阿富汗以及打擊海盜的國際維和行動等。<text:span text:style-name="T3"> <text:line-break/><text:line-break/></text:span>擔心中俄接近？<text:span text:style-name="T3"> <text:line-break/><text:line-break/></text:span>針對中國與俄羅斯日益靠近的問題，季辛吉說，即使你對此感到關注，但承認這一點就是一個錯誤。在他看來，中俄接近是很自然的事。<text:span text:style-name="T3"> <text:line-break/><text:line-break/></text:span>他說：<text:span text:style-name="T3">“</text:span>中國和俄羅斯有很長的邊界而且有很長的交往歷史。所以，他們進行合作是很自然的。當然，我們不希望它們都成為美國的敵人。在正常情況下，我們傾向於和它們都保持友好的關係。我想，任何有思想的美國總統也會做出這樣的決定。<text:span text:style-name="T3">”</text:span>秉持現實主義外交政策的季辛吉對美國目前的外交孤立主義傾向感到擔憂。</text:p>
      <text:p text:style-name="P1"><text:span text:style-name="T1">陳真</text:span><text:s/>  |  2016.11.19 02:58   |   <text:a xlink:type="simple" xlink:href="http://palinfo.habago.org/Entry?Command=Information_PrintForum&amp;iPage=212#FORUM35122"><text:span text:style-name="T2">#</text:span></text:a></text:p>
      <text:p text:style-name="P2">季辛吉是一個應該依法槍斃一百次、一千次都不為過的人，但這個人並不瘋狂冒進。他是個壞蛋，但不是一個笨蛋，似乎也不是一個純粹圖謀個人利益的混蛋。或許可以說，他是一個不擇手段的愛國務實主義者，類似像邱義仁那樣的人<text:span text:style-name="T3">(</text:span>在我的理解裏<text:span text:style-name="T3">)</text:span>，具有相當的理念，很陰險，但也很厲害。這在美國政府中是比較少見的，就如同民進黨裏頭像邱義仁那樣有頭腦的人非常罕見。川普會找季辛吉，並且待之以禮，以及從川普選後的一些作為看來，川普同樣也不是一個笨蛋，但主流媒體卻把他塑造成為一個腦殘，這跟其真實面貌恐怕天壤之別。一個腦殘能打敗美國整個既有的選舉機器與既得利益結構嗎？<text:span text:style-name="T3"> <text:line-break/><text:line-break/></text:span>聰明往往帶來一種更高的風險，但另一方面，或許聰明也會是一種節制，知道現實，有所底線，就如同在季辛吉的外交思維裏，大國開戰便是下限。但希拉蕊卻似乎把這條底線當成實現其宏大野心的一條起跑線。在我的說法裏，那是一種可怕的瘋狂，意志力大於腦力，看不清現實，後果往往會是毀滅性的，就如同希特勒。</text:p>
      <text:p text:style-name="P1"><text:span text:style-name="T1">政信</text:span><text:s/>  |  2016.11.18 18:50   |   <text:a xlink:type="simple" xlink:href="http://palinfo.habago.org/Entry?Command=Information_PrintForum&amp;iPage=212#FORUM35121"><text:span text:style-name="T2">#</text:span></text:a></text:p>
      <text:p text:style-name="P3"><text:span text:style-name="T3">https://goo.gl/4DZd7r <text:line-break/><text:line-break/></text:span>對於川普選前聲明的平息各種戰爭言論開始死心了，找季辛吉大概是把討厭的人都殺光所以（自己）天下太平了。</text:p>
      <text:p text:style-name="P1"><text:span text:style-name="T1">鄭涵文</text:span><text:s/>  |  2016.11.18 17:05   |   <text:a xlink:type="simple" xlink:href="http://palinfo.habago.org/Entry?Command=Information_PrintForum&amp;iPage=212#FORUM35120"><text:span text:style-name="T2">#</text:span></text:a></text:p>
      <text:p text:style-name="P2">巴勒斯坦的文學家，蘇珊．阿布哈瓦的新書藍色加薩，近日已經有了中譯本。<text:span text:style-name="T3"> <text:line-break/><text:line-break/></text:span>蘇珊．阿布哈瓦前一部作品哭泣的橄欖樹，即是一篇文學高度很高的作品，當中引述的部分資料，我抄錄了下來，分享給有興趣的朋友：<text:span text:style-name="T3"> <text:line-break/><text:line-break/>1. <text:line-break/></text:span>羅伯特<text:span text:style-name="T3">.</text:span>費斯克<text:span text:style-name="T3"><text:s/>&lt;</text:span>哀哀子民<text:span text:style-name="T3">&gt; <text:line-break/><text:line-break/></text:span>到處都有他們的人，馬路上，巷道間，後院裡和破屋中，倒塌的磚造建築下，垃圾堆的頂端，他們無所不在，當我們看到屍體已經上百時，我們便不再計算數量。每一條巷道裡都有屍體<text:span text:style-name="T3">-</text:span>婦孺老少<text:span text:style-name="T3">-</text:span>狼藉成堆，不是用刀刺死就是機槍掃射而死。廢墟的各個通道中屍體更多。槍兵把醫生趕出巴勒斯坦人醫院後，病人全都下落不明。草草挖掘的集體亂葬坑到處可見。我們身在其間，暴行的證據俯拾皆是，但以色列人照樣監視我們。從西邊的塔頂上，我們可以看到他們用雙筒望眼鏡鎖定我們，前前後後掃視著滿是屍體的街道，他們的目光掃過營區，望遠鏡的鏡片有時候抓住了陽光，發出強烈的閃光。勞倫<text:span text:style-name="T3">.</text:span>詹金斯<text:span text:style-name="T3">(</text:span>華盛頓郵報<text:span text:style-name="T3">)</text:span>詛咒個不停。他很快就明白，對於這種恐怖情況，以色列國防部絕對要負部分責任。<text:span text:style-name="T3">[</text:span>夏隆<text:span text:style-name="T3">!]</text:span>他狂吼著<text:span text:style-name="T3">:[</text:span>那個渾蛋夏隆<text:span text:style-name="T3">!</text:span>這根本就是亞辛村<text:span text:style-name="T3">(Deir Yassin)</text:span>大屠殺的翻版。<text:span text:style-name="T3">] <text:line-break/><text:line-break/></text:span>一九八二年九月十八日上午十時，我們在夏提拉難民營中所看到的情形雖然不是筆墨難以形容，但若訴諸客觀的醫學鑑驗報告，真相或許更能一目了然。在黎巴嫩，過去也曾有過大屠殺，但這樣大規模的卻屬少見，更嚴重的是，號稱訓練有素的正規軍居然視而不見。在戰鬥的恐慌與仇恨中，這個國家有成千上萬的人遭到殺害。但其中大部分被擊斃的人都是無武裝平民。這是一起集體屠殺，一次事件<text:span text:style-name="T3">-</text:span>在黎巴嫩，我們用<text:span text:style-name="T3">[</text:span>事件<text:span text:style-name="T3">]</text:span>一辭何其草率<text:span text:style-name="T3">-</text:span>那根本就是暴行。其情況之嚴重甚至超過以色列人在別種情況下所稱的恐怖暴行。那根本就是戰爭罪行。<text:span text:style-name="T3"> <text:line-break/><text:line-break/></text:span>夏提拉的情況始詹金斯和我都大驚失色，剛開始，我們簡直驚嚇到不知所措。我們原先以為，濫殺只是少數人的行為，屍體大概幾十具，死於激戰之中。但是，卻有許多婦人躺在屋裡，裙子被扯破到腰際，兩腿大大張開，兒童遭到割喉，少年則是排成一排面對牆壁，從背後遭到槍決。還有嬰兒，屍體已經發黑，因為遭到殺害的時間更早，超過了二十四小時，小小的身體已經腐爛，拋擲在垃圾堆裡，混在丟棄的美軍口糧罐頭<text:span text:style-name="T3">.</text:span>以色列軍醫設備與空威士忌酒瓶之中。<text:span text:style-name="T3"> <text:line-break/><text:line-break/></text:span>在我們右邊的一條巷子裡，離巷口不到五十碼處，散落著一堆屍體，其中大約有十幾具是少年男子，手腳相互交疊，死狀至為痛苦，全都是近距離平射，子彈從臉頰穿過撕開一條肉口子，直到耳朵再進入腦部。有些人，喉嚨的左下方有鮮紅的血跡或發黑的傷疤。有一個遭到閹割，褲子被扯開，一群蒼蠅聚在外露的腸子上。這些年輕男子的眼睛全都睜開著，最小的大約十二<text:span text:style-name="T3">.</text:span>三歲。<text:span text:style-name="T3"> <text:line-break/><text:line-break/></text:span>大馬路的另一邊，一片瓦礫上，一條踏出來的小路，有五具女人的屍體和幾個小孩。婦人都是中年，屍體有如破布般搭在一堆瓦礫上。其中一個仰躺著，衣服被扯開，背後露出一個小女孩的頭。小女孩的短髮黑捲，眼睛瞪著我們，皺著眉頭。她已經死去。婦人的肚子被人剖開，從側邊切開再往上，或許是要殺掉胎中的孩子。她的眼睛張得大大的，發黑的臉凍結在恐怖之中。<text:span text:style-name="T3"> <text:line-break/><text:line-break/>2. <text:line-break/></text:span>但你看不見也聽不到，無妨。<text:span text:style-name="T3"> <text:line-break/></text:span>遮你眼的紗將由織它的手掀去。<text:span text:style-name="T3"> <text:line-break/></text:span>塞你耳的泥將由捏它的指刺破。<text:span text:style-name="T3"> <text:line-break/></text:span>你將看見。<text:span text:style-name="T3"> <text:line-break/></text:span>你將聽到。<text:span text:style-name="T3"> <text:line-break/></text:span>然而，你不哀嘆昔日的盲，也不悲悔昨日的聾。<text:span text:style-name="T3"> <text:line-break/></text:span>因為到那一天你將明白一切事物的底蘊，<text:span text:style-name="T3"> <text:line-break/></text:span>感激黑暗如同感激光明。<text:span text:style-name="T3"> <text:line-break/>-</text:span>卡里<text:span text:style-name="T3">.</text:span>紀伯倫<text:span text:style-name="T3">(Khalil Gibran) &lt;</text:span>告別<text:span text:style-name="T3">&gt; (The Farewell) <text:line-break/><text:line-break/>3. <text:line-break/></text:span>諾曼<text:span text:style-name="T3">.</text:span>芬柯斯坦<text:span text:style-name="T3"> <text:line-break/><text:line-break/></text:span>巴勒斯坦興衰錄<text:span text:style-name="T3"> <text:line-break/><text:line-break/></text:span>以色列的媒體與人權報導所提供的資料充滿了血腥。一九八八年四月一日出版的<text:span text:style-name="T3">&lt;</text:span>霍坦<text:span text:style-name="T3">&gt;(Hotam)</text:span>報導了一個個案，<text:span text:style-name="T3">[</text:span>看起來像根棍子<text:span text:style-name="T3">]</text:span>的十歲孩子，在偵訊中被打得渾身瘀青。即使後來知道那男孩因而聾了<text:span text:style-name="T3">.</text:span>啞了<text:span text:style-name="T3">.</text:span>心理遲鈍了，那些軍人卻<text:span text:style-name="T3">[</text:span>一點都沒有感到不安<text:span text:style-name="T3">]</text:span>。一九八八年七月十三日出版的<text:span text:style-name="T3">&lt;</text:span>大標題<text:span text:style-name="T3">&gt;(Koteret Rashit)</text:span>周刊報導，<text:span text:style-name="T3">[</text:span>二十五名小孩失蹤<text:span text:style-name="T3">]</text:span>，他們的家長為小孩子<text:span text:style-name="T3">[</text:span>打攪了<text:span text:style-name="T3">]</text:span>軍方，竟然受到抓去關的威脅。一九八八年八月十九日的<text:span text:style-name="T3">&lt;</text:span>鄉土新聞<text:span text:style-name="T3">&gt;(Hadashot)</text:span>刊出三張特寫，一個六歲兒童被蒙上眼睛押在軍用吉普車上。照片說明指出，許多和他同樣年齡的孩子遭到拘留，若要放人，就得先付出好幾百元的<text:span text:style-name="T3">[</text:span>贖金<text:span text:style-name="T3">]</text:span>，報導又說，小孩子被載走時，往往<text:span text:style-name="T3">[</text:span>因為害怕<text:span text:style-name="T3">]</text:span>，嚇得尿在褲子裡。以色列人權與民權聯盟一九八九年八月的公報以<text:span text:style-name="T3">[</text:span>存心謀殺<text:span text:style-name="T3">]</text:span>為標題報導，指出以色列軍隊<text:span text:style-name="T3">(</text:span>明顯是<text:span text:style-name="T3">[</text:span>特種部隊<text:span text:style-name="T3">]</text:span>的狙擊手<text:span text:style-name="T3">)</text:span>，以巴勒斯坦小孩中的領袖角色為狙擊目標的數量不斷<text:span text:style-name="T3">[</text:span>增加<text:span text:style-name="T3">]</text:span>。<text:span text:style-name="T3">[</text:span>經過仔細篩揀<text:span text:style-name="T3">]</text:span>，通常都是瞄準頭部或心臟，幾乎都是一槍斃命。以色列人權協會的海姆博士指出，有一個八歲的小孩，拒絕透露是他的哪一個朋友丟的石頭，因此遭到刑求，剝光衣服，雙腿倒吊，慘遭毒打，釋放時還被推到屋頂邊緣<text:span text:style-name="T3">(</text:span>引述自以色列聯盟一九九<text:span text:style-name="T3">O</text:span>年一月的公報<text:span text:style-name="T3">)</text:span>。一九九<text:span text:style-name="T3">O</text:span>年一月十五日出版的<text:span text:style-name="T3">&lt;</text:span>鄉土新聞<text:span text:style-name="T3">&gt;</text:span>報導了一個個案，一個十三歲的孩子，手指被故意打斷，然後又遭到拘留，且未給予任何治療或食物，因為他的父親付不出七百五十元的贖金。一九九<text:span text:style-name="T3">O</text:span>年一月二十六日的<text:span text:style-name="T3">&lt;</text:span>話語<text:span text:style-name="T3">&gt;(Davar)</text:span>報導，一個六歲的女孩被一個警察用警棍毆打<text:span text:style-name="T3">([</text:span>他甚至把警棍插到我的兩腿之間<text:span text:style-name="T3">])</text:span>，到了監獄裡，又因為拒絕認罪遭到痛毆。一九九<text:span text:style-name="T3">O</text:span>年六月二十九日的<text:span text:style-name="T3">&lt;</text:span>霍坦<text:span text:style-name="T3">&gt;</text:span>報導，一個遭到拘留的十三歲男孩，拒絕提供指控他兄弟的證據，臉部遭到<text:span text:style-name="T3">[</text:span>重擊<text:span text:style-name="T3">]</text:span>，<text:span text:style-name="T3">[</text:span>體無完膚<text:span text:style-name="T3">]</text:span>，<text:span text:style-name="T3">[</text:span>長時間<text:span text:style-name="T3">]</text:span>不准喝水與進食，並被迫屎尿都在褲子裡。<text:span text:style-name="T3"> <text:line-break/><text:line-break/></text:span>一九九二年二月二十四日的<text:span text:style-name="T3">&lt;</text:span>鄉土新聞<text:span text:style-name="T3">&gt;</text:span>引述希伯倫<text:span text:style-name="T3">(Hebron)</text:span>拘留中心的內部消息，報導了年僅十四歲，<text:span text:style-name="T3">[</text:span>涉嫌丟擲石頭<text:span text:style-name="T3">]</text:span>的巴勒斯坦人的悲慘命運<text:span text:style-name="T3">: <text:line-break/><text:line-break/>[</text:span>那裡發生的事情<text:span text:style-name="T3">……</text:span>簡直就是恐怖<text:span text:style-name="T3">:</text:span>他們猛擊犯人的身體，打到棍子斷掉，打他們的生殖器，把犯人綁在冰冷的地上，拿他當足球踢，踢得翻來覆去，然後又給予電擊，用的是野戰電話的發電機，接著又把他丟到外面罰站，在冷雨中一站就是好幾個小時<text:span text:style-name="T3">……</text:span>他們把犯人整垮<text:span text:style-name="T3">……</text:span>整成一攤肉泥。<text:span text:style-name="T3">]</text:span></text:p>
      <text:p text:style-name="P1"><text:span text:style-name="T1">陳真</text:span><text:s/>  |  2016.11.18 11:42   |   <text:a xlink:type="simple" xlink:href="http://palinfo.habago.org/Entry?Command=Information_PrintForum&amp;iPage=212#FORUM35119"><text:span text:style-name="T2">#</text:span></text:a></text:p>
      <text:p text:style-name="P3">倘若是國民黨開放日本核災食品進口，現在一定又是遍地烽火，一堆覺醒公民與覺醒學者們肯定四處打砸呼號，台灣人自救，革命有理，造反無罪<text:span text:style-name="T3">...</text:span>等等等。這事好幾個月前就寫過，你看人渣黨一大堆當年以反核災食品立下<text:span text:style-name="T3"><text:s/>"</text:span>守護人民健康<text:span text:style-name="T3">" </text:span>之偉大名號的政治人物及學者們，現在幾乎全數改口說這些東西很安全啊，沒問題啊，出事機率很低啊，甚至反過頭來威嚇、抹黑反對者。<text:span text:style-name="T3"> <text:line-break/><text:line-break/></text:span>我並不是要講該或不該進口這些充滿疑慮、連日本人自己也不太敢吃的東西，而是說<text:span text:style-name="T3">x</text:span>它媽的這些人渣，永遠就是在各種議題上搞這一套無恥下流的操弄手法。除了權力和金錢，這些混蛋事實上對任何議題<text:span text:style-name="T3">(</text:span>包括所謂台獨<text:span text:style-name="T3">)</text:span>從來都沒有一絲真實的信念，完全就是當成一種可以藉之撈錢奪權騙選票的手段與工具。<text:span text:style-name="T3"> <text:line-break/><text:line-break/></text:span>我可以跟各位打包票，倘若有一天林義雄不在人世而人渣黨依然掌權的話，核四廠將會全面恢復施工，全面啟動，而且到時候他們一定會說核能很安全啊，是節能減碳的世界潮流啊，我們的技術是世界第一流啊，並且會反過頭來指控或迫害那些對其不滿的反對者，甚至會說他們是黑道，是流氓，是陰謀破壞咱台灣郎政府的壞人，就如同他們現在抹黑反核災食品的人是什麼黑道、暴民一樣。<text:span text:style-name="T3"> <text:line-break/><text:line-break/></text:span>我很厭倦反覆講同樣的這些事，這個人渣黨的卑劣無恥與貪婪，難道你還看不出來？或者你有看出來，但你根本一點也不在乎？再聰慧的人，被某個騙子騙一次是有可能的，被一百個不同的騙子各自騙了一次也是有可能的，但是，被同樣一個騙子居然不斷地騙上一千次一萬次，不管怎麼瞎掰胡扯永遠都信，我就不知道該怎麼體會這樣一種極其詭異的黨派效忠現象了。<text:span text:style-name="T3"> <text:line-break/><text:line-break/></text:span>只要顏色對了，即便是殺老母姦老爸恐怕其支持者也會照樣力挺！更不用說什麼貪污或假公濟私卡位撈錢包工程變更地目炒地皮賺取天文數字般的暴利等等等。我常想，究竟存不存在這樣一條道德底線，只要超過這條底線，支持者就會改變支持、進而唾棄之？我實在看不出來有這樣一條基本價值紅線的存在。<text:span text:style-name="T3"> <text:line-break/><text:line-break/></text:span>即便是宗教，恐怕也很少看到如此虔誠的信徒。但這卻是台灣社會長年以來的一個基本現況。只要是綠的，不管怎麼胡作非為，一概都是愛台灣；反之，只要是藍的，不管做得多好多正確，一概就是賣台，必須消滅。<text:span text:style-name="T3"> <text:line-break/><text:line-break/>1990</text:span>年，林義雄返台準備定居，帶回<text:span text:style-name="T3">Gene Sharp</text:span>寫的<text:span text:style-name="T3"><text:s/>"The Politics of Nonviolent Action"(</text:span>非暴力行動政治學<text:span text:style-name="T3">)</text:span>中上下三冊送我，邀我見面相贈。那是我第一次跟他私下碰面。更早的一次碰面是<text:span text:style-name="T3">1989</text:span>年，他來彰化基督教醫院探望被人槍擊生命垂危的國民黨立委候選人陳湧源，那天我剛好在該病房值夜班，正要去給病患打針換藥，突然看到我當時的偶像林義雄出現在病房門口，著實嚇了一大跳。理論上，他當時應該還在海外遊學，沒想到他悄悄回台處理事情。<text:span text:style-name="T3"> <text:line-break/><text:line-break/></text:span>那時候的林義雄是很反對選舉的，他覺得透過選舉不可能追求公義，而所謂立法院或各級議會，不過就是一群無恥跳樑小丑的快樂天堂。那次在彰基病房的會面，我們還不認識。真正見面認識就是送我書的那一次。林宅血案後的林義雄無比神祕而低調，好幾年的時間不跟人們連繫，黨外圈子及媒體一度盛傳說他精神可能有問題，但我知道他一點問題也沒有。<text:span text:style-name="T3"> <text:line-break/><text:line-break/></text:span>見面的那一天，我隨手帶了一本小學生練習寫字用的作業本，記錄下當時跟他長達一個多小時的談話內容，包括講到當時李登輝剛成立的國統會<text:span text:style-name="T3">(</text:span>國家統一委員會<text:span text:style-name="T3">)</text:span>以及應國民黨之邀請來台參加國統會，商討國家統一大業的李遠哲。李遠哲在這個綠油油的年頭，把自己塑造成一個<text:span text:style-name="T3">"</text:span>老早就反對國民黨並且受到迫害<text:span text:style-name="T3">" </text:span>的形象，這是與事實完全不符的，純屬瞎掰，更不用說什麼台獨了。<text:span text:style-name="T3"> <text:line-break/><text:line-break/>1986</text:span>年，李遠哲得到諾貝爾獎，之後不久便馬上遠赴北京，接受祖國領導人鄧小平的召見，對之百般殷勤，據說還會學鄧小平的鄉音講話，鄧小平還在人民大會堂設宴款待。當時曾有西方媒體問李遠哲說，台灣社會方面說你之獲獎是台灣人的光榮，你的看法是？李遠哲回答說：<text:span text:style-name="T3">"</text:span>我能理解他們為什麼要這樣說<text:span text:style-name="T3">"</text:span>。言下之意是：我不是台灣人，所以也不是什麼台灣人的光榮，但我能理解他們為什麼要這麼說，因為我在台灣出生。<text:span text:style-name="T3"> <text:line-break/><text:line-break/></text:span>李遠哲不但參加國家統一委員會，而且直到十幾年後都還一直是九二共識以及兩岸統一的支持者與推動者，例如在國統會底下擔任什麼<text:span text:style-name="T3"><text:s/>"</text:span>跨黨派小組<text:span text:style-name="T3">" </text:span>召集人，推展國家統一的目標以及推動九二共識的正式官方宣告。<text:span text:style-name="T3"><text:line-break/><text:line-break/></text:span>很多事情姑且不說，我現在要說的是，當時跟林義雄的第一次碰面談話中，我就問他說：<text:span text:style-name="T3"> <text:line-break/><text:line-break/>"</text:span>你覺得民進黨很多人整天台灣台灣講個不停<text:span text:style-name="T3">(</text:span>那時候還沒有發明<text:span text:style-name="T3">"</text:span>愛台灣<text:span text:style-name="T3">" </text:span>的法西斯口號<text:span text:style-name="T3">)</text:span>，好像他凡事都是為台灣大眾的利益著想，但事實上所作所為卻又完全是另一套自私自利貪婪奪權的作法，吃香的，喝辣的，貪婪奢靡，你覺得這樣一種口頭上的吶喊有什麼意義嗎？<text:span text:style-name="T3">" <text:line-break/><text:line-break/></text:span>我還接著問說：<text:span text:style-name="T3"> <text:line-break/><text:line-break/>"</text:span>與此相對的是，有些人，例如國民黨的趙耀東、李國鼎、孫運璿等人，他們嘴巴上從不喊這類口號，而且一生清廉自持，節儉度日，但其所作所為卻又對台灣這個社會產生極大的長遠貢獻，難道我們不是應該單純針對是非本身來評價？而是根據表面上的各種漂亮口號？<text:span text:style-name="T3">" <text:line-break/><text:line-break/></text:span>林義雄當時的回答是滿臉笑意，輕拍桌面擊掌大表認同，並且說，政治人物經常是講一套做一套，同時舉了一些內幕實例。我們的談話，就一直圍繞在這個話題上。<text:span text:style-name="T3"> <text:line-break/><text:line-break/>1990</text:span>到現在<text:span text:style-name="T3">2016</text:span>年，<text:span text:style-name="T3">26</text:span>個年頭過去了，而我居然還在講同樣的話。唯一的不同是：打從大約<text:span text:style-name="T3">1998</text:span>年開始，<text:span text:style-name="T3">"</text:span>愛台灣<text:span text:style-name="T3">" </text:span>就變成一種檢驗忠誠的類<text:span text:style-name="T3"><text:s/>"</text:span>麥卡錫主義<text:span text:style-name="T3">" </text:span>的法西斯氛圍與口號，藉以在島內區分敵我，誰是中共同路人，誰是正港的台灣人，前者是敵，後者是友，敵人皆可殺，任何手段都是對的；而友方當然就是自己人，不管怎麼胡搞瞎搞貪污舞弊上下其手，統統都算是愛台灣。<text:span text:style-name="T3"> <text:line-break/><text:line-break/></text:span>這四分之一個世紀以來，台灣就籠罩在這樣一種藉著反中反華來遂行一切私利的政治文化中。不可思議的是，人們不但不生氣，絲毫不以為忤，反倒熱烈支持，甚至以之為榮。難道我們不該說，台灣之種種落後、退步與傷害，其實是人們咎由自取？在所謂民主<text:span text:style-name="T3"><text:s/>(</text:span>等同於選舉<text:span text:style-name="T3">)</text:span>的欺瞞幻術底下，劣幣因其數量夠多勢力夠大，反倒驅逐了良幣。<text:span text:style-name="T3"> <text:line-break/><text:line-break/></text:span>陳真<text:span text:style-name="T3"><text:s/>2016. 11. 18. <text:line-break/><text:line-break/>=============== <text:line-break/></text:span>在野的民進黨會支持開放核災區食品進口嗎？<text:span text:style-name="T3"> <text:line-break/><text:line-break/>https://goo.gl/Sv4NZK <text:line-break/><text:line-break/></text:span>作者毛奇<text:span text:style-name="T3"> <text:line-break/>2016</text:span>年<text:span text:style-name="T3">11</text:span>月<text:span text:style-name="T3">18</text:span>日<text:span text:style-name="T3"> <text:line-break/><text:line-break/></text:span>試想一個場景，如果現在還是由國民黨的馬政府執政，而這個政府竟然要開放日本核災區食品進口，那麼在野的民進黨會有什麼反應？這雖然是個假議題，但以台灣人認識的民進黨，相信大家一定不難猜出在野的民進黨會如何動作。<text:span text:style-name="T3"> <text:line-break/><text:line-break/></text:span>完全可以想見，針對沸沸揚揚的日本核災區食品進口問題，如果民進黨還在野，必定採取以下抗爭行動反對國民黨政府：<text:span text:style-name="T3"> <text:line-break/><text:line-break/></text:span>批評國民黨政府喪權辱國、出賣台灣人民健康交換政治利益、別人家的小孩死不了、批評公聽會是假的、發動群眾包圍公聽會場地並癱瘓公聽程序、民進黨立委杯葛國會議事、黨籍縣市長召開聯合記者會宣布無限期禁止核災區食品上架、民進黨中央黨部發動大型集會遊行，要求國民黨政府道歉、相關人員下台。<text:span text:style-name="T3"> <text:line-break/><text:line-break/></text:span>按照政黨政治運作常理，政黨存在的目的就是為了取得政權以實踐黨綱與政見，民進黨已經不是在野黨，自<text:span text:style-name="T3">2016</text:span>年<text:span text:style-name="T3">520</text:span>以來更是完全執政的局面，按理，針對是否進一步開放日本核災區食品進口，民進黨政府應該堅守反對立場才是，豈知，小英政府上台半年後，重大政策處處髮夾彎，完全忘了在野時的承諾。<text:span text:style-name="T3"> <text:line-break/><text:line-break/></text:span>惡劣的不僅於此，在野時總是批評國民黨政府黑箱作業的民進黨，為了他們時常掛在口邊的程序正義，無論是勞工休假爭議、日本核災食品進口議題，都被迫要召開公聽會，然而，有急成這樣的必要嗎？三天召開十場公聽會，到底希望廣徵意見？還是只是在「跑程序」？<text:span text:style-name="T3"> <text:line-break/><text:line-break/></text:span>言必稱程序正義、批評國民黨政府黑箱作業的民進黨，應該最熟悉重大政策的聽證程序，絕不可能在十天內召開三場公聽會，按照行政程序法之規定，行政機關舉行聽證會，有其完整嚴謹之程序，特別是針對類似開放核災區食品進口這樣攸關民生的重大議題，尤其應該事前備妥完整詳盡的資訊，邀請具有代表性的團體、學者專家、利害關係人出席討論，並給予正反雙方完整陳述意見的空間，而非只是行禮如儀、虛應故事，甚至事先射箭、再畫靶。<text:span text:style-name="T3"> <text:line-break/><text:line-break/></text:span>公聽會不是犧牲人民權益的遮羞布，程序再完備，也無法掩飾實質問題，以本案為例，就算公聽會開得再多，難道就能取得開放核災食品的正當性？遑論，這十場公聽會都在吵吵鬧鬧、甚至全武行中結束，民進黨政府要參採什麼意見？<text:span text:style-name="T3"> <text:line-break/><text:line-break/></text:span>許多人始終不解，明明是一個多數民意都反對的政策，明明連政府官員都不願意購買、食用的核災區食品，小英政府為何執意要開放？到底在急什麼？日本政府到底對誰施壓？究竟給了多少壓力？民進黨政府有何不為人知的苦衷？如果政府官員連這樣的壓力都頂不住，又要如何維護國家主權與權益？<text:span text:style-name="T3"> <text:line-break/><text:line-break/></text:span>以台灣的國際處境，我們其實不難理解政府想要多方爭取支持的立場，然而，再怎麼處境艱難，有必要以犧牲全民健康的方式進行交換嗎？難道真如傳言所稱，是為了讓代表蔡英文出席的宋楚瑜可以在<text:span text:style-name="T3">APEC</text:span>與日本首相安倍晉三會面？果真如此，台灣人的健康也未免太微不足道了吧！</text:p>
      <text:p text:style-name="P1"><text:span text:style-name="T1">陳真</text:span><text:s/>  |  2016.11.17 20:35   |   <text:a xlink:type="simple" xlink:href="http://palinfo.habago.org/Entry?Command=Information_PrintForum&amp;iPage=212#FORUM35118"><text:span text:style-name="T2">#</text:span></text:a></text:p>
      <text:p text:style-name="P2">謝謝小慧貼這文章。我的想法基本上與之類似，但我不確定我是對的，我只能確定倘若希拉蕊當選肯定是人類更進一步的血腥浩劫。我能確信這一點。但是，川普卻帶來一種高度的不確定性。這個不確定性並非在於川普個人，而是在於任何一個權力系統當它遭到外來<text:span text:style-name="T3"><text:s/>“</text:span>異類<text:span text:style-name="T3">” </text:span>入侵與破壞時，勢必會有一番鬥爭與卡位，整個權力體系才會慢慢再度穩定下來。<text:span text:style-name="T3"> <text:line-break/><text:line-break/></text:span>至於一個重新穩固後的權力體系跟舊有的之間究竟會有多大的不同，這是說不準的，這當然也牽涉到你我被統治者的持續參與力量；人們對於惡行越是保持高度戒備與反抗，世界就會減少若干往惡的一方傾斜的程度。<text:span text:style-name="T3"> <text:line-break/><text:line-break/></text:span>就可預見的將來而言，我基本上還是很悲觀，因為我對眾人的智能缺乏信心。我多少能理解為何羅素那麼強調智能對於世界發展的重要性，我也能理解為何蘇格拉底說最大的罪行就是無知。我們的命運很像一個由高空墜落的人，所謂善的力量，似乎只是延緩其墜落的速度，但最終仍得迎接最終著陸的轟然一響。<text:span text:style-name="T3"> <text:line-break/><text:line-break/>WSWS </text:span>最近有篇文章，改天有空我再做個轉述，簡單說，<text:span text:style-name="T3">WSWS </text:span>認為川普的當選只會進一步惡化美國長年以來的血腥侵略政策。我當然沒法說這樣的看法錯了，我只能說，這看法意味著一種更壞的可能性。重點是，與此相對的是，希拉蕊的當選卻似乎意味著一種更壞的確定性。<text:span text:style-name="T3"> <text:line-break/><text:line-break/></text:span>眼前有兩道門，一道穩死無疑，一道則似乎還有一點或許僅僅只是暫時得救的可能性。於是我選擇了後者，但我不敢保證它是一條天堂路，說不定讓我們更快墮入地獄。<text:span text:style-name="T3"> <text:line-break/><text:line-break/></text:span>重要的是，這種事怨天尤人意義不大，政客們又不是三頭六臂，倘若他們把我們帶向地獄，難道不就是因為我們放任他們這麼做。你看島內這群人渣等級的綠營當權者之所作所為就能體會我所說的這個道理。這些貪婪無品的無恥政客掌權至今，有沒有哪一天不做壞事？有沒有哪一天不為一黨一己謀取私利而以眾人集體福祗為代價？就算你日夜不停地記錄，你也永遠都跟不上其胡作非為的速度。重點是，難道這些無能無品的人渣政客擁有三頭六臂？他們的一切惡行難道不就是眾人所縱容甚至協助與歌頌？<text:span text:style-name="T3"> <text:line-break/><text:line-break/></text:span>眾人當然不是故意要自掘墳墓，而是在主流媒體無孔不入的洗腦下做出誤判，因此，對抗洗腦很重要。台灣社會之所以如此為虎作悵，認人渣做父，多少是因為人們根本無從獲得有意義的而且具有基本誠信價值的訊息，每天就是無孔不入的垃圾資訊與謊言。這時候，具有某種外語能力就顯得很重要，因為你會有比較多的機會去比較各方資訊品質的良莠，比較有機會接觸到那些主流社會不希望你接觸的訊息。<text:span text:style-name="T3"> <text:line-break/><text:line-break/></text:span>倘若一個人只懂得中文或甚至只看繁體中文，那麼，他所能看到的世界其實是受到很大限制的。我因此常想著一件事：懂外文的人那麼多，其實每個人只要花一點點時間，主動地做點翻譯或轉述工作，就能在中文世界打出一個洞，讓陽光穿透進來，或多或少改善一種幾乎完全密不通風徹底封閉的繁體中文世界。<text:span text:style-name="T3"> <text:line-break/><text:line-break/></text:span>台灣一些媒體當然也有所謂外文編譯報導，例如<text:span text:style-name="T3"><text:s/>“</text:span>風傳媒<text:span text:style-name="T3">”</text:span>，但是一般而言，其新聞品質與內容實在難以恭維，更不用說做為一個媒體最基本的持平態度，往往蕩然無存。不信你去看看比方說<text:span text:style-name="T3"><text:s/>‘’</text:span>風傳媒<text:span text:style-name="T3">‘’</text:span>對於美國總統大選的所謂評論與報導，恐怕連希拉蕊的文宣部都不敢如此肆無忌憚地做出那樣一些非常歇斯底里的純抹黑式報導。如此荒唐且肆無忌憚意味著什麼？意味著媒體老闆與所謂記者們其實把台灣人當成白癡看待。<text:span text:style-name="T3"> <text:line-break/><text:line-break/></text:span>風傳媒表面上還是島內稍微比較好一點的媒體，至於其它那些綠到爆的媒體就更是不堪聞問了。不可思議的是，人們為何會不斷相信那樣一些從來幾乎沒有一句話可信的所謂媒體？洗腦的力量，經常讓我感到很震驚。各位今天之所以還會願意花寶貴時間看巴勒網，無非是因為我們至少在誠實與誠信這一點上已經盡了最大的力氣；並非說我們絕不會有錯，而是說我們不會為了任何目的去造謠或刻意扭曲。<text:span text:style-name="T3"> <text:line-break/><text:line-break/></text:span>不可思議的不是騙子的存在，不可思議的是人們為何不管被騙幾百幾千次，卻仍至死不渝地相信著根本無一句話可信的騙子。臨床上也常有類似的狀況，而且越往南部這現象似乎就越顯著，明明是荒唐到爆的什麼自製祖傳仙丹秘方，明明是騙財騙色的什麼仙姑龍王，什麼性交排毒，什麼吸奶解災，什麼宇宙神力加持，一次五萬八萬，竟然無數的人深信不疑。這時候，你覺得是應該掃蕩騙子還是提昇辨別是非的能力比較重要？</text:p>
      <text:p text:style-name="P1"><text:span text:style-name="T1">葉小慧</text:span><text:s/>  |  2016.11.17 14:35   |   <text:a xlink:type="simple" xlink:href="http://palinfo.habago.org/Entry?Command=Information_PrintForum&amp;iPage=212#FORUM35117"><text:span text:style-name="T2">#</text:span></text:a></text:p>
      <text:p text:style-name="P3">這次美國大選結果，身邊許多人竟近乎崩潰，認為美國人怎會選出川普這個瘋子，擔心他把美國的種族歧視等問題帶到新高峰。不過，也看得到一些美國人發出不一樣的聲音。比如<text:span text:style-name="T3">MSNBC</text:span>「早安<text:span text:style-name="T4">・</text:span>喬」新聞評論節目，針對紐約時報等媒體完全只想打擊川普的做法提出反省。又比如亞當瓦林斯基在今日美國的發言。<text:span text:style-name="T3"> <text:line-break/><text:line-break/>**** <text:line-break/>https://www.youtube.com/watch?v=HlOWOTpV0CU <text:line-break/>---- <text:line-break/></text:span>發佈日期：<text:span text:style-name="T3">2016</text:span>年<text:span text:style-name="T3">11</text:span>月<text:span text:style-name="T3">12</text:span>日<text:span text:style-name="T3"> <text:line-break/><text:line-break/></text:span>美國媒體反思<text:span text:style-name="T3">2016</text:span>年大選報道。這是我看到的第一個美國媒體反思大選報道的視頻，做了個雙語版的方便中文觀眾觀看，視頻原地址是<text:span text:style-name="T3">https://www.youtube.com/watch?v=zY3nR... <text:line-break/><text:line-break/>11</text:span>月<text:span text:style-name="T3">10</text:span>日<text:span text:style-name="T3">MSNBC</text:span>《早安，喬》（<text:span text:style-name="T3">Morning Joe</text:span>）節目，針對當天《紐約時報》頭版頭條文章《民主黨人，學生和外國盟友面對特朗普總統任期的現實》，發出抗議，反思美國主流媒體在本次大選報道中的偏頗與不公。主持人喬<text:span text:style-name="T3">·</text:span>斯卡伯勒（<text:span text:style-name="T3">Joe Scarborough</text:span>）指出，本次大選中，美國主流媒體從業者，為自己設定了<text:span text:style-name="T3">“</text:span>必須擊敗川普<text:span text:style-name="T3">”</text:span>的立場，並千方百計地尋找證據支持自己的觀點。但記者的責任，不是報道他們的偏見。而是深入群眾，了解他們的想法，了解國情，報道人民。<text:span text:style-name="T3"> <text:line-break/><text:line-break/></text:span>隨後，節目對比其他媒體的頭條標題，並引用紀錄片《特朗普國度》的導演，邁克爾<text:span text:style-name="T3">·</text:span>摩爾的<text:span text:style-name="T3">Facebook</text:span>文章，並指出：<text:span text:style-name="T3">“</text:span>不要再說你有多麼的<text:span text:style-name="T3">‘</text:span>目瞪口呆<text:span text:style-name="T3">’</text:span>和<text:span text:style-name="T3">‘</text:span>震驚<text:span text:style-name="T3">’</text:span>，你想表達的其實是，你生活在一個泡泡裡，沒注意你的同胞<text:span text:style-name="T3">——</text:span>其他美國人，那些多年來一直被兩黨忽視的人，沒注意到他們的絕望，對體制的憤怒和復仇情緒只會增長。<text:span text:style-name="T3">” <text:line-break/><text:line-break/>**** <text:line-break/></text:span>本文「亞當<text:span text:style-name="T3">·</text:span>瓦林斯基：我是肯尼迪的演講撰稿人，但這次支持川普」轉自觀察者網<text:span text:style-name="T3">(</text:span>觀察者網轉自「今日美國」微信公眾號<text:span text:style-name="T3">) <text:line-break/><text:line-break/>---- <text:line-break/>http://www.guancha.cn/AdamWalinsky/2016_11_04_379408_s.shtml <text:line-break/></text:span>亞當<text:span text:style-name="T3">·</text:span>瓦林斯基：我是肯尼迪的演講撰稿人，但這次支持川普<text:span text:style-name="T3"> <text:line-break/>(</text:span>羅伯特<text:span text:style-name="T3">·</text:span>肯尼迪司法助理及演講稿撰寫人<text:span text:style-name="T3">) <text:line-break/><text:line-break/>2016-11-04 07:43:37 <text:line-break/></text:span>來源：今日美國<text:span text:style-name="T3"> <text:line-break/><text:line-break/></text:span>我的一生都是一個民主黨人。當年為效力美國總統約翰<text:span text:style-name="T3">·</text:span>肯尼迪和總檢察長羅伯特<text:span text:style-name="T3">·</text:span>肯尼迪，我來到華盛頓。當肯尼迪總統被謀殺，他的兄弟羅伯特離職後，我加入了羅伯特的參議員競選活動，做了他的司法助理和演講稿撰寫人，直到他自己因競選總統被刺殺。我自己在<text:span text:style-name="T3">1970</text:span>年以民主黨身份參加紐約州選舉失利，當我在<text:span text:style-name="T3">20</text:span>世紀<text:span text:style-name="T3">80</text:span>年代和<text:span text:style-name="T3">90</text:span>年代努力制定我自己的警察改革計劃時，當時的比爾<text:span text:style-name="T3">·</text:span>克林頓州長是我的警察兵團<text:span text:style-name="T3"><text:s/>(the Police Corps) </text:span>的全國委員會主席。<text:span text:style-name="T3"> <text:line-break/><text:line-break/></text:span>今年，我決定將投票選川普作美國總統。<text:span text:style-name="T3"> <text:line-break/><text:line-break/></text:span>如此巨大的決定，並出於對故情舊交的尊重，這裡我對此決定作一個公開說明：<text:span text:style-name="T3"> <text:line-break/><text:line-break/></text:span>約翰和羅伯特<text:span text:style-name="T3">·</text:span>肯尼迪將他們最大的承諾和精力致力於防止戰爭和維護世界和平。對他們來說，這不是一個抽像的公式，而是人類生活的必要基礎。<text:span text:style-name="T3"><text:s/></text:span>但是，今天的民主黨已經成為一個戰爭黨：一個由軍火商、雇佣兵、學術戰爭策劃者、干預外國的游說家們、綠色革命的推動者、轉基因食物的推動者、失敗的將軍們、腐敗的政府官員及其自然資源的掠奪者構成的家庭。我們在<text:span text:style-name="T3">80</text:span>個國家有美軍基地，在大約<text:span text:style-name="T3">130</text:span>個國家有地面軍事人員。這真是一個<text:span text:style-name="T3"><text:s/>“</text:span>了不起<text:span text:style-name="T3">” </text:span>的成就，因為世界上總共只有<text:span text:style-name="T3">192</text:span>個國家。<text:span text:style-name="T3"><text:s/></text:span>將領們宣布我們的國家政策，戰區指揮官是我們的首席大使。<text:span text:style-name="T3"><text:s/></text:span>我們對任何問題或者任何形式的反對，第一個回答似乎永遠是一個軍事行動。<text:span text:style-name="T3"> <text:line-break/><text:line-break/></text:span>今年的民主黨總統候選人希拉里<text:span text:style-name="T3">·</text:span>克林頓也沒有尋求和平意願，相反，她把美國連續推進到侵略行動中。她試圖通過把俄羅斯總統普京定性為另一個希特勒來防止美國人民尋求與他的友誼和合作。她宣布自己已經准備好在宣誓就職後立即入侵敘利亞。她預定的戰爭內閣很多都是在過去幾十年裡帶來無盡戰爭和災難的人，及那些帶領我們進入伊拉克、阿富汗、敘利亞、利比亞、也門、烏克蘭的新保守主義者。他們對所有過去的錯誤毫無悔意，並且隨時準備砸下萬億美元和新鮮血液重啟這一切。而她帶領的民主黨似乎意圖通過派美國軍艦進入黑海或者把核武器部署在更接近俄羅斯本土的地方來惡化與俄羅斯的關係。<text:span text:style-name="T3"> <text:line-break/><text:line-break/></text:span>事實上，在從開始到至今的反恐怖戰爭裡，只有一個美國總統候選人具有潛在的智力、遠見與理智去看到美國不能同時和整個世界開戰。他看到美國在這場鬥爭中必須要跟其他國家合作。中俄經歷過自己的反恐戰爭並獲得經驗，同時擁有很強的軍事力量來打擊恐怖主義。<text:span text:style-name="T3"> <text:line-break/><text:line-break/></text:span>只有一個總統候選人指出，在我們正試圖壓制正在攻擊中俄的聖戰者們的同時，再尋求與俄羅斯和中國對抗是多麼的毫無意義。<text:span text:style-name="T3"> <text:line-break/><text:line-break/></text:span>那位總統候選人就是川普。<text:span text:style-name="T3"> <text:line-break/><text:line-break/></text:span>在整個競選過程中，他說作為總統他將很快與普京總統坐下來尋求緩和我們兩國之間的緊張關系，在打擊恐怖分子的戰爭中建立可能的合作。<text:span text:style-name="T3"><text:s/></text:span>單就這個理由，標志著他的智力與遠見已經大大超越了他這次大選競爭中的所有對手。<text:span text:style-name="T3"> <text:line-break/><text:line-break/></text:span>還必須說：川普先生是一個不完美的候選人，而且他將肯定是一個不完美的總統。他冷酷，粗俗。在有些領域他很無知。他侮辱人且造成不必要的傷害。他如果只說了他一半的話，就會成為一個加倍好的候選人。他雖然經常無節制，但並不是川普，而是他的無節制的對手將普京在烏克蘭的行動比作希特勒的行動。這種侮辱的頭銜，即使在整個冷戰過程中，也從沒有一個美國總統給任何前蘇聯或俄羅斯領導人戴上過，甚至對屠夫斯大林也沒有，事實上我們還和他合作贏得了二次大戰的勝利。不是川普，而是邁克爾<text:span text:style-name="T3">·</text:span>莫雷爾<text:span text:style-name="T3">(</text:span>前中央情報局局長，目前的民主黨候選人的高參<text:span text:style-name="T3">)</text:span>公開建議我們應該開始<text:span text:style-name="T3">“</text:span>絞殺俄羅斯<text:span text:style-name="T3">”</text:span>，這種雙重違法的戰爭行為竟然無人給予駁斥。<text:span text:style-name="T3"> <text:line-break/><text:line-break/></text:span>此外川普顯示自己是一個具有獨特政治勇氣的男子漢。願意抵抗歇斯底裡的華盛頓戰爭鷹派，建制派和主流媒體。他們每天就是把川普說成是反美國的，只因他敢於說出他不同於他們單一的狂熱的戰爭傾向的觀點和意見。<text:span text:style-name="T3"> <text:line-break/><text:line-break/></text:span>約翰<text:span text:style-name="T3">·</text:span>肯尼迪有驚人的政治勇氣。他在冷戰的高潮時開始第一次國會議員競選時說：<text:span text:style-name="T3">“</text:span>最重要的是，我們要日以繼夜，用我們全部的創造力和努力，為和平而戰。我們需要另一場戰爭。<text:span text:style-name="T3">”</text:span>多年以後，在<text:span text:style-name="T3">1962</text:span>年的古巴導彈危機中，他和他的兄弟不得不克服來自於自己的軍事指揮官、政府官員和其他公共領導人的反對，以避免與蘇聯的戰爭。當時共有<text:span text:style-name="T3">13</text:span>人在<text:span text:style-name="T3">ExComm</text:span>房間，羅伯特<text:span text:style-name="T3">·</text:span>肯尼迪說，只要其中八個人中的任何一個人是現在的總統，美俄將爆發為核戰爭。<text:span text:style-name="T3"> <text:line-break/><text:line-break/></text:span>僅僅在一年以後，肯尼迪總統就建立了與蘇聯領導人尼基塔<text:span text:style-name="T3">·</text:span>赫魯曉夫緊密的工作關系。他在全國各地演講，促進和平的政策，並在<text:span text:style-name="T3">1963</text:span>年發表了他的歷史性的美國大學演講。他說，<text:span text:style-name="T3">“</text:span>我們和平的戰略不是一個由強制執行戰爭的美國武器推行的美式和平的世界，相反，它必須建立在談判之上，在共同感興趣的領域加強合作，並承認，我們最基本的共同點是，我們都生活在這個小小的星球。我們都呼吸著同樣的空氣。<text:span text:style-name="T3"><text:s/></text:span>我們都珍惜子孫的未來。<text:span text:style-name="T3"><text:s/></text:span>我們都是凡人。<text:span text:style-name="T3">” </text:span>至於我們的大仇敵蘇聯，他說，<text:span text:style-name="T3">“</text:span>我們必須重新審視我們自己的態度，作為個人和作為一個民族，我們的態度和他們的態度一樣，都是至關重要的。<text:span text:style-name="T3"> <text:line-break/><text:line-break/></text:span>六個月後，他就死了。羅伯特<text:span text:style-name="T3">·</text:span>肯尼迪繼續了他的夢想。羅伯特<text:span text:style-name="T3">·</text:span>肯尼迪將禁止核試驗條約的批准作為他在參議院的職業生涯的早期重點。<text:span text:style-name="T3"><text:s/></text:span>隨著林登<text:span text:style-name="T3">·</text:span>約翰遜總統升級越南戰爭，這就迫使羅伯特<text:span text:style-name="T3">·</text:span>肯尼迪參加了爭奪總統寶座之爭。<text:span text:style-name="T3"><text:s/>1968</text:span>年無論他在哪裡競選，幾乎對每一位聽眾，他都述說那場戰爭的的殘酷，恐怖和悲劇。他的話語，在經歷連續<text:span text:style-name="T3">15</text:span>年世界各地戰爭的今天，需要重復，<text:span text:style-name="T3">“</text:span>我們勇敢的年輕人，正在東南亞的沼澤地裡死去。這其中可能有人會寫一首詩，這其中有人可能會治癒癌症，這其中有人可能會在世界大賽中拿獎，或是在舞台給我們歡笑，或建設一座橋梁或一個大學，這其中有人教孩子閱讀。讓這些人活下來是我們的責任。如果他們因為自己國家的虛榮心而死亡是多麼可悲的一件事情。<text:span text:style-name="T3">” <text:line-break/><text:line-break/></text:span>他還敦促我們考慮越南的母親們。她們絕望地試圖保護她們的小孩免於從空中而來的，從一個她們幾乎無法理解的國家機器發出的炸彈。他要求在參議院的同僚回答一個問題，即是誰給了我們摧毀在世界的另一邊的偏遠鄉村，並自稱自己從神得來的力量來決定他人的生和死的權力？<text:span text:style-name="T3"><text:s/>“</text:span>這一切都是我們的責任，<text:span text:style-name="T3">” </text:span>他說，<text:span text:style-name="T3">“</text:span>不只是一個國家的，而是你和我的責任。<text:span text:style-name="T3">” <text:line-break/><text:line-break/></text:span>約翰和羅伯特<text:span text:style-name="T3">·</text:span>肯尼迪要求大國必須非常精確和克制，謙卑使用權力和武力。他們倆都知道自己有被暗殺的可能性，但他們一直努力引導我們走向和平一直到到他們的死亡時刻。然而肯尼迪和肯尼迪的遺產正在被今天的民主黨放棄。<text:span text:style-name="T3"> <text:line-break/><text:line-break/></text:span>我們已經把一個又一個的中東國家打碎。數以百計的城市和村莊已淪為廢墟。成千上萬的人都死於非命，難民數以百萬計<text:span text:style-name="T3">; </text:span>並且，儘管所有的媒體叫著反對<text:span text:style-name="T3">ISIS</text:span>、基地組織或伊斯蘭恐怖主義的威脅，但我們的軍隊領導人沒有任何解決的辦法。<text:span text:style-name="T3"><text:s/></text:span>他們不能告訴我們要取得勝利需要什麼或什麼意味著勝利。但他們又很快向我們保證，正如在今天的利比亞的情形，這場衝突將無限期地繼續下去。他們甚至不能解釋為什麼一些我們目前的盟友（例如土耳其）在轟炸和炮擊我們某些人聲稱的盟友（例如庫爾德人）。<text:span text:style-name="T3"><text:s/></text:span>因此，民主黨政府正在年復一年地推進布什總統任期的工作。他們沒有思想，不加疑問，不停地派遣更多的青年男女進入戰爭絞肉機。<text:span text:style-name="T3"> <text:line-break/><text:line-break/></text:span>大量的民選的民主黨官員曾經一度孜孜不倦地呼吁和努力去結束我們在越南的災難性的戰爭。而今天國會只有民主黨眾議員圖爾西<text:span text:style-name="T3">·</text:span>加伯德的反戰的聲音。她曾是一個預備役軍人並兩次被部署在伊拉克，只有她對她所言深知明了。一個民主黨的總統無休止地派遣無數無人機到許多其他國家，以展示美國獨特的軍事技術，而對我們這個技術如何破壞其他國家和人民則全然熟視無睹。<text:span text:style-name="T3"> <text:line-break/><text:line-break/></text:span>然而，最驚人的是，當我們宣布恐怖分子威脅歐洲，威脅美國，威脅到西方文明，當我們面對這一切，我們卻不集中我們的軍力對付這一獨特的威脅。<text:span text:style-name="T3"> <text:line-break/><text:line-break/></text:span>我們把我們的戰士、我們的戰艦、我們的飛機送往哪裡？為什麼是俄羅斯，一個指揮北約的美國將軍宣稱俄羅斯是對美國的主要<text:span text:style-name="T3"><text:s/>“</text:span>存在<text:span text:style-name="T3">”</text:span>的威脅。<text:span text:style-name="T3"><text:s/></text:span>當你讀到這裡的時候，一個主要由美國領導和支付北約的地面，空中和海軍部隊，已經朝著俄羅斯的西部邊界展開自二戰以來最大規模的軍事演習。與此同時，我們最強大的航空母艦戰鬥群和海軍航空兵部隊已經在中國南海躍躍欲試。在那裡，我們可能與中國這個潛力未知，我們所說的第二個<text:span text:style-name="T3">”</text:span>假想<text:span text:style-name="T3">”</text:span>敵人發生衝突。<text:span text:style-name="T3"> <text:line-break/><text:line-break/></text:span>並沒有從俄羅斯來的恐怖分子肆虐法國、意大利或美國。<text:span text:style-name="T3">ISIS</text:span>不是在俄羅斯土地上產生的。唯一襲擊西方的俄羅斯恐怖分子是普京總統早在<text:span text:style-name="T3">1999</text:span>年就要求我們聯合反對的。中國唯一的恐怖分子是正在攻擊我們又攻擊中國本身的維吾爾人。這似乎是美國本應很久以前就知道的基本常識，即不要與俄羅斯和中國對抗，而是要合作共同對付困擾我們這一代人的恐怖分子，包括今天把歐洲恐嚇壞了的<text:span text:style-name="T3">ISIS</text:span>。<text:span text:style-name="T3"> <text:line-break/><text:line-break/></text:span>前國防部長威廉<text:span text:style-name="T3">·</text:span>佩里，一位民主黨人警告說，我們現在<text:span text:style-name="T3">“</text:span>正處於新冷戰的門檻上，新的核軍備競賽，核災難的可能性比在冷戰期間更大。<text:span text:style-name="T3">” <text:line-break/><text:line-break/></text:span>當然，當前的戰爭和即將爆發的戰爭威脅將是任何大國都不能承受的。因為每個有頭腦的人都知道我們這個帝國越積越多的不可想像的債務。這沉重的負擔來自於我們的政府，我們的企業，我們的家庭，我們的學生，以及我們對未來無限的福利承諾。經年不斷的戰爭耗盡了我們的軍隊。虛假的希望與勝利的承諾己經燒破了我們前一代開始的戰爭理想主義。我們的部隊疲憊了，尤其是一直被不斷地部署了超過十年的戰鬥部隊。<text:span text:style-name="T3"> <text:line-break/><text:line-break/></text:span>不過糟糕的是，還有更多這樣的事情發生。今年夏天的悲慘事件表明真正的危險潛伏在這個國家裡面。這不是來自敘利亞或伊拉克或俄羅斯的外在危險，而是我們自己所承繼的歷史的危險。<text:span text:style-name="T3"> <text:line-break/><text:line-break/></text:span>事實是，當我們追逐那遠離我們的土地上的和平和正義的怪獸時，將我們和我們的理念強加在那些拒絕我們的教導的陌生人身上時，我們卻忽略了我們自己的國家和我們的人民，我們的鄰居，我們自己孩子和自己的朋友們。<text:span text:style-name="T3"> <text:line-break/><text:line-break/></text:span>現在我們可以看到結果了，我們帶給其他國家的暴力反彈到我們自己身上。我們有錢用在伊拉克的炸彈上卻沒有錢去花在我們自己的學校。優秀的男女青年被送到遙遠的戰場，使他<text:span text:style-name="T3">/</text:span>她們不能在家教育和指導我們的孩子，使他<text:span text:style-name="T3">/</text:span>她們無法幫助引導貧民窟的年輕人，使他<text:span text:style-name="T3">/</text:span>她們不能在這裡窮街陋巷做警察去制止和消除那因貧窮而導致的犯罪，使他<text:span text:style-name="T3">/</text:span>她們不能在這裡維護美國憲法給予人們的基本權利，使他<text:span text:style-name="T3">/</text:span>她們不能在這裡保護美國的城市和豐富人們的生活，使他<text:span text:style-name="T3">/</text:span>她們沒有在這裡讓美國人和美國的兒童免於謀殺美國警察。這是我們現在真正的危險。<text:span text:style-name="T3"> <text:line-break/><text:line-break/></text:span>所以，我對美國的希望是這樣的。首先，我們必須立刻開始結束參與無盡的不必要的因此殺氣騰騰的戰爭。我們需要我們的最好的年輕的人來參與幫助我們。我們需要停止對更具破壞性的軍備魯莽的軍事開支。我們需要重新呼吸自由。<text:span text:style-name="T3"> <text:line-break/><text:line-break/></text:span>我們必須抵擋文明秩序的致命敵人。<text:span text:style-name="T3">ISIS</text:span>及其小弟兄們必須予以消滅，沒有憐憫，沒有猶豫。但是，我們需要讓所有民族參與我們的共同防禦。我們必須放棄愚蠢的小規模衝突和小心眼。我們必須結束我們反射性的主宰其他發達國家的努力，尤其是俄羅斯和中國。<text:span text:style-name="T3"> <text:line-break/><text:line-break/></text:span>所以，我對美國的希望是這樣的。首先，我們必須立刻開始結束參與永無止境的不必要的戰爭，我們需要優秀的年輕人來參加美國的建設。我們需要停止對研制具有更大破壞性武器的軍事開支。我們需要重新呼吸自由。<text:span text:style-name="T3"> <text:line-break/><text:line-break/></text:span>肯尼迪總統反覆地告訴我們，在這個危險的世界上，我們自己的和平與安全將取決於俄羅斯和與俄羅斯人民的和平合作關係。裡根在他的總統任期結束時也說了同樣的話。在華盛頓的傻瓜們意圖一統天下，希望我們現在忽略這個智慧。但是，我們需要這樣的智慧來維護這個世界和我們孩子們的未來。<text:span text:style-name="T3"> <text:line-break/><text:line-break/></text:span>第二，我們必須同時開始恢復我們國內的和平環境。有太多的弊病要治癒，太多的缺點要糾正。<text:span text:style-name="T3"> <text:line-break/><text:line-break/></text:span>我們首要的任務是制止對警察的暴力行為。我們需要加強我們的警察和警察部門，我們需要更多和更好的警察。我們需要他們得到更好的培訓，培訓他們不是作為戰士而是作為牧羊人，作為領導者和年輕的教師，作為和平的社區的調解人。我們不要讓我們最好的年輕人在阿富汗被簡易爆炸裝置炸飛他們的腿，而是要讓他們去保護在聖路易斯、芝加哥、底特律和所有其他地方人民的生命安全。<text:span text:style-name="T3"> <text:line-break/><text:line-break/></text:span>川普的<text:span text:style-name="T3">“</text:span>美國第一<text:span text:style-name="T3">”</text:span>已被無情地嘲笑。但是，要求政府的政策，無論在國內還是國外，首先是尋求我們自己國家的利益並不是老式的或過時的。相反，它代表了立國者們最深的智慧和美國政治家的傳統。<text:span text:style-name="T3"><text:s/></text:span>只有真正明確什麼是我們國家和我們同胞的真正利益，並對這些利益作出充分承諾，才能明智地在國內和世界採取行動。<text:span text:style-name="T3"> <text:line-break/><text:line-break/></text:span>最後，我們的總統告訴我們，我們說的太多了。當然，我們不希望引起爭端。但是，美國人民也許已經沉默了太長時間。輿論和政府的權貴們毫不猶豫地用他們高高在上的權力和地位替我們作主。正是這些人導致我們陷入無用的對外戰爭和無限的國內災難。現任總統告訴我們，現在我們必須要花上另一個萬億美元來開發新的核武器系統，而當我們詢問誰將會成為這些銷毀世界的武器的目標，他只說，<text:span text:style-name="T3">“</text:span>我們不能與俄羅斯做正常交易<text:span text:style-name="T3">”</text:span>。<text:span text:style-name="T3"> <text:line-break/><text:line-break/></text:span>任何人都可以看到我們是在走向瘋狂。我們根本無法對抗整個世界，俄羅斯、中國和中東地區的所有國家。<text:span text:style-name="T3"><text:line-break/><text:line-break/></text:span>因此，我們的公民不能保持沉默，我們必須用同一個偉大的聲音，一個與華盛頓、傑斐遜、林肯、馬丁<text:span text:style-name="T3">·</text:span>路德<text:span text:style-name="T3">·</text:span>金一樣強大的聲音說出我們的想法。<text:span text:style-name="T3"> <text:line-break/><text:line-break/></text:span>讓我們回歸立國者們的智慧，他們用必要的戰爭來保衛聯盟，但並沒有尋求征服他國。<text:span text:style-name="T3"> <text:line-break/><text:line-break/></text:span>我們不要跨進一個新的冷戰和與俄羅斯和中國新的核軍備競賽的門檻。而應該尋求爭取他們的共同努力去抵御威脅整個文明的恐怖主義。<text:span text:style-name="T3"> <text:line-break/><text:line-break/></text:span>我們要維護保持我們自己國內的和平與安全，而不是在持續徒勞地努力想控制世界上二百個外國的事務。<text:span text:style-name="T3"> <text:line-break/><text:line-break/></text:span>這一點，據我所知，是川普的政策所在。這不是共和黨所喜歡的，他必須克服他的黨內的反對而推行。<text:span text:style-name="T3"><text:s/></text:span>但是，這是他的治國之策。<text:span text:style-name="T3"><text:s/></text:span>這是他一次又一次地重申，並且有決心實施的施政方針。他用勇氣和毅力來打垮了對他的批評。即使在今天困境重重的時候，這是唯一能夠滿足所有政黨和最大多數美國人希望的政策。<text:span text:style-name="T3"> <text:line-break/><text:line-break/></text:span>那麼我們是否可以說川普是否具備了作為一個總統應有的那種冷靜的判斷和自我控制，在危機中拯救一個民族或者世界的判斷力呢？沒有人能夠真正知道未來的總統在未來如何對如此巨大的壓力作出的反應，但川普給了我們一些證據。<text:span text:style-name="T3"><text:s/></text:span>他給自己定下一個獨特的走向橢圓形辦公室的路線，蔑視平常的智慧，講出了比任何一個咨詢家和顧問更多的關於政治和美國的真相。<text:span text:style-name="T3"><text:s/></text:span>然而，正因為他的獨立性，他那種願意說出不管如何令人不愉快的事實的膽量，再加上他偉大的政治勇氣，給我們帶來了希望甚至一些信心，他可能勝任這項工作。也許最重要的是，他已經證明了他不會被一些將領阻嚇，正是這些將領到今天為止用自己暢通無阻的方式攪和我們的戰爭和預算，並導致美國的巨大損失。<text:span text:style-name="T3"> <text:line-break/><text:line-break/></text:span>他可能是有缺陷的，但川普比我們現時的政治家講了更多的真相。最重要的是，他提供了一個不依靠持續不斷的戰爭的未來之路，他要務實地像經商一樣的與所有講理的國家和人民協作，集中我們的力量和努力對付真正敵人。因此，糾纏於他的缺點和錯誤是一種對攸關我們人民和國家、戰爭與和平、生與死之重大問題的逃避。你和我必須接受他在言行舉止上的不足以換取和平。這種和平，是林肯希望得到的，是我們希望得到的，也是世界上所有的國家希望得到的。<text:span text:style-name="T3"> <text:line-break/><text:line-break/></text:span>為我們自己和為我們的後代，美國永遠被應該放在第一位。這就是為什麼我會投票給川普做總統的原因。<text:span text:style-name="T3"> <text:line-break/><text:line-break/></text:span>本文已獲微信公眾號<text:span text:style-name="T3">“</text:span>今日美國<text:span text:style-name="T3">”</text:span>（<text:span text:style-name="T3">ID</text:span>：<text:span text:style-name="T3">thedailiynews</text:span>）授權刊載。</text:p>
      <text:p text:style-name="P1"><text:span text:style-name="T1">鄭涵文</text:span><text:s/>  |  2016.11.16 11:50   |   <text:a xlink:type="simple" xlink:href="http://palinfo.habago.org/Entry?Command=Information_PrintForum&amp;iPage=212#FORUM35116"><text:span text:style-name="T2">#</text:span></text:a></text:p>
      <text:p text:style-name="P2">回隆誌：<text:span text:style-name="T3"> <text:line-break/><text:line-break/>1. <text:line-break/></text:span>其實我不是很了解隆誌說的第四段，首先政府機關出現嚴重紀律為失，是用以判斷政府部門是否出問題的重要依據，是判斷<text:span text:style-name="T3">"</text:span>質<text:span text:style-name="T3">"</text:span>極其關鍵的一環，所以一方面我有所提及，但也認為一、兩個個案探討體制尚不夠。<text:span text:style-name="T3"> <text:line-break/><text:line-break/></text:span>其次誤事者為屏東縣食衛科稽查員，根據屏東縣政府衛生局組織規程第四條第六款：<text:span text:style-name="T3"> <text:line-break/></text:span>六、食品衛生科：掌理食品衛生管理等事項。<text:span text:style-name="T3"> <text:line-break/><text:line-break/></text:span>你認為檢驗人員和行政人員根本就是兩碼子事情，這句話我想你有點誤會，公法上的行政不是指文書工作，而是行政法下的人員，也就是公務員。<text:span text:style-name="T3"> <text:line-break/><text:line-break/></text:span>稽查人員屬於衛生檢驗職系。<text:span text:style-name="T3"> <text:line-break/><text:line-break/></text:span>根據職系說明書：<text:span text:style-name="T3"> <text:line-break/><text:line-break/></text:span>衛生檢驗職系<text:span text:style-name="T3"> <text:line-break/></text:span>本職系之職務，係基於衛生檢驗之知能，對藥品、濫用藥物、醫療器材、化妝品、食品添加物、污染物、重金屬、動物用藥殘留、食品微生物、食品、食品容器、器具、包裝與清潔劑之抽查檢驗及病媒、寄生蟲、病毒、細菌、疫病蟲害、海空港口檢疫與傳染病個案檢體等之檢驗與方法之研訂等，從事計畫、研究、擬議、審核、督導及執行等工作。<text:span text:style-name="T3"> <text:line-break/><text:line-break/></text:span>因為這個問題比較基本，我先提出來，我想謝開平教授沒有甚麼混用跟誤用的地方。<text:span text:style-name="T3"> <text:line-break/><text:line-break/>2.</text:span>你說的第一段，其細節如何施行我不知道，也沒有做過判斷，所以我只看衛服部自己的說法，衛服部認為人員不足、同時稽查人員流動頻繁，導致訓練及經驗傳承不易。<text:span text:style-name="T3"> <text:line-break/><text:line-break/></text:span>以下為原文，跟前面<text:span text:style-name="T3">PO</text:span>的一篇差不多，我把省下的字打上來：<text:span text:style-name="T3"> <text:line-break/>"</text:span>輸入食品安全問題與民眾生活息息相關，邊境查驗是為民眾把關安全之第一道關卡。我國輸入食品查驗量逐年上升，自<text:span text:style-name="T3">2011</text:span>年<text:span text:style-name="T3">42</text:span>萬餘批增加至<text:span text:style-name="T3">2015</text:span>年<text:span text:style-name="T3">63</text:span>萬批，上升幅度約<text:span text:style-name="T3">50%,2015</text:span>年檢驗量上看<text:span text:style-name="T3">4</text:span>萬<text:span text:style-name="T3">9000</text:span>批，上升幅度更高達約<text:span text:style-name="T3">63%</text:span>；但我國輸入食品邊境查驗人力僅由<text:span text:style-name="T3">42</text:span>人增加至<text:span text:style-name="T3">58</text:span>人，上升幅度僅<text:span text:style-name="T3">38%</text:span>，人力顯然無法負荷龐大查驗業務<text:span text:style-name="T3">" <text:line-break/>"</text:span>正式人力不足情形下，採業務承攬方式，將庶務性事務之協助工作，由非典型人力協助辦理，惟其流動率高，造成專業性不足，且經驗不易傳承等問題。同時受限於輸入食品經費預算缺乏，執行輸入食品之查核及抽驗比率、檢驗項目、通關時效，以及國外源頭工廠之查核強度，均無法有效提升。<text:span text:style-name="T3">" <text:line-break/>"</text:span>同時受限於輸入食品今費預算缺乏，執行輸入食品之查核及抽驗比率、檢驗項目、通關時效，以及國外源頭工廠之查核強度，均無法有效提升<text:span text:style-name="T3">" <text:line-break/><text:line-break/>27</text:span>頁第二段全文：<text:span text:style-name="T3"> <text:line-break/>"</text:span>食品類別及業者家數眾多、源頭供應來源繁複、違法犯罪手法不斷更新等現況，均顯示食品稽查面向廣乏及其複雜度，僅限於各縣市獨立執行或衛生單位之食品稽查監管制度已不符合目前所需。再者，衛生機關稽查人力編制嚴重不足，依據再者，衛生機關稽查人力編制嚴重不足，依據<text:span text:style-name="T3">2005</text:span>年統計資料顯示，各縣市（政府）衛生局辦理食品衛生正式人力約<text:span text:style-name="T3">512</text:span>人，並依實際需求進行行政、稽查及檢驗等業務之調整分配，平均每名食品衛生安全人力負責服務約<text:span text:style-name="T3">4</text:span>萬<text:span text:style-name="T3">l,000</text:span>位國民。而食藥署辦理流通稽查業務之正式人力約<text:span text:style-name="T3">75</text:span>人，除食品外，還須負責藥品、化妝品等稽查業務，其工作份量相當繁重，加以我國缺乏專職食品稽查教育，對於食品安全領域之專業素質有待提升，復以稽查人員流動頻繁，導致訓練及經驗傳承不易，衛生機關稽查及栽處工作日益困難，如何徹底解決稽查管理人力不足並全面提升稽查專業量能，成為刻不容緩之課題。<text:span text:style-name="T3">" <text:line-break/><text:line-break/>3. <text:line-break/></text:span>另外你第二段說的部分，白皮書也在<text:span text:style-name="T3">34</text:span>頁提到，然而第<text:span text:style-name="T3">25</text:span>頁末段：<text:span text:style-name="T3"> <text:line-break/>"</text:span>再者，衛生自主管理雖然為各國食品管理之基本原則，但從歷年我國業者執行之情況，僅由業者自行衛生管理之效能猶嫌不足，甚或未能落實<text:span text:style-name="T3">" <text:line-break/></text:span>跟你的說法剛好相反。<text:span text:style-name="T3"> <text:line-break/><text:line-break/>4. <text:line-break/></text:span>至於第三段，我個人是沒有提到相關的問題，我不知道你指的是我說的哪一段，還麻煩你告知。</text:p>
      <text:p text:style-name="P1"><text:span text:style-name="T1">隆誌</text:span><text:s/>  |  2016.11.16 09:35   |   <text:a xlink:type="simple" xlink:href="http://palinfo.habago.org/Entry?Command=Information_PrintForum&amp;iPage=212#FORUM35115"><text:span text:style-name="T2">#</text:span></text:a></text:p>
      <text:p text:style-name="P3">涵文<text:span text:style-name="T3"> <text:line-break/><text:line-break/></text:span>很多時候，統計數據是會騙人的。這裡所謂的騙人，並非真心欺騙，反而是數據解讀造成誤解。裡面將稽查人力去平均全國人數，這種數據就是誤導。請問是否全國的人民都是食品製造商呢？這些稽查人員是要去每個人家裡查核，還是只要查核食品製造商？！統計數據的解讀，必須瞭解設定統計基礎的要件。<text:span text:style-name="T3">30</text:span>萬家食品製造商要查察，你認為要多人才足夠呢？文章裡面，寫千名稽查人員，一人分個<text:span text:style-name="T3">300</text:span>件，這樣就夠了嗎？這還是一半的登錄廠商。所需要的經費，只是五千萬元這麼簡單？！文章裡面沒寫，姑且猜一下，應該是薪資吧！那還有訓練費用呢？這可不是一個阿貓阿狗找來就可以上線工作。而且這還是<text:span text:style-name="T3">"</text:span>家<text:span text:style-name="T3">"</text:span>，還不算裡面的<text:span text:style-name="T3">"</text:span>量<text:span text:style-name="T3">"</text:span>。另外，網路上很流行販賣一些達人或平常人自己在家生產的食品，那這種要不要查呢？食品製造商是否要把小吃攤列進去呢？這裡面問題一堆，攤諸世界各國，哪個國家的人力有如此多的呢？<text:span text:style-name="T3"> <text:line-break/><text:line-break/></text:span>你真的要關心食安相關的法案，去年食安法增列的規定<text:span text:style-name="T3">: <text:line-break/></text:span>上市上櫃食品業者應依風險控管原則自設實驗室<text:span text:style-name="T3"> <text:line-break/>https://goo.gl/i2ji2a <text:line-break/></text:span>這規定的執行狀況，才是真正的就源管理，可以防範食安問題。從製造商自行管控，再配合稽查。<text:span text:style-name="T3"> <text:line-break/><text:line-break/></text:span>我在前面的文章裡面，提過檢驗設備是自動化，這部分只要錢砸下去買一千台或一萬台，都可以解決。政府預算有限，把這些風險控管從製造商開始。要求一定規模以上的製造商，設立相關檢驗實驗室。因為食品製造是一個超大的產業鍊，光是一個葡萄糖，就有好多供應商。這些年的食安問題，大多是原料供應商出狀況，進而影響到品牌商。品牌商收貨的基準，多僅是供應商提供的相關檢驗報告，並無進一步針對該原料檢驗。所以往往供應商出事，一堆大品牌跟著倒大楣。這規定就是逼一定規模以上的食品製造商，設立檢驗實驗室，先行查察。而食用油的問題，除了煉製來源與最終物化性質有辦法控制與鑑定之外，最大的問題出在低價混充高價油品販售。（簡單地說拿大豆油混充橄欖油）這部分，我只能告訴你，無解。連檢驗技術都很難<text:span text:style-name="T3">"</text:span>正確<text:span text:style-name="T3">"</text:span>區分，是否混充其他種油品。不要用這樣就批評技術不好，因為這是技術限制。<text:span text:style-name="T3"> <text:line-break/><text:line-break/></text:span>另外，如果不是該行業的從業人員，隨便不要批評<text:span text:style-name="T3">"</text:span>質<text:span text:style-name="T3">"</text:span>的問題。這些食品檢驗技術來說，都是法律規範的標準作業程序與技術，這跟在學術機構裡面做研究開發是完全兩碼子事情。即便一個小學畢業生，只要不是文盲，經過訓練都可以上手。數據判讀的部分，則是有相關學經歷的人員判讀，而非操作員。若以設備來說，有機會見識過其他國家的檢驗機構與技術以後，你就會發現台灣是走在很前面的。文章裡面，把所有事情都混在一起講，包含行政人員將公文傳給嫌疑者，完全是徹底模糊化問題。檢驗人員和行政人員根本就是兩碼子事情，由此就要批評<text:span text:style-name="T3">"</text:span>質<text:span text:style-name="T3">"</text:span>方面的差異，這也未免太過頭了吧！</text:p>
      <text:p text:style-name="P4"/>
      <text:p text:style-name="P1"><text:span text:style-name="T1">李平</text:span><text:s/>  |  2016.11.16 07:47   |   <text:a xlink:type="simple" xlink:href="http://palinfo.habago.org/Entry?Command=Information_PrintForum&amp;iPage=213#FORUM35114"><text:span text:style-name="T2">#</text:span></text:a></text:p>
      <text:p text:style-name="P3">汉唐归来的博客收錄一篇有關電郵門的文章，文很長，這裡摘錄前面一小段，原文請看<text:span text:style-name="T3"> <text:line-break/>http://blog.sina.com.cn/u/1323880257 <text:line-break/><text:line-break/></text:span>一切都从该死的<text:span text:style-name="T3">“</text:span>班加西事件<text:span text:style-name="T3">”</text:span>开始<text:span text:style-name="T3"> <text:line-break/><text:line-break/>2012</text:span>年<text:span text:style-name="T3">7</text:span>月<text:span text:style-name="T3">25</text:span>日，利比亚，一架美军的<text:span text:style-name="T3">Chinook</text:span>（<text:span text:style-name="T3">“</text:span>支奴干<text:span text:style-name="T3">”</text:span>）直升机被一枚<text:span text:style-name="T3">Stringer</text:span>（<text:span text:style-name="T3">“</text:span>毒刺<text:span text:style-name="T3">”</text:span>）导弹撞了下来，之所以说撞，是因为这枚<text:span text:style-name="T3">“</text:span>毒刺<text:span text:style-name="T3">”</text:span>没有被发射者设置好，击中了<text:span text:style-name="T3">“</text:span>支奴干<text:span text:style-name="T3">”</text:span>却没有爆炸。<text:span text:style-name="T3">“</text:span>支奴干<text:span text:style-name="T3">”</text:span>降落到地上，惊魂未定的美国大兵找到了导弹上的序列号，拿回去一查，军方惊掉了下巴。这枚导弹是一批<text:span text:style-name="T3">“</text:span>毒刺<text:span text:style-name="T3">”</text:span>中的一枚，本应由<text:span text:style-name="T3">CIA</text:span>保管在卡塔尔的军事基地，但这批导弹不知为什么失踪了，更不知道为什么落到了恐怖组织手里。<text:span text:style-name="T3"> <text:line-break/><text:line-break/></text:span>隶属美国国防部的美国国家安全局（<text:span text:style-name="T3">NationalSecurityAgency</text:span>，简写为<text:span text:style-name="T3">NSA</text:span>）很快开始调查，同时，<text:span text:style-name="T3">FBI</text:span>也介入了调查，双方都从利比亚的各个服务器上得到了大量情报，情报的结果又一次惊掉了军方和<text:span text:style-name="T3">FBI</text:span>的下巴。<text:span text:style-name="T3"> <text:line-break/><text:line-break/></text:span>原来，这批严格保管的<text:span text:style-name="T3">“</text:span>毒刺<text:span text:style-name="T3">”</text:span>导弹（可被恐怖分子用于击落民航客机），是<text:span text:style-name="T3">“</text:span>克林顿基金会<text:span text:style-name="T3">”</text:span>安排希拉里的好友<text:span text:style-name="T3">Stevens</text:span>，通过一个叫<text:span text:style-name="T3">Marc Turi</text:span>的私人军火贩子，卖给一个效忠于塔利班的伊斯兰极端组织<text:span text:style-name="T3">Ansar al Sharia</text:span>。<text:span text:style-name="T3"> <text:line-break/><text:line-break/></text:span>希拉里和奥巴马很快就知道调查的进度，所以在没有取得国会许可的情况下，任命<text:span text:style-name="T3">Stevens</text:span>为美国驻利比亚新大使，排他迅速去到班加西，目的就是要追回剩余的<text:span text:style-name="T3">“</text:span>毒刺<text:span text:style-name="T3">”</text:span>这份要许多人人命的重要证据。<text:span text:style-name="T3"> <text:line-break/><text:line-break/>Stevens</text:span>回到班加西，发现情形不妙，因为<text:span text:style-name="T3">“</text:span>恐怖分子<text:span text:style-name="T3">”</text:span>已经对刚刚成立的美国领事馆形成了巨大的安全威胁，他立即向顶头上司国务卿希拉里汇报情况，但根本没有回音，在后来的三十天内，<text:span text:style-name="T3">Stevens</text:span>大使共向美国国务院发出了超过<text:span text:style-name="T3">600</text:span>份的报告，请求增兵加强安保，但都如泥牛入海无消息。<text:span text:style-name="T3"> <text:line-break/><text:line-break/></text:span>终于，<text:span text:style-name="T3">2012</text:span>年<text:span text:style-name="T3">9</text:span>月<text:span text:style-name="T3">11</text:span>日晚上十点，大批<text:span text:style-name="T3">“</text:span>恐怖分子<text:span text:style-name="T3">”</text:span>突然进攻美国领事馆，次日凌晨两点突破安保防线，三名海军陆战队成员和<text:span text:style-name="T3">Stevens</text:span>大使殉职，死状惨不忍睹，其间整整八个小时，领事馆方面没有得到近在咫尺的美国军方任何增援行动，而政府方面呢？事后希拉里在调查听证会上说，她当时在睡觉，值班人员没人叫醒她。<text:span text:style-name="T3"> <text:line-break/><text:line-break/></text:span>据未经证实的消息说，<text:span text:style-name="T3">“</text:span>恐怖分子<text:span text:style-name="T3">”</text:span>进攻中途，<text:span text:style-name="T3">Stevens</text:span>大使躲进了密室，进攻者没有找到大使，便退走了，但过不久，<text:span text:style-name="T3">“</text:span>恐怖分子<text:span text:style-name="T3">”</text:span>又杀了回来，就像得到了指点一样直接进攻密室，于是，大使就只有挂了。<text:span text:style-name="T3"> <text:line-break/><text:line-break/></text:span>然而，<text:span text:style-name="T3">9</text:span>月<text:span text:style-name="T3">14</text:span>日，<text:span text:style-name="T3">4</text:span>位美国遇难者遗体被运回美国，奥马巴、希拉里到机场迎接，在离那四名遇难者仅几英尺远的地方，希拉里对死难者的家属们说，前不久在<text:span text:style-name="T3">YouTube</text:span>上播放的电影《穆斯林的无知》激起了利比亚人的愤怒，是那个反伊斯兰的短片害死了你们的亲人，我们一定要严惩那个短片的制作者。为此，《穆斯林的无知》的那个导演真的被美国警方<text:span text:style-name="T3">“</text:span>保护<text:span text:style-name="T3">”</text:span>了一年。<text:span text:style-name="T3"> <text:line-break/><text:line-break/></text:span>在此，补充一点，网络著名国际政治分析员<text:span text:style-name="T3">“</text:span>东方时事<text:span text:style-name="T3">”</text:span>，在三、四年前就反复强调<text:span text:style-name="T3">“</text:span>班加西事件<text:span text:style-name="T3">”</text:span>的重要性，他甚至把这个事件提到了<text:span text:style-name="T3">“</text:span>具有划时代意义<text:span text:style-name="T3">”</text:span>的高度。<text:span text:style-name="T3"> <text:line-break/><text:line-break/>“</text:span>东方时事<text:span text:style-name="T3">”</text:span>评论员认为，<text:span text:style-name="T3">Stevens</text:span>大使是希拉里代表美国资本利益集团交给欧洲资本利益的投名状，目的就是为了促进美国资本利益集团与欧洲资本利益集团的合流，为美国资本利益集团抛弃美国国家利益、进入欧洲做好准备。有的<text:span text:style-name="T3">“</text:span>东方时事<text:span text:style-name="T3">”</text:span>解读者认为，美国资本集团如果成功在环地中海地区建立起资本的<text:span text:style-name="T3">“</text:span>避难所<text:span text:style-name="T3">”</text:span>，那么，就很可能牺牲美国国家来跟中国、俄罗斯大世界大战，甚至打核战争，等到这三大强国消失以后，国际资本再<text:span text:style-name="T3">“</text:span>走出避难所<text:span text:style-name="T3">”</text:span>，一统天下。<text:span text:style-name="T3"> <text:line-break/><text:line-break/></text:span>说实话，对于<text:span text:style-name="T3">“</text:span>东方时事<text:span text:style-name="T3">”</text:span>当时的判断，很多人还是将信将疑，甚至有人斥之为<text:span text:style-name="T3">“</text:span>跳大神<text:span text:style-name="T3">”</text:span>，但是，<text:span text:style-name="T3">2012</text:span>年<text:span text:style-name="T3">9</text:span>月到年底那几个月，中国、俄罗斯、法国包括美国在内的几个核大国，突然不约而同地纷纷<text:span text:style-name="T3">“</text:span>试射<text:span text:style-name="T3">”</text:span>可搭载核弹头的洲际弹道导弹，尤其是中国更是<text:span text:style-name="T3">“</text:span>东风夜放花千树，更吹落，星如雨<text:span text:style-name="T3">”</text:span>，<text:span text:style-name="T3">“</text:span>激情四射<text:span text:style-name="T3">”</text:span>，这实际上就是在警告某方，这个世界上没有所谓的<text:span text:style-name="T3">“</text:span>避难所<text:span text:style-name="T3">”</text:span>。当今，看到维基解密和各种渠道释放出来的无数惊恐信息，尤其是以色列在也门使用中子弹的<text:span text:style-name="T3">“</text:span>传闻<text:span text:style-name="T3">”</text:span>，我们突然才意识到，我们离核灾难原来是如此之近。<text:span text:style-name="T3"> <text:line-break/><text:line-break/></text:span>在此，向<text:span text:style-name="T3">“</text:span>东方时事<text:span text:style-name="T3">”</text:span>致以崇高的敬意。<text:span text:style-name="T3"> <text:line-break/><text:line-break/>2015</text:span>年<text:span text:style-name="T3">10</text:span>月<text:span text:style-name="T3">22</text:span>日，希拉里在国会接受了由共和党主导的调查委员会近<text:span text:style-name="T3">11</text:span>个小时马拉松般的听证会，直面她任国务卿期间最大的<text:span text:style-name="T3">“</text:span>政治失误<text:span text:style-name="T3">”</text:span>。从结果看来，希拉里这关过得漂亮。利比亚班加西事件造成四名美国公民死亡，时任外交系统<text:span text:style-name="T3">“</text:span>一把手<text:span text:style-name="T3">”</text:span>的希拉里有不可推卸的责任，该事件也成为牵绊她政治前途的一大阻碍。本次听证会是她澄清此事的关键节点，也是她竞选总统的瞩目一战。<text:span text:style-name="T3"> <text:line-break/><text:line-break/></text:span>多家媒体大赞她的从容、镇定，<text:span text:style-name="T3">CNN</text:span>称，面对共和党人的尖锐质询，希拉里<text:span text:style-name="T3">“</text:span>掌握了绝对的主动权<text:span text:style-name="T3">”</text:span>。<text:span text:style-name="T3"> <text:line-break/></text:span>希拉里承认对大使等人的死亡负有责任，并称美国不会在中东事务中缺席，<text:span text:style-name="T3">“</text:span>美国必须是这个危险世界的领导者<text:span text:style-name="T3">”</text:span>。<text:span text:style-name="T3"> <text:line-break/></text:span>但是，事情并没有到此结束。<text:span text:style-name="T3"> <text:line-break/><text:line-break/></text:span>正如事后据说是<text:span text:style-name="T3">“FBI</text:span>探员<text:span text:style-name="T3">”</text:span>透露的那样，实际上，当时军方和<text:span text:style-name="T3">FBI</text:span>已经掌握了希拉里<text:span text:style-name="T3">“</text:span>卖国<text:span text:style-name="T3">”</text:span>的罪证，仅凭军方的证据，就可以将希拉里和奥巴马送上法庭，只是当时政府从上到下都在保护希拉里，只盼着她在<text:span text:style-name="T3">2016</text:span>年末登上总统的大位，没人敢去深究<text:span text:style-name="T3">“</text:span>未来总统<text:span text:style-name="T3">”</text:span>的责任，所以，<text:span text:style-name="T3">“</text:span>班加西事件<text:span text:style-name="T3">”</text:span>就这样烟消云散，但这却为后来的<text:span text:style-name="T3">“</text:span>邮件门<text:span text:style-name="T3">”</text:span>埋下了祸根。<text:span text:style-name="T3"><text:s/></text:span>然而，有一人表示，坚决不服。<text:span text:style-name="T3"> <text:line-break/><text:line-break/></text:span>他，就是至今还蛰伏在厄瓜多尔驻英国大使馆的<text:span text:style-name="T3">“</text:span>正义英雄<text:span text:style-name="T3">”——</text:span>朱利安<text:span text:style-name="T3">·</text:span>阿桑奇。<text:span text:style-name="T3"> <text:line-break/>...</text:span></text:p>
      <text:p text:style-name="P1"><text:span text:style-name="T1">鄭涵文</text:span><text:s/>  |  2016.11.15 16:47   |   <text:a xlink:type="simple" xlink:href="http://palinfo.habago.org/Entry?Command=Information_PrintForum&amp;iPage=213#FORUM35113"><text:span text:style-name="T2">#</text:span></text:a></text:p>
      <text:p text:style-name="P2">另外關於太陽花數據缺失的印象，我苦思甚久，我確信自己沒看過鄭秀玲的懶人包，也沒怎麼上<text:span text:style-name="T3">PTT(</text:span>這句話說得不太確實，我其實常上<text:span text:style-name="T3">PTT</text:span>星海板<text:span text:style-name="T3">)</text:span>，自己主動查的資料也確實如當時所言這麼多，我也回頭翻了自己當時聽講的筆記，沒有相關的記載，但我又有這麼強的印象令我極為苦惱。<text:span text:style-name="T3"> <text:line-break/><text:line-break/></text:span>最後機緣巧合下找回了這篇文章：<text:span text:style-name="T3"> <text:line-break/><text:line-break/></text:span>兩岸服貿協議真的「利大於弊」？統計的科學檢證<text:span text:style-name="T3"> <text:line-break/>https://twstreetcorner.org/2014/04/01/linthunghong/ <text:line-break/><text:line-break/></text:span>這篇文章出自於巷仔口社會學，是我訂閱的四十六個網站之一，而且是作為我最常瀏覽的前十一個訂閱網站中的第三位，在王大師的前面，<text:span text:style-name="T3">RAINREADER</text:span>的後面，在<text:span text:style-name="T3">RAINREADER</text:span>轉移更新的主要網站後，我也對訂閱網站的關注也降低了非常多，但<text:span text:style-name="T3">2014</text:span>年我基本上不會看漏前十個網站中的更新文章。<text:span text:style-name="T3"> <text:line-break/><text:line-break/></text:span>既然好不容易找到了，我也附上給大家做個參考。</text:p>
      <text:p text:style-name="P1"><text:span text:style-name="T1">鄭涵文</text:span><text:s/>  |  2016.11.15 15:52   |   <text:a xlink:type="simple" xlink:href="http://palinfo.habago.org/Entry?Command=Information_PrintForum&amp;iPage=213#FORUM35112"><text:span text:style-name="T2">#</text:span></text:a></text:p>
      <text:p text:style-name="P3">回隆誌：<text:span text:style-name="T3"> <text:line-break/><text:line-break/></text:span>關於食安的問題你的說法與我個人所知的部分差距實在有點大，我翻了一下校內的資源，不過很無奈的是，法律界對食安的討論多半只有個案，很少談及制度面，除了品質月刊<text:span text:style-name="T3"><text:s/>2015</text:span>年<text:span text:style-name="T3">1</text:span>月<text:span text:style-name="T3"><text:s/></text:span>台灣食用油風暴史，認識食品安全<text:span text:style-name="T3"><text:s/></text:span>在結尾第<text:span text:style-name="T3">2</text:span>項建議地方與中央政府檢驗人員質與量必須增加，且並沒有除此之外的闡釋外，基本上找不到對於食安檢驗人數質量的資料。<text:span text:style-name="T3"> <text:line-break/><text:line-break/></text:span>此外可能比較相關的則是謝開平教授，黑心油事件之公務員刑責，有提及食藥署公布使用問題油品商家後，發現商家資料有誤。<text:span text:style-name="T3"> <text:line-break/></text:span>食衛科稽查員將稽查公文傳真給頂新的兩則個案，但是用於論證食安人員總體素質不佳，顯然還不夠。<text:span text:style-name="T3"> <text:line-break/><text:line-break/></text:span>比較從制度面論述的，我找到兩則相關新聞，且根據我們公法教授分享過，一位在食藥署工作的學長，提及稽查的數量高於他們能負荷的程度，我想這兩則新聞的分析有一定的可信度。<text:span text:style-name="T3"> <text:line-break/>https://www.thenewslens.com/article/12997 <text:line-break/>http://news.e2.com.tw/utf-8/sp2014/158059.htm <text:line-break/><text:line-break/></text:span>另外根據衛服部<text:span text:style-name="T3">2016-2020</text:span>食品安全政策白皮書的論調也跟關鍵評論網的部分相符。<text:span text:style-name="T3"> <text:line-break/><text:line-break/></text:span>衛服部<text:span text:style-name="T3">2016-2020</text:span>食品安全政策白皮書第<text:span text:style-name="T3">17</text:span>頁，表明有<text:span text:style-name="T3">30</text:span>萬家食品業者完成登錄，如關鍵評論網的資料無誤，那表示目前登記的廠商約有一半。<text:span text:style-name="T3"> <text:line-break/><text:line-break/></text:span>第<text:span text:style-name="T3">24</text:span>頁末段開始則表明，在邊際稽查人力上，比起進入食品量百分之五十的漲幅，檢驗量百分之六十三的漲幅，人力稽查數量僅有百分之三十八的增長，從<text:span text:style-name="T3">42</text:span>人增至<text:span text:style-name="T3">58</text:span>人，並寫有<text:span text:style-name="T3">"</text:span>人力顯然無法負荷龐大檢查業務<text:span text:style-name="T3">""</text:span>正式人力不足情形下<text:span text:style-name="T3">...</text:span>庶務性事務之協助工作由非典型人力<text:span text:style-name="T3">...</text:span>專業性不足且精業不易傳承等問題。<text:span text:style-name="T3">""</text:span>同時受限於輸入食品今費預算缺乏，執行輸入食品之查核及抽驗比率、檢驗項目、通關時效，以及國外源頭工廠之查核強度，均無法有效提升<text:span text:style-name="T3">" <text:line-break/><text:line-break/>27</text:span>頁第二段<text:span text:style-name="T3">"</text:span>再者，衛生機關稽查人力編制嚴重不足，依據<text:span text:style-name="T3">2005</text:span>年統計資料顯示，各縣市（政府）衛生局辦理食品衛生正式人力約<text:span text:style-name="T3">512</text:span>人，並依實際需求進行行政、稽查及檢驗等業務之調整分配，平均每名食品衛生安全人力負責服務約<text:span text:style-name="T3">4</text:span>萬<text:span text:style-name="T3">l,000</text:span>位國民。而食藥署辦理流通稽查業務之正式人力約<text:span text:style-name="T3">75</text:span>人，除食品外，還須負責藥品、化妝品等稽查業務，其工作份量相當繁重，加以我國缺乏專職食品稽查教育，對於食品安全領域之專業素質有待提升，復以稽查人員流動頻繁，導致訓練及經驗傳承不易，衛生機關稽查及栽處工作日益困難，如何徹底解決稽查管理人力不足並全面提升稽查專業量能，成為刻不容緩之課題。<text:span text:style-name="T3">" </text:span></text:p>
      <text:p text:style-name="P1"><text:span text:style-name="T1">鄭豐遠</text:span><text:s/>  |  2016.11.15 07:31   |   <text:a xlink:type="simple" xlink:href="http://palinfo.habago.org/Entry?Command=Information_PrintForum&amp;iPage=213#FORUM35111"><text:span text:style-name="T2">#</text:span></text:a></text:p>
      <text:p text:style-name="P2">小姐至今無緣觀看，很難受，不過不急。剛剛不小心點進去聽了主題曲，差點內牛滿麵，朴贊郁和<text:span text:style-name="T3"><text:s/>Jo Yeong-wook </text:span>總是很能傷人。音樂和藝術讓你真正明白許多事，東方的心靈畢竟和西方是那麼不一樣，在藝術氣質這一點上，東方還是擁有某種西方所沒有的高度。西方文明也許很講究個人，但藝術卻似乎是比較純綷、比較普世。東方卻是全然個人的，所有的悲歡美醜似乎全凝聚到一個點上了，一個靈魂似乎就承受了整個世界的哀愁和痛苦。當然我說的不只是音樂。<text:span text:style-name="T3"> <text:line-break/><text:line-break/></text:span>哪一種比較美，我其實也說不上來，但很多時候你聽比如<text:span text:style-name="T3"><text:s/>Hans Zimmer </text:span>再聽<text:span text:style-name="T3"><text:s/>Jo Yeong-wook</text:span>，你就發現後者往往更能更能觸及你的內心深處。</text:p>
      <text:p text:style-name="P1"><text:span text:style-name="T1">陳真</text:span><text:s/>  |  2016.11.15 00:51   |   <text:a xlink:type="simple" xlink:href="http://palinfo.habago.org/Entry?Command=Information_PrintForum&amp;iPage=213#FORUM35110"><text:span text:style-name="T2">#</text:span></text:a></text:p>
      <text:p text:style-name="P3">歌詞翻譯得好不好我無從判斷，但光是看內容，我似乎更能體會這部電影；屬於那個年代的一種輝煌，但這輝煌，也許對任何一個世代都不陌生。每個世代都有他各自的鄉愁，但也許我們所各自懷念的過往美麗時光，其實都屬於同一道河流，同一段光陰。</text:p>
      <text:p text:style-name="P1"><text:span text:style-name="T1">陳真</text:span><text:s/>  |  2016.11.15 00:46   |   <text:a xlink:type="simple" xlink:href="http://palinfo.habago.org/Entry?Command=Information_PrintForum&amp;iPage=213#FORUM35109"><text:span text:style-name="T2">#</text:span></text:a></text:p>
      <text:p text:style-name="P2">阿桑吉的這篇訪談，我根據原翻譯者的稿子，除了改變一些修辭，主要是在人名、國名方面，針對比較適合台灣的通稱做了點更改，請阿遠登在首頁了。<text:span text:style-name="T3"> <text:line-break/><text:line-break/></text:span>對於這個訪談，我最看重的倒不是有關於希拉蕊那些事實上只是一種<text:span text:style-name="T3"><text:s/>"</text:span>普通常識<text:span text:style-name="T3">" </text:span>的犯罪黑資料，而是阿桑吉針對個人問題的回答。當然，你得看影片也許才能看出我所<text:span text:style-name="T3"><text:s/>"</text:span>看到<text:span text:style-name="T3">" </text:span>的那樣一種感覺。他的回答本身並沒什麼特別，可當每一個<text:span text:style-name="T3"><text:s/>"</text:span>不特別<text:span text:style-name="T3">" </text:span>的句子全部湊起來時卻似乎顯得很特別，很感動。當然，也許這只是我的一種<text:span text:style-name="T3"><text:s/>"</text:span>自作多情<text:span text:style-name="T3">" </text:span>的幻想，但我沒法不這麼想，特別是當我接觸他越多，某種感覺似乎就越強烈。所謂物傷其類，也許同類之間往往特別敏感，正如有些文人常說，寂寞的人很容易聞到寂寞的味道。我不是說他寂寞，只是打個比方，我並不想把任何一個特定標籤給套到他身上。<text:span text:style-name="T3"> <text:line-break/><text:line-break/></text:span>我相信這樣一件事的基本美感：當我把某人看成一個朋友時，我絕不會在他背後去<text:span text:style-name="T3">google</text:span>他，也不會刻意去查他的身世或刻意搜尋他寫了些什麼或做了些什麼。因為朋友就跟家人一樣，沒有人會以這樣一種<text:span text:style-name="T3"><text:s/>"</text:span>距離<text:span text:style-name="T3">" </text:span>去看待家人。家人是超越評價的，寫得好做得好當然好，寫得不好或幹過些什麼壞事，也統統都好，無所謂，永遠都是一百分；好壞評價根本派不到家人或朋友的頭上來。不光如此，家人或朋友的神經好像就會跟你的神經連結在一起似的，從此他的悲歡你彷彿也都能感同身受。<text:span text:style-name="T3"> <text:line-break/><text:line-break/></text:span>不知道為什麼，也許是世界觀或個性或身世的某些相似性，我對阿桑吉始終懷有這樣一種感覺，儘管我對他個人生平一無所知，純粹就是憑直覺。如果硬要給他一個評價，我會說，他就像個活生生的<text:span text:style-name="T3"><text:s/>"</text:span>人<text:span text:style-name="T3">"</text:span>，血肉真實。<text:span text:style-name="T3"> <text:line-break/><text:line-break/></text:span>在政治上，澳洲是美國走狗，而且是特別賣命的一條狗。但對於世界和平最具貢獻的極少數人之二，卻都是澳洲人，一個是阿桑吉，一個就是訪問他的<text:span text:style-name="T3">John Pilger</text:span>。套句台灣用詞，他們倆毫無疑問是澳洲之光，世界之光，但澳洲政府卻視之如寇讎。<text:span text:style-name="T3"> <text:line-break/><text:line-break/></text:span>我常想成為<text:span text:style-name="T3"><text:s/>"</text:span>墳頭上的一棵樹<text:span text:style-name="T3"><text:s/>"</text:span>，<text:span text:style-name="T3">"</text:span>用鮮活樹根擁抱著一個在悲傷和歌聲中失落的夢<text:span text:style-name="T3">" (R.M.Rilke</text:span>詩句<text:span text:style-name="T3">) </text:span>，但卻發現，自己似乎比較像是給送葬隊伍唱輓歌的那個人，生者已逝，一切都已告終，永遠站在隊伍的最後面。因為後面沒有人了，所以特別孤獨。說好聽一點呢，也許就像黑格爾的<text:span text:style-name="T3"><text:s/>"Minerva </text:span>女神的貓頭鷹<text:span text:style-name="T3">" (Minerva </text:span>就是雅典的智慧女神<text:span text:style-name="T3">)</text:span>，白日不見蹤影，每當夜暮低垂，萬物已逝，他才緩緩起飛，飛過樹林，飛過荒野，飛向一個彷彿沒有止境的黑夜。他沒法想事情，他只能想<text:span text:style-name="T3"><text:s/>"</text:span>想<text:span text:style-name="T3">" </text:span>這回事；世界彷彿跟他無關，他跑到了世界的<text:span text:style-name="T3"><text:s/>"</text:span>後面<text:span text:style-name="T3">" </text:span>來，對世界一點用處也沒有，其實連亡靈也安慰不了，倒像個<text:span text:style-name="T3"><text:s/>"</text:span>把一說成一<text:span text:style-name="T3">" </text:span>的宣告者，宣告既定的一切。<text:span text:style-name="T3"> <text:line-break/><text:line-break/></text:span>把一說成一，這算哪門子本事其實我也不知道，但上帝似乎就只給了我這樣一個也許連能力也稱不上的能力。有些事是無法強求的，上帝並沒有給我任何藝術創作的衝動與能力，也沒有給我科技頭腦，反倒派給我一個工作，很像古代衙門裏站在入口處喊著<text:span text:style-name="T3"><text:s/>"</text:span>威<text:span text:style-name="T3">~</text:span>武<text:span text:style-name="T3">~" </text:span>的那樣一種角色。至於阿桑吉在這世上，卻是紮紮實實地造福了世人，憑他驚人的天賦才華，以他的青春和自由為代價。將來，一個長遠的未來，倘若人們忘了他，我相信神也會紀念這一切。</text:p>
      <text:p text:style-name="P1"><text:span text:style-name="T1">楊世主</text:span><text:s/>  |  2016.11.15 00:43   |   <text:a xlink:type="simple" xlink:href="http://palinfo.habago.org/Entry?Command=Information_PrintForum&amp;iPage=213#FORUM35108"><text:span text:style-name="T2">#</text:span></text:a></text:p>
      <text:p text:style-name="P3">這裡有翻譯的歌詞：<text:span text:style-name="T3">http://blog.yam.com/nobita/article/169534221 <text:line-break/><text:line-break/></text:span>李京契<text:span text:style-name="T3">—</text:span>世紀末之歌<text:span text:style-name="T3"> <text:line-break/><text:line-break/></text:span>琴身結了蜘蛛網<text:span text:style-name="T3"> <text:line-break/></text:span>蜘蛛攀上玄鶴琴<text:span text:style-name="T3"> <text:line-break/></text:span>無盡悲傷藍天下<text:span text:style-name="T3"> <text:line-break/></text:span>只見著霪雨霏霏<text:span text:style-name="T3"> <text:line-break/><text:line-break/></text:span>憔悴的玄鶴琴啊<text:span text:style-name="T3"> <text:line-break/></text:span>我鍾愛的玄鶴琴<text:span text:style-name="T3"> <text:line-break/></text:span>這壞脾氣的街道<text:span text:style-name="T3"> <text:line-break/></text:span>始終是如此閃耀<text:span text:style-name="T3"> <text:line-break/><text:line-break/></text:span>東南風承載枯葉<text:span text:style-name="T3"> <text:line-break/></text:span>若慢慢離我而去<text:span text:style-name="T3"> <text:line-break/></text:span>月沉入波濤萬傾<text:span text:style-name="T3"> <text:line-break/></text:span>也只好怪罪烏鴉<text:span text:style-name="T3"> <text:line-break/><text:line-break/></text:span>悔恨交加的海啊<text:span text:style-name="T3"> <text:line-break/></text:span>我鍾愛的大海啊<text:span text:style-name="T3"> <text:line-break/></text:span>心亂如麻的大海<text:span text:style-name="T3"> <text:line-break/></text:span>始終是如此閃耀<text:span text:style-name="T3"> <text:line-break/><text:line-break/></text:span>日暮的青山碧溪<text:span text:style-name="T3"> <text:line-break/></text:span>木鐸被搖動之時<text:span text:style-name="T3"> <text:line-break/></text:span>回到雙親的身邊<text:span text:style-name="T3"> <text:line-break/></text:span>跪下來祈求原諒<text:span text:style-name="T3"> <text:line-break/><text:line-break/></text:span>鬱鬱寡歡的村子<text:span text:style-name="T3"> <text:line-break/></text:span>我鍾愛的村子啊<text:span text:style-name="T3"> <text:line-break/></text:span>逐漸漆黑的村子<text:span text:style-name="T3"> <text:line-break/></text:span>始終是如此閃耀</text:p>
      <text:p text:style-name="P1"><text:span text:style-name="T1">陳真</text:span><text:s/>  |  2016.11.14 23:51   |   <text:a xlink:type="simple" xlink:href="http://palinfo.habago.org/Entry?Command=Information_PrintForum&amp;iPage=213#FORUM35107"><text:span text:style-name="T2">#</text:span></text:a></text:p>
      <text:p text:style-name="P2"><text:span text:style-name="T3">OH, MY GOD! </text:span>天啊！還真的找到了！<text:span text:style-name="T3">1932</text:span>年的歌？謝謝，真是很感激。可惜聽不懂完整歌詞。<text:span text:style-name="T3"> <text:line-break/><text:line-break/></text:span>接著還會跳出這首主題曲，<text:span text:style-name="T3"> <text:line-break/><text:line-break/>https://goo.gl/nOP3fM <text:line-break/><text:line-break/></text:span>也是我的最愛之一，之前已經貼過，再貼一次。<text:span text:style-name="T3"> <text:line-break/><text:line-break/></text:span>倘若世上沒有音樂，沒有藝術，人生難道只能對著蒼天大海哭泣？</text:p>
      <text:p text:style-name="P1">Chingching chain   |  2016.11.14 22:55   |   <text:a xlink:type="simple" xlink:href="http://palinfo.habago.org/Entry?Command=Information_PrintForum&amp;iPage=213#FORUM35106"><text:span text:style-name="T2">#</text:span></text:a></text:p>
      <text:p text:style-name="P3">不知陳真先生是不是已經找到這首歌。<text:span text:style-name="T3"> <text:line-break/></text:span>「想找片中那首<text:span text:style-name="T3"><text:s/>"</text:span>一萬個悲傷，我的愛，玄鶴琴<text:span text:style-name="T3">...</text:span>青青穹蒼<text:span text:style-name="T3">...</text:span>」<text:span text:style-name="T3"> <text:line-break/><text:line-break/></text:span>上網問，有位熱心的劉先生<text:span text:style-name="T3">7</text:span>月就回覆我應該是這首，只是我現在才看到留言。<text:span text:style-name="T3"> <text:line-break/><text:line-break/>https://goo.gl/GWxhIl <text:line-break/></text:span>另外找了鋼琴版本<text:span text:style-name="T3"> <text:line-break/>https://goo.gl/q8DwUo </text:span></text:p>
      <text:p text:style-name="P1"><text:span text:style-name="T1">王修亮</text:span><text:s/>  |  2016.11.13 23:47   |   <text:a xlink:type="simple" xlink:href="http://palinfo.habago.org/Entry?Command=Information_PrintForum&amp;iPage=213#FORUM35105"><text:span text:style-name="T2">#</text:span></text:a></text:p>
      <text:p text:style-name="P2">假日是家庭休閒日，母女倆一起閒閒的去踩植物園，看那棵貓頭鷹家庭樹下虎視眈眈的眾多大砲，看滿園殘荷逐漸在時間中紅銷綠減，化入泥濘。<text:span text:style-name="T3"> <text:line-break/></text:span>「好多人啊！」<text:span text:style-name="T3"> <text:line-break/></text:span>「星期日呀！當然是人把風景都遮掩了，也只好學著視而不見，儘量只看自己想看的。」<text:span text:style-name="T3"> <text:line-break/></text:span>幸喜人群來來往往，沒什麼喧嘩，只靜靜的閃過暗影。<text:span text:style-name="T3"> <text:line-break/></text:span>微有感於心。<text:span text:style-name="T3"> <text:line-break/></text:span>人群在正常的時候，總是溫馴有禮的。<text:span text:style-name="T3"> <text:line-break/></text:span>想起這幾日網路上流傳的、為了總統選舉而暴動的影片。<text:span text:style-name="T3"> <text:line-break/><text:line-break/></text:span>「不知道會鬧到甚麼時候，美國人民居然也會這麼失態，真是出我意料之外，尤其是年輕人。我一直以為即使在比例上來說，任何地區的人難免有少數無知，但歐美的年輕人一直讓我有『平均起來比較』客觀、講理的印象。即使討厭川普，也不會輕易隨著情緒暴動。」<text:span text:style-name="T3"> <text:line-break/></text:span>「哪會客觀呀！我從選前看到的都是一面倒在嗆川普！」<text:span text:style-name="T3"> <text:line-break/></text:span>我知道她常會去看看鳳凰、騰訊：「我也有看到一些新聞，不過從這次事件，我發現新聞真的隔離生活太遠了，觀察到的事物是被別人選擇的，間接的，再怎樣公正中立的媒體，都不見得能從廣闊的角度帶著我深入觀察。」<text:span text:style-name="T3"> <text:line-break/></text:span>「我是直接看他們聊天。」<text:span text:style-name="T3"> <text:line-break/></text:span>「咦？怎麼會去到選舉的網站聊啊？」<text:span text:style-name="T3"> <text:line-break/><text:line-break/></text:span>「那不是政治網站啦！是我參加的一個國際社群網站，以學繪畫和設計的人為主，會把自己的作品放上去分享，談談創作觀念和評論。」<text:span text:style-name="T3"> <text:line-break/></text:span>「繪畫網站怎麼會談選舉？」<text:span text:style-name="T3"> <text:line-break/></text:span>「沒辦法，從十幾天前就開始被洗版，你記得前一陣子我問你美國選舉的狀況嗎？因為洗版的言語全部一面倒的嗆聲川普，社群裡做出的各種惡搞視屏，或是漫畫、短卡通，也都全是一面倒嘲諷川普。我還想：一個總統選舉怎麼會搞到這樣強烈單方倒？從來沒看過，不是台灣才有的特產嘛！」<text:span text:style-name="T3"> <text:line-break/></text:span>對，大約十一月初她和我討論過。<text:span text:style-name="T3"> <text:line-break/></text:span>「那時我沒注意，早知道應該讓你給我看看，證實原來大家說的『主流政治正確』現象是真的。我看中文新聞，總是沒有真實感。」<text:span text:style-name="T3"> <text:line-break/></text:span>「網路並不是真實，往往會更強烈更誇張，但也的確是真實，因為表示那些想法深深嵌在人內心之中。」<text:span text:style-name="T3"> <text:line-break/><text:line-break/></text:span>「你都看到些甚麼？」<text:span text:style-name="T3"> <text:line-break/></text:span>「大選前後整個網站都充斥著非常輕蔑川普的態度，很多就是用『選川普的都是ＸＸＸＸ』做結語或單一表態，根本沒有任何說理，甚至還有很多年輕人會說『川普當選我就去自殺！』，選後就滿滿的『他不是我的總統。』還有很多很多的髒話。」<text:span text:style-name="T3"> <text:line-break/></text:span>「這也太強烈！和台灣網民幾乎沒兩樣！」<text:span text:style-name="T3"> <text:line-break/></text:span>「他們確實是很強烈的，你平日傳遞給我的訊息，一直都是『歐美的年輕人比較有個性』，『歐美的年輕人比較有理性』，可是我在一些英文社群網站上瀏覽的時候，發現他們大多很不理性，而且大多很沒有獨立個性，少數幾個人引動起一種氣氛，其他人通常就一面倒的跟著哄抬，後來加入的人早就看不到前面起因，但通常也就跟著氣氛，照著主流講下去。他們可合群的很，很少看到獨立思考的能力。」<text:span text:style-name="T3"> <text:line-break/><text:line-break/></text:span>當下我無言以對，我以為自己非常「多元觀察」了，非常不受限於台灣主流媒體了，原來我仍然這麼狹隘。<text:span text:style-name="T3"><text:line-break/></text:span>「真對不起，以前我都誤導你了。」<text:span text:style-name="T3"> <text:line-break/></text:span>「沒關係啦！我知道你不是故意的，而且我接觸到的社群網站多半偏向藝術群，也不能代表多數的歐美年輕人。」<text:span text:style-name="T3"> <text:line-break/></text:span>「妹妹，以後你也去不同性質的網站多看看好不好？這個世界雖然離我們很遙遠，但總會在某些地方息息相關。即使是隱居，我們也不能不知道整個環境在經歷那些事務？有甚麼變化？順便也講給我聽聽，免得我這麼短淺。」<text:span text:style-name="T3"> <text:line-break/><text:line-break/></text:span>然後我想到另一種擔心：「妹妹，那些說要自殺的孩子們，在選舉後有甚麼表示嗎？」<text:span text:style-name="T3"> <text:line-break/></text:span>「我想未必他們會主動去自殺，但是在群體氣氛哄抬之下，人常常會做出可怕的、事先意想不到的行為，就像是現在年輕人流行的『窒息式性愛』，原來是因為愛，但是情緒超越某種強度時，就無法再控制身體動作，成為謀殺。這種沒有理由的自傷或互傷行為，即使不懂英文，你還是可以到搜尋引擎上打出『<text:span text:style-name="T3">Fire Challenge</text:span>』『刀子歌』這些詞，去找到那些影片，看看群體哄抬會引發年輕人哪些行為。」<text:span text:style-name="T3"> <text:line-break/><text:line-break/></text:span>甚麼時候，這孩子已經成熟到可以和我像朋友一樣，探討人性的幽微與變化！歲月在我對他滿溢的愛與保護中，漸漸蛻化為我也需要他協助的彼此依賴。<text:span text:style-name="T3"> <text:line-break/></text:span>這事件深擊我的心，沉浸在巨大的潛思與解構建構之中。<text:span text:style-name="T3"> <text:line-break/><text:line-break/></text:span>回到家中，真的去搜尋了「<text:span text:style-name="T3">Fire Challenge</text:span>」「刀子歌」，只看主頁面就令我驚嚇得魂不附體，沒有一個視屏我有勇氣去點開。少年時曾經聽聞過「跳火車」的青春玩命瘋狂，但那是極為罕見的特例。這些視屏上的青少年們卻如此繁多，如此喜悅，如此自在。<text:span text:style-name="T3"> <text:line-break/></text:span>這完全是我無知的世代，我更無知的是自己的無知！「今天才知道」！<text:span text:style-name="T3"> <text:line-break/></text:span>是怎樣的原因，使他們玩起這種遊戲？<text:span text:style-name="T3"> <text:line-break/></text:span>是怎樣的原因，使川普當選？<text:span text:style-name="T3"> <text:line-break/><text:line-break/></text:span>我慶幸自己以傳統教養而成的女兒，仍然能冷靜的觀察、剖析對我來說不可思議、無從想像的社會現象，並且架構得出脈絡。<text:span text:style-name="T3"> <text:line-break/></text:span>想到他曾經對我說過的話：「你不要自責，不要以為你自己影響了我的價值觀，或許以前你曾經影響過我，但現在是我自己的選擇。只是我經過各種生活的磨練之後，正巧選擇了與你相類的價值觀！」<text:span text:style-name="T3"> <text:line-break/></text:span>現在我相信了！他看到的世界遠比我廣大，看到的黑暗遠比我深沉，能夠在這樣紊亂的環境中，仍然堅持選擇與我相類的價值觀，我仍然只能說：我很慶幸！<text:span text:style-name="T3"> <text:line-break/><text:line-break/></text:span>「妹妹，我知道自己一直是棵堅強的老樹，除非用暴力砍伐我，我不會讓自己腐朽崩倒。但是，我赫然發現你已經是一棵高聳在岩石上的大樹，撐裂出石縫，向下扎根。你怎麼做到的？」<text:span text:style-name="T3"> <text:line-break/></text:span>「有一個媽媽當然是重點。」<text:span text:style-name="T3"> <text:line-break/></text:span>她頑皮的回話，我不覺微笑。<text:span text:style-name="T3"> <text:line-break/><text:line-break/></text:span>「可能是我從小缺乏自信，卻又一直渴望相知相許的友誼吧！因為缺乏，所以習慣於孤獨的觀察，不敢無理的跟隨群體。因為渴望，所以努力去了解自己與他人心底的真誠與黑暗。」<text:span text:style-name="T3"> <text:line-break/><text:line-break/></text:span>或許，不完美的生命，才能學習到更完美的人生？<text:span text:style-name="T3"> <text:line-break/></text:span>用力的伸展與扎根，直上雲霄，直下黃泉吧！今天我體會到自己盡了家庭的責任，也沒有辜負社會的責任，你是我的孩子，你是公民。</text:p>
      <text:p text:style-name="P1"><text:span text:style-name="T1">陳真</text:span><text:s/>  |  2016.11.13 01:44   |   <text:a xlink:type="simple" xlink:href="http://palinfo.habago.org/Entry?Command=Information_PrintForum&amp;iPage=213#FORUM35104"><text:span text:style-name="T2">#</text:span></text:a></text:p>
      <text:p text:style-name="P3">美國選舉表面上雖然結束了，但何時落幕以及如何落幕，仍在未定之天。<text:span text:style-name="T3"> <text:line-break/><text:line-break/></text:span>至少在過去幾十年來，因為參選者都是<text:span text:style-name="T3"><text:s/>"</text:span>自己人<text:span text:style-name="T3">"</text:span>，不管誰當選，選完就曲終人散，了無聲息。但這回卻很特別，不但曲未終<text:span text:style-name="T3">(</text:span>選舉人團還沒投票，有人蘊釀集體跑票<text:span text:style-name="T3">)</text:span>，而且人不散，到處有抗議，而且還鬧獨立。美國各州獨立，這點我倒是十分贊成。不過，這不是我現在要說的。我要說的是，真正意義上的<text:span text:style-name="T3"><text:s/>"</text:span>美國<text:span text:style-name="T3">"</text:span>，怎麼可能輕易就允許一個局外人<text:span text:style-name="T3">(</text:span>川普<text:span text:style-name="T3">)</text:span>來顛覆過去既有的一切既得利益與運作方式？<text:span text:style-name="T3"> <text:line-break/><text:line-break/></text:span>現在各地的抗議，主要操弄勢力之一就是希拉蕊的強力支持者索羅斯的基金會所豢養的各種<text:span text:style-name="T3"><text:s/>"</text:span>民主進步<text:span text:style-name="T3">" </text:span>機構。這個基金會，過去在世界各地以民主自由之名，煽動無數血腥動亂與戰爭，這回卻在美國本土上演民主大戲。<text:span text:style-name="T3"> <text:line-break/><text:line-break/></text:span>我不喜歡預測未來，但我對於當下種種，基本上還是很清楚的。以為投完票就此天下太平的人，恐怕還不用高興得太早。目前世界局勢之劇烈演變與潛在巨大風險，讓所有人全成為新手而難以預料，因為此一情況前所未見。川普的當選，表面上只是民主遊戲，實質上卻是出乎當權者意料之外、弄假成真的一場革命。被革的一方，豈有可能輕易投降？<text:span text:style-name="T3"> <text:line-break/><text:line-break/></text:span>川普的當選，意外地拆穿了美國的民衣外衣。我對將來的演變與後果，基本上還是傾向悲觀，只是不知道將會以何種方式發展與收場。川普可以因為巨大民怨而當選，但他憑什麼做出改變？<text:span text:style-name="T3"> <text:line-break/><text:line-break/></text:span>八年前，歐巴馬剛當選美國總統時，我還頒給他五張獎狀，表揚他之<text:span text:style-name="T3"><text:s/>"</text:span>反戰<text:span text:style-name="T3">"</text:span>、<text:span text:style-name="T3">"</text:span>反核武<text:span text:style-name="T3">" </text:span>及反刑求與暗殺等等等，但是，很快地，這五張獎狀全部成為笑柄；他殺得比布希還多，殺人根本就是他的每天例行工作，而且積極發展存心就是要拿來使用的小型核武，罪行罄竹難書。<text:span text:style-name="T3"> <text:line-break/><text:line-break/></text:span>我在十多年前曾隸屬於一個<text:span text:style-name="T3">EMAIL</text:span>討論群，<text:span text:style-name="T3">Chomsky</text:span>也在上面，記得當時討論群裏頭常有一個話題就是期待歐巴馬有朝一日能當總統。這個討論群的成員基本上都很反戰、反侵略，反對美國一貫的軍事侵略外交政策，因此很多人就把期待放在歐巴馬身上，期待之熱烈，當時有個詞叫<text:span text:style-name="T3"><text:s/>Obamania </text:span>足以形容之。這詞的意思就是指的<text:span text:style-name="T3"><text:s/>"</text:span>瘋狂支持歐巴馬<text:span text:style-name="T3">" </text:span>的這樣一種現象，就連卡斯楚當年都曾對之懷抱期待與稱讚。可是，很快地，不到幾個月的時間，所有人的美夢全都驚醒，原來這個人比布希還陰狠，血腥程度絲毫不遜色，其過去所言之一切漂亮理想，全部一筆勾銷。<text:span text:style-name="T3"> <text:line-break/><text:line-break/></text:span>我並非要預言川普將會跟歐巴馬有同樣的變臉。川普當選一事，其所產生的革命效應，遠遠更難預料其發展，也許這就是所謂的關鍵時刻。世界將何去何從我不知道，但我相信往後幾年，國與國之間，將會有很大的變化與勢力消長。<text:span text:style-name="T3"> <text:line-break/><text:line-break/></text:span>底下有一些關於索羅斯與反川普抗爭的資料：<text:span text:style-name="T3"> <text:line-break/><text:line-break/>https://goo.gl/aen587 <text:line-break/><text:line-break/>https://goo.gl/8QsCkn</text:span></text:p>
      <text:p text:style-name="P4"/>
      <text:p text:style-name="P1"><text:span text:style-name="T1">陳真</text:span><text:s/>  |  2016.11.12 22:54   |   <text:a xlink:type="simple" xlink:href="http://palinfo.habago.org/Entry?Command=Information_PrintForum&amp;iPage=214#FORUM35103"><text:span text:style-name="T2">#</text:span></text:a></text:p>
      <text:p text:style-name="P3">謝謝你馬上給我一個實例。我幫你翻譯一下，這個阿西說：<text:span text:style-name="T3"> <text:line-break/><text:line-break/>"</text:span>維基解密不是一個可靠的消息來源，因為它無法證實。它很容易被動手腳。而且，很顯然這些人就是要破壞希拉蕊的選情，所以，我要怎麼相信他們所引用的那些沒法證實的資料？<text:span text:style-name="T3">" <text:line-break/><text:line-break/></text:span>講一堆，簡單說就是：<text:span text:style-name="T3">"</text:span>這攏係阿共仔ㄟ陰謀啦！<text:span text:style-name="T3">" <text:line-break/><text:line-break/></text:span>在台灣民主聖地，這類句型向來非常有效，就像咒語一樣，只要念上幾句，百毒不侵。除了<text:span text:style-name="T3"><text:s/>"</text:span>阿共仔ㄟ陰謀<text:span text:style-name="T3">"</text:span>，還有比方說<text:span text:style-name="T3">: "</text:span>伊中國人欺負咱台灣郎啦<text:span text:style-name="T3">"</text:span>、<text:span text:style-name="T3">"</text:span>吃咱台灣郎夠夠！<text:span text:style-name="T3">"</text:span>、<text:span text:style-name="T3">"</text:span>阿扁無罪，這是政治迫害，阿陸仔欺負咱台灣郎總統啦！<text:span text:style-name="T3">" <text:line-break/><text:line-break/></text:span>王爾德說：<text:span text:style-name="T3">"</text:span>腦殘經常會提出一些問題，讓智者啞口無言<text:span text:style-name="T3">"</text:span>。</text:p>
      <text:p text:style-name="P1">J.Z.   |  2016.11.12 16:04   |   <text:a xlink:type="simple" xlink:href="http://palinfo.habago.org/Entry?Command=Information_PrintForum&amp;iPage=214#FORUM35102"><text:span text:style-name="T2">#</text:span></text:a></text:p>
      <text:p text:style-name="P6"><text:span text:style-name="T1">剛在個</text:span>""<text:span text:style-name="T1">號稱</text:span>""<text:span text:style-name="T1">理性獨立思考的社團跟個美國人辯了半天</text:span>, <text:span text:style-name="T1">下面句型基本上就是每當我引用</text:span>Wikileaks<text:span text:style-name="T1">時會得到的回應</text:span>: <text:line-break/><text:line-break/>Jeff Schwartz: sorry but Wikileaks isn't a viable source since it cannot be authenticated. It could just as easily have been doctored. They clearly were trying to sabotage her campaign so why would I believe what they cite without evidence of its authenticity?</text:p>
      <text:p text:style-name="P1"><text:span text:style-name="T1">陳真</text:span><text:s/>  |  2016.11.12 03:47   |   <text:a xlink:type="simple" xlink:href="http://palinfo.habago.org/Entry?Command=Information_PrintForum&amp;iPage=214#FORUM35101"><text:span text:style-name="T2">#</text:span></text:a></text:p>
      <text:p text:style-name="P3"><text:span text:style-name="T3">(</text:span>再續<text:span text:style-name="T3">) <text:line-break/><text:line-break/></text:span>自然科學者，也就是一般所謂的科學家們，往往聽起來好像很科學很有理性，但它實際上就跟某些社會科學一樣，建立在歸納<text:span text:style-name="T3"><text:s/>(Inductive reasoning) </text:span>與統計上，企圖找出事物的規律或法則。然而，建立在歸納法上的知識，它的理性程度，相較於演繹<text:span text:style-name="T3"><text:s/>(Deductive Reasoning)</text:span>，事實上比迷信好不了多少。若要說自然科學和社會科學有些什麼樣的不同，也許就在於前者<text:span text:style-name="T3"><text:s/>"</text:span>企圖<text:span text:style-name="T3">" </text:span>避免個人觀點，但企圖終究也只是一種企圖而已，它所產生的知識究竟是一種<text:span text:style-name="T3"><text:s/>"</text:span>發明<text:span text:style-name="T3">" </text:span>或<text:span text:style-name="T3"><text:s/>"</text:span>發現<text:span text:style-name="T3">"</text:span>，倒也很難說。許多時候，看起來似乎比較接近一種發明；在某個重要意義上來說，也許就像創作一幅畫或寫下一首詩那樣。當許多人都認同它的結論時，它就批上了科學的外衣，儼然科學。至於它的所謂科學結論能維持多久，說不準，但任何科學結論終究不是定論。<text:span text:style-name="T3"> <text:line-break/><text:line-break/></text:span>我對於宣稱與實際全然不對等的理性姿態總是感到很不耐煩；明明沒那麼理性，甚至有點腦殘，但卻講得好像很不得了似的，自然科學<text:span text:style-name="T3"><text:s/>(</text:span>家<text:span text:style-name="T3">) </text:span>往往就是這麼一回事，比方說醫學。不過就是一些智能形式很初級的知識，何必一副科學兮兮，彷彿理性不凡。<text:span text:style-name="T3"> <text:line-break/><text:line-break/></text:span>自然科學如此，社會科學就更不用說了。若真要談理性，事實上就是這樣。倘若有人裝模作樣地說什麼維基解密的資料不可信，是什麼陰謀論，那麼，如前所說，他理應連一加一等於二都該感到懷疑才對，因為，在認識世界的方法上，我們沒有比這更高明的理性形式了：一群罪犯，內部幾萬封信，日日夜夜不斷談論著自己的各種犯罪意圖，各種犯罪計劃與犯罪所得，倘若這還叫做<text:span text:style-name="T3"><text:s/>(</text:span>意味著道聽途說的<text:span text:style-name="T3">) </text:span>陰謀論，那真的是噁心到爆。不然是要怎樣才叫做客觀理性？拍下希拉蕊數著一卡車以鮮血換來的美金，數鈔票數得笑呵呵，然後對著鏡頭大聲說明自己長年以來如何買賣人命來賺錢？<text:span text:style-name="T3"> <text:line-break/><text:line-break/></text:span>我常思索洗腦為何如此有效？它的知識論<text:span text:style-name="T3"><text:s/>(epistemology) </text:span>究竟為何？譬如在這島上，居然可以洗到連腦都不見了，變成一種神經反射，凡是主流媒體以外的言論，就自動收納到<text:span text:style-name="T3"><text:s/>"</text:span>陰謀論<text:span text:style-name="T3">" </text:span>的角落裏，不用當它一回事。基本上，人們相不相信一件事，似乎不是走進<text:span text:style-name="T3"><text:s/>"</text:span>理性<text:span text:style-name="T3">" </text:span>這條大腦路徑，而是經口經耳不經腦。它有個基本句型就是：<text:span text:style-name="T3">"</text:span>大家都這麼說<text:span text:style-name="T3">"</text:span>。一個事情，既然<text:span text:style-name="T3"><text:s/>"</text:span>大家<text:span text:style-name="T3">" </text:span>都這麼說，那它一定不會有錯。<text:span text:style-name="T3"> <text:line-break/><text:line-break/></text:span>我常舉<text:span text:style-name="T3">1986</text:span>年桃園機場事件的例子，我有參加，目睹一切。當年，國民黨派鎮暴警察痛毆群眾，然後卻又叫一些警察當場脫下制服，冒充<text:span text:style-name="T3"><text:s/>"</text:span>暴民<text:span text:style-name="T3">"</text:span>，自己破壞警車，而且還對其他警察丟石頭，然後找來一堆當時的主流媒體拍照攝影，整天在電視上反覆播放反政府<text:span text:style-name="T3"><text:s/>"</text:span>暴民<text:span text:style-name="T3">" </text:span>的暴力行徑。但事實上，真相卻剛好相反，真相是完完全全和平的群眾被鎮暴部隊一個個打得頭破血流。事件結束後，我回到校園，在圖書館讀書，一群同班同學圍過來挑釁，說我們黨外人士為什麼要打警察？我說，是警察打群眾，不是群眾打警察。我的話一說完，竟然哄堂大笑。同學們說，我怎麼連這麼幼稚可笑的話也說得出來。我很無言，就說，<text:span text:style-name="T3">"</text:span>你們就記住今天的對話吧，有一天，當你們回想起這一天，也許你們就會覺得自己很荒謬。<text:span text:style-name="T3">" <text:line-break/><text:line-break/></text:span>我要說的是，為什麼真相可以輕易被朦蔽？為什麼明明白白的事實<text:span text:style-name="T3"><text:s/>(</text:span>當時自立晚報有報導確實真相<text:span text:style-name="T3">) </text:span>塞到人們眼前時，人們卻反而嗤之以鼻？為什麼？因為<text:span text:style-name="T3"><text:s/>"</text:span>大家都這麼說<text:span text:style-name="T3">"</text:span>。我們很容易就會相信那些平常如雷貫耳的言論，因為<text:span text:style-name="T3"><text:s/>"</text:span>大家都這麼說<text:span text:style-name="T3">"</text:span>。<text:span text:style-name="T3">"</text:span>大家<text:span text:style-name="T3">" </text:span>都說柯文哲好棒！應該投票給他！<text:span text:style-name="T3">"</text:span>大家<text:span text:style-name="T3">" </text:span>都說馬英九是壞人，我們要唾棄他！<text:span text:style-name="T3">"</text:span>大家<text:span text:style-name="T3">" </text:span>都說民進黨愛台灣！重民意！我們要力挺它！為什麼？因為<text:span text:style-name="T3"><text:s/>"</text:span>大家<text:span text:style-name="T3">" </text:span>都這麼說。重點是，<text:span text:style-name="T3">"</text:span>大家<text:span text:style-name="T3">" </text:span>是誰？不過就是那些鳥人不是嗎？鳥人以媒體之名，以學者專家之名，每天在耳邊在眼前不斷魔音穿腦。當然，鳥人不會以一隻鳥的形象出現；撒旦難道每次現身頭上都長兩支角，好讓你知道他是撒旦？<text:span text:style-name="T3"> <text:line-break/><text:line-break/></text:span>這裏頭有著一種加權計分的概念。簡單說就是，一句鳥話或謊話，透過主流媒體及其同路人，包括各路名嘴、名人、名醫、名學者及名專家們，輕易就能大放送，輕易就能塑造假象，成為社會<text:span text:style-name="T3"><text:s/>"</text:span>共識<text:span text:style-name="T3">"</text:span>。但是，一句紮紮實實毫無疑問的實話或真相，腦殘的人們卻馬上會端出三角眼，對之抱持戒心，並且彼此告誡<text:span text:style-name="T3"><text:s/>"</text:span>這種道聽途說的偏激言論或陰謀論，不可輕信<text:span text:style-name="T3">"</text:span>。即便真相如鋼鐵一般沉重而紮實，人們還是不會相信，頂多頂多就是半信半疑。<text:span text:style-name="T3"> <text:line-break/><text:line-break/></text:span>人們會認為你一定是份量不夠，否則你的言論怎麼可能如此冷門？即便有人忍不住相信了真相，他還是會在心裏頭運作一套加減計分的公式。他心裏會想：<text:span text:style-name="T3">"</text:span>就算這些真相是真的，背後一定有著一些苦衷或更多的真相，或是當權者背後一定有著一些更高遠的理想，以致於讓當權者不得不作惡，因此，這個真相本身是不具有任何重要性的，我必須理性，不能輕信。<text:span text:style-name="T3">" <text:line-break/><text:line-break/></text:span>不管怎麼樣，人們永遠都可以找到無數為醜陋真相開脫的理由。時下的台灣，實際上已經達到了人類對於洗腦所能做到的最高境界。</text:p>
      <text:p text:style-name="P1"><text:span text:style-name="T1">鄭君</text:span><text:s/>  |  2016.11.12 01:38   |   <text:a xlink:type="simple" xlink:href="http://palinfo.habago.org/Entry?Command=Information_PrintForum&amp;iPage=214#FORUM35100"><text:span text:style-name="T2">#</text:span></text:a></text:p>
      <text:p text:style-name="P2">角色顛倒的不隻大陸，更有美國人自已。<text:span text:style-name="T3"> <text:line-break/><text:line-break/></text:span>美國<text:span text:style-name="T3">4chan</text:span>網站在本次大選中，主流媒體、社交網被操縱的情況下，罕見揭發希拉里郵件門並深入分析、討論的，可謂是川普當選的大功臣。話說大陸兩大從頭到尾堅定支持川普的網站，知乎不用說，在美國的海外黨獻身說法並在美組建華裔川普後援團組織實際行動<text:span text:style-name="T3">--</text:span>參加川普的集會、在費城租飛機拉川普宣傳長幅、動員周圍人向川普投票並提供便利，而另一個和<text:span text:style-name="T3">4chan</text:span>性質相似的動漫討論網站，有幢川普競選的帖子，今年年初建的，到現在已<text:span text:style-name="T3">1588</text:span>頁<text:span text:style-name="T3">47628</text:span>個回複，裡面則是<text:span text:style-name="T3">ID</text:span>菜園之州的美國白人親身講述美國現在窒息的政治正確氛圍，科普美國政治局勢。<text:span text:style-name="T3"> <text:line-break/><text:line-break/>https://goo.gl/s7fAUV <text:line-break/><text:line-break/></text:span>回到正題，這次大選有人在<text:span text:style-name="T3">4chan</text:span>上截取的一個帖子，這貼不了圖我轉下翻譯過來的内容：<text:span text:style-name="T3"> <text:line-break/><text:line-break/></text:span>政治版的諸君<text:span text:style-name="T3">,</text:span>我突然意識到一件非常悲傷的事情。<text:span text:style-name="T3"> <text:line-break/><text:line-break/>4chan</text:span>這個網站，以及我們這個政治版，一直以來都是以強行抬扛、反抗社會準則、刷新道德底線和偏離主流倫理為已任，一直以來我們都在挑戰主流政治的種種觀念。可是現在，這個網絡上最低劣下流陰暗的角落，卻開始強調人們應該支持家庭價值觀、應該有所信仰、應該有騎士精神、應該尊重傳統、應該為自己的血統感到自豪。<text:span text:style-name="T3"> <text:line-break/><text:line-break/></text:span>所以說，我們所生存的這個世界道德究竟淪喪到了多麼喪心病狂的地步啊？我們所支持的這些東西，在社會上居然已成了離經叛道的爭議話題。<text:span text:style-name="T3"> <text:line-break/><text:line-break/></text:span>還是引用道德經里的話：正復為奇，善復為妖。人之迷，其日固久。</text:p>
      <text:p text:style-name="P1"><text:span text:style-name="T1">鄭君</text:span><text:s/>  |  2016.11.12 00:48   |   <text:a xlink:type="simple" xlink:href="http://palinfo.habago.org/Entry?Command=Information_PrintForum&amp;iPage=214#FORUM35099"><text:span text:style-name="T2">#</text:span></text:a></text:p>
      <text:p text:style-name="P3">川普的當選在大陸引起波瀾，黑色幽默，世界顛倒了，<text:span text:style-name="T3"> <text:line-break/><text:line-break/>“</text:span>這個世界真心讓人越來越看不懂了，微博已發瘋了，一個中國人為新任美國總統說了幾句話就被一群人罵成五毛黨，這也可以當五毛啊！。目前微博上任何懷疑田園女權的一律被批為直男癌男屌特朗普走狗。現在最反美國體制和美國總統的不是土共和軍壇上的網友，而是歐美白左<text:span text:style-name="T3">+</text:span>國内黄左<text:span text:style-name="T3">+</text:span>高等華人。原來贊美美國民主包容多元的都開始罵民粹主義横行，原來說美國霸權主義行為的基本都在喊天降偉人特朗普。一夜之間大家都拿錯劇本了吧？<text:span text:style-name="T3">”</text:span></text:p>
      <text:p text:style-name="P1"><text:span text:style-name="T1">陳真</text:span><text:s/>  |  2016.11.11 17:09   |   <text:a xlink:type="simple" xlink:href="http://palinfo.habago.org/Entry?Command=Information_PrintForum&amp;iPage=214#FORUM35098"><text:span text:style-name="T2">#</text:span></text:a></text:p>
      <text:p text:style-name="P2">這篇訪談就是我在選前提供的<text:span text:style-name="T3">RT</text:span>那段訪問影片，翻譯得還不錯。因為許多連結每隔一段時間往往就會失效，所以我把它剪下來貼上如下。<text:span text:style-name="T3"> <text:line-break/><text:line-break/></text:span>我很厭惡這樣一種故做客觀狀裝模作樣的姿態：一些明明白白斬釘截鐵的事實，有些人卻偏要裝出好像自己很理性很客觀的姿態，好像我們應該對這些資料保持戒心似的，或甚至冠上什麼陰謀論的污名，實在噁心到爆炸！如果幾萬封電郵所呈現的不是事實，而是什麼陰謀論，那麼幹它媽的一加一等於二應該也要對之保持戒心了，搞不好是火星人的陰謀，故意要讓我們地球人以為一加一等於二，其實在火星應該是等於五才對。我們應當要客觀理性謹慎戒備，不要輕信陰謀論，要有幹它媽的學術謹慎。<text:span text:style-name="T3"> <text:line-break/><text:line-break/></text:span>我不是在說你或說誰，而只是在說主流媒體把人洗腦到這樣一種地步：讓人們即便面對鋼鐵一般的事實時，他也會自動對鋼鐵般的事實起疑，進而視為無關緊要無關痛癢或不足採信。<text:span text:style-name="T3"> <text:line-break/><text:line-break/></text:span>前一陣子不是有個香港的什麼歷史促進會會長的學者兼名嘴來巴勒網留言嗎？罵我們反美反到腦袋壞掉了，說我們的什麼資料是假的，是陰謀論，說我們怎麼會笨到連什麼美軍把人活埋的事也會信。這個什麼會長的，聽起來倒是不壞，只是笨而已，因為他是真的以為我們腦袋壞掉了，因此對我們產生義憤。<text:span text:style-name="T3"> <text:line-break/><text:line-break/></text:span>但是有些人卻不是笨，而是噁心，虛榮，裝模作樣，就是故意要表現得好像我比你們更有理性更客觀更有學問見識哦，我有獨立思考能力與懷疑精神哦，大家不要輕信陰謀論哦。媽的，維基解密數以千萬計的龐大資料庫如果也叫做陰謀論，那麼這世界上連數學也不該輕易相信了。我對這樣一種人，感到由衷的厭惡與噁心。<text:span text:style-name="T3"> <text:line-break/><text:line-break/></text:span>我不是說維基解密數以千萬計的檔案文件全部都只能照字面解而且必須一一採信，而是說，這已經是人類在探究社會事務上最高理性等級的一種理性形式了。媽的，難道是要親眼目睹歐巴馬親自開飛機對平民掃機關槍才不算陰謀論？難道是要親眼看到希拉蕊從恐怖份子的金主那邊捧回一卡車鈔票，才叫做理性客觀？是不是我得自己開著太空梭去繞太空軌道才應該採信地球確實不是一個平面而真的是一顆球？<text:span text:style-name="T3"> <text:line-break/><text:line-break/></text:span>陳真<text:span text:style-name="T3">2016.11.11. <text:line-break/><text:line-break/>======================== <text:line-break/><text:line-break/></text:span>阿桑奇：美國大選的秘密世界<text:span text:style-name="T3"> <text:line-break/><text:line-break/></text:span>《跨時》按：本文譯自美國《<text:span text:style-name="T3">Counterpunch</text:span>》，部分內容以原訪問視頻為準。<text:span text:style-name="T3"> <text:line-break/><text:line-break/></text:span>朱利安<text:span text:style-name="T3">·</text:span>阿桑奇與約翰<text:span text:style-name="T3">·</text:span>皮爾格對談：<text:span text:style-name="T3"> <text:line-break/></text:span>美國大選的秘密世界<text:span text:style-name="T3"> <text:line-break/></text:span>朱利安<text:span text:style-name="T3">·</text:span>阿桑奇（<text:span text:style-name="T3">Julian Assange</text:span>）<text:span text:style-name="T3"> <text:line-break/></text:span>約翰<text:span text:style-name="T3">·</text:span>皮爾格（<text:span text:style-name="T3">John Pilger</text:span>）<text:span text:style-name="T3"> <text:line-break/>2016</text:span>年<text:span text:style-name="T3">11</text:span>月<text:span text:style-name="T3">4</text:span>日<text:span text:style-name="T3"> <text:line-break/><text:line-break/></text:span>張本清譯<text:span text:style-name="T3"> </text:span>吳康雄校<text:span text:style-name="T3"> <text:line-break/>2016</text:span>年<text:span text:style-name="T3">11</text:span>月<text:span text:style-name="T3">10</text:span>日<text:span text:style-name="T3"> <text:line-break/><text:line-break/></text:span>朱利安<text:span text:style-name="T3">·</text:span>阿桑奇（來源：<text:span text:style-name="T3">Dartmouth Films</text:span>）<text:span text:style-name="T3"> <text:line-break/><text:line-break/></text:span>這次訪問在政治難民朱利安<text:span text:style-name="T3">·</text:span>阿桑奇所在的厄瓜多爾駐倫敦大使館內攝影，在<text:span text:style-name="T3">2016</text:span>年<text:span text:style-name="T3">11</text:span>月<text:span text:style-name="T3">5</text:span>日廣播。<text:span text:style-name="T3"> <text:line-break/><text:line-break/></text:span>約翰<text:span text:style-name="T3">·</text:span>皮爾格（下略皮爾格）：<text:span text:style-name="T3"> <text:line-break/></text:span>在美國大選選戰的這最後幾天，聯邦調查局（<text:span text:style-name="T3">FBI</text:span>）介入調查希拉里<text:span text:style-name="T3">·</text:span>克林頓（<text:span text:style-name="T3">Hillary Clinton</text:span>），這到底有什麼意義？<text:span text:style-name="T3"> <text:line-break/><text:line-break/></text:span>朱利安<text:span text:style-name="T3">·</text:span>阿桑奇（下略阿桑奇）：<text:span text:style-name="T3"> <text:line-break/></text:span>如果你看看聯邦調查局的歷史，它實際上就是美國的政治警察。中央情報局前局長<text:span text:style-name="T3"><text:s/></text:span>［大衛<text:span text:style-name="T3">·</text:span>彼得雷烏斯上將（<text:span text:style-name="T3">General David Petraeus</text:span>）］把機密資料交給情婦，因此被聯邦調查局拿下，就是一個示範。幾乎沒有人可以逃出他們的五指山。聯邦調查局一直要讓人們知道，沒有人是可以抵抗他們的。但希拉里卻非常顯眼地抵抗聯邦調查局的調查，讓調查局看起來不夠硬，激怒了局裏面的一些人。<text:span text:style-name="T3"> <text:line-break/><text:line-break/></text:span>我們發表了大約<text:span text:style-name="T3">3</text:span>萬<text:span text:style-name="T3">3</text:span>千封希拉里擔任國務卿其間發出的電郵。它們來自一批剛好超過<text:span text:style-name="T3">6</text:span>萬封電郵的材料，希拉里自己保存了其中的一半<text:span text:style-name="T3">——3</text:span>萬封電郵，我們就發表了大約一半。<text:span text:style-name="T3"> <text:line-break/><text:line-break/></text:span>然後，還有我們正在發表的波德斯塔（<text:span text:style-name="T3">John Podesta</text:span>）電郵材料。波德斯塔是希拉里的競選經理，有一條主線貫穿他的這些電郵。那裏有很多關於他們所謂的「給錢入局」（<text:span text:style-name="T3">pay-for-play</text:span>）的事情的記載：讓各國、個人和財團購買同他們接觸的門路。這些電郵，加上希拉里藏匿國務卿任內電郵的問題，造成了聯邦調查局進一步受壓的氛圍。<text:span text:style-name="T3"> <text:line-break/><text:line-break/></text:span>皮爾格：<text:span text:style-name="T3"> <text:line-break/></text:span>克林頓競選團隊說，俄羅斯是這一切的幕後黑手，俄羅斯在操縱大選，同時是維基解密及其電郵材料的來源。<text:span text:style-name="T3"> <text:line-break/><text:line-break/></text:span>阿桑奇：<text:span text:style-name="T3"> <text:line-break/></text:span>克林頓陣營正在成功地投射一種新麥卡錫主義的竭斯底里：俄羅斯要為所有的事情負責。希拉里多次作假，宣稱十七個美國情報機構確定了俄羅斯是我們發表的材料的來源。這是假的，我們要說，俄羅斯政府不是我們的來源。<text:span text:style-name="T3"> <text:line-break/><text:line-break/></text:span>維基解密發表材料已經十年了。在這十年期間，我們發表了<text:span text:style-name="T3">1000</text:span>萬份文件，數千份單獨的刊物，有幾千個不同的來源，我們從來沒有搞錯一件事。<text:span text:style-name="T3"> <text:line-break/><text:line-break/></text:span>皮爾格：<text:span text:style-name="T3"> <text:line-break/></text:span>那些證實販賣接觸門路，說明希拉里本人如何從中獲得物質和政治利益的電郵，是十分異乎尋常的。我想起了卡塔爾某代表開出了<text:span text:style-name="T3">100</text:span>萬美元的支票，比爾<text:span text:style-name="T3">·</text:span>克林頓（<text:span text:style-name="T3">Bill Clinton</text:span>）就同他見了五分鐘的面。<text:span text:style-name="T3"> <text:line-break/><text:line-break/></text:span>阿桑奇：<text:span text:style-name="T3"> <text:line-break/></text:span>還有摩洛哥給的<text:span text:style-name="T3">1200</text:span>萬美元<text:span text:style-name="T5">⋯⋯</text:span><text:span text:style-name="T3"> <text:line-break/><text:line-break/></text:span>皮爾格：<text:span text:style-name="T3"> <text:line-break/></text:span>對耶，摩洛哥給的<text:span text:style-name="T3">1200</text:span>萬。<text:span text:style-name="T3"> <text:line-break/><text:line-break/></text:span>阿桑奇：<text:span text:style-name="T3"> <text:line-break/></text:span>讓希拉里去參加一場派對。<text:span text:style-name="T3"> <text:line-break/><text:line-break/></text:span>皮爾格：<text:span text:style-name="T3"> <text:line-break/></text:span>對我來說電郵材料揭露最深刻的，關於美國外交政策的部分而言，它們展示了希拉里和中東的伊斯蘭國聖戰運動的創立之間的直接聯繫。你可以說說，電郵材料是怎樣的證明了那些應該同伊斯蘭國聖戰份子作戰的人，竟然就是那些幫手製造他們的人。<text:span text:style-name="T3"> <text:line-break/><text:line-break/></text:span>阿桑奇：<text:span text:style-name="T3"> <text:line-break/></text:span>希拉里在<text:span text:style-name="T3">2014</text:span>年年初，就在她離開國務院後不久，發了一封電郵給她的競選經理波德斯塔，明言沙特阿拉伯和卡塔爾政府是伊斯蘭國的金主。我想這是整批材料之中最重要的一封電郵，但或許因為沙特和卡塔爾的資金的參與面很廣，包括了不少的媒體機構，所有嚴肅的分析者，甚至美國政府都提及，或者認為，確實有一些沙特的人物在支持伊斯蘭國<text:span text:style-name="T3">——</text:span>但他們的托辭總是，啊，這只是些不入流的王公貴族，花銷他們自己的石油紅利份額、為所欲為，但政府實際上還是不贊成的。<text:span text:style-name="T3"> <text:line-break/><text:line-break/></text:span>但那封電郵否定了這種說法。它直接說出，沙特和卡塔爾的政府，是伊斯蘭國的金主。<text:span text:style-name="T3"> <text:line-break/><text:line-break/></text:span>皮爾格：<text:span text:style-name="T3"> <text:line-break/></text:span>沙特、卡塔爾、摩洛哥和巴林，特別是沙特和卡塔爾，在希拉里擔任國務卿期間，給了這一大筆錢克林頓基金會（<text:span text:style-name="T3">Clinton Foundation</text:span>），就在那個時候，國務院批准，特別向沙特阿拉伯，出賣鉅額軍火。<text:span text:style-name="T3"> <text:line-break/><text:line-break/></text:span>阿桑奇：<text:span text:style-name="T3"> <text:line-break/></text:span>在希拉里之下，全世界有史以來最大宗的、價值<text:span text:style-name="T3">800</text:span>多億美元的軍火銷售，和沙特阿拉伯成交了。事實上，在她國務卿任內，美國出口軍火的總值翻了一番。<text:span text:style-name="T3"> <text:line-break/><text:line-break/></text:span>皮爾格：<text:span text:style-name="T3"> <text:line-break/></text:span>當然，以上種種的結論就是，創立那個稱為伊斯蘭國的臭名昭著的恐怖主義團體的金主，正正就是捐獻給克林頓基金會的同一批人。<text:span text:style-name="T3"> <text:line-break/><text:line-break/></text:span>阿桑奇：<text:span text:style-name="T3"> <text:line-break/></text:span>是的。<text:span text:style-name="T3"> <text:line-break/><text:line-break/></text:span>皮爾格：<text:span text:style-name="T3"> <text:line-break/></text:span>這太神奇了。<text:span text:style-name="T3"> <text:line-break/><text:line-break/></text:span>阿桑奇：<text:span text:style-name="T3"> <text:line-break/></text:span>希拉里只是一個人。我其實覺得希拉里這個人是挺可憐的，因為在她身上，我看到了一個被自己的野心活活吃掉的人，被折磨到發病的地步，權慾薰心到昏厥的地步。她代表了一整個人際和國際網絡。問題是，希拉里在這個龐大網絡的角色是什麼？她是處於中心的一個嵌齒。周圍有不同的齒輪在運轉：像高盛般的大銀行、華爾街的主要成分，情報機關，國務院中人和沙特人等等。<text:span text:style-name="T3"> <text:line-break/><text:line-break/></text:span>她是把這些不同的齒輪聯繫起來的核心部件。她是「這一切」的圓滑的核心代表，「這一切」或多或少就是目前在美國掌權的成分。我們可以叫它做建制，或者是哥倫比亞特區（華盛頓）共識。我們發表的其中一封比較重要的波德斯塔電郵，說明了奧巴馬內閣的組成過程，還有一半閣員由花旗銀行某代表提名的事實。這是十分讓人驚嘆的。<text:span text:style-name="T3"> <text:line-break/><text:line-break/></text:span>皮爾格：<text:span text:style-name="T3"> <text:line-break/></text:span>花旗銀行是不是提供了一份名單？<text:span text:style-name="T5">⋯⋯</text:span><text:span text:style-name="T3"> <text:line-break/><text:line-break/></text:span>阿桑奇：<text:span text:style-name="T3"> <text:line-break/></text:span>是的。<text:span text:style-name="T3"> <text:line-break/><text:line-break/></text:span>皮爾格：<text:span text:style-name="T3"> <text:line-break/></text:span><text:span text:style-name="T5">⋯⋯</text:span>這些人成為了大半個奧巴馬內閣。<text:span text:style-name="T3"> <text:line-break/><text:line-break/></text:span>阿桑奇：<text:span text:style-name="T3"> <text:line-break/></text:span>是的。<text:span text:style-name="T3"> <text:line-break/><text:line-break/></text:span>皮爾格：<text:span text:style-name="T3"> <text:line-break/></text:span>所以華爾街決定什麼人進入美國總統的內閣？<text:span text:style-name="T3"> <text:line-break/><text:line-break/></text:span>阿桑奇：<text:span text:style-name="T3"> <text:line-break/></text:span>如果你當年有密切觀察奧巴馬的選戰，你可以看到它最後和銀行利益是走得很近的。它和石油利益不是走得很近，但和銀行利益就是的。<text:span text:style-name="T3"> <text:line-break/><text:line-break/></text:span>所以，我相信，不了解沙特阿拉伯，是不可能真正了解希拉里的外交政策的。她和沙特阿拉伯的關係是十分密切的。<text:span text:style-name="T3"> <text:line-break/><text:line-break/></text:span>皮爾格：<text:span text:style-name="T3"> <text:line-break/></text:span>為什麼她這麼公開地熱烈慶祝利比亞的毀滅？你可以說說這些電郵告訴我們，那裏到底發生了什麼事？因為利比亞是今天敘利亞很多動亂的來源，利比亞差不多是希拉里的個人侵略戰爭。關於這個問題，電郵材料告訴了我們什麼？<text:span text:style-name="T3"> <text:line-break/><text:line-break/></text:span>阿桑奇：<text:span text:style-name="T3"> <text:line-break/></text:span>利比亞戰爭，與其說是別的什麼人的戰爭，是希拉里的戰爭。巴拉克<text:span text:style-name="T3">·</text:span>奧巴馬原本是反對的。這場戰爭是誰推動的？是希拉里。她的電郵自始至終都為這個事實提供了文證。她派她最喜歡的代理人悉尼<text:span text:style-name="T3">·</text:span>布魯門撒爾（<text:span text:style-name="T3">Sidney Blumenthal</text:span>）參與其事。在我們發表的<text:span text:style-name="T3">3</text:span>萬<text:span text:style-name="T3">3</text:span>千封希拉里電郵之中，<text:span text:style-name="T3">1700</text:span>多封的唯一題材，就是利比亞。侵略的原因不是利比亞有廉價石油。希拉里相信幹掉卡扎菲、推翻利比亞國家，是她可以用來為總統大選助選的政績。<text:span text:style-name="T3"> <text:line-break/><text:line-break/>2011</text:span>年年末，一份為希拉里製作的，稱為《利比亞嘀嗒》（<text:span text:style-name="T3">Libya Tick Tock</text:span>）的內部文件出台。這是一份按年月順序的敘述，說明希拉里是毀滅利比亞國家的核心人物。這在利比亞國內，造成了約<text:span text:style-name="T3">4</text:span>萬人的死亡，聖戰分子、伊斯蘭國走了進去，引致了歐洲的難民、移民危機。<text:span text:style-name="T3"> <text:line-break/><text:line-break/></text:span>除了人們逃離利比亞之外，軍火流動也在非洲其它國家造成不穩，但是，利比亞國家本身已經失去控制出入境人員的能力。利比亞面對地中海，曾經是非洲這個瓶子的軟木塞。因為利比亞曾經維護了地中海的秩序，此前逃離非洲的經濟、內戰和各種問題的人們，並沒有進入歐洲。在<text:span text:style-name="T3">2011</text:span>年年初，卡扎菲毫不隱諱的這樣說：「這些歐洲人轟炸利比亞、企圖毀滅利比亞，以為自己在幹什麼？沒有利比亞，洪水般的非洲移民和聖戰分子將會走進歐洲。」事情確實就是這樣發生了。<text:span text:style-name="T3"> <text:line-break/><text:line-break/></text:span>皮爾格：<text:span text:style-name="T3"> <text:line-break/></text:span>人們有這樣的質疑，他們說「維基解密在幹什麼？」，「他們是要把特朗普送進白宮嗎？」<text:span text:style-name="T3"> <text:line-break/><text:line-break/></text:span>阿桑奇：<text:span text:style-name="T3"> <text:line-break/></text:span>我的答案是，他們是不會讓特朗普當選的。為什麼我會這樣說？因為他得罪了美國所有的建制機關。特朗普沒有任何建制機關的支持，或者說除了福音派之外，假如你可以把他們當作一個建制機關的話。但是銀行、情報機關、軍火公司、外資大財團<text:span text:style-name="T5">⋯⋯</text:span>全都團結一致支持希拉里。連媒體也是這樣，媒體老闆們，甚至記者們都支持希拉里。<text:span text:style-name="T3"> <text:line-break/><text:line-break/></text:span>皮爾格：<text:span text:style-name="T3"> <text:line-break/></text:span>有人指控維基解密和俄國人串通。有些人說「好吧，為什麼維基解密不會調查和發表關於俄羅斯的電郵？」<text:span text:style-name="T3"><text:line-break/><text:line-break/></text:span>阿桑奇：<text:span text:style-name="T3"> <text:line-break/></text:span>我們已經發表了<text:span text:style-name="T3">80</text:span>萬份同俄羅斯有關的各種文件，當中大部分是批判性的。有大量書籍引用我們發表的這些材料，當中大部分也是批判性的。有好幾宗官司，都有引用我們的這些文件：聲稱在俄羅斯遭到政治迫害的難民資格申請人，引用我們的文件作證。<text:span text:style-name="T3"> <text:line-break/><text:line-break/></text:span>皮爾格：<text:span text:style-name="T3"> <text:line-break/></text:span>你本人對於美國大選有沒有立場？希拉里、特朗普兩個之中，你會不會想選誰？<text:span text:style-name="T3"> <text:line-break/><text:line-break/></text:span>阿桑奇：<text:span text:style-name="T3"> <text:line-break/></text:span>讓我們談談特朗普。他在美國人和歐洲人的思維裏面，代表了什麼？他代表了美國的白人人渣（<text:span text:style-name="T3">white trash</text:span>），就是希拉里宣佈是「可鄙的和沒救的」那種人。這意思就是，從建制或所謂有教養的大都市優雅視角去看，特朗普代表的是紅脖子（<text:span text:style-name="T3">red necks</text:span>）大老粗的那種人，一群化外之民。因為特朗普十分明顯地<text:span text:style-name="T3">——</text:span>通過他的言行，還有出席他的選舉集會的那種人<text:span text:style-name="T3">——</text:span>代表了並不屬於有教養的中產階級上層的那些人，所以產生了一種不要同這些人扯上任何關係的恐懼。是這樣的一種社會恐懼：任何人被指控有可能在幫助特朗普，包括批評希拉里，階級身分就會降格。如果我們看看中產階級是怎樣的獲取經濟和社會權力，這種現象是很容易理解的。<text:span text:style-name="T3"> <text:line-break/><text:line-break/></text:span>皮爾格：<text:span text:style-name="T3"> <text:line-break/></text:span>我想談談厄瓜多爾，給予你難民身分，在這裏、它的駐倫敦大使館之中，給予你政治庇護的小國。為了十分明顯的，不想被視為干預美國大選的原因，厄瓜多爾現在切斷了我們在做訪問的這個地方、就是大使館的互聯網。你可以說說他們為什麼會採取這種行動，還有評價一下厄瓜多爾對你的支持？<text:span text:style-name="T3"> <text:line-break/><text:line-break/></text:span>阿桑奇：<text:span text:style-name="T3"> <text:line-break/></text:span>讓我們回到四年前。因為美國引渡的官司，我在大使館這裏向厄瓜多爾申請庇護，一個月之後，我的申請獲得批准。從那個時候開始，大使館就一直被英國警察包圍。這場警察行動還算挺貴的，一年多前，英國政府承認已經花了<text:span text:style-name="T3">1260</text:span>多萬英鎊。他們動用了便衣警察，還有各種各樣的機械監控攝像機<text:span text:style-name="T3">——</text:span>就是這樣，在倫敦的中心，在<text:span text:style-name="T3">1600</text:span>萬人人口的厄瓜多爾和英國，還有在旁助陣的美國之間，正在發生一場頗嚴重的衝突。厄瓜多爾給我政治庇護，是勇敢和有原則的做法。現在是美國大選，厄瓜多爾選舉會在下年<text:span text:style-name="T3">2</text:span>月舉行，因為我們發表的真確材料，白宮正在感到政治壓力。<text:span text:style-name="T3"> <text:line-break/><text:line-break/></text:span>維基解密沒有在厄瓜多爾治下<text:span text:style-name="T3">——</text:span>無論是在大使館還是厄瓜多爾本土<text:span text:style-name="T3">——</text:span>發表材料。我們在法國、德國、荷蘭還有其它的一些國家發表材料。所以現在企圖通過我的難民身分，向維基解密施壓的做法，是完全不能接受的。他們這樣做是要拿下一家出版機構，阻止我們出版涉及美國人民和其他人們的重大利益的，關於這場選舉的材料。<text:span text:style-name="T3"> <text:line-break/><text:line-break/></text:span>皮爾格：<text:span text:style-name="T3"> <text:line-break/></text:span>告訴我們，你如果走出大使館，會發生什麼事。<text:span text:style-name="T3"> <text:line-break/><text:line-break/></text:span>阿桑奇：<text:span text:style-name="T3"> <text:line-break/></text:span>我會立即被英國警察逮捕，然後被立即引渡到美國或瑞典。在瑞典，我沒有被正式起訴，我之前已經被［斯德哥爾摩高級檢察官夏娃<text:span text:style-name="T3">·</text:span>芬尼（<text:span text:style-name="T3">Eva Finne</text:span>）］消除嫌疑。我們不肯定將會發生什麼事，但我們知道瑞典政府拒絕評論他們會不會把我引渡去美國。我們知道，起碼從<text:span text:style-name="T3">2000</text:span>年開始，瑞典答應了美國<text:span text:style-name="T3">100%</text:span>的引渡要求。也就是說，在過去<text:span text:style-name="T3">15</text:span>年來，美國要瑞典引渡的每一個人，都被引渡了。瑞典政府拒絕擔保我不會被引渡到美國。<text:span text:style-name="T3"> <text:line-break/><text:line-break/></text:span>皮爾格：<text:span text:style-name="T3"> <text:line-break/></text:span>人們經常問我，你是怎樣應對你現在所處的孤立狀況的。<text:span text:style-name="T3"> <text:line-break/><text:line-break/></text:span>阿桑奇：<text:span text:style-name="T3"> <text:line-break/></text:span>就這樣說吧。人類最好的特質之一，是他們能夠適應環境。人類最壞的特質之一，是他們能夠適應環境。人們適應環境，開始容忍虐待，適應自己參與虐待，適應逆境，然後繼續下去。我現在的情況，老實說，我是有點被關起來了<text:span text:style-name="T3">——</text:span>對我來說，大使館這裏就是世界<text:span text:style-name="T5">⋯⋯</text:span>我看到的就只有這個地方。<text:span text:style-name="T3"> <text:line-break/><text:line-break/></text:span>皮爾格：<text:span text:style-name="T3"> <text:line-break/></text:span>這是一個沒有陽光的世界，不是嗎？<text:span text:style-name="T3"> <text:line-break/><text:line-break/></text:span>阿桑奇：<text:span text:style-name="T3"> <text:line-break/></text:span>這是一個沒有陽光的世界，但我已經好久沒有見過陽光了，我忘記了它是怎樣的了。<text:span text:style-name="T3"> <text:line-break/><text:line-break/></text:span>皮爾格：<text:span text:style-name="T3"> <text:line-break/></text:span>嗯。<text:span text:style-name="T3"> <text:line-break/><text:line-break/></text:span>阿桑奇：<text:span text:style-name="T3"> <text:line-break/></text:span>所以，沒錯，你會適應。真正刺激到我的一件事，是我的年輕的孩子們，他們也在適應。他們在適應沒有父親。這是一種十分難受的適應，是他們從來沒有要過的東西。<text:span text:style-name="T3"> <text:line-break/><text:line-break/></text:span>皮爾格：<text:span text:style-name="T3"> <text:line-break/></text:span>你擔心他們嗎？<text:span text:style-name="T3"> <text:line-break/><text:line-break/></text:span>阿桑奇：<text:span text:style-name="T3"> <text:line-break/></text:span>是的，我擔心他們。我也擔心他們的母親。<text:span text:style-name="T3"> <text:line-break/><text:line-break/></text:span>皮爾格：<text:span text:style-name="T3"> <text:line-break/></text:span>有些人會說「好的，為什麼你不乾脆來個了斷，走出大使館，讓自己被引渡去瑞典？」<text:span text:style-name="T3"> <text:line-break/><text:line-break/></text:span>阿桑奇：<text:span text:style-name="T3"> <text:line-break/></text:span>聯合國［任意拘留問題工作組］是評估過這整件事的。他們花了<text:span text:style-name="T3">18</text:span>個月進行正式的、對抗性的訴訟程序。我和聯合國，同瑞典和英國抗辯。誰有道理呢？聯合國的結論是，我正在受到任意拘留的不法待遇、我的自由被剝奪，在我身上發生的這些事情，都不在英國和瑞典所必須遵守的法律框架之內，是非法的濫權事件。這是聯合國在正式提出「這裏在發生什麼？你們的法律辯解在哪裏？阿桑奇認為你們應該承認他的庇護權。」<text:span text:style-name="T3"><text:line-break/><text:line-break/></text:span>現在，瑞典正式答覆聯合國說「不，我們不會」［接受聯合國的裁決］。也就是說，他們保留引渡我的權利。<text:span text:style-name="T3"> <text:line-break/><text:line-break/></text:span>對於媒體配合西方建制的論述，沒有把這個情況的事實公開報導，我感到是十分神奇的。沒錯，這就是說，西方有政治犯，是一個事實。不只是我，還有另外一批人。西方是有政治犯的。當然，沒有一個國家會認為，它以政治原因拘留或監禁的那些人，應該被稱做政治犯。在中國，他們不會稱呼他們做政治犯，在阿塞拜疆也不會這樣做，在美國、英國或者瑞典，它們都不會這樣做。對它們來說，要承認自己有政治犯，是完全不可以接受的。<text:span text:style-name="T3"> <text:line-break/><text:line-break/></text:span>現在瑞典的這個案件，我從來沒有被正式起訴，我之前還已經被消除嫌疑、宣告無罪，涉案的女性本人說警察杜撰了罪名，聯合國正式宣佈了整件事是非法的，厄瓜多爾國家調查後，也裁定給我庇護。這些都是事實，但他們的宣傳是怎樣的呢？<text:span text:style-name="T3"> <text:line-break/><text:line-break/></text:span>皮爾格：<text:span text:style-name="T3"> <text:line-break/></text:span>是的，他們在宣傳別的東西。<text:span text:style-name="T3"> <text:line-break/><text:line-break/></text:span>阿桑奇：<text:span text:style-name="T3"> <text:line-break/></text:span>他們的宣傳就是假裝，不斷地假裝我被起訴犯罪，絕口不提我之前已經被消除嫌疑，絕口不提涉案女性本身已經表明，罪名是警察杜撰的。<text:span text:style-name="T3"> <text:line-break/><text:line-break/></text:span>他們的宣傳就是要迴避這個事實：聯合國正式裁定發生在我身上的整件事情是非法的。他們絕口不提，厄瓜多爾根據它的正式程序，對我的問題作出了正式的裁決：我確實正在被美國迫害。<text:span text:style-name="T3"> <text:line-break/><text:line-break/></text:span>訪問全文完</text:p>
      <text:p text:style-name="P1"><text:span text:style-name="T1">陳真</text:span><text:s/>  |  2016.11.11 16:13   |   <text:a xlink:type="simple" xlink:href="http://palinfo.habago.org/Entry?Command=Information_PrintForum&amp;iPage=214#FORUM35097"><text:span text:style-name="T2">#</text:span></text:a></text:p>
      <text:p text:style-name="P3">（續）<text:span text:style-name="T3"> <text:line-break/><text:line-break/></text:span>專業上的事，專家才有辦法談，但眾人之事眾人皆可談，這時候，專家跟眾人的發言地位基本上是一樣的。<text:span text:style-name="T3"><text:line-break/><text:line-break/></text:span>經常有人批評<text:span text:style-name="T3">Chomsky</text:span>說他在語言學專業之外的著作沒有學術價值，嘲諷他沒有資格寫一堆美國的外交政策或中東問題。這種批評，純粹就是腦殘胡扯，那就好像說我們不能談論政治一樣，因為我們不是政治系學者；那我們也不夠格談論任何社會上的犯罪行為了，難道你是犯罪學家？<text:span text:style-name="T3"> <text:line-break/><text:line-break/></text:span>依此邏輯，你連<text:span text:style-name="T3">“</text:span>人<text:span text:style-name="T3">”</text:span>也不能談了，因為你又不是醫生，難道你懂得神經學與人腦生化運作及相關內分泌傳導？你也不該養小孩了，因為你不懂幼兒發展生理學，甚至你連話也不能說了，難道你懂得語言學或語言哲學？難道你是維根斯坦專家？你當然連買菜找錢都沒資格了，難道你跟我一樣，研究過羅素的<text:span text:style-name="T3"><text:s/>“</text:span>數學原理<text:span text:style-name="T3">” </text:span>巨著？你懂得數學與邏輯的基礎嗎？<text:span text:style-name="T3"> <text:line-break/><text:line-break/></text:span>這樣一種專業論，實在有夠腦殘的，但是一堆不知道是太蠢還是太虛榮的阿西，甚至可以說這島上幾乎所有人卻吃這一套。你看，市面上一大堆這種由主流媒體吹捧出來的名嘴學者，鳥人一般，整天講一些沒頭沒腦的屁話鳥話，要不就是吊書袋、裝模作樣論述些內容空洞智障的低能作文。每天鳥話鳥文一出，媒體便報導個不停，封聖封神，群眾緊緊追隨，每天看這些鳥神又講了些什麼讓他熱血沸騰的鳥話。<text:span text:style-name="T3"> <text:line-break/><text:line-break/></text:span>也許你會說，<text:span text:style-name="T3">“</text:span>哦～原來我跟你的發言地位必然一樣。<text:span text:style-name="T3">”</text:span>我倒也無此意，我還不致於這麼阿西。雖說眾人之事眾人皆可談，但是，難道你會以為我們家隔壁那些整天議論時政的民主聖地模範國民的言論與思想內涵，應該和比方說<text:span text:style-name="T3">Chomsky </text:span>的發言相提並論？<text:span text:style-name="T3"> <text:line-break/><text:line-break/></text:span>即便是事關眾人之事的通俗言論，仍然還是有內涵高低之別，甚且相去千里。但是，這樣一種高低落差卻與專業地位無關，而是跟發言者本身的思考能力與文化水平比較有關；同時更是跟他的人格品行及生活經歷有關。<text:span text:style-name="T3"> <text:line-break/><text:line-break/></text:span>比方說，你若問我台灣明星歌星，我十之八九不認識，我到現在還不確定究竟誰是蔡依玲以及她究竟長什麼樣，並不是因為我很笨，而是我不是真的很關心。這方面的問題恐怕得問我的鄰居那些歐巴桑可能會比較清楚，要不就是問問大學生。<text:span text:style-name="T3"> <text:line-break/><text:line-break/></text:span>不過，你若是問我有關世界各國藝術電影導演的事，我肯定有能力寫上幾本書。為什麼？因為我關注這些人與事少說也有四十年，而且深深跟自己的生命連結。<text:span text:style-name="T3"> <text:line-break/><text:line-break/></text:span>有些知識是透過高度專業的學習而來，有些則是透過生活與生命。我常對那些黑白不分任人煽動進而搖旗吶喊的政治白癡感到很無奈很不解，你既然這麼熱愛政治，怎麼不進入政治圈子，好好近距離去接觸你所推崇與仰慕乃至為之熱血沸騰的人與事，看看若干時日之後，你是否還真的相信那樣一些鳥人鳥話。<text:span text:style-name="T3"> <text:line-break/><text:line-break/></text:span>當然，不管是專業知識或生活知識，你都不可能樣樣精通。難道我們就只能當啞巴了嗎？當然也不是。這時候我們還是可以發言，但我們的發言得依據各種所謂證詞（<text:span text:style-name="T3">testimony), </text:span>比方說我得依據阿桑吉的維基解密，或是依據比方說<text:span text:style-name="T3">RT, </text:span>比方說<text:span text:style-name="T3">WSWS, </text:span>比方說<text:span text:style-name="T3">John Pilger </text:span>的各種調查報告，比方說一些國際機構的報告。<text:span text:style-name="T3"> <text:line-break/><text:line-break/></text:span>所謂證詞，簡單說就是我不可能有能力針對所有世上議題或學問做第一手研究，更不可能去參與世上每一個社會的每一個事件，但我可以透過旁人的研究或生活經驗來形成自己的判斷。<text:span text:style-name="T3"> <text:line-break/><text:line-break/></text:span>這時候，證詞的可信度就很重要，你總該有一點基本的判斷力，判斷誰是鳥人鳥語，誰是真正的參與者，誰言語可信，人品正直，誰滿口謊言詭詐，居心不良，誰的言語內涵充份，言行一致，誰腦殘貧乏空洞，只是表態邀功圖個功名<text:span text:style-name="T3">……</text:span>等等等。你要有基本的能力做出判斷，判斷什麼樣的證詞可信以及有無意義，而不是永遠只是被主流媒體牽著鼻子走，整天追逐鳥人名嘴學者們的低能無恥言行或謊言，或是裝模作樣低能論述個不停，好像要理解眾人之事有多麼深奧艱難似的。<text:span text:style-name="T3"> <text:line-break/><text:line-break/></text:span>在一個正常社會中，這些廢話根本完全不需要講。但在一個低能而虛榮而且充滿詭詐造作與政治操弄的社會中，這些極其簡單卻極其重要的常識卻必須一講再講講個千百次。當然，我知道就算是講幾萬遍也不可能有用。改變髮型很容易，改變頭髮底下的東西卻很難，幾乎是不可能。你看，上帝國也喊了兩千年了，連個影子也沒看到，世界依舊豺狼當道。</text:p>
      <text:p text:style-name="P1">ethan   |  2016.11.11 14:30   |   <text:a xlink:type="simple" xlink:href="http://palinfo.habago.org/Entry?Command=Information_PrintForum&amp;iPage=214#FORUM35096"><text:span text:style-name="T2">#</text:span></text:a></text:p>
      <text:p text:style-name="P2"><text:span text:style-name="T3">https://quasi-quasi.com/2016/11/10/secretworlduselections/ <text:line-break/></text:span>阿桑奇<text:span text:style-name="T3">:</text:span>美國大選的秘密世界<text:span text:style-name="T3"> <text:line-break/><text:line-break/></text:span>這文章所談到的問題，在主流媒體中幾乎沒有看到相關報導。就算拿來當八卦，陰謀論聊聊應該也比很多現在沒有營養的新聞來的好吧！<text:span text:style-name="T3"> <text:line-break/></text:span>如果這些是真的，或有這樣的思想準備這可能是真的。也對於我們對這世界有更明白的認識。</text:p>
      <text:p text:style-name="P1"><text:span text:style-name="T1">陳真</text:span><text:s/>  |  2016.11.11 12:42   |   <text:a xlink:type="simple" xlink:href="http://palinfo.habago.org/Entry?Command=Information_PrintForum&amp;iPage=214#FORUM35095"><text:span text:style-name="T2">#</text:span></text:a></text:p>
      <text:p text:style-name="P3"><text:span text:style-name="T3">(</text:span>續之前有關討論<text:span text:style-name="T3">) <text:line-break/><text:line-break/></text:span>平常看診最怕一種病人，就是谷歌醫學院畢業的。這些人，往往自以為念過書，具有獨立思考能力，充滿自以為的懷疑主義精神，不管你開什麼藥給他或提供什麼治療，他都會回母校谷歌醫學院搜尋一遍，然後隔天或下回便會以專家之姿前來跟你討論。說<text:span text:style-name="T3"><text:s/>"</text:span>討論<text:span text:style-name="T3">" </text:span>還算客氣，其實是<text:span text:style-name="T3">"</text:span>質疑<text:span text:style-name="T3">"</text:span>，乃至興師問罪，你這個藥是不是開錯了？那個藥是不是劑量不對？你是不是沒有注意到這個那個？人家哪個大教授說這樣那樣，怎麼跟你說的不一樣？你開這個藥是不是多餘的？有什麼副作用是要害死我嗎<text:span text:style-name="T3">...</text:span>等等等。<text:span text:style-name="T3"> <text:line-break/><text:line-break/></text:span>你不妨用屁股想一下，如果谷歌一下就能讓你擁有討論這些事關病理藥理生理的能力，那還需要念醫學院念七年、臨床訓練個四五年或七八年，然後才能有資格去報考專科醫師，考過之後才能獨立看診嗎？<text:span text:style-name="T3"> <text:line-break/><text:line-break/></text:span>就先別說各個科別及各種疾病汗牛充棟的無數個別專書，就光說一般必讀的基礎醫學與臨床醫學教科書好了，血液學、循環學、神經學、神經生物學、消化學、電解質、腫瘤學、生化、生理、藥理、病理、心臟、腸胃、肝膽、<text:span text:style-name="T3">X </text:span>光判讀、心電圖判讀、腦波判讀、內分泌學、腎臟科、皮膚科、婦科、產科、小兒科、基因遺傳學，耳鼻喉、微生物、寄生蟲、血脂糖尿各種新陳代謝問題<text:span text:style-name="T3">...</text:span>等等等等等，光是念大題目就念不完，那麼多的教科書，每一本動輒數千頁，倘若你只要花個幾分鐘或幾小時谷歌一下、看兩篇報導或各種來路不明的留言，然後就能討論醫學問題，那麼，人家念幾百幾千本書難道是在念假的嗎？<text:span text:style-name="T3"> <text:line-break/><text:line-break/></text:span>我不是要說專業圍牆高聳不可攀，而是說，我們得搞清楚專業的分際何在，有些是大家都可以談的，有些是只有屬於少數人的話題，有些更是在一個國家裏頭根本找不到幾個有能力談的。特別是人文方面的研究，更是如此。這也是為什麼人文學科往往是一條極其孤單寂寞的道路，因為，事實上沒有幾個人知道你白了少年頭、費盡青春、皓首窮經究竟是在忙些什麼。你想，在台灣或乃至在歐洲或任何一個國家，有幾個人有能力談比方說<text:span text:style-name="T3"><text:s/>Tractatus</text:span>，或是談維根斯坦的數學哲學？有幾個人有能力談比方說關於但丁神曲？或是談比方說印度佛教的某種歷史？<text:span text:style-name="T3"> <text:line-break/><text:line-break/></text:span>網路資訊氾濫的年代，加上一種科技化的潮流傾向，帶來一種輕薄短小的誤解與錯覺，以為谷歌是一所大學，以為知識就只是孤狗一下便可獲得的東西，以為知識是這樣一種支離破碎的資訊。但是事實上，別說討論，就連請教一下恐怕都不太可能，畢竟沒有那個程度也不可能提出任何有意義的問題。<text:span text:style-name="T3"> <text:line-break/><text:line-break/></text:span>我不是要抬舉專業之高聳，我沒有那麼低能。所謂專業，其實就像學習打桌球一樣，花個八年、十年，你就會了。一旦會了之後，你會發現，媽的，這些東西哪有什麼困難？不過就是像在蓋房子那樣，一磚一瓦慢慢就蓋起來了，其實也不需要什麼了不起的智能。<text:span text:style-name="T3"> <text:line-break/><text:line-break/></text:span>但是，即便它不是什麼高深莫測的東西，即便只是打個桌球，難道你以為只需要在谷歌體育大學搜尋一下桌球絕技，然後你就有能力跟我對打？我閉著眼睛、兩根手指頭持拍恐怕都能贏你。<text:span text:style-name="T3"> <text:line-break/><text:line-break/></text:span>最近搬家，因為新家空間小了一半，東西放不下，許多新書舊書被迫得清倉大拍賣或送人。但有一套書我卻捨不得賣，那就是許成章的一套台語書。因為在他還沒有被人知道之前，我就認識他了。他女兒許勤，是我念大學時教我生理學的老師。我去過幾次許成章老先生的書房，滿屋子的書，非常嚇人。他那時候已經七十歲，但是一天仍然工作十幾小時研究台語。<text:span text:style-name="T3"> <text:line-break/><text:line-break/></text:span>我發現，他坐的椅子上經常放了一疊精裝書。我問他為何如此？他說是因為怕工作時會打瞌睡，所以屁股就墊著這麼一堆硬梆梆的書，讓他只能很不舒服地坐著，藉以提神，類似古人懸樑刺股。許老先生研究台語少說也有三、四十年，從裏頭得不到任何好處；在他那個年代，誰要買什麼台語辭典或台語諺語？但他貞靜自持、無人聞問地就這樣懸樑刺股地在自己的一人書房裏幹了一輩子的研究工作。<text:span text:style-name="T3"> <text:line-break/><text:line-break/></text:span>有一天，三十多年前的事了，許老先生拿著三捲錄音帶給我，說是他親口用台語朗誦唐詩宋詞，希望我能夠想辦法幫他把這些錄音帶公諸於世，讓後人體會台語念古詩詞之美。他說，用台語念這些古詩詞，會比用當代的所謂國語或普通話來念，會更接近當時古人寫作這些詩詞時的意境和聲韻美感。<text:span text:style-name="T3"> <text:line-break/><text:line-break/></text:span>我無言地收下這三捲錄音帶。當時，許老先生長年早已完全不管紅塵俗事了，我原本很想告訴他，我上哪去公諸於世這些錄音帶啊？誰要聽啊？那年頭，光講幾句台語就會被人喊打喊殺或招來鄙夷，誰會想聽一個沒有人知道是誰的老頭子用台語念李白念杜甫？就算黨外也不會有興趣推廣這些沒法馬上兌換成選票的東西，更何況念的還是含有<text:span text:style-name="T3"><text:s/>"</text:span>中國毒素<text:span text:style-name="T3">" </text:span>的唐詩宋詞。但我終究沒有把這些話告訴他。<text:span text:style-name="T3"> <text:line-break/><text:line-break/></text:span>我們大多數人都會講台語，但是，難道你真會以為人家許成章花個至少三、四十年懸樑刺股般地研究台語是你孤狗一下就能與之對談的嗎？現代人的輕薄短小，往往令人驚駭莫名。</text:p>
      <text:p text:style-name="P1"><text:span text:style-name="T1">陳真</text:span><text:s/>  |  2016.11.10 21:11   |   <text:a xlink:type="simple" xlink:href="http://palinfo.habago.org/Entry?Command=Information_PrintForum&amp;iPage=214#FORUM35094"><text:span text:style-name="T2">#</text:span></text:a></text:p>
      <text:p text:style-name="P2">另外，也是第一段：<text:span text:style-name="T3"> <text:line-break/><text:line-break/></text:span>我做某件事情時承受了巨大壓力，跟我承受巨大壓力（要我）去做某件事，意思是剛好相反的。歐巴馬這些人渣是施壓企圖阻止維基公布希拉蕊等人的內部文件，而不是施壓要維基公布。<text:span text:style-name="T3"> <text:line-break/><text:line-break/></text:span>對岸常有及時翻譯，但是普遍而言，翻譯品質並不好。台灣當然也一樣，往往很不通順，要不就是太多錯誤。所謂信達雅，正確是基本要求，再來要通順流暢，最後就是求個微妙傳神。<text:span text:style-name="T3"> <text:line-break/><text:line-break/></text:span>前一陣子不是有傅園慧的洪荒之力嗎？一些國外媒體也普遍報導了這件事，但他們卻只能把洪荒之力翻譯成盡力而為。意思沒錯，但少了神韻趣味。<text:span text:style-name="T3"> <text:line-break/><text:line-break/></text:span>有些人中文外文都不錯，翻譯十分傳神，例如李敖，連詩都有能力翻。<text:span text:style-name="T3"> <text:line-break/><text:line-break/></text:span>網路崛起，取代了筆墨，會寫字的人越來越少了。而且，人們習慣輕薄短小，看的寫的，往往短短幾句，寥寥數語。我看遲早有一天會出現<text:span text:style-name="T3">AI</text:span>寫手，或說人工智慧作家，畢竟人們的心靈越來越容易填滿，只要透過大數據，輸入特定元素與關鍵詞，<text:span text:style-name="T3">AI </text:span>應該能成功扮演作家的角色。<text:span text:style-name="T3"> <text:line-break/><text:line-break/></text:span>至於人工智慧名嘴的誕生，我看就更容易了，幾乎連智慧也不用了吧，名嘴就是一張嘴，大腦是多餘器官，翻來覆去往往就那幾個句型。如果有人發明人工智慧名嘴的機器人，銷路應該會很好，商機無限，特別是在民主聖地，送禮自用兩相宜，買一隻回家，裝上電池，他就會開始為你評論時事<text:span text:style-name="T3">, </text:span>深綠的，淺綠的，各色機器人，言論尺度內容均可調整，包你滿意。我們事實上就面臨這樣一種<text:span text:style-name="T3"><text:s/>“</text:span>去大腦<text:span text:style-name="T3">” </text:span>的困境，人腦越來越單調，許多時候，實在很難區分人和機器究竟在思維與表達上有什麼關鍵性的不同。</text:p>
      <text:p text:style-name="P1"><text:span text:style-name="T1">陳真</text:span><text:s/>  |  2016.11.10 19:46   |   <text:a xlink:type="simple" xlink:href="http://palinfo.habago.org/Entry?Command=Information_PrintForum&amp;iPage=214#FORUM35093"><text:span text:style-name="T2">#</text:span></text:a></text:p>
      <text:p text:style-name="P5"><text:span text:style-name="T1">這個翻譯有待改進，很不通順，而且有些明顯誤譯，例如第一段：</text:span> <text:line-break/><text:line-break/>In recent months, WikiLeaks and I personally have come under enormous pressure to stop publishing what the Clinton campaign says about itself to itself. That pressure has come from the campaign’s allies, including the Obama administration, and from liberals who are anxious about who will be elected US President. <text:line-break/><text:line-break/><text:span text:style-name="T1">應該這麼翻或許會比較好：</text:span> <text:line-break/><text:line-break/><text:span text:style-name="T1">最近幾個月，維基解密以及我個人，遭遇極大壓力，企圖阻止我們公布柯林頓陣營的內部自我表白。這項壓力來自該競選團隊的盟友，包括歐巴馬當局，以及那些十分擔憂誰將會選上美國總統的民主黨支持者們。</text:span> <text:line-break/><text:line-break/><text:span text:style-name="T1">原文並沒有</text:span>“<text:span text:style-name="T1">任意妄為</text:span>”<text:span text:style-name="T1">的意思，也沒有</text:span><text:s/>“<text:span text:style-name="T1">自由主義者</text:span>” <text:span text:style-name="T1">的意涵。</text:span>liberals <text:span text:style-name="T1">指的是民主黨的支持者，相對於共和黨的支持者叫做</text:span>conservatives<text:span text:style-name="T1">。</text:span> <text:line-break/><text:line-break/><text:span text:style-name="T1">其它部份的翻譯同樣有許多問題或錯誤，我就不一一指出了。</text:span></text:p>
      <text:p text:style-name="P4"/>
      <text:p text:style-name="P1"><text:span text:style-name="T1">李念淨</text:span><text:s/>  |  2016.11.10 17:41   |   <text:a xlink:type="simple" xlink:href="http://palinfo.habago.org/Entry?Command=Information_PrintForum&amp;iPage=215#FORUM35092"><text:span text:style-name="T2">#</text:span></text:a></text:p>
      <text:p text:style-name="P5"><text:span text:style-name="T1">突然想起來，我在歷史系裡面上不少史記的東西，在史記裡面司馬遷特別把</text:span>"<text:span text:style-name="T1">俠</text:span>"<text:span text:style-name="T1">大書特書，還寫了</text:span>"<text:span text:style-name="T1">遊俠列傳</text:span>"<text:span text:style-name="T1">。</text:span> <text:line-break/><text:line-break/>http://baike.baidu.com/view/1166382.htm <text:line-break/><text:line-break/><text:span text:style-name="T1">俠，不再社會的主流體制裏面，但他們某種程度上卻皆露的社會的弊端，也許</text:span>Julian Assange<text:span text:style-name="T1">大概就是這種遊俠吧。</text:span> <text:line-break/><text:line-break/><text:span text:style-name="T1">有阿共翻譯了維基解密對大選以後的聲明，值得一看，維基解密表現的公信力是很好的，同時也順帶解說了為何爆的料多是希拉蕊這邊的</text:span> <text:line-break/><text:line-break/><text:span text:style-name="T1">作者：</text:span>zj wolf <text:line-break/><text:span text:style-name="T1">链接：</text:span>https://www.zhihu.com/question/52392693/answer/130577680 <text:line-break/>https://wikileaks.org/Assange-Statement-on-the-US-Election.html <text:line-break/><text:span text:style-name="T1">来源：知乎</text:span> <text:line-break/><text:line-break/>Assange Statement on the US Election <text:line-break/><text:span text:style-name="T1">阿桑奇对美国大选的声明</text:span> <text:line-break/><text:line-break/>8 November 2016 <text:line-break/>By Julian Assange <text:line-break/><text:line-break/>In recent months, WikiLeaks and I personally have come under enormous pressure to stop publishing what the Clinton campaign says about itself to itself. That pressure has come from the campaign’s allies, including the Obama administration, and from liberals who are anxious about who will be elected US President. <text:line-break/><text:span text:style-name="T1">在近几个月，维基解密和我个人承受着巨大的压力去阻止克林顿在选举中任意妄为。这份压力来自于民主党选举同盟，包括奥巴马当局，以及对于将要被选为美国总统之人感到焦躁不安的自由主义者们。</text:span> <text:line-break/><text:line-break/>On the eve of the election, it is important to restate why we have published what we have. <text:line-break/>The right to receive and impart true information is the guiding principle of WikiLeaks – an organization that has a staff and organizational mission far beyond myself. Our organization defends the public’s right to be informed. <text:line-break/><text:span text:style-name="T1">在大选之夜，非常有必要再次重申为什么我们公布了我们所拥有的信息。接受与传递真实的信息一直是维基解密的固有原则</text:span>——<text:span text:style-name="T1">这是一个拥有团队与任务编制，远超于我个人的组织。我们的组织守护着公众的知情权。</text:span> <text:line-break/><text:line-break/>This is why, irrespective of the outcome of the 2016 US Presidential election, the real victor is the US public which is better informed as a result of our work. <text:line-break/><text:span text:style-name="T1">这就是为什么，无论</text:span>2016<text:span text:style-name="T1">年美国总统选举结果如何，真正的胜利是美国公众对事实真相更好的理解，这也是我们工作的成果。</text:span> <text:line-break/><text:line-break/>The US public has thoroughly engaged with WikiLeaks’ election related publications which number more than one hundred thousand documents. Millions of Americans have pored over the leaks and passed on their citations to each other and to us. It is an open model of journalism that gatekeepers are uncomfortable with, but which is perfectly harmonious with the First Amendment. <text:line-break/><text:span text:style-name="T1">美国公众彻底接触了维基解密公开的与选举相关材料，总共超过</text:span>10<text:span text:style-name="T1">万份文件。成千上万的美国民众凝视着这些信息，互相引证传递并给到我们反馈。这是个很好的新闻业模型，也是令一些</text:span>“<text:span text:style-name="T1">守门员</text:span>”<text:span text:style-name="T1">们感到非常不适的。但是这与第一修正案完美和谐匹配。</text:span> <text:line-break/><text:line-break/>We publish material given to us if it is of political, diplomatic, historical or ethical importance and which has not been published elsewhere. When we have material that fulfills this criteria, we publish. We had information that fit our editorial criteria which related to the Sanders and Clinton campaign (DNC Leaks) and the Clinton political campaign and Foundation (Podesta Emails). No-one disputes the public importance of these publications. It would be unconscionable for WikiLeaks to withhold such an archive from the public during an election. <text:line-break/><text:span text:style-name="T1">我们公开获取到的材料，涉及政治、外交、历史或者伦理道德，并不曾在世界上其他地方公开过。当我们得到满足以上条件标准的材料，我们公布。我们获得了相关桑德斯与克林顿选举（</text:span>DNC<text:span text:style-name="T1">泄漏邮件），克林顿政治活动，以及克林顿基金会（</text:span>Podesta<text:span text:style-name="T1">邮件）的材料。没有任何人怀疑这些材料的公开对于公众的影响力。如果维基解密组织在大选期间保留这些材料不让公众知晓，我们良心上无法接受。</text:span> <text:line-break/><text:line-break/>At the same time, we cannot publish what we do not have. To date, we have not received information on Donald Trump’s campaign, or Jill Stein’s campaign, or Gary Johnson’s campaign or any of the other candidates that fufills our stated editorial criteria. As a result of publishing Clinton’s cables and indexing her emails we are seen as domain experts on Clinton archives. So it is natural that Clinton sources come to us. <text:line-break/><text:span text:style-name="T1">与此同时，我们无法公布我们所不拥有的资料。直到现在，我们还没有获得关于唐纳德</text:span>·<text:span text:style-name="T1">特朗普选举的相关信息，或是吉尔</text:span>·<text:span text:style-name="T1">斯坦因的选举，或是加里</text:span>·<text:span text:style-name="T1">约翰逊的选举，或是任何其他候选人的资料符合我们的材料审核标准。作为公布克林顿文件及其索引邮件的结果，我们看上去更像是克林顿档案的专家。其实克林顿的资料到我们这里非常正常。</text:span> <text:line-break/><text:line-break/>We publish as fast as our resources will allow and as fast as the public can absorb it. <text:line-break/><text:span text:style-name="T1">我们的信息源一旦允许，我们立即公布资料，</text:span><text:s/><text:span text:style-name="T1">然后公众会最快速度吸收这些。</text:span> <text:line-break/><text:line-break/>That is our commitment to ourselves, to our sources, and to the public. <text:line-break/><text:span text:style-name="T1">这是我们对自己的承诺，对我们的信息源头的承诺，对公众的承诺。</text:span> <text:line-break/><text:line-break/>This is not due to a personal desire to influence the outcome of the election. The Democratic and Republican candidates have both expressed hostility towards whistleblowers. I spoke at the launch of the campaign for Jill Stein, the Green Party candidate, because her platform addresses the need to protect them. This is an issue that is close to my heart because of the Obama administration’s inhuman and degrading treatment of one of our alleged sources, Chelsea Manning. But WikiLeaks publications are not an attempt to get Jill Stein elected or to take revenge over Ms Manning’s treatment either. <text:line-break/><text:span text:style-name="T1">去影响选举结果并不是出于个人的愿望。民主党和共和党候选人们都对告密者们表现出了敌意。我在吉尔</text:span>·<text:span text:style-name="T1">斯坦因（绿党候选人）开始竞选之时开始发言，因为她的平台显示了他们需要保护。这是我心中一直惦记的事情，因为奥巴马当局曾残忍及可耻地处置我们宣称过的信息源之一，切尔西</text:span>·<text:span text:style-name="T1">曼宁。但是维基解密公布的材料并不是为了帮助吉尔</text:span>·<text:span text:style-name="T1">斯坦因竞选成功，也不是为了替曼宁小姐进行复仇。</text:span> <text:line-break/><text:line-break/>Publishing is what we do. To withhold the publication of such information until after the election would have been to favour one of the candidates above the public’s right to know. <text:line-break/><text:span text:style-name="T1">我们所做的只是出版公开。如果保留这些材料直到大选结束，这会使其中一名候选人正中下怀，也使公众失去了知情权。</text:span> <text:line-break/><text:line-break/>This is after all what happened when the New York Times withheld evidence of illegal mass surveillance of the US population for a year until after the 2004 election, denying the public a critical understanding of the incumbent president George W Bush, which probably secured his reelection. The current editor of the New York Times has distanced himself from that decision and rightly so. <text:line-break/><text:span text:style-name="T1">说到底这是因为当年纽约时报保留了非法大量监察美国人口的证据将近一年直到</text:span>2004<text:span text:style-name="T1">年选举，拒绝公布对时任总统乔治</text:span>·W·<text:span text:style-name="T1">布什的决定性信息，结果可能导致了他的再选受到保护。现今纽约时报的编辑把自己隔绝在那个选项之外，他当然这么做了。</text:span> <text:line-break/><text:line-break/>The US public defends free speech more passionately, but the First Amendment only truly lives through its repeated exercise. The First Amendment explicitly prevents the executive from attempting to restrict anyone’s ability to speak and publish freely. The First Amendment does not privilege old media, with its corporate advertisers and dependencies on incumbent power factions, over WikiLeaks’ model of scientific journalism or an individual’s decision to inform their friends on social media. The First Amendment unapologetically nurtures the democratization of knowledge. With the Internet, it has reached its full potential. <text:line-break/><text:span text:style-name="T1">美国更有激情地保护着言论自由，但是第一修正案只有在不断反复实践中才能真正存活。第一修正案明确保护防止着企图阻止任何人说话以及出版自由能力的尝试。第一修正案不会给予传统媒体特权，即使是在其企业广告和对当权集团的依赖下，维基解密的科学性新闻模型或是独立个人通过社交网络传递信息的权力依然受到保护。第一修正案毋庸置疑地养育着民主化知识。随着因特网的发展，其潜能达到了完全地释放。</text:span> <text:line-break/><text:line-break/>Yet, some weeks ago, in a tactic reminiscent of Senator McCarthy and the red scare, Wikileaks, Green Party candidate Stein, Glenn Greenwald and Clinton’s main opponent were painted with a broad, red brush. The Clinton campaign, when they were not spreading obvious untruths, pointed to unnamed sources or to speculative and vague statements from the intelligence community to suggest a nefarious allegiance with Russia. The campaign was unable to invoke evidence about our publications—because none exists. <text:line-break/><text:span text:style-name="T1">即便如此，几周前，在一份参议员麦卡锡的战略回忆录和红色恐怖中，维基解密、绿党候选人斯坦因、格伦</text:span>·<text:span text:style-name="T1">格林沃德（律师、新闻从业员），以及克林顿的主要参选对手被一把红色的大刷子涂了一身。克林顿选举团队，当他们散布显而易见的虚假消息，指向无法验证的信息源或是推断出模糊不清的声明来描述效忠于俄罗斯的不法邪恶力量之时，克林顿选举团队还是没法找到与我们的公开材料相关的不利证据</text:span>——<text:span text:style-name="T1">因为根本不存在那些证据。</text:span> <text:line-break/><text:line-break/>In the end, those who have attempted to malign our groundbreaking work over the past four months seek to inhibit public understanding perhaps because it is embarrassing to them – a reason for censorship the First Amendment cannot tolerate. Only unsuccessfully do they try to claim that our publications are inaccurate. <text:line-break/><text:span text:style-name="T1">最后，那些尝试去诽谤我们开创性成果的人在过去的四个月去禁止公众了解我们，可能因为这对他们是个大大的尴尬</text:span>——<text:span text:style-name="T1">这会成为第一修正案无法容忍的审查制度的原因。他们声明我们的材料不准确，这份努力最终是失败徒劳的。</text:span> <text:line-break/><text:line-break/>WikiLeaks’ decade-long pristine record for authentication remains. Our key publications this round have even been proven through the cryptographic signatures of the companies they passed through, such as Google. It is not every day you can mathematically prove that your publications are perfect but this day is one of them. <text:line-break/><text:span text:style-name="T1">维基解密保留着数十年的原始资料。我们的这一轮关键性解密已被证实通过密码学签名传递到一些公司，例如</text:span>Google<text:span text:style-name="T1">。并不是每一天都可以用数学技巧证明公布材料是完美的，但今天并不例外。</text:span> <text:line-break/><text:line-break/>We have endured intense criticism, primarily from Clinton supporters, for our publications. Many long-term supporters have been frustrated because we have not addressed this criticism in a systematic way or responded to a number of false narratives about Wikileaks’ motivation or sources. Ultimately, however, if WL reacted to every false claim, we would have to divert resources from our primary work. <text:line-break/><text:span text:style-name="T1">我们承受了强烈的批评，主要来自于克林顿的支持者们对我们的公布材料。许多我们的长期支持者们非常沮丧，因为我们并没有用系统化的方式理睬这种批评，或是回应对于维基解密动机、信息源的虚假叙述。然而最终，如果维基解密对每一份虚假声明都去回应，我们就不得不将一部分工作量从主要工作中转移出来了。</text:span><text:line-break/><text:line-break/>WikiLeaks, like all publishers, is ultimately accountable to its funders. Those funders are you. Our resources are entirely made up of contributions from the public and our book sales. This allows us to be principled, independent and free in a way no other influential media organization is. But it also means that we do not have the resources of CNN, MSNBC or the Clinton campaign to constantly rebuff criticism. <text:line-break/><text:span text:style-name="T1">维基解密，就像所有的出版者一样，终极目标是对其投资者负责。那些投资者就是你。我们的资金源完全来源于公众捐赠和我们出版的书籍销售。这让我们保持自己的原则，独立并自由，没有其他任何一家有影响力的媒体机构可以做到。但是这也意味着我们不拥有如同</text:span>CNN / MSNB<text:span text:style-name="T1">，或是克林顿选举团队所拥有的资源去持续性对抗批评。</text:span> <text:line-break/><text:line-break/>Yet if the press obeys considerations above informing the public, we are no longer talking about a free press, and we are no longer talking about an informed public. <text:line-break/><text:span text:style-name="T1">但如果出版者遵从报酬多过让公众知情，我们就不是在谈论一家自由的媒体了，我们也不是在讨论公众知情权的问题了。</text:span> <text:line-break/><text:line-break/>Wikileaks remains committed to publishing information that informs the public, even if many, especially those in power, would prefer not to see it. WikiLeaks must publish. It must publish and be damned. <text:line-break/><text:span text:style-name="T1">维基解密确保承诺公布信息给公众，即便很多人，特别是那些当权者并不愿意见到。维基解密必须公布信息。它必须公布，并被一些人诅咒。</text:span></text:p>
      <text:p text:style-name="P1"><text:span text:style-name="T1">陳真</text:span><text:s/>  |  2016.11.10 16:42   |   <text:a xlink:type="simple" xlink:href="http://palinfo.habago.org/Entry?Command=Information_PrintForum&amp;iPage=215#FORUM35091"><text:span text:style-name="T2">#</text:span></text:a></text:p>
      <text:p text:style-name="P2">以下與任何人無關。涵文寫什麼，我確實幾乎一個字也不懂，無法回應。<text:span text:style-name="T3"> <text:line-break/><text:line-break/></text:span>我雖然很不喜歡教書<text:span text:style-name="T3">(</text:span>因為總是只能教一些很幼稚的東西<text:span text:style-name="T3">)</text:span>，但我自信是個教學能力應該還不錯的老師。特別是在教人思考這一點上<text:span text:style-name="T3">(</text:span>如果思考可以教的話<text:span text:style-name="T3">)</text:span>。為什麼呢？因為就像一面鏡子，我很容易就能發現你身上哪裏不對勁，石門水庫忘了關，還是臉上有個米粒等等。<text:span text:style-name="T3">  <text:line-break/><text:line-break/></text:span>看清楚一個病很重要，因為唯有當你看清楚之後，你才知道如何治療。治療並不難，難往往是難在病識感。特別是我這一科，這問題特別明顯。其它科的病人來到診間，肯定是努力訴說自己有哪不舒服、哪兒有病痛。但我這一科的很多病人卻往往無絲毫不適感，許多人反倒自我滿意度非常高，所謂自大妄想。你說他有病要好好吃藥哦，他會罵你或揍你，說你才有病。<text:span text:style-name="T3"> <text:line-break/><text:line-break/></text:span>這也是為什麼我很怕台灣人找我討論的原因。不管是討論還是要我幫忙改論文給意見等等等我都怕。因為我知道不可能說實話，但我卻又說不出這方面的假話，就如同一個人彈琴彈得有夠爛，你硬要我誇獎為天籟之音，我實在說不出口。我頂多只能做到假裝沒聽到沒看到，保持沈默。<text:span text:style-name="T3"> <text:line-break/><text:line-break/></text:span>應該是孔子說的吧？他說，聞過則喜。這是廢話，但在華人社會卻幾乎不可能。就如吾友柏楊所說，一般是聞過則怒，聞過則踢。<text:span text:style-name="T3"> <text:line-break/><text:line-break/></text:span>上周車子後車廂沒關好，路上有個騎機車的小姐跑過來拍我車窗示意。我聽了，難道不是應該<text:span text:style-name="T3">“</text:span>則喜<text:span text:style-name="T3">”</text:span>，難道不是應該跟她道謝？難道是跟她說幹妳娘？<text:span text:style-name="T3"> <text:line-break/><text:line-break/></text:span>你寫了篇論文，倘若有人指出你的錯誤或指出種種問題，你難道不是應該<text:span text:style-name="T3"><text:s/>“</text:span>則喜<text:span text:style-name="T3">”</text:span>，趕緊跟他說謝？難道你應該痛毆他一頓或想辦法抹黑他損他？你想拉好小提琴，一個小提琴高手好心指出錯誤，應該這樣拉，不是那樣拉，那樣拉會聽起來像殺豬。你難道不是應該很感謝別人花寶貴時間免費教你？難道你要反過來想辦法攻擊傷害對方不會拉琴。他會不會拉，他自己難道會不知道？你若真能指出對方哪裡拉錯，人家當然也是會感謝你。<text:span text:style-name="T3"> <text:line-break/><text:line-break/></text:span>這麼簡單的一些道理，在華人社會裡卻恐怕根本不存在。<text:span text:style-name="T3"> <text:line-break/><text:line-break/></text:span>你知道我一開始怎麼認識柏楊先生的嗎？因為他在一篇文章裡頭說，大家要小心發高燒，若不趕緊退燒會把腦子燒壞。我當時念高中，於是寫信給他說你講錯了啦，發燒本身並不會燒壞腦子，不用急著退燒。柏楊先生確實聞過則喜，於是就跟我魚雁往返，通起信件來。但他始終還是不相信發燒不會燒壞腦子這件事，還問我的生物老師是誰，說要去跟他請教個仔細。<text:span text:style-name="T3"> <text:line-break/><text:line-break/></text:span>當然，台灣人還是會聞過則喜，重點是得看指出錯誤的那個人是誰，只要地位權威夠大，或是直接影響自己的利害關係的，人們絕對會喜得要命，甚至還會視為一種榮耀呢。<text:span text:style-name="T3"> <text:line-break/><text:line-break/></text:span>討論是有趣的，我經常懷念劍橋那段日子，特別是頭兩年每星期交一篇小論文，接受老師的無所不用其極的審問的那段時光，給我心靈上很大的愉悅和滿足。這就跟我從小很喜歡下棋一樣，從別人的回應中，可以讓我想到關於概念與思索上更多的問題及可能性。<text:span text:style-name="T3"> <text:line-break/><text:line-break/></text:span>但是，你有可能輕易在華人世界跟人討論嗎？很難吧！你還是自言自語比較安全愉快些，因為討論太痛苦了！痛苦得要死，因為你絕不可能說實話。所謂不可能說實話當然不是說你很想罵對方這個人，而是說，你根本不可能誠實說出對方的思考內容問題或思考本身的問題。你膽敢說上兩句，往往就是一輩子的仇恨似的。除非<text:span text:style-name="T3">……</text:span>除非你在他心目中合乎某種社會評價或身份。<text:span text:style-name="T3"> <text:line-break/><text:line-break/></text:span>結論是：除了基本誠意，除了知識與能力的對等，除了生命屬性的對等，除了這些之外，還需要一個前提就是基本態度上的對等。就像下棋一樣，三兩下痛宰對方多有趣，但是倘若贏棋的後果與下場不堪設想，你還會想下棋嗎？<text:span text:style-name="T3"> <text:line-break/><text:line-break/></text:span>以前不懂華人社會的陰暗微妙，人家大牌明星教授寄來文章要我指正，恰好是我的哲學專長，我還真以為所謂指正是真的要我指正，我就給他塗塗改改，指正個通篇滿江紅，結果對方氣炸了，從此結下不共戴天之仇。後來我懂了，要我指正，原來就是要我表達佩服的意思。<text:span text:style-name="T3"> <text:line-break/><text:line-break/></text:span>念大學時，常在筆記本上塗鴨寫字，常常寫上亞里斯多德的一段話。從中感到一種很深的安慰，很感動。那句話是這麼說的：<text:span text:style-name="T3"> <text:line-break/><text:line-break/>“</text:span>把是說成是<text:span text:style-name="T3">, </text:span>把不是說成不是，是對的。把不是說成是，把是說成不是，是錯的。<text:span text:style-name="T3">” <text:line-break/><text:line-break/></text:span>歲月像無情的流水般逝去，浪花淘盡一切，但似乎還是有一些任憑時光也帶不走的東西。<text:span text:style-name="T3">R.M.Rilke</text:span>說，有限人生，不如就好好學這麼一點技藝在身，貞靜自持地過完這一生，那將是多麼美好的一件事啊。好一個<text:span text:style-name="T3"><text:s/>“</text:span>貞靜自持<text:span text:style-name="T3">”</text:span>，想起這話，我都忍不住想掉眼淚了。</text:p>
      <text:p text:style-name="P1"><text:span text:style-name="T1">鄭涵文</text:span><text:s/>  |  2016.11.10 13:28   |   <text:a xlink:type="simple" xlink:href="http://palinfo.habago.org/Entry?Command=Information_PrintForum&amp;iPage=215#FORUM35090"><text:span text:style-name="T2">#</text:span></text:a></text:p>
      <text:p text:style-name="P3"><text:span text:style-name="T3">1.</text:span>我寫的很糟糕，這跟立場和其他都無關。是一件很客觀的事實，很感謝各位願意討論這麼久。<text:span text:style-name="T3"> <text:line-break/><text:line-break/>2.</text:span>一個人罵髒話算不上討論，但很多人一起罵髒話本身就是一個信息，我們在討論的時候，不應該忽視。<text:span text:style-name="T3"> <text:line-break/><text:line-break/>3.</text:span>不論在哪個立場，每一個人似乎都以自己認為最具有良知的方式行動。我不知道該怎麼評價每一個人。因為他們也下了功夫、也十分理性。我們評價他們似乎也只是依照自己的直覺與立場。</text:p>
      <text:p text:style-name="P1"><text:span text:style-name="T1">陳真</text:span><text:s/>  |  2016.11.10 12:14   |   <text:a xlink:type="simple" xlink:href="http://palinfo.habago.org/Entry?Command=Information_PrintForum&amp;iPage=215#FORUM35088"><text:span text:style-name="T2">#</text:span></text:a></text:p>
      <text:p text:style-name="P2"><text:span text:style-name="T3">(</text:span>續<text:span text:style-name="T3">) <text:line-break/><text:line-break/></text:span>我還蠻喜歡的一位哲學家叫<text:span text:style-name="T3"><text:s/>Jaakko Hintikka</text:span>，去年過世了。圈內人應該知道。不識此人者，不妨自行孤狗，例如：<text:span text:style-name="T3"> <text:line-break/><text:line-break/>https://goo.gl/17WmAv <text:line-break/><text:line-break/></text:span>我見過他，還私下跟他說過話。但我不是十分確定我經常引用的一個隱喻究竟是否由他那邊聽來。那隱喻是在批評一些蹩腳的哲學家，<text:span text:style-name="T3">"</text:span>不過揚起幾粒灰塵，但他們卻裝模作樣地說：唉呀，滿天疑雲啊，我看不到前面的路了。<text:span text:style-name="T3">" <text:line-break/><text:line-break/></text:span>很多人必然會同意，哲學起源於一種對理所當然之尋常事物的懷疑或讚嘆。有些時候，一些蠢蛋便以為懷疑是一種了不起的深度或能力，於是便裝模作樣地懷疑個不停，以為懷疑越多越厲害，甚至以為只要在旁人的每個句子後面打上問號就等於是在進行思考。這個隱喻就是這麼來的。事實上，你只是走路時腳下揚起一點絲毫微不足道的灰塵，但你為了表示自己思想之深邃不凡，就大呼小叫地說，<text:span text:style-name="T3">"</text:span>可疑啊可疑，真相難尋啊！我們需要高深的專業知識與思想，因為我們陷在一團深邃高聳的迷霧之中！<text:span text:style-name="T3">" </text:span>但是事實上，你馬卡拜託欸，哪有那麼複雜？<text:span text:style-name="T3"> <text:line-break/><text:line-break/></text:span>為了買房，到處借錢，問遍所有銀行，一年內一共借來了六、七筆款項，東拼西湊才勉強湊足頭期款。湊足之後得開始還錢。還不起，只好再去借或想辦法拖，幾乎每天在跟銀行打交道。銀行決定要不要借錢給我，當然得研究一下我究竟有沒有還款能力。這時候，他們就得想辦法了解我。了解什麼呢？他們會要求我提供各種收支資料或財力佐證。我要說的是，銀行應該不會要我提供小學的一堆獎狀，也不會要我提供模範兒童獎牌，更不會要我提供著作列表。我在全台南市踢毽子比賽曾得過獎牌，這東西應該也不會要我提供。我每天強迫扶持老太太過馬路的日行一善，應該也無助於我申請各項貸款。<text:span text:style-name="T3"> <text:line-break/><text:line-break/></text:span>這意思是說，對應於某個問題，你只需要<text:span text:style-name="T3"><text:s/>"</text:span>某些<text:span text:style-name="T3">" </text:span>資訊或資料便可，其他的全屬不相干。如果你只是要了解我的還款能力，何必在乎我是不是曾經當過小學班長？或是有沒有闖紅燈？如果有人以這樣一種方式來理解問題，我們只能說，他顯然還不知道自己想要理解什麼問題。<text:span text:style-name="T3"> <text:line-break/><text:line-break/></text:span>對於這種裝蒜，我常舉維根斯坦一個例子，當然，這例子是被我稍微修改過的，不過意思一模一樣。維根斯坦說，假若有一天升旗典禮，全校師生在操場集合。教官大喊說：<text:span text:style-name="T3">"</text:span>請大家來操場集合<text:span text:style-name="T3">"</text:span>，<text:span text:style-name="T3">"</text:span>請隊伍往操場的左邊再靠攏一點<text:span text:style-name="T3">"</text:span>。這時候，來了一個蠢蛋哲學家卻說：<text:span text:style-name="T3">"</text:span>操場？操場的界限在哪裏才算是操場？我還沒法弄清楚。在我弄清楚之前，我不知道要去哪裏集合？我只能在原地繼續思考操場的意義。<text:span text:style-name="T3">" <text:line-break/><text:line-break/></text:span>你聽了，是會很佩服這位<text:span text:style-name="T3"><text:s/>"</text:span>哲學家<text:span text:style-name="T3">" </text:span>的思考能力？還是會覺得他在裝蒜？若非裝蒜，恐怕就是腦袋進水了。<text:span text:style-name="T3"> <text:line-break/><text:line-break/></text:span>這道理跟揚起灰塵的例子是一樣的。有那麼難嗎？太假了吧。維根斯坦說，<text:span text:style-name="T3">"</text:span>我們對於懷疑主義者往往只能說：真的嗎？你真的確信自己很懷疑嗎？<text:span text:style-name="T3">" </text:span>還是在故意裝蒜，以示思想不凡？<text:span text:style-name="T3">(</text:span>這一句是我加的<text:span text:style-name="T3">) <text:line-break/><text:line-break/></text:span>自由時報的編輯是我昔日好友，毫無疑問是個好人，只是誤入歧途而已。他看我罵大腸花，私下寫信問我什麼民主程序啦、黑箱啦等等，我一聽就火大了。咱們都是成年人，又不是第一次出社會，何必裝蒜呢？這事跟什麼爭民主爭自由有啥屁相關？台灣這島上，請問有哪幾個案子是像服貿那樣充份討論且透明得像個水晶球的？在一個政治操弄事件中，你要採取什麼立場就儘管表態，何必裝蒜？要理解那些東西，需要什麼ˊ智商或什麼不得了的專業知識嗎？要拆穿那一大堆純屬捏造的謊言，需要智商<text:span text:style-name="T3">50</text:span>以上嗎？何必裝模作樣？<text:span text:style-name="T3"> <text:line-break/><text:line-break/></text:span>這又回到所謂討論的基本誠意問題上來了。如果你明明視線良好，卻硬要說你的不凡思想與懷疑精神挑起了漫天的疑雲，漫天的可疑灰塵，需要動用一千個偉大的專家學者來進行解析研究，否則你根本沒法走路。這若不是裝蒜，什麼是裝蒜？若非裝蒜，肯定就是腦袋進水了。</text:p>
      <text:p text:style-name="P1"><text:span text:style-name="T1">葉小慧</text:span><text:s/>  |  2016.11.10 11:43   |   <text:a xlink:type="simple" xlink:href="http://palinfo.habago.org/Entry?Command=Information_PrintForum&amp;iPage=215#FORUM35087"><text:span text:style-name="T2">#</text:span></text:a></text:p>
      <text:p text:style-name="P3">閱讀了一些美國總統大選川普出線的文章，有一篇是今年<text:span text:style-name="T3">(2016)</text:span>提交的經濟解釋論壇徵文《特朗普的選戰營銷》<text:span text:style-name="T3"><text:s/></text:span>。前幾個月當美國幾大脫口秀節目重炮嘲笑川普，我先生就直言他們腦袋壞了，正在幫川普免費宣傳，在徵文當中也引述了一些數據，顯示川普並沒有如外界想像砸比希拉蕊陣營多的錢，同時解釋了川普的語言風格等等因素，解釋力很強，成為我看到最早的支持川普預言。<text:span text:style-name="T3"> <text:line-break/><text:line-break/></text:span>此外，中國知乎網站上也有一片因反彈打川普而起的討論文章。若有興趣可以參考。<text:span text:style-name="T3"> <text:line-break/><text:line-break/><text:line-break/>---- <text:line-break/></text:span>第一屆（<text:span text:style-name="T3">2016</text:span>年）經濟解釋研討會獲獎征文的《特朗普的選戰營銷》（作者：方毅，網上<text:span text:style-name="T3">ID</text:span>為<text:span text:style-name="T3">francofang</text:span>）<text:span text:style-name="T3">2016/2/28</text:span>提交<text:span text:style-name="T3"> <text:line-break/></text:span>網址縮：<text:span text:style-name="T3">https://goo.gl/YWXlE7 <text:line-break/><text:line-break/>---- <text:line-break/><text:line-break/><text:line-break/>(</text:span>文轉自梁歡微博<text:span text:style-name="T3">) <text:line-break/><text:line-break/></text:span>梁歡：看到好幾個分析，知乎網友為什麼這麼支持川普，把原因歸結為對陰謀論的偏愛啊、東西方價值觀差異啊、裂痕嚴重啊、民粹主義啊什麼的，全沒說到點兒上。<text:span text:style-name="T3"> <text:line-break/><text:line-break/></text:span>知乎上川普的支持者，最初也最忠實的幾位就是在美的中國留學生，實在受不了美國大學裡「提川普者人人得而誅之」的高壓（如果你不知道這種高壓多嚴重，可以看看這個回答：<text:span text:style-name="T3"><text:s/>http://t.cn/RfANXGz</text:span>），他們聚集在<text:span text:style-name="T3"><text:s/>Reddit </text:span>和<text:span text:style-name="T3"><text:s/>4chan </text:span>的川普相關版塊和小組，搬運了一些川普的優質內容到知乎，語言風格也延續了這些網站的幽默、政治不正確，很快聚集了一些支持者；又隨著直播電視辯論，極大擴大了影響力（我最初看他們的回答，點贊數都在十幾、幾十，到直播電視辯論時就幾千了），又伴隨著跟希拉裡粉絲的罵戰而極大增加了團結性與戰鬥欲。<text:span text:style-name="T3"> <text:line-break/><text:line-break/></text:span>那之後，他們基本脫離了<text:span text:style-name="T3"><text:s/>Reddit </text:span>和<text:span text:style-name="T3"><text:s/>4chan </text:span>的內容搬運，開始第一時間發布各種消息和見解（以對<text:span text:style-name="T3"><text:s/>WikiLeaks </text:span>泄露的郵件分析為主），他們時間充裕、英文讀寫能力無礙、雖然發布的內容和判斷很多都被辟謠打臉但也願意反復修改，到這個階段（從第三次電視辯論結束到大選日），知乎確實是全世界範圍內討論川普最熱情、相關信息最集中的地方。<text:span text:style-name="T3"> <text:line-break/><text:line-break/></text:span>川普獲勝以後，這幾位留學生慶祝了一下，乖乖去補課業了。深藏功與名。<text:span text:style-name="T3"> <text:line-break/><text:line-break/></text:span>這就是「知乎網友多支持川普」的全部由來<text:span text:style-name="T3">——</text:span>幾個留學生被惹毛了。</text:p>
      <text:p text:style-name="P1"><text:span text:style-name="T1">辛柏林</text:span><text:s/>  |  2016.11.10 10:36   |   <text:a xlink:type="simple" xlink:href="http://palinfo.habago.org/Entry?Command=Information_PrintForum&amp;iPage=215#FORUM35086"><text:span text:style-name="T2">#</text:span></text:a></text:p>
      <text:p text:style-name="P2"><text:span text:style-name="T3">Trump</text:span>當選了，<text:span text:style-name="T3"> <text:line-break/></text:span>是值得高興的一件事，這個世界會因為<text:span text:style-name="T3">Hillary</text:span>的不當選，在未來幾年裡減少更多大量的殺戮，也許至少有一百萬人因而獲救吧。<text:span text:style-name="T3"> <text:line-break/><text:line-break/></text:span>但即使如此也難讓人高興太久。許多地方戰爭與殺戮仍持續當中，西方與台灣的民眾多數仍對政治無知，任由政客弄權驅使發動戰爭機器。<text:span text:style-name="T3"> <text:line-break/><text:line-break/>Julian Assange</text:span>和其他一些努力揭發真相的人可說是這次阻止未來可能更多殺戮的大功臣，他們付出個人巨大代價，只為了能讓世界知道多一點點真相。<text:span text:style-name="T3"> <text:line-break/><text:line-break/>Chelsea Manning attempted suicide a second time <text:line-break/><text:line-break/>https://goo.gl/GmF0KD</text:span></text:p>
      <text:p text:style-name="P1"><text:span text:style-name="T1">陳真</text:span><text:s/>  |  2016.11.10 10:32   |   <text:a xlink:type="simple" xlink:href="http://palinfo.habago.org/Entry?Command=Information_PrintForum&amp;iPage=215#FORUM35085"><text:span text:style-name="T2">#</text:span></text:a></text:p>
      <text:p text:style-name="P3">學過速讀，看書很快，小時候還曾像小猴子一樣上台當眾表演過，一分鐘可以看大約一萬兩千字，一秒鐘兩百個字，稱不上一目十行，但六七行肯定是有的，而且不是亂看，看完得接受測驗，理解力往往滿分。一年看個幾百本書，易如反掌。<text:span text:style-name="T3"> <text:line-break/><text:line-break/></text:span>但這項本事有個前提，那就是得能看懂才行，有些天書我是有看沒有懂的。當我瞄一篇文章兩三秒鐘都還不知道它究竟在寫什麼時，那大概就有兩個可能，可能之一就是我的理解力跟不上我的閱讀速度，因此是我的問題。這種狀況曾發生在我和黑格爾之間。因為文章裏的一個註腳所需，我曾奮鬥過黑格爾一兩年，頂多也只能說略懂皮毛，或連皮毛也談不上，因為此人行文字句太文言。<text:span text:style-name="T3">Popper </text:span>曾說，黑格爾只是在裝神弄鬼。但我不認為如此。<text:span text:style-name="T3"> <text:line-break/><text:line-break/></text:span>第二個<text:span text:style-name="T3"><text:s/>"</text:span>有看沒有懂<text:span text:style-name="T3">" </text:span>的原因，當然就是對方的問題。我們平常講話好像沒遇過完全聽不懂的，但文字卻常有此情況發生，特別是在華人社會。奇怪的是，洋人用洋文寫東西，我倒是幾乎不曾遇過有看沒有懂的，而且，越是思維艱微深厚的，寫起東西卻似乎卻越是簡單清楚，例如<text:span text:style-name="T3">Chomsky</text:span>在語言學或語言哲學上的文章，內容應該夠艱難了吧，但每一個句子恐怕連國中生也能看懂。<text:span text:style-name="T3"> <text:line-break/><text:line-break/></text:span>華人世界卻很常見這類<text:span text:style-name="T3"><text:s/>"</text:span>有看沒有懂<text:span text:style-name="T3">" </text:span>的狀況，而且，似乎越是初學者，例如研究生，或越是沒什麼話要說的，寫起東西宛如鬼畫符，乍看艱深神秘無比，其實空洞不知所云。<text:span text:style-name="T3"> <text:line-break/><text:line-break/></text:span>台灣學界很喜歡用一些詞，我聽了常會起雞皮疙瘩，例如<text:span text:style-name="T3"><text:s/>"</text:span>文本<text:span text:style-name="T3">"</text:span>，例如<text:span text:style-name="T3"><text:s/>"</text:span>論述<text:span text:style-name="T3">"</text:span>。不過就是寫個東西留個言嘛，卻硬要說什麼論述文本有的沒的，學一種裝神弄鬼彷彿高深莫測的調調。<text:span text:style-name="T3"> <text:line-break/><text:line-break/></text:span>我念碩士那年，有個全系的師生大會，做些簡介，其中包括有一堂課就是談怎麼寫東西。我的指導教授之一，也是當時的系主任<text:span text:style-name="T3"><text:s/>Peter Lipton</text:span>主講，他講了一些超好笑的例子，可惜我忘了他自己發明的那些鬼畫符般非常好笑的句子。那堂課只是要說：把你所知道的，清楚、簡潔地講出來，那才是最好的一種文字形態，至少就思想上來說是這樣。若是寫小說或寫詩，當然就不在此範圍內了。<text:span text:style-name="T3"> <text:line-break/><text:line-break/></text:span>這個意思我挺能認同。一個好的思想，往往是艱難或微妙的，你得想辦法用最淺顯而且盡量不傷其深意的方式說出。但許多時候，人們卻反而倒過來，他所要講的東西，不過就是西瓜一斤八塊錢之類，但他卻偏要講得玄之又玄，扯到羅素的數學原理來了。同樣地，如果你只是要說主詞加動詞加受詞這樣一個意思，有必要扯到比方說<text:span text:style-name="T3">Chomsky</text:span>的<text:span text:style-name="T3">generative grammar(</text:span>生成文法<text:span text:style-name="T3">)</text:span>嗎？<text:span text:style-name="T3"> <text:line-break/><text:line-break/></text:span>涵文寫的，我也是幾乎完全有看沒有懂，所以我瞄兩眼就放棄了。劍橋有個女哲學家<text:span text:style-name="T3">Jane Heal</text:span>，我跟她有點八字不合，但她在某本書上有句話我雖不太認同，但仍有其八分道理。她說：<text:span text:style-name="T3">"</text:span>倘若你連話都講不清楚，事實上你也很難說你真的知道自己在說什麼<text:span text:style-name="T3">"</text:span>。<text:span text:style-name="T3"> <text:line-break/><text:line-break/></text:span>討論需要兩個東西，一個是基本誠意，一個是能力。你大概不會笨到跑去綠油油的地方跟人討論，因為那不是有誠意討論任何東西的地方，而是一種作戰、殺敵、抹黑、搞宣傳、造謠之處。你大概也不會想跟一個一心只是想吊書袋但卻連話都講不清楚的人討論<text:span text:style-name="T3">(</text:span>我不是指涵文，我對涵文寫的無法判斷，也沒再往下看，只能說我完全看不懂那樣的中文<text:span text:style-name="T3">)</text:span>。這樣的人，充斥整個台灣的社會科學界及人文學界。一個簡單到爆的想法，卻偏要講得玄之又玄。<text:span text:style-name="T3"> <text:line-break/><text:line-break/></text:span>至於能力就更不用說了。就算愛因斯坦願意花時間跟我討論相對論，也無從討論起，因為程度相差太多了。我常對一棟建築物蓋完之後怎麼不會馬上風一吹就倒下，感到很驚奇，想必裏頭一定有一番我無從討論起的學問。若是我來蓋房子，我能保證，只需來一個三級微風就能吹倒。數學也一樣，從小做為一個數學天才，你現在就算要跟我討論國中數學，我恐怕都已喪失這個能力。<text:span text:style-name="T3"> <text:line-break/><text:line-break/></text:span>總之，能力很重要。在英國時，我曾隸屬於一個<text:span text:style-name="T3">email</text:span>討論群，<text:span text:style-name="T3">Chomsky</text:span>也在上面，每天很多人問他問題。他人很好，很有耐心，往往收集問題之後，一次性地一併作答，經常把他早已講過<text:span text:style-name="T3"><text:s/>N </text:span>遍的話，用不同的陳述方式，一講再講。但那幾年內，我沒看過有誰罵他怎麼不跟人討論。回答不也就是一種討論？他不斷反覆回答一大堆同樣的笨問題，就已經算超有耐心了。<text:span text:style-name="T3"> <text:line-break/><text:line-break/></text:span>有些人，相較於一般人，也許就像一本字典。這意思並不一定是說他比較厲害<text:span text:style-name="T3">(</text:span>我怕我若這樣說，人們會抓狂<text:span text:style-name="T3">)</text:span>，而是說，他所曾寫過的東西數量之龐大，與一本字典或百科全書無異，你只須查閱，你的問題往往就已經包含在這字典裏頭了。你很難怪罪字典怎麼不跟你討論。你倒不如說，你自己怎麼不先查查字典？<text:span text:style-name="T3"> <text:line-break/><text:line-break/></text:span>字典的另一層意思當然就是指的能力。討論是需要能力對等的，否則就只是一種請教或教導。不管是討論或請教或教導，基本上你得先展示你的能力和疑問究竟是什麼，否則別人怎麼知道你的能力等級在哪？究竟是要跟你從ㄅㄆㄇㄈ談起還是從第幾課說起？倘若你展現出來的能力只是幼稚園大班，別人能跟你討論什麼？只能教你ㄅㄆㄇㄈ不是嗎？如果你連自己的疑問是什麼，或想討論什麼，統統都說不清楚，別人如何可能跟你討論？<text:span text:style-name="T3"> <text:line-break/><text:line-break/></text:span>討論之所以可能，除了誠意與能力之對等，理當還有個前提就是生命的對等，特別是當你談到一些跟道德或價值事物有關的東西時，說話者之生命究竟為何，就顯得異常重要，就像歌德或<text:span text:style-name="T3">R.M.Rilke</text:span>所說，你不可能、也不應該說出某些話語，除非你的生命配得上那些話。<text:span text:style-name="T3"> <text:line-break/><text:line-break/></text:span>我們不會願意跟一個空口說白話或言行不一的人討論，因為話語有什麼好說的呢？倘若你不是那樣的人，我們之間其實就不應該討論那樣的一些話，因為那是一種褻瀆。難道你會想跟阿扁或宋盼仔討論真誠？想跟民進唬爛黨討論誠信問題？<text:span text:style-name="T3"> <text:line-break/><text:line-break/></text:span>蘇格拉底說得好，他說，<text:span text:style-name="T3">"</text:span>千言萬語我們終究不是在清談，而是在談怎麼活下去的問題。<text:span text:style-name="T3">" </text:span>這意味著，話語理應是有靈魂有重量的。重量不對，難以成其言。<text:span text:style-name="T3"> <text:line-break/><text:line-break/></text:span>討論是重要的，但台灣似乎仍處在一種只能討論如何才能討論的原始社會。在這方面，幾十年來，我應該貢獻了足足有一本字典那麼多的數量了，我唯一能做的，只是憑著超乎常人的耐心，以及更重要的，忍耐著一種極其強烈的自我做賤感，把字典裏同樣的話一講再講。天底下，能夠有此耐心以及願意自我做賤到這種下流地步的人，我看是找不到幾個了。</text:p>
      <text:p text:style-name="P1"><text:span text:style-name="T1">隆誌</text:span><text:s/>  |  2016.11.10 10:10   |   <text:a xlink:type="simple" xlink:href="http://palinfo.habago.org/Entry?Command=Information_PrintForum&amp;iPage=215#FORUM35084"><text:span text:style-name="T2">#</text:span></text:a></text:p>
      <text:p text:style-name="P2">我真的不懂涵文要表達什麼，所以完全不知到怎麼回應。<text:span text:style-name="T3"> <text:line-break/><text:line-break/></text:span>在這裡，透過文字表達自己的想法和思維模式公告，那就直觀地描述。畢竟我們都未必相識，甚至自始自終都路人甲乙丙。更不是面對面地談話，或許涵文的文字描述，透過口說與肢體語言，可以讓人瞭解。僅僅透過文字時，請直接地點出問題。<text:span text:style-name="T3"> <text:line-break/><text:line-break/></text:span>講一個在前公司任職研發部門主管的小狀況，這狀況也許可以反應出僅透過文字溝通與面對面溝通的差別性。某日早上，收到來自業務部門的高階主管來信詢問某新產品的功能，並且希望製作<text:span text:style-name="T3">sales kit</text:span>提供業務人員可以簡介新產品。交辦給專案負責人員後，他也很快地完成相關文件與資料整合製作，交給該業務主管。不到二小時，業務主管打電話過來，直接言：「看不懂」。正當下屬與該主管討論的不可開交時，我將他製作的文件讀一遍。<text:span text:style-name="T3"> <text:line-break/><text:line-break/></text:span>我的天阿！！他完全忘記，他是透過文字說明該產品功能，但是忘記轉換描述方式。那個文件簡直是小論文一般，繁複與艱深。業務人員完全不知道，如何以該文件讓客戶透過文字瞭解公司產品，特別是從未合作過的客戶。從未合作過的客戶，不知道公司過去產品特徵，無法聯想新舊產品的差異性。若是他親自與人面對面溝通，配合他那如小論文的文件，我相信對方還是可以輕易瞭解，甚至對他的專業感到佩服。不過現實狀況卻不允許！<text:span text:style-name="T3"> <text:line-break/><text:line-break/></text:span>涵文的文字，就好像我那位負責專案的同事所寫的<text:span text:style-name="T3">sales kit</text:span>。對於不認識的人，簡直是天書一樣，完全抓不到思維重點。我想法學訓練出身的涵文，文字功力有相當的水準。發表任何文章和文字之前，考量閱讀對象是陌生人，將自己的想法以更直觀且通俗的說法描述。<text:span text:style-name="T3"> <text:line-break/><text:line-break/>ps. </text:span>光是「暴言」一詞，在你的文章顯露似乎僅僅一種語言上的突出。可是在我的想法裡，卻是直接連結語言暴力等等。或許對、或許錯，我根本不知道你在說什麼。</text:p>
      <text:p text:style-name="P1"><text:span text:style-name="T1">鄭涵文</text:span><text:s/>  |  2016.11.10 08:14   |   <text:a xlink:type="simple" xlink:href="http://palinfo.habago.org/Entry?Command=Information_PrintForum&amp;iPage=215#FORUM35083"><text:span text:style-name="T2">#</text:span></text:a></text:p>
      <text:p text:style-name="P3"><text:span text:style-name="T3">1.</text:span>討論事情的時候需要理性，一旦我們聽到，不理性的發言，那些話也算不上討論。<text:span text:style-name="T3"> <text:line-break/><text:line-break/></text:span>暴言當然不是理性的字句，在討論的評價中屬於沒有價值，不該出現在討論之中。<text:span text:style-name="T3"> <text:line-break/><text:line-break/></text:span>最後當暴言出現得比討論更多，就證明我們很不理性，只想著打字發洩情緒。<text:span text:style-name="T3"> <text:line-break/><text:line-break/>2.</text:span>那暴言的人究竟想甚麼<text:span text:style-name="T3">? <text:line-break/><text:line-break/></text:span>就是發洩情緒嘛，在錯誤的地方發洩很可能導致圍剿，這個時候就沒辦法達成目的了。<text:span text:style-name="T3"> <text:line-break/><text:line-break/></text:span>對暴言的人根本不用說好話，那只是他們發洩的一百零一種方式。<text:span text:style-name="T3"> <text:line-break/><text:line-break/></text:span>就像你討論虐待動物的人，說老實話也是發洩，沒太多道理，暴言會那麼主流，是因為這種發洩方式比較沒那麼多道德包袱。<text:span text:style-name="T3"> <text:line-break/><text:line-break/>3.</text:span>那為什麼選擇某個議題出來發洩<text:span text:style-name="T3">? <text:line-break/><text:line-break/></text:span>因為不滿的人夠多，而且自己理解他們的不滿，也覺得很不滿。<text:span text:style-name="T3"> <text:line-break/><text:line-break/>4.</text:span>他們理解了甚麼<text:span text:style-name="T3">? <text:line-break/><text:line-break/></text:span>問題、跟基於常識而來的想像，有時候外加些不全面的事實。<text:span text:style-name="T3"> <text:line-break/><text:line-break/>5.</text:span>但這些東西不是錯漏百出，一個有理性的人可以輕易地點出這些錯誤<text:span text:style-name="T3">? <text:line-break/><text:line-break/></text:span>我可以死不承認、可以顧左右而言他、甚至可以乾脆當沒聽到，封鎖、退出，這些動作又沒甚麼難度，何況那些所謂理性的人，也可能拿錯誤的事實、也會站錯邊不是嗎<text:span text:style-name="T3">? <text:line-break/><text:line-break/></text:span>這個時候我當然可以覺得自己反而站得住腳，況且我只選在大家會為我歡聲喝采的地方，我說不定反而顯得很理性。<text:span text:style-name="T3"> <text:line-break/><text:line-break/>6.</text:span>那不說話的人呢<text:span text:style-name="T3">? <text:line-break/><text:line-break/></text:span>不善言辭吧、也可能想當個看客，只要站對立場，看暴言不是很快樂嗎<text:span text:style-name="T3">? <text:line-break/><text:line-break/>7.</text:span>所以這是選擇的問題<text:span text:style-name="T3">?</text:span>選擇暴言的人也選擇當一個比較膚淺的人<text:span text:style-name="T3">?</text:span>反之我們就必須付諸努力，好好的把答案交出來<text:span text:style-name="T3">? <text:line-break/><text:line-break/></text:span>對，所以我們在討論，就是為了把答案慢慢扳正確。<text:span text:style-name="T3"> <text:line-break/><text:line-break/>8.</text:span>那我們怎麼評價不說話的人<text:span text:style-name="T3">? <text:line-break/><text:line-break/></text:span>不知道。他們可能想得更少，畢竟當你願意回答問題，不論你是用暴言起手還是如何，都會逼你去思考怎麼回答嘛。<text:span text:style-name="T3"> <text:line-break/><text:line-break/>9.</text:span>所以理性討論的人當然會討厭那些了不願意去聆聽、任意妄為的預斷、對於專業無妄的否定<text:span text:style-name="T3">? <text:line-break/><text:line-break/></text:span>理所當然，因為我們的重點在於，你說的話對不對。<text:span text:style-name="T3"> <text:line-break/><text:line-break/>10.</text:span>所以我們不開口說話，不就是因為討論的門檻過高<text:span text:style-name="T3">? <text:line-break/><text:line-break/></text:span>去逐步剖析追求真實是討論應有的態度。<text:span text:style-name="T3"> <text:line-break/><text:line-break/>11.</text:span>被理性的討論逐步駁斥，這樣恐懼討論的人不是會增加嗎<text:span text:style-name="T3">?</text:span>如此一來仍然想說話的人怎麼辦<text:span text:style-name="T3">? <text:line-break/><text:line-break/></text:span>確實沒有人會願意讓自己看其來很蠢，不說話的人會比較多吧。<text:span text:style-name="T3"> <text:line-break/><text:line-break/>12.</text:span>這樣不會形成一種惡性循環<text:span text:style-name="T3">? <text:line-break/><text:line-break/></text:span>我們只能選擇堅持理性，說實在的暴言跟認真的討論相比肯定是暴言更多，幹嘛反而去幫多數的暴言說話<text:span text:style-name="T3">? <text:line-break/><text:line-break/>13.</text:span>因為我不明白，如果暴言的只是想發洩，那想討論的人在想要甚麼<text:span text:style-name="T3">? <text:line-break/><text:line-break/></text:span>可能差別不是那麼大吧，也是基於一種想說話的念頭。<text:span text:style-name="T3"> <text:line-break/><text:line-break/>14.</text:span>沒說話的人真的不想說話嗎<text:span text:style-name="T3">? <text:line-break/><text:line-break/></text:span>那他只能選擇兩個途徑，要嘛理性然後接受其他人的挑戰。要嘛可能就選不這麼理性的那條路。<text:span text:style-name="T3"> <text:line-break/><text:line-break/>15.</text:span>我還是覺得暴言有其意義，他表達了立場、想發出聲音的渴望，他可以不願意、也可能沒有能力參與某個討論，但光是他想要發出聲音這點，不就很重要了嗎<text:span text:style-name="T3">?</text:span>難道其他不說話的人沒有情感嗎<text:span text:style-name="T3">?</text:span>難道不說話的人真的認為說話者的討論已經足夠，才不說話嗎<text:span text:style-name="T3">? <text:line-break/><text:line-break/></text:span>但是理性的人厭惡暴言，在一片暴言之中誰想說話<text:span text:style-name="T3">? <text:line-break/><text:line-break/>16.</text:span>所以我想說的就是，理性的人不要全然去排斥那些暴言、錯誤、不理性。因為我們無從也無力去改變多數人，對於個別議題比較無知的這一點。<text:span text:style-name="T3"> <text:line-break/><text:line-break/>17.</text:span>憑甚麼理性的人要去忍受暴言<text:span text:style-name="T3">? <text:line-break/><text:line-break/></text:span>重點是動機吧，同樣只是想說話的情感，理性的討論要求蒐集正確的事實、大量的資料、正確的判斷、反覆的思考，我們追求的到底是甚麼<text:span text:style-name="T3">?</text:span>是為了讓別人多知道一點，還是讓自己多知道一點<text:span text:style-name="T3">? <text:line-break/><text:line-break/></text:span>如果是為了前者，當然要把事情講得更清楚，說服更多人。如果事後者我仍然可以把我的想法丟給其他人，因為是在討論中。<text:span text:style-name="T3"> <text:line-break/><text:line-break/></text:span>同時作為後者，我想知道的東西就不僅僅是有說話的人說了甚麼，沒說話的人、暴言，這些東西絕非沒有意義，<text:span text:style-name="T3">FB</text:span>出現一萬則<text:span text:style-name="T3">XXX</text:span>廢死，我們可以知道多數人討厭廢死，當<text:span text:style-name="T3">FB</text:span>天天都出現恐龍法官、官官相護、清真，我們可以知道台灣的暴言狀況有多嚴重。我們也可以知道多數人情感的所在。<text:span text:style-name="T3"> <text:line-break/><text:line-break/></text:span>忽略這些討論不是反而不全面了<text:span text:style-name="T3">? <text:line-break/><text:line-break/></text:span>況且一個人如果一開始就打定主意只想讓別人知道，那即便他再理性，那也根本不是再討論，是教導。<text:span text:style-name="T3"> <text:line-break/><text:line-break/></text:span>討論在最初就應該假設彼此間有無知的地方。<text:span text:style-name="T3"> <text:line-break/><text:line-break/>19.</text:span>但事實上是，暴言根本就沒辦法溝通。即便可以成本上也不成比例。<text:span text:style-name="T3"> <text:line-break/><text:line-break/></text:span>這點我無法反駁，但暴言是一種極端的展現，可能只有觀察的價值，沒有彼此討論的餘地。除了暴言之外，一些極其偏頗的話語反而值得加以思考，畢竟也有可能我們自己反而是比較極端的那一位。<text:span text:style-name="T3"> <text:line-break/><text:line-break/>20.</text:span>例如一些主流的媒體，其實都是歧視。但是如果我們因為覺得噁心全然不接受，對此閉口不言的話，我們不會去思考這些東西，因為我們早就已經有了答案。<text:span text:style-name="T3"> <text:line-break/><text:line-break/></text:span>但這個時候其實他們也覺得那些少數思想很噁心、也不細究，這個時候我們不就一模一樣了嗎<text:span text:style-name="T3">?</text:span>問題就在於我們兩者之間到底甚麼時候出現這樣的分歧<text:span text:style-name="T3">? <text:line-break/><text:line-break/></text:span>難道是良心嗎<text:span text:style-name="T3">?</text:span>應該不是吧，很多人都是基於良知再主張事情，甚至暴言也是，就是認為自己堅持的事是對的，而手段不論，這一定有良知的因素存在啊。<text:span text:style-name="T3"> <text:line-break/><text:line-break/></text:span>我只是認為我們一旦忽視了這點，我們就是跟對方沒有了區別。</text:p>
      <text:p text:style-name="P1"><text:span text:style-name="T1">陳真</text:span><text:s/>  |  2016.11.10 02:58   |   <text:a xlink:type="simple" xlink:href="http://palinfo.habago.org/Entry?Command=Information_PrintForum&amp;iPage=215#FORUM35081"><text:span text:style-name="T2">#</text:span></text:a></text:p>
      <text:p text:style-name="P2">從早忙到半夜，剛剛才回到家，錯過了歷史性的一刻。<text:span text:style-name="T3"> <text:line-break/><text:line-break/></text:span>中午抽空去銀行辦事，四處都可聽到台南民主聖地的國民們義憤填膺地發表反川普談話。其中有個中年婦女，對著銀行警衛激動地代替希拉蕊發表<text:span text:style-name="T3"><text:s/>"</text:span>即將<text:span text:style-name="T3">" </text:span>敗選談話<text:span text:style-name="T3"><text:s/>(</text:span>那時還沒開完票<text:span text:style-name="T3">)</text:span>，就像受害者家屬在痛罵一個應該槍斃一百次的人渣惡棍那樣。痛恨程度能與之比擬者，大概只有親中賣台的馬英九。晚上，在高雄某個大賣場，迎面走來一群年輕男女，嘻笑怒罵，居然也是川普川普個不停。讓我感到很不可思議的是：就連向來不問藍綠以外事務的永康民主共和國國民都如此痛恨川普，可見川普在世人心目中，非奸即惡，外加愚癡、貪婪、無知、幼稚、人格扭曲兼性變態，儼然全世界的笑柄與公敵。<text:span text:style-name="T3"> <text:line-break/><text:line-break/>1999</text:span>年，我在英國，近距離見識過英、美等西方媒體，每天藉著無數純屬捏造或極端誇大的謊言，鋪天蓋地般地妖魔化米洛塞維奇及塞爾維亞人；並以此為藉口，發動科索沃戰爭。那應該是我在西方社會生平第一次參與的反戰活動。記得北約發動戰爭的隔天，學姊一早衝進我的書房，劈頭就說：<text:span text:style-name="T3">"</text:span>他們丟飛彈了！<text:span text:style-name="T3">" </text:span>於是我們就自己製作了兩個牌子，寫著：<text:span text:style-name="T3">"Give Peace a Chance" (</text:span>給和平一個機會<text:span text:style-name="T3">)</text:span>。當時仍是冬天，非常冷，舉個牌子站在市中心，看著眼前人來人往，而人們也紛紛盯著我們看，兩個黃皮膚的華人舉牌站在此處，所為何來？<text:span text:style-name="T3"> <text:line-break/><text:line-break/></text:span>我要說的是，當西方媒體要醜化或妖魔化一個人時，力量是非常大的。還記得已成冤魂的海珊嗎？同一個海珊，當他胡作非為時，美國卻說他是民主鬥士，給予武器軍火，任其恣意屠殺異己。當他逐漸改邪歸正但卻失去利用價值時，卻反而每天瘋狂報導，說他是惡魔，必須即刻鏟除，否則全世界將會被他毀滅，於是發動伊拉克侵略戰爭，生靈塗炭，數百萬人喪生，如今已成人間煉獄。<text:span text:style-name="T3"> <text:line-break/><text:line-break/></text:span>川普當然不能和米洛塞維奇或海珊相提並論，但其遭受來自主流媒體完全一致性地瘋狂抹黑與醜化，方式卻差不多，幾乎把他抹黑得就像個惡棍人渣小丑兼性變態。主流媒體大團結，完全不顧什麼新聞倫理，這樣一種針對候選人所發動的抹黑規模之巨大與瘋狂，前所未見。一個人，面對這樣一種全球性的、全面性的人格毀滅戰，居然還能始終維持四成多的支持度，由此可見其實力肯定遠遠大於此。反過來說也一樣，倘若妖女的支持度如主流媒體所言那麼強那麼高，那麼，主流媒體就等著放榜那天功成名就即可，何必天天氣急敗壞地瘋狂抹黑？<text:span text:style-name="T3"> <text:line-break/><text:line-break/></text:span>我在一星期前的留言就判斷希拉蕊大勢已去，當然不僅僅是因為這樣一些常識性的判斷，同時也看了一些中立機構的研究調查，似乎都指向川普將會勝選。我唯一沒料到的是居然贏這麼多。剛剛打開電視看了一下，居然是<text:span text:style-name="T3"><text:s/>287: 218</text:span>，我真不敢相信自己的眼睛。我不認為這是民主的<text:span text:style-name="T3"><text:s/>"</text:span>糾錯<text:span text:style-name="T3">" </text:span>機制所致，當然更不是因為選民知道希拉蕊是個長年無惡不作、兩手血腥的戰爭販子，這恐怕只是反映美國人越來越受不了生活上的痛苦現狀，於是渴望一個體制外的救星，哪怕是個唯利是圖的混蛋也無妨，哪怕這個混蛋所開出的藥方多麼復古與原始乃至可笑無恥也沒關係，因為現狀不可能更壞了。<text:span text:style-name="T3"> <text:line-break/><text:line-break/></text:span>這樣一種選擇，看來並不是展現了所謂民主的偉大，而是展現了一種假民主的無奈、暴衝與混亂。羅素早在半個多世紀前就曾如此說道，他說，美國的所謂民主是假的，它實際上是一種世襲制，幕後的主子是由軍火商與大老闆們所組成的一個統治集團；而所謂美國總統，羅素說，只是從這個由極少數人組成的團體中選出執行者或代言人來繼承權位。川普最大的貢獻是他史無前例地打破了這樣一個世襲壟斷<text:span text:style-name="T3"><text:s/>(</text:span>推倒妖女的最大推手就是被英國政府非法軟禁多年的政治犯阿桑吉<text:span text:style-name="T3">)</text:span>，而我擔心的卻是，川普也許很快就會變成這個世襲集團的一份子。我幾乎沒法想像有人能違反真正主子的意願行事，卻又能人身安全無恙。川普會是這麼勇敢而正直的人嗎？似乎一點都不像。<text:span text:style-name="T3"> <text:line-break/><text:line-break/></text:span>我們知道，倘若希拉蕊當家，必然烽火漫天，但這並不意味著我們支持川普。這只是假民主底下的一個無奈選擇，而不是一種所謂民主成就。如果所謂民主就是這麼一回事，我不知道民主究竟有何價值可言。我年幼無知時曾相信一句話：<text:span text:style-name="T3">"</text:span>民主無法保證我們上天堂，但能保證我們不會墮入地獄。<text:span text:style-name="T3">" </text:span>這話我早已不信。所謂美式民主，讓眾人下地獄的機會，顯然還更高，而始終留在人間天堂吃香喝辣的，卻只是一小撮真正意義上的<text:span text:style-name="T3"><text:s/>"</text:span>主子<text:span text:style-name="T3">"</text:span>。</text:p>
      <text:p text:style-name="P1"><text:span text:style-name="T1">懷軒</text:span><text:s/>  |  2016.11.10 02:46   |   <text:a xlink:type="simple" xlink:href="http://palinfo.habago.org/Entry?Command=Information_PrintForum&amp;iPage=215#FORUM35080"><text:span text:style-name="T2">#</text:span></text:a></text:p>
      <text:p text:style-name="P3">涵文的留言是文言文嗎？說實在的我完全看不懂。<text:span text:style-name="T3"> <text:line-break/><text:line-break/></text:span>情感與理性應該是兩個層面的事情，當口口聲聲的說討論，應該就理性層面思考進而發言才叫做<text:span text:style-name="T3">"</text:span>討論<text:span text:style-name="T3">"</text:span>，不然是在談情說愛嗎？如果你今天所說的發言是要在<text:span text:style-name="T3">"</text:span>討論<text:span text:style-name="T3">"</text:span>的這一個框架之下，那麼我認為情感與情緒都沒有任何立場，那是另一回事，所以你所說的<text:span text:style-name="T3">"</text:span>暴言難道是沒有意義的嗎？<text:span text:style-name="T3">"</text:span>，那肯定是沒有意義的。除非我們今天是在吵架洩憤，那麼就是有意義，因為我們會達到傷害對方的意義。<text:span text:style-name="T3"> <text:line-break/><text:line-break/></text:span>懷軒</text:p>
      <text:p text:style-name="P4"/>
      <text:p text:style-name="P1"><text:span text:style-name="T1">鄭涵文</text:span><text:s/>  |  2016.11.10 01:10   |   <text:a xlink:type="simple" xlink:href="http://palinfo.habago.org/Entry?Command=Information_PrintForum&amp;iPage=216#FORUM35079"><text:span text:style-name="T2">#</text:span></text:a></text:p>
      <text:p text:style-name="P3">回隆誌：<text:span text:style-name="T3"> <text:line-break/><text:line-break/></text:span>對於稱謂這點，我認為你的說法有所道理，我承認這些稱呼同時可以帶有著鄙視、尊重、親暱、厭惡、不認同這些多餘的部分，討論的時候不言更善，但我不贊成你後面所言。思想是否空洞與否與稱謂無關，年紀、職稱更多是展現人的生命歷程，我們會因為彼此的言語與行徑去建構一個不完全的對方，但如果我們用我們自身的價值，發現一個人他生命的各方個面都如此的空洞，不就在否定他做為人的價值<text:span text:style-name="T3">?</text:span>人生當中沒有毫無意義的部分，我如此確信。<text:span text:style-name="T3"> <text:line-break/><text:line-break/></text:span>我贊同我的傲慢，但不贊同我是因為專業而傲慢，剛好相反我是因不專業而傲慢。<text:span text:style-name="T3"> <text:line-break/><text:line-break/></text:span>因為我那些言論涉足在一堆與我專業無關的事物上，用我片面的常識去進行判斷，當然也可能我基於我的身分而認為我有資格發言，但實則我必須澄清一點，我只是單純想要發言。<text:span text:style-name="T3"> <text:line-break/><text:line-break/></text:span>我明白每個人都認為最難以改變的是心態，心態成就了不願意去聆聽、任意妄為的預斷、對於專業無妄的否定、甚至句句暴言，它們顯得毫無意義，使理性的人希望這些聲音消失。<text:span text:style-name="T3"> <text:line-break/><text:line-break/></text:span>但暴言真的沒有意義嗎<text:span text:style-name="T3">?</text:span>是甚麼使他們拋棄理性只表達自己的感情<text:span text:style-name="T3">?</text:span>是因為他們也跟我一樣，是個想要發言卻沒有足夠資持自己言論的資本，批評他們是因為他們有機會充實自己到，足以發出有意義對話的程度卻不為。我或者他們都關注了太多沒時間理解的事，或對於知識的追求半吊子、沒有那樣的耐心跟體悟。<text:span text:style-name="T3"> <text:line-break/><text:line-break/></text:span>我猜想口出暴言者也懂得自己一旦理性，不僅僅將在他們所不能贊同的答覆中敗退，更重要的是他們<text:span text:style-name="T3">(</text:span>我<text:span text:style-name="T3">)</text:span>的無知會被眾人審視，情緒是他們的盔甲，給他們一個告訴其他人，自己只是一時沖昏了頭的藉口，絕非實際上的無知。<text:span text:style-name="T3"> <text:line-break/><text:line-break/></text:span>當每個人都害怕自己的態度被他人審視，我們就只會瑟縮在專業的窩，只對我們所知的部分議論，好一點對他物一無所知，更多的時候卻傲慢而偏見。會那麼做的人最後都閉上了嘴。<text:span text:style-name="T3"> <text:line-break/><text:line-break/></text:span>我一直認為最可怕的東西不是開口說話的，而是閉口不言的。因為我們只能關注在有聲音的東西上，但我不正是在閉口不言時築起一道道的偏見，只有在說出之後才可能找到正確的答案。<text:span text:style-name="T3"> <text:line-break/><text:line-break/></text:span>我們知道不說話的人也在觀看，找尋符合他們價值與好奇的答案，我們唯恐不說話的多數人，被說話的少數人的偏見所影響，才是我們對每道聲音加緊力度批評的主因，我們更希望發出聲音的人能維持一個品質，至少心態正確，因為即便無法如前者一般用文字警醒他人。正確的心態也更容易引出一段有意義的對話，也就是常常聽見的拋磚引玉。<text:span text:style-name="T3"> <text:line-break/><text:line-break/></text:span>然而無言無知的我們是多數人，不論甚麼時代、甚麼地點都是多數人。對專業的尊重不能使人變得專業，必須努力的學習，放棄一瞬即逝的情感，但這份感情是人性的一環，是促使我們行為的動機，如你我互相的回文之始，都必然有某些感情驅使著，最開始必然是喜或惡的一者，以及某種程度的覺悟，他們都不是理性的一部分，只會在感情中潛伏。<text:span text:style-name="T3"> <text:line-break/><text:line-break/></text:span>我不全然贊成一個人必須在討論的時候放下執念、偏見、擺正心態，因為這不只是要他清楚承認自己的無知與錯誤，這是完全信賴其他人為前提的作法，不論以何種方式我們都有隔閡，全然的信賴只會形成自我否認，否認到一個更深層的價值規範。<text:span text:style-name="T3"> <text:line-break/><text:line-break/></text:span>追求幸福使自己膚淺有何不可<text:span text:style-name="T3">?</text:span>如果我們對於愚昧懷抱憤怒，平等而言我們該要釋放的怒火是一大群有聲和無聲的人。這時跟憤世嫉俗又有何區別<text:span text:style-name="T3">?</text:span>對這兩個問題，我只能以前者對後者回答。<text:span text:style-name="T3"> <text:line-break/><text:line-break/></text:span>但我接受你的批評，我並沒有一開始就試圖擺正自己的無知，但我仍可能發言，抱著我所看不見的無知跟偏見，因為他們不會在我不去言語的時候不見，只會日益壯大。<text:span text:style-name="T3"> <text:line-break/><text:line-break/></text:span>無知者的狂言，與深思熟慮的話語，究竟何者應該優先被保護<text:span text:style-name="T3">? </text:span>我總覺得很多時候後者的存在，是為了滿足理性者的潔癖語他們對知識的追求。前者反而更像一個人發出它人性中真實的聲音。</text:p>
      <text:p text:style-name="P1"><text:span text:style-name="T1">杜振揚</text:span><text:s/>  |  2016.11.09 22:45   |   <text:a xlink:type="simple" xlink:href="http://palinfo.habago.org/Entry?Command=Information_PrintForum&amp;iPage=216#FORUM35078"><text:span text:style-name="T2">#</text:span></text:a></text:p>
      <text:p text:style-name="P2">第一個不敢相信，一個貪汙叛國，初選作弊外加賄賂司法官員的總統候選人，可以在司法機關的強力護航下，繼續面不改色的參選到最後一天。<text:span text:style-name="T3"> <text:line-break/><text:line-break/></text:span>第二個不敢相信，身處不分左右保守進步，傳統紙本或新興網路媒體，一面倒的攻擊與選擇性報導，外加政治財經文化音樂運動娛樂各界名人的力捧，美國人民還是能選出川普。<text:span text:style-name="T3"> <text:line-break/><text:line-break/></text:span>第三個不敢相信，川普能夠兌現競選承諾，收縮國際戰略與海外武力，對跨國企業加稅並驅趕非法移民<text:span text:style-name="T3">(</text:span>廉價勞工<text:span text:style-name="T3">)</text:span>，這幾項政見形同斷了美國財閥的財路，而川普還能活著做完四年任期。<text:span text:style-name="T3"> <text:line-break/><text:line-break/></text:span>前兩個不敢相信在今年都實現了，而最後一項<text:span text:style-name="T3">.......</text:span>還有待未來驗證。</text:p>
      <text:p text:style-name="P1"><text:span text:style-name="T1">隆誌</text:span><text:s/>  |  2016.11.09 21:55   |   <text:a xlink:type="simple" xlink:href="http://palinfo.habago.org/Entry?Command=Information_PrintForum&amp;iPage=216#FORUM35077"><text:span text:style-name="T2">#</text:span></text:a></text:p>
      <text:p text:style-name="P3">回涵文<text:span text:style-name="T3"> <text:line-break/><text:line-break/></text:span>這邊大家都是平等，只要闡述想法互相討論，不要隨便加什麼輩份尊稱。思想沒有年齡之分，有年紀大卻思想空洞，也有黃口小兒思考極度成熟與前衛。<text:span text:style-name="T3"> <text:line-break/><text:line-break/></text:span>查緝人力不足，不代表檢驗人力不足，查緝和檢驗是不同的單位進行。現在的食品檢驗，除了樣品前處理之外，其他都是自動化檢驗設備進行。（自動進樣，校正分析，檢測分析，與數據演算等～）相信我，各個檢驗機構的主管，不會讓操作員亂動這些價比一間豪宅的高階檢驗設備的設定。<text:span text:style-name="T3"> <text:line-break/><text:line-break/></text:span>查緝單位包含中央與地方政府的衛生局與農業局的人，這些人力真的有限，頂多就是抽查而已。講坦白的，查緝可不是隨便就可以衝進一家商店或工廠，也是要有證據才行。而查緝過程可不是隨便從菜市場或商店，拿幾個樣品送檢驗單位，甚至採樣方法都有特殊程序。這樣繁瑣程序，要將市面上的商品完完全全盤查過一次，是不太可能。<text:span text:style-name="T3"> <text:line-break/><text:line-break/></text:span>之前頂新的餿水油事件，為何到最後頂新無罪，就發生在這些程序正義問題。檢察官根本就不懂得怎麼做標準採樣，而且檢察官更搞不清楚快篩與正式檢驗之間的差別，胡亂搞一通。最後推出來的數據完全顯示不出頂新有任何違規，更何況我也不太認為頂新會直接把這爛油直接使用做為原料或是不經過精鍊處理就賣給消費者。<text:span text:style-name="T3"> <text:line-break/><text:line-break/></text:span>我打一個比方，警察抓酒駕。警察依規定設立攔檢點，包含人員、攔檢告示等等，可不是隨便在路上抓人來測（就像查緝人員去市場抽查）。測定酒駕過程，警察會先親自聞一下有沒有酒味，這就猶如食品檢驗裡的快篩。當警察聞到酒味，不能直接就將那個人以酒駕犯逮捕，必須再以法規認可的設備和方法程序測定，這樣得到的數值才具法律效力。<text:span text:style-name="T3"> <text:line-break/><text:line-break/></text:span>從你的文章描述，似乎是法律專業之類。我想以你的法學專業，也應該知道法律規章不是無所不能，人心與道德還是一切的基礎。以上這些都有相關的規範用於特定領域，不過你可能沒有興趣讀。不過這些都規範程序等等，都基於所謂的無罪推定原則。至於事情發生之後，請聽聽該領域專家的見解。不要隨便用「專業的傲慢」，批評這些專業人士。畢竟搞文青和搞民粹，是解決不了事情。</text:p>
      <text:p text:style-name="P1"><text:span text:style-name="T1">李念淨</text:span><text:s/>  |  2016.11.09 20:38   |   <text:a xlink:type="simple" xlink:href="http://palinfo.habago.org/Entry?Command=Information_PrintForum&amp;iPage=216#FORUM35076"><text:span text:style-name="T2">#</text:span></text:a></text:p>
      <text:p text:style-name="P2">突然覺得事情也許也不盡然如阿共講的，不管誰贏都證明美國民主的失敗：<text:span text:style-name="T3"> <text:line-break/><text:line-break/></text:span>這次反而證明了民主制度還是有糾錯能力的，美國的民主看起來還是有生命的。<text:span text:style-name="T3"> <text:line-break/><text:line-break/></text:span>不過我還是覺得每個民族都有它適合的文化跟制度，普世價值不應該放大到政治體制，要求每個國家都要實行美式民主。</text:p>
      <text:p text:style-name="P1"><text:span text:style-name="T1">鄭涵文</text:span><text:s/>  |  2016.11.09 20:16   |   <text:a xlink:type="simple" xlink:href="http://palinfo.habago.org/Entry?Command=Information_PrintForum&amp;iPage=216#FORUM35075"><text:span text:style-name="T2">#</text:span></text:a></text:p>
      <text:p text:style-name="P3">回隆誌哥：<text:span text:style-name="T3"> <text:line-break/></text:span>關於食安的部分同樣也有些疑問，我曾聽我們公法的教授說過，負責查緝食安的人員十分有限，這是我所知的範圍，其他的了解等同於沒有。<text:span text:style-name="T3"> <text:line-break/></text:span>對於政府權能和狀況我個人可以說是一無所知，以前有認識一個學長，對於這塊倒是所知甚詳，各種補助款項如何申請，怎麼走流程都十分清楚，不過必較特別的是他是一名可能有三、四十歲的人，對於入學了理由與我們大相逕庭。</text:p>
      <text:p text:style-name="P1"><text:span text:style-name="T1">隆誌</text:span><text:s/>  |  2016.11.09 18:49   |   <text:a xlink:type="simple" xlink:href="http://palinfo.habago.org/Entry?Command=Information_PrintForum&amp;iPage=216#FORUM35074"><text:span text:style-name="T2">#</text:span></text:a></text:p>
      <text:p text:style-name="P2">剛剛身邊一些朋友唉聲嘆氣，沒想到川普贏了。尤其一位天天說愛台灣但跑去美國生小孩的朋友，更是狂熱地挺希拉蕊。他跟我說，為什麼一個滿口歧視的人會當選。我只淡淡地說，台北柯和民進黨有一堆性別和種族歧視的言語，你都挺了，為何美國人不能挺川普。<text:span text:style-name="T3"> <text:line-break/></text:span>更何況，川普的出現本就是反全球化之下的結果。反國際分工的台灣年輕人，應該要徹底支持，尤其太陽花的支持者，更應該支持川普。只是川普老兄如果真的實行孤立主義，倒楣的就是台灣。尤其許多反服貿者的論調，認為只要跟美日做生意，不需要與大陸來往。可是台灣本就是數十年全球分工之下的受惠者，和大國一起喊反全球化，壓根不懂得就是斷掉自己的生路。川普老兄的孤立主義，再加上和對岸的關係冷凍，先垮掉可能是電子業。<text:span text:style-name="T3"> </text:span></text:p>
      <text:p text:style-name="P1">J.Z.   |  2016.11.09 15:44   |   <text:a xlink:type="simple" xlink:href="http://palinfo.habago.org/Entry?Command=Information_PrintForum&amp;iPage=216#FORUM35073"><text:span text:style-name="T2">#</text:span></text:a></text:p>
      <text:p text:style-name="P5"><text:span text:style-name="T1">更正一下</text:span>, APP <text:span text:style-name="T1">剛</text:span>UPDATE <text:span text:style-name="T1">川普拿到</text:span>Wisconsin <text:line-break/><text:span text:style-name="T1">變成</text:span><text:s/>257</text:p>
      <text:p text:style-name="P1">J.Z   |  2016.11.09 15:41   |   <text:a xlink:type="simple" xlink:href="http://palinfo.habago.org/Entry?Command=Information_PrintForum&amp;iPage=216#FORUM35072"><text:span text:style-name="T2">#</text:span></text:a></text:p>
      <text:p text:style-name="P2">加拿大山區時間<text:span text:style-name="T3">Nov09 12:36AM <text:line-break/><text:line-break/>Trump: 247 <text:line-break/>Clinton: 215 <text:line-break/></text:span>一些關鍵州都已經開完了<text:span text:style-name="T3">, </text:span>看來是川普勝選了<text:span text:style-name="T3">, </text:span>真的是出乎意料之外。<text:span text:style-name="T3"> <text:line-break/></text:span>剛剛在工作時有個白人還說我神經才會希望川普當選<text:span text:style-name="T3">, </text:span>說什麼要怕美國打中國的話反而該擔心川普<text:span text:style-name="T3">....</text:span></text:p>
      <text:p text:style-name="P1"><text:span text:style-name="T1">陳真</text:span><text:s/>  |  2016.11.09 14:38   |   <text:a xlink:type="simple" xlink:href="http://palinfo.habago.org/Entry?Command=Information_PrintForum&amp;iPage=216#FORUM35071"><text:span text:style-name="T2">#</text:span></text:a></text:p>
      <text:p text:style-name="P3">結果還沒出來不是嗎？剛才在銀行辦事，好多永康人在痛罵川普。</text:p>
      <text:p text:style-name="P1">kevin   |  2016.11.09 13:27   |   <text:a xlink:type="simple" xlink:href="http://palinfo.habago.org/Entry?Command=Information_PrintForum&amp;iPage=216#FORUM35070"><text:span text:style-name="T2">#</text:span></text:a></text:p>
      <text:p text:style-name="P2">恭喜<text:span text:style-name="T3">,</text:span>戰爭販子希拉蕊落選了<text:span text:style-name="T3">,</text:span>川普狂勝</text:p>
      <text:p text:style-name="P1"><text:span text:style-name="T1">陳真</text:span><text:s/>  |  2016.11.09 11:40   |   <text:a xlink:type="simple" xlink:href="http://palinfo.habago.org/Entry?Command=Information_PrintForum&amp;iPage=216#FORUM35069"><text:span text:style-name="T2">#</text:span></text:a></text:p>
      <text:p text:style-name="P3">西方媒體雖然造謠的規模與無恥程度不輸給台灣綠媒，但是，很重要的一點是，個人並不會造謠，不管是醫界、學界或什麼界都一樣，人們在觀點上或許各自不同，但不會在事實問題上<text:span text:style-name="T3"><text:s/>"</text:span>故意<text:span text:style-name="T3">" </text:span>撒謊。我講的是<text:span text:style-name="T3"><text:s/>"</text:span>故意<text:span text:style-name="T3">"</text:span>，而非無心之過。<text:span text:style-name="T3"> <text:line-break/><text:line-break/></text:span>但在台灣卻剛好相反。我幾乎沒見過一個綠油油的人士是不造謠、不扭曲的，不管他是屬於什麼界都一樣；在台灣，我完全看不出有界人士和沒界人士在知識上和道德上展現了任何差別。所謂學界，恐怕更是造謠的大本營，這也是為什麼例如核能流言終結者黃士修等人令人尊敬的原因。<text:span text:style-name="T3"> <text:line-break/><text:line-break/></text:span>說人們<text:span text:style-name="T3"><text:s/>"</text:span>造謠<text:span text:style-name="T3">"</text:span>，其實仍是過度抬舉，應該說台灣人根本不在乎基本事實，真的假的對他們而言並無絲毫意義，只要有利於我方旗幟或有利於我，便是對的。只要對我或我方不利的，我就假裝沒看見或甚至曲意維護之。請問在這島上，有哪一件事不是這樣搞的？綠營不管多麼卑劣的惡行，你見過哪個親綠學者或親綠名人跳出來真真實實地痛罵過一句？<text:span text:style-name="T3"> <text:line-break/><text:line-break/></text:span>所謂反服貿剛開始炒作時，我在所工作的醫院內部<text:span text:style-name="T3">(</text:span>可能是一些比較主管級的人士所組成？<text:span text:style-name="T3">)</text:span>的一個<text:span text:style-name="T3">Line</text:span>的群組上，收到一堆所謂<text:span text:style-name="T3"><text:s/>"</text:span>告訴你真相<text:span text:style-name="T3">" </text:span>的反服貿訊息，例如什麼這是馬英九準備引進至少一兩千萬大陸勞工侵入台灣，讓他們擁有投票權以便顛覆我國民主的一個手段，另外還有各方專家學者們的分析與預測，將有四、五百萬人面臨失業與破產等等等。<text:span text:style-name="T3"> <text:line-break/><text:line-break/></text:span>我那時候剛去這家醫院工作，不知道發文者是誰，我就直接開罵了，罵完就退出這個群組，眼不見為淨。在這島上，如果你不想血壓高，那就儘可能避開各種所謂討論。我一般只會罵五字經<text:span text:style-name="T3">(</text:span>聽你在放屁<text:span text:style-name="T3">)</text:span>之類，我不會笨到真的去跟他們討論，我也不會笨到真的跑去查證看看對方所言是否屬實，畢竟我不是島外新搬來的，也不是未經世事的小朋友，難道會不知道這島上言論的運作方式，除了造謠與修辭，還是造謠與修辭。造謠就是昧於基本事實，信口瞎掰；修辭就是先扣上任何一頂大帽子，例如賣台、反民主、黑箱等等等，然後開始來寫作文，運用各種修辭，營造罪證與罪行。<text:span text:style-name="T3"> <text:line-break/><text:line-break/></text:span>我要說的是，在台灣，一句五字經就足以回應幾乎所有綠油油的討論。這跟西方世界是非常大的一個不同之處。西方人個人在一種議論中，通常不會故意違背基本事實，不會故意睜眼說瞎話，因為這對他沒有好處，只有百害無一利，因為當一個人如果連基本事實與基本道德的一致性都無法掌握時，旁人馬上會對他的智能與品性徹底失去信心，說不定還以為是個腦殘，否則怎麼連三歲小孩都能掌握的東西他卻無法掌握。<text:span text:style-name="T3"> <text:line-break/><text:line-break/></text:span>在台灣，不管你怎麼胡說八道造謠抹黑，人們卻不會有任何負面感覺，照樣是大英雄！只要你立場對了就行。而且，只要你身份對了，比方說你是什麼學者專家，人們就會煞有介事地買單，因為人們要不是完全沒有能力辨識基本事實，就是他根本不在乎。當然，許多時候是某種士大夫的虛榮心理作祟，基本句型是這樣：<text:span text:style-name="T3">"</text:span>人家是什麼什麼教授耶！<text:span text:style-name="T3">"</text:span>、<text:span text:style-name="T3">"</text:span>人家是什麼什麼博士耶！<text:span text:style-name="T3">"</text:span>、<text:span text:style-name="T3">"</text:span>人家是什麼什麼學者專家耶<text:span text:style-name="T3">"</text:span>。<text:span text:style-name="T3"> <text:line-break/><text:line-break/></text:span>我當然不是說學者專家不可信，而是說台灣<text:span text:style-name="T3">(</text:span>綠油油<text:span text:style-name="T3">)</text:span>的學者專家們的話如果能信，狗屎都能吃了。我不想一竿子打翻一條綠船，但我確實沒見過綠船上有不應連同一整艘船一同打翻的人。我當然也不是說公眾事務的判斷得委由什麼學者專家，<text:span text:style-name="T3">Noam Chomsky</text:span>說得對，對於國際事務的基本是非判斷所需的智能程度，即便是一個掃地工人也足以勝任。<text:span text:style-name="T3"> <text:line-break/><text:line-break/></text:span>我同樣也不是說公眾的知識水平足以參與討論諸如康德、維根斯坦或微積分或如何打造一艘太空梭等等等，而只是說：知識僅僅只是在某一個極其特定的範圍內才取得其應有的權威地位。想想李遠哲，他在他的某個化學領域是專家，但他能專到四面八方來嗎？如此專個不停的後果，就是一場大災難。<text:span text:style-name="T3"> <text:line-break/><text:line-break/></text:span>反之亦然，根本不需要專的地方就別裝腔作勢專個不停。就比方說，你去買菜，買菜就買菜，給一百應該找回<text:span text:style-name="T3">37</text:span>元就找回<text:span text:style-name="T3">37</text:span>元，比方說蔥最近漲很兇，一把<text:span text:style-name="T3">58</text:span>元就<text:span text:style-name="T3">58</text:span>，記得找回<text:span text:style-name="T3">42</text:span>。如果心算能力不好，可以拿筆來算，難道你一定要討論到微積分或羅素的數學原理才有辦法出門去買一把蔥回來？還是你必須進一步談到維根斯坦的數學哲學，然後才能額外多買幾顆蒜？沒必要吧。畢竟如果你只是要討論跟買菜找錢沒兩樣的東西時，有必要講得山高水深的嗎？<text:span text:style-name="T3"> <text:line-break/><text:line-break/></text:span>總之，台灣是一個至今仍然不存在任何真實議論的地方，這當然不是因為台灣人的整體智商低於<text:span text:style-name="T3">50</text:span>的緣故，而是因為很多非關智能的因素所致，以致於這個社會至今仍然無法具有最基本的誠意和最基本的誠實與平實心態去談論任何事情。許多時候，無奈之餘，我心裏常浮現起這樣一句話：你不可能告訴某人真相，因為他不可能知道他所不知道的。<text:span text:style-name="T3"> <text:line-break/><text:line-break/></text:span>這個無奈心情很容易理解，不妨想想你家的狗，你覺得你有可能告訴牠所有真相嗎？很難吧。不過，你跟狗之間是處於一種<text:span text:style-name="T3"><text:s/>"</text:span>無能<text:span text:style-name="T3">" </text:span>告知的困境，也就是說，並非狗兒故意裝蒜裝蠢，而是牠確實無能去理解那些牠所無法理解的東西。但人與人卻非如此。除了智能問題，恐怕更多的是道德或虛榮問題，他的基本智能被某種東西給徹底矇蔽了，包括顏色、立場、虛榮、一己之信心、同儕或群眾潮流等等等。<text:span text:style-name="T3"> <text:line-break/><text:line-break/></text:span>大家都知道的<text:span text:style-name="T3"><text:s/>"</text:span>國王的新衣<text:span text:style-name="T3">" </text:span>寓言便是一例。國王出於虛榮，只好硬著頭皮假裝自己穿上新衣。但是，旁人看見國王光屁股，難道需要什麼學者專家才看得見？難道需要什麼山高水深的討論才能形成意見？這一切難道不僅僅只是一種基本事實的問題？如果連基本事實都要造假與瞎掰，還有什麼好談？<text:span text:style-name="T3"> <text:line-break/><text:line-break/></text:span>然而，當你看見國王的光屁股，你倒是不一定敢說出真相，因為你信心不足或膽識不足，你害怕也許是自己眼睛有問題，或是害怕違逆群眾、說出真相的後果等等等。但是，一個三歲小孩反倒沒有這些顧慮或虛榮，他很容易就能看見這些理當所有人都能看見的現象。<text:span text:style-name="T3"> <text:line-break/><text:line-break/></text:span>這聽起來很容易被腦殘人士給曲解為反對專業，當然不是，這種根本無須澄清的事竟然也還是得被迫澄清一番。我不但不反專業，而且深受專業被貶低之苦。許多時候，當人們要跟我討論某種專業，比方說西方哲學，我都超尷尬，因為對方往往完全不知道他根本沒有談論這些東西的一絲能力，但他卻談得好像他多多少少也懂了一些似的。<text:span text:style-name="T3"> <text:line-break/><text:line-break/></text:span>知道自己什麼懂、什麼不懂很重要，就比方說我絕不會以專家之姿談論中東問題或以巴問題。我對它的理解，僅僅足以在大範圍上形成基本是非善惡的判斷，如此而已，但完全不足以深入各項細節。同樣地，我也不會以為我可以跟一個物理學家討論比方說什麼<text:span text:style-name="T3"><text:s/>"</text:span>上帝的粒子<text:span text:style-name="T3">"</text:span>。我也沒有一絲能力討論數學或化學，雖然我高中不管什麼考試，數學化學這兩科最常拿高分。但是，如果講到維根斯坦，我就可以毫不羞赧地以專家自居了。<text:span text:style-name="T3"> <text:line-break/><text:line-break/></text:span>很多人缺乏這樣一種自知之明。許多時候，你講到一些東西，常有人會以為你是從什麼哪一本書或哪一篇文章看來的，彷彿他只要也上網查一下，讀個幾篇相關文章，然後他就有能力跟你對談似的。這真的超級荒謬。不要說哲學，就連臨床醫學這麼簡單而實用的學科都不可能這麼輕易獲得知識，要是你上網查一下就能懂，那麼，一個醫生需要前後花上十幾年才有最基本的看診能力嗎？難道醫生全是白癡，你上網幾分鐘就會了，而他卻得花個十幾年才學會？<text:span text:style-name="T3"> <text:line-break/><text:line-break/></text:span>醫學知識是實用科學，尚且如此艱難取得，更何況浩瀚如大海的西方哲學？你想要有能力寫出一個哲學句子，往往背後不知道得讀過千萬篇經典。難道你以為你上網這樣隨便亂讀個幾篇文字，就能談而論之？就能跟專家站在同一平面對談？比方說網上很多保肝養生之道，你翻閱了幾篇，然後你就以為一個肝臟專家所懂的知識不過就是這樣一些東西？<text:span text:style-name="T3"> <text:line-break/><text:line-break/></text:span>也許在討論任何問題之前，我們可能連<text:span text:style-name="T3"><text:s/>"</text:span>討論<text:span text:style-name="T3">" </text:span>之為物都還不曾踏出一步。當然，我講的是一種普遍的社會現象，而不是說在各自領域內連基本的討論能力也不存在。在我看來，引領一個社會進展的主要能力之一就是公眾討論的素質，而台灣在這一點上是完全缺乏且極其病態與瘋狂的，顏色綁架了這個島嶼，你連想要好好說出一個字往往都得承受極大的痛苦，更不用說什麼討論了。這樣一種言論空間，在這島上基本上是不存在的。</text:p>
      <text:p text:style-name="P4"/>
      <text:p text:style-name="P1"><text:span text:style-name="T1">隆誌</text:span><text:s/>  |  2016.11.09 06:03   |   <text:a xlink:type="simple" xlink:href="http://palinfo.habago.org/Entry?Command=Information_PrintForum&amp;iPage=217#FORUM35068"><text:span text:style-name="T2">#</text:span></text:a></text:p>
      <text:p text:style-name="P3">清晨五點，趁著還一個小時要出門的空檔，上來讀文章。巴勒網的留言板，比起國內絕大多數的網路論壇，紮實且精彩很多。<text:span text:style-name="T3"> <text:line-break/></text:span>看到鄭涵文的文章，有關於服貿、食安等等問題。所謂檢驗人員不足，這個問題基本上是不存在。我想可能把查緝人力不足，搞混了。有關於食品和環保檢驗技術，台灣絕對走在世界前頭。無論官方、學界和民間的檢驗機構，設備與能力都堪稱一流。為何還會出現食安問題，重點還是在於業者自身問題與消費者好便宜的心態。你可能不知道，官方三不五時就在抽查食品的安全性，而食品種類和品項之多，多到耗費官方數年時間都無法完整查察一遍。這不只有台灣如此，世界各國都是如此，就以媒體最捧具有高道德良心的日本，也三不五時出現食安問題。只要詢問谷歌大神<text:span text:style-name="T3">"</text:span>日本<text:span text:style-name="T3">"</text:span>、<text:span text:style-name="T3">"</text:span>食安<text:span text:style-name="T3">"</text:span>，就會跑出許多條目，甚至會看到一些日本老牌的公司，也搞食安的問題。（許多台灣人喜歡捧日本良心，我只能說在<text:span text:style-name="T3">"</text:span>利益<text:span text:style-name="T3">"</text:span>之前，沒有膚色和國籍之分。）<text:span text:style-name="T3"> <text:line-break/></text:span>回想一下，十年內發生的食安事件。從三聚氰胺開始，塑化劑、混油、到所謂餿水油事件，幾乎都是鑽檢驗技術限制。更有趣的是，這些事件，本就是媒體或業者的問題最大。三聚氰胺是發生大陸的乳製品，收購標準依循乳蛋白質含量。小酪農透過添加三聚氰胺，使檢驗方法誤判為高乳蛋白質含量而提高收購量與價。這事件徹底暴露台灣輿論與民間的不尊重專業，吵著檢驗標準設定為<text:span text:style-name="T3">"</text:span>零檢出<text:span text:style-name="T3">"</text:span>，也就是涵文所說<text:span text:style-name="T3">"</text:span>常識<text:span text:style-name="T3">"</text:span>。<text:span text:style-name="T3"> <text:line-break/></text:span>而塑化劑添加到食品裡，更是展現台灣的創意與軟實力。君不見常有許多文章，批評台灣的學校不教學生如何思考，只是填鴨式的教育。所以台灣的老師很爛，扼殺學生的創意。可是從來沒有食品科學方面的校系與教科書，會告訴該科系的學生使用塑化劑當食品添加劑，全世界只有台灣的食品會出現這東西。照許多教育家的評論與邏輯，台灣人不是蠢到老師沒有教，就沒有能力去創造新事物？！怎麼會創造出拿塑膠改質劑當食品添加劑，這種石破天驚的作法。按媒體的說法，這就是台灣之光。<text:span text:style-name="T3"> <text:line-break/>"</text:span>常識<text:span text:style-name="T3">"</text:span>判斷，蒙蔽自己對人事物的判斷，好人打落水，壞人被瞎捧。有興趣的話，和食品業內人士聊聊，也許會聽到許多不一樣回答。另外，官方太誠實且太主動做事，不是意見好事。也在涵文所謂<text:span text:style-name="T3">"</text:span>常識<text:span text:style-name="T3">"</text:span>判斷下當成替死鬼，難怪被罵了八年。不過今年換了一組偽君子上台，我想應該就不會這種問題，台灣會一遍<text:span text:style-name="T3">"</text:span>河蟹<text:span text:style-name="T3">"</text:span>。瘦肉精和輻射污染風險的日本食品，都被河蟹了。<text:span text:style-name="T3"> <text:line-break/></text:span>食品安全就好比社會治安一樣，就算全台灣的警察都去馬路口站著，也不可能監管所有道路安全與社會安全。而一般社會大眾的<text:span text:style-name="T3">"</text:span>常識<text:span text:style-name="T3">"</text:span>判斷，對專業領域的事情無法解決與解釋。因為專業領域的<text:span text:style-name="T3">"</text:span>常識<text:span text:style-name="T3">"</text:span>和一般生活的<text:span text:style-name="T3">"</text:span>常識<text:span text:style-name="T3">"</text:span>，常常存在落差。然而這年代，獲取專業領域的常識，真的不難。最難的是，你要相信意見領袖，還是專業人士？</text:p>
      <text:p text:style-name="P1"><text:span text:style-name="T1">鄭涵文</text:span><text:s/>  |  2016.11.09 03:14   |   <text:a xlink:type="simple" xlink:href="http://palinfo.habago.org/Entry?Command=Information_PrintForum&amp;iPage=217#FORUM35067"><text:span text:style-name="T2">#</text:span></text:a></text:p>
      <text:p text:style-name="P2">我很喜歡說膚淺，是因為我從大學開始，覺得自己發現了膚淺的美好，在大學沒有人會聽你拿著一堆數據高談闊論，反而喜歡彼此用既存的常識下判斷，八卦令我們每餐可以吃到一、兩個小時。<text:span text:style-name="T3"> <text:line-break/><text:line-break/></text:span>有些時候我覺得大學生的八卦力量真的不容小覷，時常能猜個八九不離十，不過同時也因為沒人在意正確性，從不多摳細節，大致人名小至時地多有錯漏，但任何人都應該驚嘆我們的樂此不疲。<text:span text:style-name="T3"> <text:line-break/><text:line-break/></text:span>我與政大的朋友看法相反，我曾經聽過一位同學跟我聊到，他說我們班有一個人進過立法院<text:span text:style-name="T3">"</text:span>但我覺得是假的，他怎麼有資格進去立法院。<text:span text:style-name="T3">"</text:span>這句他後面補上的話，使我當時心中一震。<text:span text:style-name="T3"> <text:line-break/></text:span>另外賣台兩個字我聽到的也很多，幾乎反對者都樂於站到這個立場，大家不是不理性溝通，只是沒有興趣舉證。<text:span text:style-name="T3"> <text:line-break/><text:line-break/></text:span>實則我這個膚淺之徒也理所當然地犯了一個常識性的錯誤，誤認為這個條約應該與其他條約有相同或類似的缺陷。<text:span text:style-name="T3"> <text:line-break/><text:line-break/></text:span>我想了幾天才想起來，大家都喊著黑箱，讓我誤以為政府有重要資訊沒有公開，以至於民間、學界無法合理評估。當下我的想法是，或許在談判中這是一個很常見的行為，但是已至此不為公開，那政府行為不是顯得太過顢頇<text:span text:style-name="T3">? <text:line-break/><text:line-break/></text:span>也可以說我一直認為，資訊足夠透明，我們的經濟學界也沒有那麼不專業，早就會讓這場風波平息，畢竟專業交由專業解決，學界沒有一致的聲音，多少說明了事情有些問題。<text:span text:style-name="T3"> <text:line-break/><text:line-break/></text:span>同樣以上都是常識的判斷。<text:span text:style-name="T3"> <text:line-break/><text:line-break/></text:span>經濟學教授黃克威在部落格上對鄭秀玲教授大家批判了一番，不過自從最後一篇批評鄭教授的文章之後，就不再更新實在可惜。<text:span text:style-name="T3"> <text:line-break/>http://kerwinhh.pixnet.net/blog/post/103888460 <text:line-break/>http://kerwinhh.pixnet.net/blog/post/104682317 <text:line-break/>http://kerwinhh.pixnet.net/blog/post/103916885 <text:line-break/>http://kerwinhh.pixnet.net/blog/post/108893714 <text:line-break/>http://kerwinhh.pixnet.net/blog/post/104675138</text:span></text:p>
      <text:p text:style-name="P1"><text:span text:style-name="T1">葉小慧</text:span><text:s/>  |  2016.11.08 12:35   |   <text:a xlink:type="simple" xlink:href="http://palinfo.habago.org/Entry?Command=Information_PrintForum&amp;iPage=217#FORUM35066"><text:span text:style-name="T2">#</text:span></text:a></text:p>
      <text:p text:style-name="P3">續<text:span text:style-name="T3">) <text:line-break/><text:line-break/></text:span>特別是在服貿溝通的部分，因為在我工作期間跑了實在很長一段，明明報導就不止跟了一兩年，卻被反服貿者說是沒溝通就要通過，看到涵文說「在法學院的演講中，據當時一位參與的教授所言，最初他們對於服貿其實也一無所知，主要是賴中強律師一直在關注，從而找上了他們，他們才驚覺有這麼一個東西。<text:span text:style-name="T3"><text:s/></text:span>」倍覺憤怒，如果他們原本就關心貿易談判，<text:span text:style-name="T3">WTO</text:span>以來的自由化進程早該是他們關注焦點，何來一無所知，原本就不關心說明了什麼？<text:span text:style-name="T3"> <text:line-break/><text:line-break/></text:span>還記得在學運爆發後，看到一位中小企業主抱怨經濟部好像「只」用簽<text:span text:style-name="T3">FTA</text:span>當做萬靈丹，那時候百感交集，我跑過<text:span text:style-name="T3">NCC</text:span>、行政院科技會報，跑勞委會、農委會、經濟部、考試院、司法院、總統府，接觸的政策和法令讓我至今數都數不清，而連一個關心國家政策如何影響企業的企業主，竟也說出經濟部「只」用簽<text:span text:style-name="T3">FTA</text:span>當做萬靈丹，沒有「其它配套措施」。自由經濟示範區、外勞政策、隱形冠軍、中堅企業、小地主大佃農、個資法等政策，以為都沒有關係嗎？<text:span text:style-name="T3"> <text:line-break/><text:line-break/></text:span>對太陽花學運學生也是如此，很多人罵魏揚等黑島青，但黑島青他們從<text:span text:style-name="T3">2013</text:span>年服貿簽署後就開始抗議，他們至少抵抗了九個月，而經濟部因此在<text:span text:style-name="T3">2013</text:span>年八月聯繫各大學四百多個系所要說明服貿，只有十八個系所有興趣，換句話說，那些教授說在<text:span text:style-name="T3">318</text:span>學運前不知道服貿的，胡扯，那些學生說不知道也是胡扯。那些不明就裡跟風的，看到懶人包就熱血上湧的，推託年紀和報導的根本就說謊，對說謊的人我沒辦法諒解。<text:span text:style-name="T3"> <text:line-break/><text:line-break/></text:span>有怒氣，寫來多是抱怨。</text:p>
      <text:p text:style-name="P1"><text:span text:style-name="T1">葉小慧</text:span><text:s/>  |  2016.11.08 12:17   |   <text:a xlink:type="simple" xlink:href="http://palinfo.habago.org/Entry?Command=Information_PrintForum&amp;iPage=217#FORUM35065"><text:span text:style-name="T2">#</text:span></text:a></text:p>
      <text:p text:style-name="P2">是的，抱歉我搞錯了，一分鐘通過的是一例一休，不是服貿。服貿相關的爭議最後是希望先過的「兩岸監督條例」，因為民進黨版修正版本中依然適用兩岸人民關係條例，以及未溯及既往，同時交付審查超過時間是為生效的備查條款也沒處理，遭受到民團抗議，加上兩岸關係冷卻，目前未再有新進度。<text:span text:style-name="T3"> <text:line-break/><text:line-break/></text:span>涵文想知道經濟學界的看法，我非學界中人無從代言，只是入了農經系，又追張五常的著作，學習經濟學多年，我只能說經濟學是一門人類選擇行為的科學，為求取希望的利益，而選擇相應的適當方法，同時付出相應的代價<text:span text:style-name="T3">(</text:span>包括放棄的另一選擇利益<text:span text:style-name="T3">)</text:span>。至於那個代價具體數據多少怎麼算，過去委託幾家經濟研究單位如中經院、台經院，多是依據<text:span text:style-name="T3">GTAP</text:span>模型推估在經濟與產業部門的影響，不是漫天喊價。<text:span text:style-name="T3"> <text:line-break/><text:line-break/></text:span>我個人認為經濟活動要素各地優勢不一，全球化分工是能獲得比較利益，而貿易關稅是很大的合約成本，降低成本自然可促進要素流通得更快。我們開放對方也得開放，但彼此國內弱勢或比較利益缺乏的產業勢必受到衝擊，這在台灣過去加入<text:span text:style-name="T3">WTO</text:span>的時候，就已經發生影響，農業、電影、美容美髮、旅行社都是如此，一般因應方式是提出非<text:span text:style-name="T3">WTO</text:span>禁止但實質仍為補貼的措施，這些措施基本無法救活產業，只能爭取時間讓產業轉型或從業者另尋他路。<text:span text:style-name="T3"> <text:line-break/><text:line-break/></text:span>另外，我關切服貿的重點更多是在雙重標準問題，若從台灣當初加入<text:span text:style-name="T3">WTO</text:span>開放給世界各國的產業來看，目前我們都未開放給大陸，但卻早已開放給外資，如出版業，換句話說，如果大陸資本能對台灣上下其手，台灣至今早已承受國際資本的上下其手多年。因為兩岸特殊關係，至今許多產業都未對中國開放，例如電信服務業，而美國、日本、歐盟等國早已依<text:span text:style-name="T3">WTO</text:span>承諾開放。<text:span text:style-name="T3"> <text:line-break/><text:line-break/></text:span>沒有開放對大資本家問題不大，透過第三地投資就是，但中小企業很難，跨國門檻語言文字金流等等問題重重，而兩岸地緣如此近，語言文字互通，對岸市場開放和成長速度也快，不開放而受害的不是大企業，實質是中小企業。開放也能促進新的發展，例如涵文你提到的財經法律，就是在這十幾年間萌芽發展，專利權、智慧財產權等無一不是因應市場開放而需要進一步加強研究的地方。<text:span text:style-name="T3"> <text:line-break/><text:line-break/></text:span>前面是看到涵文寫到政府經濟評估部分，所以就自己印象回應。</text:p>
      <text:p text:style-name="P1"><text:span text:style-name="T1">陳真</text:span><text:s/>  |  2016.11.08 01:34   |   <text:a xlink:type="simple" xlink:href="http://palinfo.habago.org/Entry?Command=Information_PrintForum&amp;iPage=217#FORUM35064"><text:span text:style-name="T2">#</text:span></text:a></text:p>
      <text:p text:style-name="P3">不好意思，我沒有<text:span text:style-name="T3">follow</text:span>你們的討論，但是學姐今天突然問我說服貿真的一分鐘就通過了嗎？我說沒有啊，沒這回事吧。民進黨一分鐘是通過<text:span text:style-name="T3"><text:s/>"</text:span>一例一休<text:span text:style-name="T3">"</text:span>，而非服貿。<text:span text:style-name="T3"> <text:line-break/><text:line-break/></text:span>人家對岸低聲下氣貼上一個服貿大熱臉，卻硬被抹上一團大便，抹黑造謠糟蹋成那樣，大陸那邊怎麼可能賤到還跟你談什麼服貿貨貿。那應該是不可能的事了，除非九二共識。<text:span text:style-name="T3"> <text:line-break/><text:line-break/></text:span>我不太注意這些事，希望我沒說錯。是通過一例一休送交院會，不是服貿。</text:p>
      <text:p text:style-name="P1"><text:span text:style-name="T1">陳真</text:span><text:s/>  |  2016.11.07 10:10   |   <text:a xlink:type="simple" xlink:href="http://palinfo.habago.org/Entry?Command=Information_PrintForum&amp;iPage=217#FORUM35063"><text:span text:style-name="T2">#</text:span></text:a></text:p>
      <text:p text:style-name="P2">類似像紐約時報這樣一種報導就是高竿，表面上好像在說美國的不是，其實背後的幾個既定的前提意涵是這樣：<text:span text:style-name="T3"> <text:line-break/><text:line-break/>1. </text:span>美國本來好棒！好民主，好典範哦，但他今天<text:span text:style-name="T3"><text:s/>(</text:span>因為某人<text:span text:style-name="T3">)</text:span>而蒙塵了，出醜了，被傷害了，成為那些反民主勢力<text:span text:style-name="T3">(</text:span>川普、阿桑吉、普丁等等<text:span text:style-name="T3">)</text:span>的受害者了。但事實是這樣嗎？<text:span text:style-name="T3"> <text:line-break/><text:line-break/>2. </text:span>我<text:span text:style-name="T3">(</text:span>紐約時報<text:span text:style-name="T3">)</text:span>是一個站在道德制高點上的全能角色，超然而中立，觀照一切，只求真，善，美，很痛心地提出警示。但事實是這樣嗎？所有美國主流媒體，不管他們各自標榜什麼樣的左派右派，全是美帝派；長年以來，藉著散播謊言，鞏固帝國勢力。<text:span text:style-name="T3"> <text:line-break/><text:line-break/>3. </text:span>美國一心就是以民主自由與人權為念，但它在這次選戰中，<text:span text:style-name="T3">(</text:span>因為某些人的搞鬼與醜化<text:span text:style-name="T3">)</text:span>卻走偏了，期待他能趕緊再走回正途。什麼是正途呢？就是讓本報所力挺的希拉蕊凍蒜、凍蒜、凍蒜！<text:span text:style-name="T3"> <text:line-break/><text:line-break/>4. </text:span>各位務必要相信<text:span text:style-name="T3">(</text:span>我們家開的<text:span text:style-name="T3">)</text:span>法院與情治機構的超然與中立，對司法要有信心，切勿被反民主勢力所蠱惑，讓美國明天會更好！<text:span text:style-name="T3"> <text:line-break/><text:line-break/>5. </text:span>美國是美國，候選人只是候選人而已。但事實是這樣嗎？除了川普，美國幾時出現過真正意義上的候選人。再說，希拉蕊等人，不就是美國的總司令。這些<text:span text:style-name="T3"><text:s/>"</text:span>人<text:span text:style-name="T3">" </text:span>跟<text:span text:style-name="T3"><text:s/>"</text:span>美國<text:span text:style-name="T3">" </text:span>之間有什麼差別嗎？就好像鴻海就是郭台銘的鴻海一樣。<text:span text:style-name="T3"> <text:line-break/><text:line-break/></text:span>孔子說，惡紫之奪朱。黑不可怕，怕的是白得有點詭異。這類人事物在舊國民黨時期有此一類，叫做<text:span text:style-name="T3"><text:s/>"</text:span>開明學者<text:span text:style-name="T3">"</text:span>。他們好開明，廣受人民推崇，經常對<text:span text:style-name="T3">(</text:span>偉大的<text:span text:style-name="T3">)</text:span>國民黨政府<text:span text:style-name="T3"><text:s/>"</text:span>勇敢地<text:span text:style-name="T3">" </text:span>提出<text:span text:style-name="T3"><text:s/>"</text:span>建言<text:span text:style-name="T3">"</text:span>。所建之言往往與路邊哪兒該多裝一盞路燈的言論水平無異，但這些開明學者在那些真正重大的醜陋齷齪上，卻忠心耿耿地、無恥下流地捍衛之！<text:span text:style-name="T3"> <text:line-break/><text:line-break/></text:span>我過去發明個詞叫<text:span text:style-name="T3"><text:s/>"</text:span>小罵大捧<text:span text:style-name="T3">"</text:span>，這些開明學者不是不罵黨國哦，他們很<text:span text:style-name="T3"><text:s/>"</text:span>勇敢<text:span text:style-name="T3">" </text:span>很<text:span text:style-name="T3"><text:s/>"</text:span>開明<text:span text:style-name="T3">"</text:span>，當然會罵，重點是罵什麼呢？罵颱風來了，水道清潔工作應該做好，以維護人民居家財產與生命安全之類。<text:span text:style-name="T3"> <text:line-break/><text:line-break/></text:span>至於大捧些什麼呢？黨國用心良苦的各項民主建設與經濟奇蹟，不容野心份子的破壞！社會安定不容陰謀份子的挑釁！<text:span text:style-name="T3"> <text:line-break/><text:line-break/></text:span>這類過去被主流媒體歌頌為所謂<text:span text:style-name="T3"><text:s/>"</text:span>開明學者<text:span text:style-name="T3">" </text:span>的黨國打手與化妝師，在綠油油的這個年代改了名字，甚至連成員都有些重疊，名字叫<text:span text:style-name="T3"><text:s/>"</text:span>進步學者<text:span text:style-name="T3">"</text:span>，外號<text:span text:style-name="T3"><text:s/>"</text:span>親綠學者<text:span text:style-name="T3">"</text:span>，其中有些特別爛的，甚至被主流媒體封為<text:span text:style-name="T3"><text:s/>"</text:span>理想家<text:span text:style-name="T3">"</text:span>、<text:span text:style-name="T3">"</text:span>理想主義者<text:span text:style-name="T3">"</text:span>。這些進步學者，只要稍微放個屁，主流媒體就會大加報導，久而久之，人們會以為他們的想法與言論必有可觀之處。<text:span text:style-name="T3"> <text:line-break/><text:line-break/></text:span>這些進步學者不是不罵綠油油的當權者哦，當然會罵，但那就像男女朋友間鬥鬥嘴，鬧鬧彆扭，同樣是小罵大捧！小罵什麼？罵牙膏用完沒蓋好。大捧些什麼？<text:span text:style-name="T3">"</text:span>不容反動勢力復辟！<text:span text:style-name="T3">”</text:span>，<text:span text:style-name="T3">“</text:span>不容親中勢力破壞民主成果！<text:span text:style-name="T3">”</text:span>，<text:span text:style-name="T3">"</text:span>台灣主權不容反動勢力挑釁！<text:span text:style-name="T3">" "</text:span>台灣人的尊嚴不容親中賣台集團輕侮！<text:span text:style-name="T3">"...</text:span>等等之類。至於綠油油勢力不管多麼卑鄙齷齪的行為，<text:span text:style-name="T3">"</text:span>進步學者<text:span text:style-name="T3">" </text:span>們一概視而不見，裝聾作啞。但是，國民黨的任何一個完全沒問題的行為，卻會被他們及綠媒無限放大到好像什麼千古罪行！<text:span text:style-name="T3"> <text:line-break/><text:line-break/></text:span>前一陣子不是有一個到處罵外省人、叫他們滾回大陸去的洪素珠嗎？類似這樣一些人，其實是最無害的，她們是果而不是因，她們只是毒果樹上的一片小葉子而已。真正危害的不是黑，而是早上白，晚上黑；人前白，人後黑；似黑又白，既白又黑，以黑為白，白得十分烏七媽黑的那樣一些人事物。觀其言行，好像每一句文法都對，好像也沒說了什麼反動言論，每一句都好進步，好有理想，但它背後所預設及潛藏的那些命題，才是毒果樹逐日壯大的根源。洗腦高明之處就在此。你想，倘若派洪素珠出去洗腦，洗得成嗎？<text:span text:style-name="T3"> <text:line-break/><text:line-break/></text:span>陳真<text:span text:style-name="T3"><text:s/>2016.11.07. <text:line-break/><text:line-break/>=================== <text:line-break/></text:span>紐約時報：美國總統選戰<text:span text:style-name="T3"><text:s/></text:span>醜態畢露<text:span text:style-name="T3"><text:s/></text:span>舉世鄙夷<text:span text:style-name="T3"> <text:line-break/><text:line-break/></text:span>聯合新聞網作者編譯王麗娟<text:span text:style-name="T3"> <text:line-break/><text:line-break/>2016</text:span>年<text:span text:style-name="T3">11</text:span>月<text:span text:style-name="T3">7</text:span>日<text:span text:style-name="T3"> <text:line-break/><text:line-break/></text:span>美國總統投票前七十二小時，紐約時報以「別提候選人付出的代價了，美國為這次選戰的付出更慘」刊出專論，指出二○一六年大選，是美國政治制度遭舉世鄙夷譏諷最嚴重的一次。美國八年前選出黑人總統舉世讚揚，這次選戰卻將美國政治醜陋面赤裸裸攤在世人面前，且暴露美國這個以民主理想自我界定的國家，其實和第三世界民主停滯國家一樣，成為反民主勢力受害人。</text:p>
      <text:p text:style-name="P1"><text:span text:style-name="T1">鄭涵文</text:span><text:s/>  |  2016.11.07 01:25   |   <text:a xlink:type="simple" xlink:href="http://palinfo.habago.org/Entry?Command=Information_PrintForum&amp;iPage=217#FORUM35062"><text:span text:style-name="T2">#</text:span></text:a></text:p>
      <text:p text:style-name="P3">首先跟小慧姐道個歉，<text:span text:style-name="T3">"</text:span>不過可能是我真的關注的力道不足，如果真如小慧姐所言，政府相關的評估資料是充分的，對於我蒐集資料的不確實，還希望能請小慧姐多多賜教<text:span text:style-name="T3">" <text:line-break/><text:line-break/></text:span>這句話不是我的本意。我的意思是指我一直以來都不知道經濟界的看法，我想進一步了解小慧姐的想法。而不是就文中好像暗示說，我也看了不少，不比你差的意思。<text:span text:style-name="T3"> <text:line-break/><text:line-break/></text:span>整個太陽花，我有聽過賴中強律師的演說、法學院辦的演說，也曾向一些教授問過相關的問題，也去逛過太陽花，聽立法院前台獨團體對於美國第七艦隊會在台灣獨立的時候，過來保護台灣的高論。<text:span text:style-name="T3"> <text:line-break/><text:line-break/></text:span>這就是我全部的資料，法學院最主要談的是立法上的瑕疵、跟幾個團體參與的始末、還有鼓勵我們參加抗爭，而賴律師的演講我個人到毫無印象，只是對於他逐條去說的做法比較反感：當時是聽到這件事，我才去翻本文，實際上條文不多，他念那麼久主要是因為附件，這個行為對於不懂法律的人來說只是純粹的煽動。<text:span text:style-name="T3"><text:line-break/><text:line-break/></text:span>但也不是說這樣的做法毫無意義，至少有聲音主張這是<text:span text:style-name="T3">"</text:span>框架協議<text:span text:style-name="T3">"</text:span>的說法，看完後可以知道是錯的，這是一份完整的協議。<text:span text:style-name="T3"> <text:line-break/><text:line-break/></text:span>在法學院的演講中，據當時一位參與的教授所言，最初他們對於服貿其實也一無所知，主要是賴中強律師一直在關注，從而找上了他們，他們才驚覺有這麼一個東西。<text:span text:style-name="T3"> <text:line-break/><text:line-break/></text:span>此外就是看過本文跟附件，我記得我跟教授問的問題就是，我完全看不懂。</text:p>
      <text:p text:style-name="P1"><text:span text:style-name="T1">鄭涵文</text:span><text:s/>  |  2016.11.07 00:48   |   <text:a xlink:type="simple" xlink:href="http://palinfo.habago.org/Entry?Command=Information_PrintForum&amp;iPage=217#FORUM35061"><text:span text:style-name="T2">#</text:span></text:a></text:p>
      <text:p text:style-name="P2">對於政府評估不足，有可能是我的資訊來源錯誤，更可能是我的個人偏見，我可以說時安問題與時安檢測人員缺乏的正相關，也可以指出智財法院的裁罰數額附不出理由下的困難，但我沒有對服貿政府評估不足的確切資料<text:span text:style-name="T3">(</text:span>源<text:span text:style-name="T3">)</text:span>，此語僅憑印象。<text:span text:style-name="T3"> <text:line-break/><text:line-break/></text:span>所以請小慧姐無視我的這句話，我不是以此來挑戰小慧姐的說法，因為我也依稀記得有聽過，因為政府了解服貿的爭議性，這次已經是比過去簽約時要更加小心<text:span text:style-name="T3">(</text:span>同樣也只是印象<text:span text:style-name="T3">)</text:span>。</text:p>
      <text:p text:style-name="P1"><text:span text:style-name="T1">陳真</text:span><text:s/>  |  2016.11.06 23:25   |   <text:a xlink:type="simple" xlink:href="http://palinfo.habago.org/Entry?Command=Information_PrintForum&amp;iPage=217#FORUM35060"><text:span text:style-name="T2">#</text:span></text:a></text:p>
      <text:p text:style-name="P3">昨天又重返校園，因為長年仰慕的一個好朋友來成大演講，本來還打算當場問他幾個重要問題，可惜會議中手機不斷響起，出了點緊急狀況，被迫只好中途離場。<text:span text:style-name="T3"> <text:line-break/><text:line-break/></text:span>認識他將近<text:span text:style-name="T3">20</text:span>年，記得第一次碰面，驚為天人，非因其容貌，而是因其<text:span text:style-name="T3"><text:s/>"</text:span>人<text:span text:style-name="T3">"</text:span>。雖然驚鴻一瞥，但他讓我相信，原來人類這種生物，確實有可能如此善良而無害，跡近聖潔。文字永遠不可能使人信服，唯有心靈能贏得心靈。<text:span text:style-name="T3">20</text:span>年來，除了幾年前一聚，幾乎都沒連絡。如今重逢，倍感惆悵。<text:span text:style-name="T3"> <text:line-break/><text:line-break/></text:span>記得<text:span text:style-name="T3">20</text:span>年前，有個似乎自以為很厲害的台灣女留學生，很<text:span text:style-name="T3"><text:s/>"</text:span>熱心<text:span text:style-name="T3">" </text:span>地寫信要我多多關心他、幫助他，甚至治療他。我很訝異，於是回信給她說：治療他什麼？我豈有可能治療一顆太陽？是他來治療我們所有人才對吧。<text:span text:style-name="T3"> <text:line-break/><text:line-break/></text:span>也許是因為<text:span text:style-name="T3"><text:s/>"</text:span>孤獨<text:span text:style-name="T3">" </text:span>或<text:span text:style-name="T3"><text:s/>"</text:span>寂寞<text:span text:style-name="T3">"</text:span>，這兩天他讓我一直想到<text:span text:style-name="T3">R.M.Rilke</text:span>。我差不多也是在<text:span text:style-name="T3">20</text:span>年前<text:span text:style-name="T3"><text:s/>"</text:span>認識<text:span text:style-name="T3">" Rilke, </text:span>從此一見鍾情。<text:span text:style-name="T3">20</text:span>年來，<text:span text:style-name="T3">Rilke </text:span>離我越來越近，以前不能理解的，似乎慢慢都可以理解了。倘若我還有很多找不到解答之處，也許就如<text:span text:style-name="T3"><text:s/>Rilke </text:span>所說，那是因為我還沒有辦法<text:span text:style-name="T3">"</text:span>與之共存<text:span text:style-name="T3">"</text:span>。<text:span text:style-name="T3">Rilke</text:span>說，然而，你並不需要急著去尋找解答，因為也許有一天，不知不覺中，你就會慢慢活出一個<text:span text:style-name="T3">"</text:span>寫滿答案的人生<text:span text:style-name="T3">"</text:span>。<text:span text:style-name="T3"> <text:line-break/><text:line-break/>Rilke </text:span>說，<text:span text:style-name="T3">"</text:span>寂寞地活著是好的，因為寂寞是如此艱難；事物越是艱難，就越使我們更有理由為之。<text:span text:style-name="T3">" </text:span>他說，對外尋求認同是有害的，你唯一應該做的是跟隨你內在最真實的聲音；<text:span text:style-name="T3">"</text:span>倘若你能有充分單純的心靈去信仰，你將會相信那些艱難事物的價值，並且珍視你在人群之中經常能感受到的那份孤獨<text:span text:style-name="T3">"</text:span>。</text:p>
      <text:p text:style-name="P1"><text:span text:style-name="T1">葉小慧</text:span><text:s/>  |  2016.11.06 23:19   |   <text:a xlink:type="simple" xlink:href="http://palinfo.habago.org/Entry?Command=Information_PrintForum&amp;iPage=217#FORUM35059"><text:span text:style-name="T2">#</text:span></text:a></text:p>
      <text:p text:style-name="P2">涵文<text:span text:style-name="T3">, <text:line-break/><text:line-break/></text:span>你說關鍵在附件，又說遠非你個人專業，我說政府有做相關評估工作，充分與否能如何告訴你？不是各說各話了嗎？<text:span text:style-name="T3"> <text:line-break/><text:line-break/></text:span>幾件事情是現在明確的。一是原本談判相關部門從台日、台紐、台星一一告捷的進度，如今全卡死了，沒有任何新的進度，包括原本想要洽簽的南美國家，如今也不再有消息。去看看經濟部國貿局目前列出已簽的<text:span text:style-name="T3">FTA</text:span>，哪個不是在服貿之前？<text:span text:style-name="T3"> <text:line-break/><text:line-break/></text:span>二是太陽花學運的年輕學子們，乃至賴中強律師，對於在今年十月初原本馬政府時期談好的服貿版本由民進黨立委陳瑩一分鐘宣布全案通過，甚至空白背書的部分，有做出跟當初一樣力道的抗爭嗎？有提出任何具體要求改變你所說的法律文案內容嗎？表表態站個樁就四散，這就是所謂關注力道？<text:span text:style-name="T3"> <text:line-break/><text:line-break/></text:span>其他的我不知道你知道什麼，你也不知道我知道什麼，我們要溝通任何相關事情都是徒勞。我個人對太陽花學運的定位，不是看他們拿到了自己的訴求所以成功，而是他們在自己幾乎沒有什麼社會經驗，也無有專業認知下，衝動熱血被帶動的，然後為政黨收割。<text:span text:style-name="T3"> <text:line-break/><text:line-break/></text:span>他們會得到他們行動所應得的代價。我說的不是他們預期的，而是他們不預期的。<text:span text:style-name="T3"> </text:span></text:p>
      <text:p text:style-name="P1"><text:span text:style-name="T1">陳真</text:span><text:s/>  |  2016.11.06 22:29   |   <text:a xlink:type="simple" xlink:href="http://palinfo.habago.org/Entry?Command=Information_PrintForum&amp;iPage=217#FORUM35058"><text:span text:style-name="T2">#</text:span></text:a></text:p>
      <text:p text:style-name="P3">各位討論的內容我一個字也沒看，因為如果你們是在討論大腸花或什麼野百合的話，這些東西<text:span text:style-name="T3"><text:s/>"</text:span>本身<text:span text:style-name="T3">"</text:span>，在我看來，沒有任何討論的絲毫重要性。我指的是事件<text:span text:style-name="T3"><text:s/>"</text:span>本身<text:span text:style-name="T3">" </text:span>不具意義，就好像過去每次有人問起林義雄對李登輝的看法，林先生都回答說：這個人不值得關注不值得討論。我的意思也是這個意思。討不討論無關好壞對錯，純粹個人態度。當然，大家要討論何嘗不可。<text:span text:style-name="T3"> <text:line-break/><text:line-break/></text:span>不過，學姊說大家的討論有提到我，於是我用關鍵字<text:span text:style-name="T3"><text:s/>"</text:span>陳真<text:span text:style-name="T3">" </text:span>搜尋了一下最近這兩頁留言，看是提到我什麼，發現是涵文說不認同我對希拉蕊的陰謀論看法。<text:span text:style-name="T3"> <text:line-break/><text:line-break/></text:span>我對希拉蕊或任何人從來沒有、將來也不會有任何陰謀論的看法，我的看法全部都是這樣一種屬性的東西：當我知道一百或一千那麼多的事實時，我僅僅說出一。<text:span text:style-name="T3"> <text:line-break/><text:line-break/></text:span>還有，不管是希拉蕊或任何政治人物，我當然也不會根據什麼好感或惡感來評價，我又不是在挑夥計。</text:p>
      <text:p text:style-name="P4"/>
      <text:p text:style-name="P1"><text:span text:style-name="T1">鄭涵文</text:span><text:s/>  |  2016.11.06 21:24   |   <text:a xlink:type="simple" xlink:href="http://palinfo.habago.org/Entry?Command=Information_PrintForum&amp;iPage=218#FORUM35057"><text:span text:style-name="T2">#</text:span></text:a></text:p>
      <text:p text:style-name="P3">如果說一戰是舊皇室與新國家間的分贓戰爭，二戰則是一場意識形態戰爭，故而二戰也有著<text:span text:style-name="T3">"</text:span>世界反法西斯戰爭<text:span text:style-name="T3">"</text:span>的別名。<text:span text:style-name="T3"> <text:line-break/><text:line-break/></text:span>二戰在西方創造了跨掉的一代，創造了嬉皮、創造了各種解放運動。<text:span text:style-name="T3"> <text:line-break/><text:line-break/></text:span>作為戰敗國，日本作家村上龍，在<text:span text:style-name="T3">&lt;</text:span>希望之國<text:span text:style-name="T3">&gt;</text:span>中有一段話，<text:span text:style-name="T3">"</text:span>日本在戰後一無所有，只剩希望；現在<text:span text:style-name="T3">(</text:span>泡沫經濟之後<text:span text:style-name="T3">)</text:span>，甚麼都有，只沒了希望。<text:span text:style-name="T3">" <text:line-break/><text:line-break/></text:span>朱少麟在<text:span text:style-name="T3">&lt;</text:span>燕子<text:span text:style-name="T3">&gt;</text:span>裡則提及，<text:span text:style-name="T3">70</text:span>年代在<text:span text:style-name="T3">60</text:span>年代片地黃金、勞力與實作之後，成了迷茫的一代。<text:span text:style-name="T3"> <text:line-break/><text:line-break/></text:span>過去高職、五專曾經輝煌過，此時此刻卻已然覆滅，高職幾乎全面廢去，應試教育同時被冠上了無用的與必要的兩個標籤。<text:span text:style-name="T3"> <text:line-break/><text:line-break/></text:span>大學成了唯一的出路，與志向無關，與興趣無別，但這樣一來，整個體制，難道不是被徹底形式化了嗎<text:span text:style-name="T3">? <text:line-break/><text:line-break/></text:span>我認為膚淺跟偽善不同，偽善是人性的一部份，但膚淺是一種個人取向，願意膚淺或不願意膚淺，只是這個詞彙的貶抑性，導致人們聽到就齊聲反對，跟蘇格拉底提到無知相同。<text:span text:style-name="T3"> <text:line-break/><text:line-break/></text:span>我不是指<text:span text:style-name="T3">"</text:span>看來我是最有深度的人，因為大家都否定自己的膚淺。<text:span text:style-name="T3">"</text:span>甚至不是我們當中必然有膚淺的人，但沒有人會承認。而是社會氛圍對膚淺的鼓勵，在我們這一代成了受到這樣的主流價值薰陶。<text:span text:style-name="T3"> <text:line-break/><text:line-break/></text:span>如果過去迷茫，那至少現在有一個目標，社會自然會找到出入，成功就是，代價是膚淺。<text:span text:style-name="T3"> <text:line-break/><text:line-break/></text:span>或許過去世代對成功、快速、投機的崇拜已然成形，或許過去也如此扭曲，在政治、經濟甚至是社運追尋成功，我知道過去人們也想要從這些領域裡得出<text:span text:style-name="T3">"</text:span>成功人士<text:span text:style-name="T3">"</text:span>，現在他們只到了方法，開始量產。<text:span text:style-name="T3"> <text:line-break/><text:line-break/></text:span>我的意思是人性是不會改變的，無論那一個世代被冠上甚麼標籤，人始終是人。<text:span text:style-name="T3"> <text:line-break/><text:line-break/></text:span>重點是價值取捨，村上龍和朱少麟都時常描繪頹廢的人，無所成就的享樂主義；專心琢磨的自我探求。<text:span text:style-name="T3"> <text:line-break/><text:line-break/></text:span>而剛好我們進入了一個汰換的時代，資訊從被動變得主動，此刻我們做出的選擇呢<text:span text:style-name="T3">?</text:span>一個資訊農場的時代崛起了，但我們的表達能力卻濃縮到只剩下了符號。<text:span text:style-name="T3"> <text:line-break/><text:line-break/></text:span>當然即便在資訊年代，能夠事事琢磨，無所不通也是給極少數，在一瞬即逝的大量資訊下，我們自然只會淺嚐，想不斷深入的部分少之又少也很正常，速食的習慣使得我們越來越膚淺，這點理所當然，因為瞬時的資訊很難給予我們確切的感受，除了憤怒與激昂外，多數的感覺需要時間去累積。<text:span text:style-name="T3"> <text:line-break/><text:line-break/></text:span>在海量的知識群當裡，我們這個年代人的思考相異程度差距卻非常小，獨立思考跟世界觀竟成了大學處處提倡的一環，你甚至可以藉此從課堂中獲得學分。<text:span text:style-name="T3"> <text:line-break/><text:line-break/></text:span>膚淺的一代不是指<text:span text:style-name="T3">"</text:span>我們真是膚淺<text:span text:style-name="T3">"</text:span>，而是在我們不把膚淺當成一種錯誤，而是在深與淺之中我們更偏向選擇後者，我們表達情緒，對死刑、對鄭捷、對輔大、對巴勒斯坦的同情、對種種議題皆如是，同時我們仍然可以對於自己所知的甚多，而顯得不落人後。<text:span text:style-name="T3"> <text:line-break/><text:line-break/></text:span>這種膚淺已經是眾人追求的價值，事實上為什麼膚淺錯了<text:span text:style-name="T3">?</text:span>理解事物而想要繼續往下探尋、想要繼續尋找、花費自己的金錢、力氣，在資訊如洪水猛獸，潮流奔騰的時代，在慾望高度刺激的時候，實在太少太不必要。<text:span text:style-name="T3"> <text:line-break/><text:line-break/></text:span>努力應得到回報，金錢應用於物質。我們對智慧產權不夠重視，不只是不夠重視而不花錢，而是不夠重視到只知道他是某一筆可以剩下的錢。<text:span text:style-name="T3"> <text:line-break/><text:line-break/></text:span>當我們足以告訴別人，這件事我知道，誰又需要你我的看法<text:span text:style-name="T3">?</text:span></text:p>
      <text:p text:style-name="P1"><text:span text:style-name="T1">王修亮</text:span><text:s/>  |  2016.11.06 20:13   |   <text:a xlink:type="simple" xlink:href="http://palinfo.habago.org/Entry?Command=Information_PrintForum&amp;iPage=218#FORUM35056"><text:span text:style-name="T2">#</text:span></text:a></text:p>
      <text:p text:style-name="P2">剛剛翻找一會兒，找到當年的詩句。<text:span text:style-name="T3"> <text:line-break/></text:span>那真是膚淺的年紀，十九歲<text:span text:style-name="T3">......</text:span>相信偉人是存在的，相信正義與邪惡勢不兩立，相信自己有一天一定會勇敢的為國家獻出熱血與生命。<text:span text:style-name="T3"> <text:line-break/></text:span>也是一種成長的記憶。<text:span text:style-name="T3"> <text:line-break/><text:line-break/></text:span>靈堂示友<text:span text:style-name="T3"> <text:line-break/><text:line-break/></text:span>天真華年，純稚清恬，未歷滄桑，莫明貞堅。<text:span text:style-name="T3"> <text:line-break/></text:span>拘拘小態，舉止激偏，諫以常規，反責罪愆。<text:span text:style-name="T3"> <text:line-break/></text:span>人重精靈，肉軀後焉，若實傷痛，情當相連。<text:span text:style-name="T3"> <text:line-break/></text:span>智者為息，仁者為安，遺此大任，期諸青年。<text:span text:style-name="T3"> <text:line-break/></text:span>明爾所負，當歛狂狷，奮發以往，無忝列先。<text:span text:style-name="T3"> <text:line-break/></text:span>奚動血氣，以辱行間<text:span text:style-name="T3">? <text:line-break/></text:span>春秋若逝，山河變遷，刀斧富貴，豈能節全<text:span text:style-name="T3">? <text:line-break/></text:span>乃成仁義，或靦厚顏，當執此章，復質君前<text:span text:style-name="T3">! <text:line-break/><text:line-break/></text:span>不過，師專同學會四十年來沒參加過了，當年為「蔣公」鄙視羞辱我的學友們，不知道是不是還如此正義<text:span text:style-name="T3">?</text:span></text:p>
      <text:p text:style-name="P1"><text:span text:style-name="T1">王修亮</text:span><text:s/>  |  2016.11.06 19:45   |   <text:a xlink:type="simple" xlink:href="http://palinfo.habago.org/Entry?Command=Information_PrintForum&amp;iPage=218#FORUM35055"><text:span text:style-name="T2">#</text:span></text:a></text:p>
      <text:p text:style-name="P3">我是四十年代的人，老蔣過世時，我正在讀師專，同學們各個愁眉苦臉，如喪考妣，想盡辦法北上謁靈，自動自發得不得了！每個人見面彼此都要苦著臉，未語淚先流，連老師們進教室上課都先師生一起哭一場。<text:span text:style-name="T3"> <text:line-break/></text:span>我自然也被洗腦成覺得蔣公是偉人，但又不是我親朋好友過世，陌生人的屍體我不想看，因此沒去，結果同學們都用不齒的眼光看我。後來同學還主動在女生宿舍裡搭起靈堂，每天早晚上香拜叩，我被弄煩了，不過說了一句：「睡覺的地方放甚麼靈堂啊！」結果被全班痛罵我沒有愛國心，不懂得蔣公的苦心，不知道是被甚麼油矇了心。看到我就罵，但是又不屑正對者我說話，所以是揚起頭來用鼻孔對我罵。我被罵慘了，但沒一個人願意聽我解釋道理，只好禁聲，自己寫了一首詩安慰自己。<text:span text:style-name="T3"> <text:line-break/><text:line-break/></text:span>畢業後沒幾年，南海血書一出來，國小國中的同事、校長們主動辦活動、讀書會、寫心得，聚會時哭得聲嘶力竭的，講得慷慨激昂的，都是「打倒萬惡共匪」、「拯救大陸同胞」，還在朝會對小學生們說這些血淋淋的故事，說到在司令台痛哭失聲。<text:span text:style-name="T3"> <text:line-break/></text:span>印製的血書小冊年輕人搶著拿，手上沒一本就覺得自己罪大惡極。那一大幅紅豔豔的白布條血書，記得當時是掛在通往台北火車站的地下道牆上給大家看（依稀記得政府說是仿製的），教師們相約都要去看，看的時候各個露出悲憤莫名的表情。我心裡一直嘀咕：一個人餓了三十幾天，海上漂流三十幾天，哪來那麼多血啊？這誰寫的啊？可我沒敢問，蔣公死的那一次我也差點被四周人罵死了，教訓猶在。<text:span text:style-name="T3"> <text:line-break/></text:span>結果後來才知道果然是假的。<text:span text:style-name="T3"> <text:line-break/><text:line-break/></text:span>你說，<text:span text:style-name="T3">80</text:span>年代是最膚淺的一代嗎<text:span text:style-name="T3">? <text:line-break/><text:line-break/></text:span>經歷過<text:span text:style-name="T3">40</text:span>到<text:span text:style-name="T3">90</text:span>年代，我覺得人幾乎都很膚淺，我年輕時也很膚淺。但如果願意，人可以慢慢學習深刻，只是得要自己願意。</text:p>
      <text:p text:style-name="P1"><text:span text:style-name="T1">鄭涵文</text:span><text:s/>  |  2016.11.06 17:26   |   <text:a xlink:type="simple" xlink:href="http://palinfo.habago.org/Entry?Command=Information_PrintForum&amp;iPage=218#FORUM35054"><text:span text:style-name="T2">#</text:span></text:a></text:p>
      <text:p text:style-name="P2">就我個人所知，政府用於檢驗的人員數量缺乏<text:span text:style-name="T3">(</text:span>含研究與學術機關合作<text:span text:style-name="T3">)</text:span>，在智財法院時常碰到沒有實在的資訊，導致法官對於裁罰數額必須<text:span text:style-name="T3">"</text:span>自由心證<text:span text:style-name="T3">"</text:span>的情形，時常被批評是我國的產業整體評估，沒有確實之故。<text:span text:style-name="T3"> <text:line-break/></text:span>回說服貿，光看法律條文的意義並不大，關鍵在於附件。我記得賴中強律師曾經有做一次表演性很強的逐條念，印象中念了幾個小時。實則如果讀法律，看這份資料並沒有太大的意義，必須要逐條對比當下的資訊，我記得當時看資料最大的問題就在於此，附件內容遠非我個人的專業，更不用說可尋求的資料不足。不過可能是我真的關注的力道不足，如果真如小慧姐所言，政府相關的評估資料是充分的，對於我蒐集資料的不確實，還希望能請小慧姐多多賜教。<text:span text:style-name="T3">(</text:span>另提一點，應該說是對<text:span text:style-name="T3">"</text:span>個別<text:span text:style-name="T3">"</text:span>產業影響而非整體，這與其說是筆誤，不如說是我本人對於兩者的理解有所偏頗。<text:span text:style-name="T3">) <text:line-break/></text:span>實際上關於太陽花當時推出的一系列知識普及，數量非常之大。一夕之間正確跟錯誤的知識滿場亂舞，作為一個沒有甚麼經濟背景知識的人來說，我說的話可能真的不夠確實，現存印象中也只剩電子資訊產業、工科的聲音普遍有所樂觀。<text:span text:style-name="T3"> <text:line-break/>**** <text:line-break/></text:span>對於呂同學的說法，我其實不甚贊成。我的論據剛好不是因為<text:span text:style-name="T3">"</text:span>有許多人<text:span text:style-name="T3">"</text:span>站了出來，而是有<text:span text:style-name="T3">"</text:span>非常多人<text:span text:style-name="T3">"</text:span>沒有站出來。有意思的是，站出來的人懂得不一定比沒站出來的人多，站出來的人對於政治傾向的主張，強於對產業有無利害。沒站出來的說法則相反，但我從來沒有聽過有任何人真切地告訴我，他們判斷這對台灣產業好或壞的資料源。<text:span text:style-name="T3"> <text:line-break/></text:span>而我亦認為真的有確實看過資料的，仍算是少數。至少我個人當時的判斷是，我真的不知道這個條約簽下來是好是壞，甚至用原則性的方式去說<text:span text:style-name="T3">"</text:span>不簽契約不論對我們的內國產業有無影響，都會導致未來的經濟合作困難<text:span text:style-name="T3">"</text:span>、<text:span text:style-name="T3">"</text:span>我國對中國經濟的依賴本身就非常高，如果不簽定協議加強合作，而其他國家卻持續加強鏈結，將導致經濟競爭力下滑<text:span text:style-name="T3">"</text:span>我也沒辦法判斷真偽。<text:span text:style-name="T3"> <text:line-break/></text:span>這邊只是好奇、而非質問，我很想知道呂同學這邊對於當時支持與否的看法，我所見的只有上述這樣的不確切。<text:span text:style-name="T3"> <text:line-break/></text:span>另外則是暴言是多數、站出來是多數這些說法我都不贊成，真正的多數永遠是閉口不言的，如果暴言的人代表<text:span text:style-name="T3">80</text:span>年代全體，那<text:span text:style-name="T3">"</text:span>公開站錯邊<text:span text:style-name="T3">"</text:span>受到的反對人數應蓋以萬計，而非一兩個、一兩百個人的暴言。<text:span text:style-name="T3"> <text:line-break/></text:span>目前在校大學生約有一百三十萬<text:span text:style-name="T3">*</text:span>，太陽花當年的人數則在<text:span text:style-name="T3">11</text:span>至<text:span text:style-name="T3">50</text:span>萬<text:span text:style-name="T3">**</text:span>之中。我懷疑真正去看資料的有沒有超過一成<text:span text:style-name="T3">--</text:span>也就是太陽花參與者的可能最低人數。<text:span text:style-name="T3"> <text:line-break/></text:span>故而我依然認為我對於<text:span text:style-name="T3">80</text:span>年代世代的看法，偏向原來膚淺的一代這一說詞。我認為這個看法有所偏差的源頭來自於觀察的角度，我是中原大學的在校生，剛好位於中段，如果各位在貴校都是少數<text:span text:style-name="T3">(</text:span>也可能是多數，這只是我的臆測<text:span text:style-name="T3">)</text:span>，那我認為對於知識慾望偏低、追尋高度刺激、傾向成功學<text:span text:style-name="T3">(</text:span>或純粹專業知識<text:span text:style-name="T3">)</text:span>的<text:span text:style-name="T3">80</text:span>年代人數，仍是偏多的。<text:span text:style-name="T3"> <text:line-break/><text:line-break/>*https://ricelohas.blogspot.tw/2015/03/103.html <text:line-break/>**</text:span>前者為警政署、後者為太陽花方</text:p>
      <text:p text:style-name="P1"><text:span text:style-name="T1">陳真</text:span><text:s/>  |  2016.11.06 15:45   |   <text:a xlink:type="simple" xlink:href="http://palinfo.habago.org/Entry?Command=Information_PrintForum&amp;iPage=218#FORUM35053"><text:span text:style-name="T2">#</text:span></text:a></text:p>
      <text:p text:style-name="P5"><text:span text:style-name="T1">我特別依戀生命中的幽暗時分，</text:span> <text:line-break/><text:span text:style-name="T1">在其中</text:span> <text:line-break/><text:span text:style-name="T1">心靈漸落深沉；</text:span> <text:line-break/><text:line-break/><text:span text:style-name="T1">依稀在舊日的信箋中發現</text:span> <text:line-break/><text:span text:style-name="T1">已然被生活過的每個日子蹤影</text:span> <text:line-break/><text:span text:style-name="T1">杳如傳說</text:span> <text:line-break/><text:span text:style-name="T1">已獲理解</text:span> <text:line-break/><text:line-break/><text:span text:style-name="T1">於是我明白了</text:span> <text:line-break/><text:span text:style-name="T1">另一道生命的寬廣無垠；</text:span> <text:line-break/><text:line-break/><text:span text:style-name="T1">有時覺得</text:span> <text:line-break/><text:span text:style-name="T1">自己就像在墳頭上的一棵樹</text:span> <text:line-break/><text:span text:style-name="T1">奮力蜿蜒</text:span> <text:line-break/><text:span text:style-name="T1">用鮮活樹根擁抱著</text:span> <text:line-break/><text:span text:style-name="T1">一個在悲傷和歌聲中失落的夢</text:span> <text:line-break/><text:line-break/>R.M. Rilke <text:line-break/><text:span text:style-name="T1">譯者：陳真</text:span> <text:line-break/><text:span text:style-name="T1">取自</text:span><text:s/>"<text:span text:style-name="T1">給上帝的情詩</text:span>" <text:line-break/><text:line-break/>================= <text:line-break/>I love the dark hours of my being. <text:line-break/>My mind deepens into them. <text:line-break/><text:line-break/>There I can find, as in old letters, <text:line-break/>the days of my life, already lived, <text:line-break/>and held like a legend, and understood. <text:line-break/><text:line-break/>Then the knowing comes: I can open <text:line-break/>to another life that's wide and timeless. <text:line-break/><text:line-break/>So I am sometimes like a tree <text:line-break/>rustling over a grave <text:line-break/>and making real the dream <text:line-break/>of the one its living roots embrace: <text:line-break/><text:line-break/>a dream once lost <text:line-break/>among sorrows and songs. <text:line-break/><text:line-break/>— Rainer Maria Rilke <text:line-break/><text:line-break/><text:span text:style-name="T1">英譯：</text:span>Anita Barrows, Joanna Macy</text:p>
      <text:p text:style-name="P1"><text:span text:style-name="T1">葉小慧</text:span><text:s/>  |  2016.11.06 08:27   |   <text:a xlink:type="simple" xlink:href="http://palinfo.habago.org/Entry?Command=Information_PrintForum&amp;iPage=218#FORUM35052"><text:span text:style-name="T2">#</text:span></text:a></text:p>
      <text:p text:style-name="P2">太陽花學運之前，我跑財經部門包含農委會已經至少超過五個年頭<text:span text:style-name="T3">(</text:span>不包含專跑農委會時期的豐年社<text:span text:style-name="T3">)</text:span>，摸索的是政府部門的運作，涵文所指政府統計的缺席，不是這樣的，對於服貿溝通的大大小小會何其多，產業評估的數字推估什麼都有在做，談判的模式比照國際貿易談判諮商，甚至因為擔心兩岸特殊關係而有更多的設定，因為會受影響的無論受益或受害的業者，面臨的都是真金白銀的金錢乃至生存利益問題。<text:span text:style-name="T3"> <text:line-break/><text:line-break/></text:span>自己學經濟出身，對當初鄭秀玲的簡報被當成懶人包，在學運當時非常反彈，因為鄭秀玲已經罔顧經濟學者的身分，連常識都扭曲，比如她說「標準檢視兩岸服務貿易協議」中，提到「任何貿易協議必須是對等的」，然後「兩岸協議條文不對等、經濟規模不對等、自由環境不對等」，她自己所謂的對等，竟然有指經濟規模不對等為由，試想中國經濟規模很大沒錯，然而已簽的新加坡、紐西蘭是因為經濟規模跟我們對等而能簽的嗎？那依她邏輯來看，要跟美國、歐盟簽<text:span text:style-name="T3">FTA</text:span>，豈非更簽不得？<text:span text:style-name="T3"> <text:line-break/><text:line-break/></text:span>我記得當初有位朋友支持<text:span text:style-name="T3">318</text:span>學運，並建議學生在佔據立法院時候，在媒體鏡頭前面一條一條把服貿文本念出來，說明講解給大家聽，我原本也期待這樣，但是那些學生啥都沒做，不想告訴大家他們理解到的樣貌，還讓一堆老師去「教他們怎麼思考」，其中有老師<text:span text:style-name="T3">(</text:span>教授<text:span text:style-name="T3">)</text:span>反駁煽動學生的說法，說學生哪有被誰煽動利用，如果那麼好煽動，也不用辛苦催他們作業了。結果那些老師還是開了什麼民主教室，名單跟我在跑<text:span text:style-name="T3">NCC</text:span>時候反旺中、壹傳媒案的那些大同小異，就別說他們對什麼民主的追求，連對專業的堅持都沒有，三立併壹電視的媒體壟斷嫌疑，依他們當初的標準該罵了，卻沒見半個吭聲。<text:span text:style-name="T3"> <text:line-break/><text:line-break/></text:span>至今太陽花學運已有兩年半，蔡政府上台已快半年，有許多前後藍綠政府作法相同但反應截然不同的事情，即使很多人指出了髮夾彎，卻幾乎沒什麼反對聲音。我對台灣是悲觀的，不只因為台灣人對國際事務認知的闕然，更因為對自己事務也是如此「不在乎」，從而當初反對他們理盲而聲嘶力竭的我，現在也不想多談。已被眾聲淹沒，只能自救待溺，這裡僅是一點回音。</text:p>
      <text:p text:style-name="P1"><text:span text:style-name="T1">呂承霖</text:span><text:s/>  |  2016.11.06 03:10   |   <text:a xlink:type="simple" xlink:href="http://palinfo.habago.org/Entry?Command=Information_PrintForum&amp;iPage=218#FORUM35051"><text:span text:style-name="T2">#</text:span></text:a></text:p>
      <text:p text:style-name="P3">回應鄭涵文君關於<text:span text:style-name="T3">80</text:span>年代的意見：<text:span text:style-name="T3"> <text:line-break/><text:line-break/></text:span>我是民國<text:span text:style-name="T3">80</text:span>年生人，在太陽花前一年的九月，抱著好奇心我與同學們到了某咖啡館的地下一樓，<text:span text:style-name="T3"> <text:line-break/></text:span>在那裏是「黑色島國青年」的反服貿講座。這次活動滿滿的都是人，約有一半是中年人，一半是<text:span text:style-name="T3"> <text:line-break/></text:span>大學生或研究生，在活動開始前，主持人讓大家簡單介紹自己的學校，或者是來這裡的理由。<text:span text:style-name="T3"> <text:line-break/><text:line-break/></text:span>自我介紹變成各言爾志的時間，中年人帶著怒意大喊：「看到這麼多年輕人要來『救』台灣，<text:span text:style-name="T3"> <text:line-break/></text:span>我很高興！我們台灣一定有希望<text:span text:style-name="T3">...</text:span>」，然後伴著群眾的歡呼。全場報號，報到最後，沒有台大<text:span text:style-name="T3"> <text:line-break/></text:span>經濟系的學生參加，與談人林向愷大罵：「竟然沒有台大經濟的學生，現在我們系的學生都不關心<text:span text:style-name="T3"> <text:line-break/></text:span>社會」云云。<text:span text:style-name="T3"> <text:line-break/><text:line-break/></text:span>主講者是律師賴中強與現在悠遊卡董事長林向愷，林向愷還是反國際分工的概念講，與歐美日做<text:span text:style-name="T3"> <text:line-break/></text:span>貿易，台灣經濟才會好，跟中國這種「落後國家」做貿易會拖垮台灣等等；而律師賴中強則拿出<text:span text:style-name="T3"> <text:line-break/></text:span>之後流行的「鄭秀玲懶人包」談各行業開放之後會受到如何如何的衝擊。<text:span text:style-name="T3"> <text:line-break/><text:line-break/></text:span>會後是提問，還是與自我介紹一樣，是各言爾志的時間，大致的起手式是這樣：<text:span text:style-name="T3"> <text:line-break/></text:span>「台灣已經危若累卵，看到今天這麼多人，我很開心」等等，所有的問題也都是「設定好答案」<text:span text:style-name="T3"> <text:line-break/></text:span>的問題，比方說「出版印刷業如果開放給大陸，大陸廉價競爭之後管制言論市場怎麼辦？」<text:span text:style-name="T3"> <text:line-break/></text:span>「金融業開放中國的呆帳拖垮台灣怎麼辦？」，前提都設定好答案就是：「不要開放」<text:span text:style-name="T3"> <text:line-break/><text:line-break/></text:span>結束的時候，有一群人圍著與談人自我介紹，報上姓名與工作，交換名片。我等等等，終於等到<text:span text:style-name="T3"> <text:line-break/></text:span>賴律師，我問他：「如果今天中國的金融市場崩潰了，台灣難道可以藉由不開放獨善其身嗎？」<text:span text:style-name="T3"> <text:line-break/></text:span>他說：「是阿，也擋不住。」然後他想了想，說：「不開放是要保護台灣存款人的權益而已」<text:span text:style-name="T3"> <text:line-break/><text:line-break/></text:span>當時我與同學聽完，在外面聊一聊不認同這場講座的理由，然後就各自回家了。<text:span text:style-name="T3"> <text:line-break/></text:span>當時也沒有預料到太陽花學運的發生。<text:span text:style-name="T3"> <text:line-break/><text:line-break/></text:span>太陽花發生後，身邊有一大群人是「忽然社運」或「忽然泛綠」，一群原本立場不明顯的人<text:span text:style-name="T3"> <text:line-break/></text:span>開始在網路轉貼、串聯靜坐、把臉書頭像換成黑色的。我那時在考研究所，因為省錢，晚上<text:span text:style-name="T3"> <text:line-break/></text:span>睡在政大圖書館，看到一群「革命男女」在討論要怎麼在政大綁絲帶，搞活動，也是從那年<text:span text:style-name="T3"> <text:line-break/></text:span>開始，政大的蔣介石銅像年年被潑漆，而太陽花之前公眾討論移除蔣介石銅像的活動倒是乏<text:span text:style-name="T3"> <text:line-break/></text:span>人問津。<text:span text:style-name="T3"> <text:line-break/><text:line-break/></text:span>太陽花期間我很生氣，我生氣的是這種一群人自稱代表民意衝進立法院，未來任何有野心的<text:span text:style-name="T3"> <text:line-break/></text:span>政治團體在任何總統民調低的時候，都會比照辦理，國家永無寧日，更生氣的是這群人緊盯<text:span text:style-name="T3"> <text:line-break/></text:span>馬政府的問題是「馬政府沒有溝通」，事實上對於服貿的正反研究資料浩如煙海，隨手可得<text:span text:style-name="T3"> <text:line-break/></text:span>，這種選擇性瞎眼的本時代人，未來還會給台灣捅一大堆簍子。<text:span text:style-name="T3"> <text:line-break/><text:line-break/></text:span>在這段活動的期間裡，認識的人會「理性」的與你討論，如果是不認識你的人，比方不小心到<text:span text:style-name="T3"> <text:line-break/></text:span>別人的地方留了言，緊接而來的是一連串把你家祖宗還有女性親屬拿來罵，拿來羞辱的言語。<text:span text:style-name="T3"> <text:line-break/></text:span>這些人反中反了半天，罵人的方式又回到<text:span text:style-name="T3">19</text:span>世紀中國農村老嫗罵鄰的方式。<text:span text:style-name="T3"> <text:line-break/><text:line-break/></text:span>最後我要說的是，像您說看產業政策的八十年代人很多，只是我們的聲音不可能顯現出來，<text:span text:style-name="T3"> <text:line-break/></text:span>當您看到大腸花那些如神壇般的年輕人三字經、六字經亂噴時，仍然有一群人不在那裡，只是<text:span text:style-name="T3"> <text:line-break/></text:span>您沒看見，也不可能看見而已。原因是我覺得台灣社會「多數」永遠就是那些「多數」，您會<text:span text:style-name="T3"> <text:line-break/></text:span>有對「全八十年代」的誤會，可能只是您不是八十年代的人，所以看八十年代會有這種感覺，<text:span text:style-name="T3"> <text:line-break/></text:span>若您看您那時代的年輕人，我想運動的生成與反應與八十年代人可能是類似的，因為今天太陽<text:span text:style-name="T3"> <text:line-break/></text:span>花背後的不理智與荒誕，必然有一連串行為上的傳承，而非無中生有。<text:span text:style-name="T3"> </text:span></text:p>
      <text:p text:style-name="P1"><text:span text:style-name="T1">陳真</text:span><text:s/>  |  2016.11.06 02:29   |   <text:a xlink:type="simple" xlink:href="http://palinfo.habago.org/Entry?Command=Information_PrintForum&amp;iPage=218#FORUM35050"><text:span text:style-name="T2">#</text:span></text:a></text:p>
      <text:p text:style-name="P2">今天<text:span text:style-name="T3"><text:s/>John Pilger (</text:span>就是我前一陣子翻譯的一些文章的那位作者，一個著名的記者<text:span text:style-name="T3">) </text:span>和阿桑吉碰面，談了半小時，如下。強烈建議把它聽完。訪談後面也提到美國如何捏造一個事實上已經平反的所謂性侵案，處心積慮想抓阿桑吉。<text:span text:style-name="T3"> <text:line-break/><text:line-break/>https://goo.gl/bdjFbw <text:line-break/><text:line-break/></text:span>底下有一些摘要：<text:span text:style-name="T3"> <text:line-break/><text:line-break/>https://goo.gl/GJlCXj <text:line-break/><text:line-break/></text:span>阿桑吉說，川普一無所有，所有主流勢力全站在他的對立面，憑什麼當選？<text:span text:style-name="T3">"</text:span>他們<text:span text:style-name="T3">" </text:span>也不會<text:span text:style-name="T3"><text:s/>"</text:span>允許<text:span text:style-name="T3">" </text:span>川普當選。<text:span text:style-name="T3"><text:line-break/><text:line-break/></text:span>他們是誰呢？當然就是美國。美國是誰呢？美國就是由軍火商、情治單位、足以在全世界呼風喚雨的銀行家及外資勢力以及主流媒體包括他們的記者們所組成的一個團體。這就叫做美國。而這個<text:span text:style-name="T3"><text:s/>"</text:span>團體<text:span text:style-name="T3">" </text:span>目前的核心人物，阿桑吉說，就是希拉蕊以及她的柯林頓基金會。<text:span text:style-name="T3"> <text:line-break/><text:line-break/></text:span>從維基解密已經披露的三萬多封<text:span text:style-name="T3">emails</text:span>可以清楚地看見，希拉蕊和她老公柯林頓如何貪污腐敗，包括從<text:span text:style-name="T3"><text:s/>ISIS </text:span>的大金主沙烏地阿拉伯政府那邊獲得鉅額賄款，然後再由希拉蕊這邊批准史上最高<text:span text:style-name="T3">(</text:span>高達八百多億美元，約合台幣兩兆六千億<text:span text:style-name="T3">) </text:span>的軍購案給沙國政府，而這些武器呢，就用來壯大<text:span text:style-name="T3"><text:s/>ISIS</text:span>。<text:span text:style-name="T3"> <text:line-break/><text:line-break/></text:span>然後呢，美國及其同路人卻每天裝模作樣說咱們國家好危險哦，<text:span text:style-name="T3">ISIS</text:span>好可怕啊，必須大力反恐，然後四處發動侵略戰爭，以民主之名在全球各處搞血腥動亂與顛覆，殺害千萬人。然後，名叫<text:span text:style-name="T3"><text:s/>"</text:span>美國<text:span text:style-name="T3">" </text:span>的這一夥人，包括政客、軍火商、媒體以及各大老闆們再從中撈取長遠源源不絕的暴利；攻城掠地，擴張勢力地盤，奪取各項資源，賺的全是人命錢，取千萬人性命，謀一己之財。<text:span text:style-name="T3"> <text:line-break/><text:line-break/></text:span>阿桑吉說，他對希拉蕊這個人本身感到很可悲，他說她的瘋狂野心已經到了一種很病態的地步。<text:span text:style-name="T3"> <text:line-break/><text:line-break/></text:span>這一切其實只是普通常識，問題是，你幾時會在你平常所接觸的所謂媒體上看到這些？一講起美國，就彷彿什麼民主天堂、人權的守衛者，一講起從來不派一兵一卒在外、從不發一砲一彈的中國，就抹黑成什麼人權的劊子手、世界和平的最大威脅。天底下還會有比這更荒唐更加黑白顛倒的嗎？</text:p>
      <text:p text:style-name="P1"><text:span text:style-name="T1">鄭涵文</text:span><text:s/>  |  2016.11.06 01:32   |   <text:a xlink:type="simple" xlink:href="http://palinfo.habago.org/Entry?Command=Information_PrintForum&amp;iPage=218#FORUM35049"><text:span text:style-name="T2">#</text:span></text:a></text:p>
      <text:p text:style-name="P3"><text:span text:style-name="T3">1991</text:span>，蘇聯解體之後，民主的美好彷彿成了既定事實，陰謀論看上去像是一個無助者的反抗。<text:span text:style-name="T3"> <text:line-break/></text:span>不過與紀傑克<text:span text:style-name="T3">"</text:span>從「對難民的恐懼」來看歐洲<text:span text:style-name="T3">"</text:span>所傳遞的情緒相似，即便陰謀論都是真的，對其焦慮的情緒也呈現一種病態。<text:span text:style-name="T3"> <text:line-break/><text:line-break/></text:span>接著討論一下太陽花，首先我很主觀，其次我對以下諸多議題不曾有體系性的研究。<text:span text:style-name="T3"> <text:line-break/><text:line-break/></text:span>太陽花搞得很大，對我而言只是小事。仔細去分析太陽花所反對的問題，有錯失的程序、不精準的政府計算、以及所謂的中國威脅論。<text:span text:style-name="T3"> <text:line-break/><text:line-break/>1.</text:span>說道中國威脅包含硬地跟軟的，軟的就是文化侵略，這個在理解上有難度的東西，在反中的情緒中很輕易的被接納了。<text:span text:style-name="T3"> <text:line-break/><text:line-break/></text:span>而台灣贊同西方立場，是因為做為西方文化侵略的受惠者，唯二的害處是我們樂於接受的同化<text:span text:style-name="T3">/</text:span>西方文化侵略，以及被當金絲雀<text:span text:style-name="T3">(</text:span>台灣多用白文鳥<text:span text:style-name="T3">)</text:span>的風險。<text:span text:style-name="T3"> <text:line-break/><text:line-break/>2.</text:span>立法程序的缺失與無能，對中立方很具有說服性，我國立法很爛，不過整個運動的貢獻不大。<text:span text:style-name="T3"> <text:line-break/><text:line-break/>3.</text:span>政府統計的缺席。<text:span text:style-name="T3"> <text:line-break/><text:line-break/></text:span>作為一場貿易談判，對於我國產業整體的影響評估幾乎全面匱乏，這也導致整個條文解讀不能。不是因為專業術語、跨距各行各業，而是大量的可能性問題，都沒辦法提出令人信服、讓人形成一點概念的數據。<text:span text:style-name="T3"> <text:line-break/><text:line-break/></text:span>這個政府失能的問題，其實極其嚴重，政府鋪張浪費，對食安問題、產業評估、智慧財產侵害計算付之闕如。<text:span text:style-name="T3"> <text:line-break/><text:line-break/></text:span>等<text:span text:style-name="T3">TPP</text:span>一來會造成更大的災難。<text:span text:style-name="T3"> <text:line-break/><text:line-break/></text:span>總的來說，我不贊同這場運動。<text:span text:style-name="T3"> <text:line-break/><text:line-break/></text:span>我認為官方報告極其重要。<text:span text:style-name="T3"> <text:line-break/></text:span>用於理解世界，知識不可或缺。試想今天沒有<text:span text:style-name="T3">AI</text:span>、沒有加薩報告，我們對於以巴之爭將只流於形式的口水戰，莫說他人，我可能都會站於中立，甚至默默贊同以色列的<text:span text:style-name="T3">"</text:span>文明<text:span text:style-name="T3">"</text:span>。這最令我噁心和恐懼之事。<text:span text:style-name="T3"> <text:line-break/><text:line-break/></text:span>但懂知識無人性的多了，說到底我們可以大談公益跟正義，然後一面想著那些流浪漢、精神病患者為什麼不早點消失。<text:span text:style-name="T3"> <text:line-break/><text:line-break/></text:span>太陽花學運的成員大致是民國<text:span text:style-name="T3">80</text:span>前後世代。<text:span text:style-name="T3"> <text:line-break/>80</text:span>年代無疑是膚淺與無深度的世代。<text:span text:style-name="T3"> <text:line-break/></text:span>學生群體急促的表意，沒有思考或觀察過足量的資料，對於難得的一次<text:span text:style-name="T3">"</text:span>學運<text:span text:style-name="T3">"</text:span>，沒甚麼思考只感覺像參加活動。<text:span text:style-name="T3"> <text:line-break/><text:line-break/></text:span>當然這個不是說學運是社交價值的寶庫，不去就被邊緣化；他比較像大學點名一次加一分，是很少、但有感、於是大家去追求。<text:span text:style-name="T3"> <text:line-break/><text:line-break/></text:span>對於歡天喜地的<text:span text:style-name="T3">"</text:span>學運<text:span text:style-name="T3">"</text:span>我不是不能接受，只是覺得搭不上，這跟我認為因良心而起的社會運動看起來差太多了。<text:span text:style-name="T3"> <text:line-break/><text:line-break/></text:span>唯一的用處是讓我有機會觀察<text:span text:style-name="T3">80</text:span>年代。<text:span text:style-name="T3"> <text:line-break/><text:line-break/></text:span>理科生對此極其冷漠，文科生急於表態已如上述，兩邊的共同特徵是對於事件的判斷只靠直覺，但真正應該討論的產業評估，根本不存在，所以如果有想知道這個條約簽下來好不好，實際上不可能。<text:span text:style-name="T3"> <text:line-break/><text:line-break/></text:span>這個年代莫說理科生，連文科生對於文史都沒有，好學生把時間投資在專業與成功上。<text:span text:style-name="T3"> <text:line-break/><text:line-break/></text:span>我們不可能用課堂與課本傳授良知，那是依靠片段、零碎、不完整的體驗形成的。<text:span text:style-name="T3"> <text:line-break/><text:line-break/></text:span>應試教育考得再高，你也不會因此有了人性。我們要花上半年、一年，才能讀完一本掌面厚的課本，對之搜索枯腸，這點極其荒謬。<text:span text:style-name="T3"> <text:line-break/><text:line-break/>&lt;</text:span>娛樂至死<text:span text:style-name="T3">&gt;</text:span>這本書講述了，一代人們對知識理解隨載體共同解演，識字率偏低時，人們可以忍受長期的聽講；有書目時閱讀；在網際網路視頻興盛後，我們對知識的襲取更為快速、海量，卻也更無耐心，更無深度，並且以娛樂<text:span text:style-name="T3">(</text:span>於是要靠不少娛樂化的教學，來挽回人們的專注<text:span text:style-name="T3">)</text:span>為主。<text:span text:style-name="T3"> <text:line-break/></text:span>通常無盡的娛樂只會帶來空虛，但當人們不認為知識可以排解空虛，反而是製造者。那我們自然而然會尋求物質享受，並認為這是我優秀的報酬。<text:span text:style-name="T3"> <text:line-break/><text:line-break/></text:span>這是台灣的現狀，我們的教育否定了知識的價值。<text:span text:style-name="T3"> <text:line-break/><text:line-break/></text:span>所以我並非不理解贊同參與太陽花的教授，這表示至少他們對這個世代缺乏<text:span text:style-name="T3">"</text:span>良知<text:span text:style-name="T3">"</text:span>頗有憂心，只是對於良知的補給，他們給災民們的建議，顯得飢不擇食，但說真的看見一群乾癟而奄奄一息的良知，如果我在那個位置也會讓他們快跑，免得運糧的車跑了。<text:span text:style-name="T3"> <text:line-break/><text:line-break/></text:span>那怕毒藥也要飲鴆止渴，畢竟良知不會突然發福，只要他們停下腳步，這個社會的良知又要瘦了回去，要明白良知就是哪種拿焦慮作為器械之物，台灣的暴民現象，就是一場飢荒。<text:span text:style-name="T3"> <text:line-break/><text:line-break/></text:span>事實上對於輔大事件，我也就有了一個類似的看法，那位教授是真的無知到對於自己行為會造成的結果，毫無遇見。或是一早就呈現一種半放棄的狀況，在一面反思著。<text:span text:style-name="T3"> <text:line-break/></text:span>【這群就是我曾試圖想幫助的人嗎<text:span text:style-name="T3">?</text:span>】<text:span text:style-name="T3"> </text:span></text:p>
      <text:p text:style-name="P1"><text:span text:style-name="T1">楊世主</text:span><text:s/>  |  2016.11.05 23:44   |   <text:a xlink:type="simple" xlink:href="http://palinfo.habago.org/Entry?Command=Information_PrintForum&amp;iPage=218#FORUM35048"><text:span text:style-name="T2">#</text:span></text:a></text:p>
      <text:p text:style-name="P2">我看不太懂鄭先生的文字，雖是寫中文，讀起來像外文，有點吃力，也可能是我理解力太弱。</text:p>
      <text:p text:style-name="P1"><text:span text:style-name="T1">鄭涵文</text:span><text:s/>  |  2016.11.05 22:19   |   <text:a xlink:type="simple" xlink:href="http://palinfo.habago.org/Entry?Command=Information_PrintForum&amp;iPage=218#FORUM35047"><text:span text:style-name="T2">#</text:span></text:a></text:p>
      <text:p text:style-name="P3">續寫膚淺的一代。<text:span text:style-name="T3"> <text:line-break/><text:line-break/></text:span>與很多人<text:span text:style-name="T3">(</text:span>仔細一想這個用詞不對，巴勒網的看法怎麼樣都不會是多數人<text:span text:style-name="T3">)</text:span>對太陽花的想法相左，雖說我不贊同太陽花的立場與觀點，但對我而言這是一場難得的，用於理解與我同世代人看法的最好時刻。<text:span text:style-name="T3"> <text:line-break/></text:span>在整個過程中，理科生極其冷漠、文科生急於表態，兩邊的共同特徵是都不看資料，雖然細看也不會有真正實質的東西在裏頭。<text:span text:style-name="T3"> <text:line-break/></text:span>兩者對於文史都沒有太多投入。<text:span text:style-name="T3"> <text:line-break/></text:span>早起的時候只有兩個人，一個叫名、一個叫利。而一個人會體系性的解讀一個知識，多半有其目的性；片段、零碎、不完整的知識通常是架構我們生活，乃至良心選擇的支柱。無知會是缺乏良知的主因，但知識沒有定性，在草原中奔跑的美洲原住民也懂得大地，溫文爾雅的高階美國知識份子也會對著楊牧說：去死吧，伊斯蘭。<text:span text:style-name="T3"> <text:line-break/></text:span>幾乎整個民國<text:span text:style-name="T3">80</text:span>年的世代，對於歷史人文的知識冷感<text:span text:style-name="T3">(</text:span>或用我更喜愛的詞，人性<text:span text:style-name="T3">)</text:span>，應試教育應負的責任不可謂之不重，他給予啟蒙者一個錯覺<text:span text:style-name="T3">(</text:span>也可能是正確<text:span text:style-name="T3">)</text:span>，歷史有年代、事件、人名，卻沒有人性；時至今日我依舊無法想像，為什麼我們能夠花上半年、一年，才能讀完一本掌面厚的課本。<text:span text:style-name="T3"> <text:line-break/>&lt;</text:span>娛樂至死<text:span text:style-name="T3">&gt;</text:span>的預言成真，未來的世代不再是<text:span text:style-name="T3">&lt;</text:span>恐怖統治<text:span text:style-name="T3">&gt;</text:span>、而是<text:span text:style-name="T3">&lt;</text:span>娛樂治世<text:span text:style-name="T3">&gt;</text:span>，一代人們對知識理解隨載體共同解演，演說、書目、網際網路視頻，但全部都以娛樂為主。當人們被死硬的知識灌上一碗碗的迷湯後，對娛樂的渴望反而不會顯得過於空虛，告訴我他喜歡看書、甚至一年看上幾百本的人，對於文史、近代史的無知令人瞠目，台灣從新聞到用戶，已經成了娛樂為王最佳的範例，專業的工作、辛勤的勞作後，留給人們的是一杯溫可可，一部影片。災難與我們遠去，於我們的視野後遠去，我的優秀將在於我的專業，給予我稱職的享受。我不必為知識與思考而優秀<text:span text:style-name="T3">(</text:span>當然這裡的我倒不是真正的我，我向來是一個差生<text:span text:style-name="T3">)</text:span>。<text:span text:style-name="T3"> <text:line-break/></text:span>所以我並非不理解贊同參與太陽花的教授，這表示至少他們對這個世代缺乏<text:span text:style-name="T3">"</text:span>良知<text:span text:style-name="T3">"(</text:span>恐怕不能說是知識，畢竟會讀書的好學生在哪個時代都不缺<text:span text:style-name="T3">)</text:span>頗有憂心，只是對於良知的補給，災民們顯得飢不擇食，但說真的看見一群乾癟而奄奄一息的良知，如果我在那個位置也會讓他們快跑，免得運糧的車跑了。<text:span text:style-name="T3"> <text:line-break/></text:span>那怕毒藥也要飲鴆止渴，畢竟良知不會突然發福，只要他們停下腳步，這個社會的良知又要瘦了回去，要明白良知就是哪種拿焦慮作為器械之物，台灣的暴民現象，就是一場飢荒。<text:span text:style-name="T3"> <text:line-break/></text:span>事實上對於輔大事件，我也就有了一個類似的看法，那位教授是真的無知到對於自己行為會造成的結果，毫無遇見。或是一早就呈現一種半放棄的狀況，在一面反思著。<text:span text:style-name="T3"> <text:line-break/></text:span>【這群就是我曾試圖想幫助的人嗎<text:span text:style-name="T3">?</text:span>】<text:span text:style-name="T3"> <text:line-break/>**** <text:line-break/></text:span>另外回唐玉先生。<text:span text:style-name="T3"> <text:line-break/></text:span>作為一個長年混跡貼吧找免費資源的人來說，對知乎我還是有所了解，對於知乎近年來水準下滑的問題也有過關注。我也曾拜讀過<text:span text:style-name="T3">&lt;</text:span>為什麼妙麗不能嫁給哈利波特<text:span text:style-name="T3">&gt;</text:span>、以及一些<text:span text:style-name="T3">(</text:span>多半與電影、視覺暫留這類相關<text:span text:style-name="T3">)</text:span>知識性的回答。<text:span text:style-name="T3"> <text:line-break/></text:span>但同時就我個人觀察，兩岸做出我了解政治的主張，通常都片面的很誇張，你貼的連接我已經看過了，但是這些回答，都更像是<text:span text:style-name="T3">"</text:span>我為什麼喜歡公牛隊更甚籃網<text:span text:style-name="T3">"? <text:line-break/></text:span>這不是說我們對政治了解的不夠深入，無法有深度的回答。剛好相反，政治本身就是一種傾向，人們能用一萬方式，說個理由一個女孩有多美，理論的、現實的、性的、慾望的、統計出來的。甚至作為一個偶像有多少人崇拜，但我就是不愛。無從了解這點的回答在我看來沒有太多的價值，連結中數千人點讚的內容反而只像是一千個人<text:span text:style-name="T3">"</text:span>喜歡<text:span text:style-name="T3">"</text:span>這個答案，而非一千個人<text:span text:style-name="T3">"</text:span>理解並認同<text:span text:style-name="T3">"</text:span>這個答案。<text:span text:style-name="T3"> <text:line-break/></text:span>實則我對中國人為什麼選擇川普毫無興趣，我只對哪個總統幹了甚麼有所想法。<text:span text:style-name="T3"> <text:line-break/></text:span>還記得跟歐巴馬競選的麥肯<text:span text:style-name="T3">?</text:span>與布希相爭的高爾<text:span text:style-name="T3">?</text:span>說實在的他們有甚麼意義<text:span text:style-name="T3">? <text:line-break/></text:span>我只知道歐巴馬的無人機、布希的伊拉克。我厭惡他們，我厭惡戰爭，我厭惡主流。<text:span text:style-name="T3"> <text:line-break/></text:span>我討厭美國總統無論是誰。<text:span text:style-name="T3"> <text:line-break/></text:span>我願意認同一件事，就是中國應當強大，因為作為抗衡，美國獨大、歐洲無能的問題太過嚴重，世界性的災難很可能因中國的制衡減緩。但這不表示我就贊同中國對待異議份子的方式、對待人權律師的作為，以及言論管制。因為比較了解了白色恐怖過渡到現代的背景，我可以明白共產黨全面對言論自由的開放，不是毫無道理<text:span text:style-name="T3">(</text:span>我曾經認為這是盲目的缺乏自信、造成的人道災害<text:span text:style-name="T3">)</text:span>，它可能自認根基未穩，但我同時這是理解而非諒解。<text:span text:style-name="T3"> <text:line-break/></text:span>這不是數目的問題，不是與美國所造成的人道災難、死亡、衰退、痛苦相比而言。<text:span text:style-name="T3"> <text:line-break/></text:span>美國第二十二任總統曾引用聖經中的一句名言，罪的代價就是死。<text:span text:style-name="T3"> <text:line-break/></text:span>這是我的看法，但也要說一句，這不是對您個人的批判。</text:p>
      <text:p text:style-name="P4"/>
      <text:p text:style-name="P1"><text:span text:style-name="T1">陳真</text:span><text:s/>  |  2016.11.05 17:21   |   <text:a xlink:type="simple" xlink:href="http://palinfo.habago.org/Entry?Command=Information_PrintForum&amp;iPage=219#FORUM35046"><text:span text:style-name="T2">#</text:span></text:a></text:p>
      <text:p text:style-name="P3"><text:span text:style-name="T3">(</text:span>續之前講到成大的那些<text:span text:style-name="T3">) <text:line-break/><text:line-break/></text:span>以下所述，大約是已經反覆講過一千兩百八十多次的話了，與成大校史影片並無直接關係，但間接關係肯定還是有的。<text:span text:style-name="T3"> <text:line-break/><text:line-break/>“</text:span>歷史就是所有人都同意的謊言。<text:span text:style-name="T3">“</text:span><text:span text:style-name="T6">――</text:span>伏爾泰<text:span text:style-name="T3"> <text:line-break/><text:line-break/></text:span>倘若你問一千個台灣人，誰是吳榮元？知道其人其事者我看不到一個。然而，人們卻耳熟能詳市面上、檯面上一堆跟反抗扯不上任何關係、乃至背道而馳的人。你覺得這只是一種偶然嗎？你相信這只是所謂多元觀點下的一種自然呈現結果嗎？當然不是。<text:span text:style-name="T3"> <text:line-break/><text:line-break/></text:span>王爾德說，<text:span text:style-name="T3">“</text:span>我們對歷史的惟一責任就是改寫它。<text:span text:style-name="T3">” </text:span>問題是，誰掌握了麥克風，誰才有辦法改寫。政治上，所有歷史都是當權史，至少在這島上是這樣；根據當權者的需要來編寫，在一個答案既定的大架構下，透過挑選剪裁增刪瞎掰與扭曲乃至捏造，<text:span text:style-name="T3">"</text:span>創造<text:span text:style-name="T3">" </text:span>出所謂歷史；許多時候，它和小說的差別，恐怕只在於是否真有其人。歷史之中，人名倒是真的，其它則全屬創作。<text:span text:style-name="T3"> <text:line-break/><text:line-break/></text:span>我能想像有一天，也許當解放軍來到，當五星旗飄揚，吳榮元說不定就會變成家喻戶曉、教科書上都得帶上一筆的人物。到那時候，歷史難道就清白了嗎？真理與真相就解放了嗎？當然也不是。屆時歷史只是又以另一種方式扭曲呈現。<text:span text:style-name="T3"> <text:line-break/><text:line-break/></text:span>前陣子，有位導演說要拍詹益樺的記錄片，來函要求訪問，因為我是阿樺的好朋友及當年同志，他自焚時我就在他身邊，是我們幾個好朋友送他去醫院。對於此一訪談邀約，我一如往昔，當下就拒絕了。拒絕的原因其實只有一個：我知道這年頭掛哪面旗，我知道這是一個什麼樣的王八蛋時代，我不想為虎作倀，不想自我做賤。事實上，我完全不知道對方是誰，但我就是對於來者沒信心，因為我知道在這島上想找個明白人，恐怕比找到外星人的機率還要低。<text:span text:style-name="T3"> <text:line-break/><text:line-break/></text:span>後來，因為種種原因，在不露臉上鏡的前提下，我接受了所謂訪談。結果比我原先所預期的還要糟糕，完全就是雞同鴨講，在一種極其扭曲的架構下進行有一搭沒一搭的所謂訪談。我後來還看到一篇報導，好像是台北影展上正播放這位導演的另一部片。為了健康著想，我平常當然都不敢看這類綠油油的東西，但我約略瞄到一些與之有關的影片受訪文字，純粹就是胡扯。<text:span text:style-name="T3"> <text:line-break/><text:line-break/></text:span>我能想像，同時也敢保證，哪天假若五星旗飄揚台灣，你肯定會發現，<text:span text:style-name="T3">"</text:span>哇！他媽的怎麼突然冒出這麼多自古以來就為祖國統一大業打拼、不畏艱難不怕死的勇士？！<text:span text:style-name="T3">" </text:span>我每每不小心看到或聽到一些所謂<text:span text:style-name="T3"><text:s/>"</text:span>話當年<text:span text:style-name="T3">" </text:span>的人與事時，經常真的很想撞牆，很想五字經出口，哪五個字？<text:span text:style-name="T3">“</text:span>聽你在放屁！<text:span text:style-name="T3">“ </text:span>不過也才三、五十年，這麼短的一段時間，而且我們當事人都還活著不是嗎？歷史竟然也能竄改成這樣！當年在戰場上，哪有你們的一絲身影？而且，當年你們大多是忠黨愛國的乖巧順民不是嗎？頂多四下無人處發上幾句牢騷，如此而已；一旦來到公開處，就又是一副卑躬屈膝的順民阿諛嘴臉。但是，現在地位有了，麥克風拿在手上了，馬上就一個個搖身一變，把自己塑造成當年不怕死不怕苦的愛台英勇鬥士。但這絕非事實。<text:span text:style-name="T3"> <text:line-break/><text:line-break/></text:span>歷史，似乎就像妓女一樣，應召而來，呼嘯而去，任人進出，任人蹂躪。<text:span text:style-name="T3"> <text:line-break/><text:line-break/></text:span>溝通的極限<text:span text:style-name="T3"> <text:line-break/><text:line-break/></text:span>我並不自閉，我不排斥所謂訪談，雖然個性上的確很不喜歡，總覺得這類早已光鮮亮麗的事情還是盡量離我離得越遠越好，不用算我一份。最大的困難與痛苦不僅僅是來自個人之不喜歡受訪，而是來自於就算你願意談也不可能談得起來，因為發問者背後的整個思維架構往往與真實狀況南轅北轍，並且總是硬要把我的所思所言所行塞入對方既定的思維框架下。一個扭曲的容器，不管你倒入多麼乾淨清澈的水，它依然是扭曲的。<text:span text:style-name="T3"><text:line-break/><text:line-break/></text:span>今天假若是陳曉楠或高達或蘇古諾夫要訪問我或幫我立傳，我倒是會認真考慮。並非我與他們思維一致，臭味相投，而是因為我看得出來他們有能力理解微妙，理解異類，有能力呈現難以言喻之物，而不是拿著一個既定的主流思維框框，硬要以此來衡量與理解一切人事物，並以一種毫無半點詩意與深度的口號式語言來陳述。這類東西，我大約只需看兩秒鐘，就能知道整部作品要宣傳一些什麼了。<text:span text:style-name="T3"> <text:line-break/><text:line-break/></text:span>更絕望的是，這樣一種雞同鴨講是不可能達成任何理解的，你不可能讓一個人了解他所無法了解的東西，除非他把原先的<text:span text:style-name="T3"><text:s/>"</text:span>眼鏡<text:span text:style-name="T3">" </text:span>給整個摘下來，否則你不可能讓對方聽懂你在說什麼。不可能懂就是不可能懂，除非他拋棄整個既定的思維架構與品味，別再把東西往裏頭塞了。<text:span text:style-name="T3"> <text:line-break/><text:line-break/></text:span>就比方說，假若有個座談會，題目是<text:span text:style-name="T3"><text:s/>‘’</text:span>如何確保台灣的主權與國際地位？<text:span text:style-name="T3">‘’ </text:span>，請問你有辦法在這樣一個題目下作答嗎？我是答不來啦，因為我腦袋裏並不存在這樣一種彷彿前提要件式的思維架構，我哪會在乎台灣的什麼主權與國際地位？我又不是頭殼壞掉。<text:span text:style-name="T3"> <text:line-break/><text:line-break/></text:span>我舉這個例子並不好，因為在這個例子的處境下，也許還是有雙方足以溝通的共同概念基礎，但我想表達的卻是一種更為根本、更為範疇性的雞同鴨講。<text:span text:style-name="T3"> <text:line-break/><text:line-break/></text:span>黨外時，我就常常講這個難以溝通、只能全面更換思考架構的問題，那時候我寫文章常舉的一個例子是：<text:span text:style-name="T3"> <text:line-break/><text:line-break/>“</text:span>請問你覺得政府應該如何處理所謂黨外人士經常抗爭、影響社會安定的亂象？<text:span text:style-name="T3">“ <text:line-break/><text:line-break/></text:span>你身為一個黨外人士，要如何作答？你大概也只能回答<text:span text:style-name="T3"><text:s/>“</text:span>聽你在放屁<text:span text:style-name="T3">” </text:span>不是嗎？難道你有可能接受這類訪談？難道你要像比方說長老教會在美麗島事件中的表現那樣，呼籲政府寬大為懷，勿枉勿縱，哀矜勿喜？<text:span text:style-name="T3"> <text:line-break/><text:line-break/></text:span>我舉不出更好的例子來說明溝通的極限困境，也許惟有當你是一個極端異類時，才有可能明白所謂溝通的極限問題。因為，少數很容易了解多數，但多數卻很難聽懂<text:span text:style-name="T3"><text:s/>(</text:span>大概也不屑聽懂<text:span text:style-name="T3">) </text:span>少數一方的想法，更不用說少到變成一種異類。一條蚯蚓，很難用鳥的語言談論土壤世界的美麗與惆悵；反之亦然，一隻鳥，仰望著天空，眺望著山的那一頭，你若問他幾時打算鑽入多深的土壤裏打滾呀，鳥兒只能無言以對。<text:span text:style-name="T3"> <text:line-break/><text:line-break/></text:span>華人式<text:span text:style-name="T3"><text:s/>"</text:span>學運<text:span text:style-name="T3">" <text:line-break/><text:line-break/></text:span>至於說到什麼學運，實在很不想再講，因為我知道講了也不會有認同者。可是，難道你真的看不出來毛澤東的紅衛兵，蔣介石的三青團、蔣經國的救國團，以及李登輝的野百合、民進黨的太陽花等等等，本質上的相似性？七零年代之後，台灣哪來什麼學運？學生之中，當然從來都不缺乏真誠的個人，但無團體，更無團體行動。市面上熱熱鬧鬧風風光光的各種團體行動，全都是主流政治勢力所默許或積極動員。如果這種陰陰暗暗的東西也叫學運，那我不知道它有何意義與價值可言？這些所謂<text:span text:style-name="T3"><text:s/>"</text:span>學運<text:span text:style-name="T3">"</text:span>，在各自張揚跋扈的政治旗幟下，各自<text:span text:style-name="T3"><text:s/>"</text:span>輝煌<text:span text:style-name="T3">"</text:span>，但卻極其可笑甚至卑鄙。<text:span text:style-name="T3"> <text:line-break/><text:line-break/>1979</text:span>年，台美斷交時，我在台北建中念書，學校旁邊就是美國新聞處，記得那幾天好熱鬧，連課都不用上了，真好！因為教官說國難當頭，還上什麼課呢？大家聚集在操場唱<text:span text:style-name="T3"><text:s/>"</text:span>梅花<text:span text:style-name="T3">"</text:span>，越冷越開花。那是當年非常火紅的一部愛國片<text:span text:style-name="T3"><text:s/>"</text:span>梅花<text:span text:style-name="T3">" </text:span>的主題曲。我沒參加愛國大合唱，自願留守教室，從樓上往下看，看見好多同學唱得熱淚盈眶。美國新聞處那邊就更熱鬧了，越夜越美麗，好多人抗議，還有好多學生跑去踩花生，抗議卡特總統<text:span text:style-name="T3"><text:s/>(</text:span>他原本是花生農，家裏種花生，踩之以表唾棄<text:span text:style-name="T3">)</text:span>。倘若不是當局鼓勵並大力動員，哪來這樣一些<text:span text:style-name="T3"><text:s/>"</text:span>熱血澎湃<text:span text:style-name="T3">" </text:span>的<text:span text:style-name="T3"><text:s/>"</text:span>學生運動<text:span text:style-name="T3">"</text:span>？早就每個抓起來槍斃了。<text:span text:style-name="T3"> <text:line-break/><text:line-break/></text:span>黨外時，我也當過好多年的學運領袖，每當有人這樣介紹我，我常反駁說，大多時候幾乎就我一個人，單槍匹馬，頂多小貓兩三隻，我若是領袖，是要領導誰呢？自己領導自己嗎？<text:span text:style-name="T3"> <text:line-break/><text:line-break/></text:span>我很了解像英國那樣保守的國家，待過像劍橋那樣彷彿<text:span text:style-name="T3"><text:s/>"</text:span>與世無爭<text:span text:style-name="T3">" (</text:span>或說不食人間煙火<text:span text:style-name="T3">) </text:span>的王公貴族校園，即便是出身屬性這麼保守的一個地方，校園裏基本上還是有著一群極具理想主義色彩、重視是非價值的學生，並且聚集形成一種長久的運動，例如著名的<text:span text:style-name="T3"><text:s/>CASI (Campaign Against Sanctions on Iraq) </text:span>便是，另外還有例如<text:span text:style-name="T3"><text:s/>CamSAW (Cambridge Students Against the War)</text:span>。但在台灣則不然，媒體炒作什麼，學生就瘋什麼；炒服貿，就鬧服貿；炒根本不存在的什麼黑箱，就黑箱黑箱講個不停；要他打誰，他就打誰；要他口吐什麼樣的口號，他就像隻鸚鵡般整天高喊那樣一些口號。不管什麼議題，好像完全沒有半點大腦似的，只要綠油油的政黨一聲令下，學生就瘋狂地聞聲起舞。但是，只要鎂光燈及政黨一撤走，激情便又立即消散得無影無蹤，彷彿根本從來就沒有這回事。<text:span text:style-name="T3"> <text:line-break/><text:line-break/></text:span>如何被觀看？<text:span text:style-name="T3"> <text:line-break/><text:line-break/></text:span>與其問說，一段歷史材料為何被看見？不如問說，它究竟是如何被觀看？以成大共產黨事件為例，這麼大的一個案子，為何台灣幾乎無人知曉？答案很簡單，因為它不合主流政治品味。倘若這是一群台獨志士，那他們肯定是今天家喻戶曉的大明星大偉人了。然而，一個非主流的東西又為何被<text:span text:style-name="T3"><text:s/>"</text:span>官方<text:span text:style-name="T3">" </text:span>所看見？那恐怕得問問那是以一種什麼樣的眼光或思維架構觀看；絕不是因為當事人的勇氣，當然更不是因為他們的共產主義理念，而是因為在這個普遍否定過去的綠油油年代，只要反國民黨，只要是當年的所謂受害者，基本上就可以站到了一個政治正確的位置上來觀看。基本句型仍然是這樣：<text:span text:style-name="T3"> <text:line-break/><text:line-break/>"</text:span>你看！萬惡的國民黨！萬惡的過往年代！連這麼無辜渺小的學生也要迫害！好佳在！好佳在有綠油油的英雄志士們領導台灣人勇敢地站起來！爭民主！爭自由！現在已經是民主時代了，國民黨已經被偉大的人民力量打敗了！民主萬歲，綠油油萬歲！<text:span text:style-name="T3">" <text:line-break/><text:line-break/></text:span>其中有幾句綠油油的句子當然不一定會明目張膽地喊出來，不過那是潛台詞，那是一整個思維架構的基本色調。<text:span text:style-name="T3"> <text:line-break/><text:line-break/></text:span>大學大在哪？<text:span text:style-name="T3"> <text:line-break/><text:line-break/></text:span>在我個人眼裡，成大共產黨這個案子的當事人當然值得尊敬，但也僅僅是一種個人的敬意，而不是說他們當年的言行思維就是一種無可質疑的標竿楷模而必然值得莘莘學子們效法。一個大學理應惟真理是問，而不應該在任何政治意識形態上表態，同樣也不應該在一些具有爭議性或見仁見智的事件問題或技術問題上<text:span text:style-name="T3"><text:s/>(</text:span>例如反核，例如成大校史影片中據說給予肯定的什麼反國光石化抗爭等等<text:span text:style-name="T3">) </text:span>採取肯定或否定的立場。<text:span text:style-name="T3"> <text:line-break/><text:line-break/></text:span>大學不應該搞得這麼小，又不是幼稚園，洗腦也該洗得有水平一點。一個具有成熟心靈及獨立思考能力的人，看了這樣一些意識形態的連結與公然教化，難道不會覺得很反感很冒犯？媽的，我究竟是在念大學還是在念幼稚園？憑什麼灌輸我東一個楷模、西一個典範？而這些楷模與典範之觀看方式，事實上全是基於某種既定顏色的品味架構，而非出之於任何普世價值或自然情感。<text:span text:style-name="T3"> <text:line-break/><text:line-break/></text:span>各位知道胡適曾經讓蔣介石氣得好幾個晚上睡不著的事嗎？倘若當年胡適不是聲望隆崇，穩死無疑。事情是這樣：<text:span text:style-name="T3">1958</text:span>年，胡適擔任中研院院長就職典禮那一天，足以操千萬人生命於股掌之上的蔣公前來致詞，算是給了胡適很大的面子。蔣公致詞說：中央研究院是全國學術之最高研究機構，<text:span text:style-name="T3">"</text:span>應擔負起復興民族文化之艱鉅任務，早日完成反共抗俄使命<text:span text:style-name="T3">"</text:span>，<text:span text:style-name="T3">"</text:span>希望今後學術研究，亦能配合此一工作來求其發展。<text:span text:style-name="T3">" <text:line-break/><text:line-break/></text:span>蔣公還給胡適公開灌迷湯說，<text:span text:style-name="T3">"</text:span>胡適先生最令人敬佩者即為其個人之高尚品德<text:span text:style-name="T3">"</text:span>，而共匪呢，當然是品德很差啦，因此，蔣公說：<text:span text:style-name="T3">"</text:span>胡適先生之思想及其個人之德性，均不容於共匪，而必須予以清算，即為共匪摧毀我國倫常道德之一例<text:span text:style-name="T3">"</text:span>。不過，蔣公表面明捧，實則暗貶，他是這麼說的：<text:span text:style-name="T3">(</text:span>我剪原文比較快，因為蔣公講話官腔官調很難轉述其思路邏輯<text:span text:style-name="T3">) <text:line-break/><text:line-break/></text:span>「五四運動造成共產黨坐大，最後政府只好退來台灣。今日大陸上共匪以仇恨與暴力，為其一切倒行逆施之出發點，其目的在消滅我國家之傳統歷史與文化，而其重點則為毀滅我民族固有之倫理與道德，因此胡適先生之思想及其個人之德性，均不容於共匪，而必須予以清算，即為共匪摧毀我國倫常道德之一例。」<text:span text:style-name="T3"> <text:line-break/><text:line-break/></text:span>這類擔負起什麼社會責任與國家民族之復興的官腔官調，理應稀鬆平常，但是，胡適在蔣介石致詞之後隨即上台，開頭第一句話竟然是說：<text:span text:style-name="T3">"</text:span>總統，你錯了<text:span text:style-name="T3">"</text:span>。胡適說，五四運動是民國八年的事，而共產黨坐大是幾十年後的事，<text:span text:style-name="T3">"</text:span>跟五四運動無關<text:span text:style-name="T3">"</text:span>。蔣公暗幹在心，當場氣得嘴角發抖，不過仍然假裝很有風度地微笑。想不到胡適還繼續指正，這下蔣總統你又錯了！胡適說：中研院的工作不是光講公德私德，主要還是做學問，提倡知識，而不是要為政治服務。<text:span text:style-name="T3"> <text:line-break/><text:line-break/></text:span>蔣公這下真的氣爆了，氣得歸卵泡火，當天回家就寫日記洩恨，而且一連寫了好幾天，恨得牙癢癢。蔣公在日記裏頭寫說，這是他生平第二次遭受之人生最大羞辱，甚至還寫說自己氣得<text:span text:style-name="T3"><text:s/>"</text:span>終日抑鬱，服藥後方得安眠<text:span text:style-name="T3">"</text:span>。<text:span text:style-name="T3"> <text:line-break/><text:line-break/></text:span>我要說的，差不多也就是胡適這番話的意思。一個大學之所以大，大在哪？大學英文叫<text:span text:style-name="T3"><text:s/>university</text:span>，何以能大到如宇宙一般大？一所大學，難道應該窩囊猥瑣到去跟當下任何政治主流沆瀣一氣？你一定會說有嗎？有這樣嗎？這就是重點所在。明明氾濫成災，窩囊猥瑣到不行，但人們卻毫無察覺，把時下主流政治勢力的思維視為理所當然之宇宙真理。<text:span text:style-name="T3"> <text:line-break/><text:line-break/></text:span>你看，在過去，各級學校（當然也包括大學）的各種對內對外的陳述與呈現上，動不動就是當權者那一套說詞與思維，動不動就是政府如何用心良苦啦，政府如何積極這樣那樣啦，我們應該如何如何貢獻社會復興中華啦，黨國人士勞苦功高啦，要感念偉大的哪些先人啦，社會要安定要和諧等等等<text:span text:style-name="T3">...</text:span>全是有意無意順應當下的政治語言與思維。當然不一定講得那麼白，但毫無疑問全是站在這樣一種基調上。如今，過去整個基調被更換了，連旗子都換了，吹起所謂民主獨立自由的大喇叭來，於是大家便也有志一同地跟著迎合這股新潮流，轉換新說詞，什麼我們的民主多麼可貴啦，主權不容侵犯啦，愛台灣啦，愛鄉土啦什麼的，挑選一套合乎<text:span text:style-name="T3"><text:s/>"</text:span>新<text:span text:style-name="T3">" </text:span>政治正確的各種素材與概念來進行政治教化。<text:span text:style-name="T3"> <text:line-break/><text:line-break/></text:span>噁心的例子舉不完，比方說，大腸花剛發生時，你看中研院許多學者像瘋狂粉絲似地，美其名什麼保存史料，瘋狂吹捧到極其肉麻噁心低能到爆的地步。真難想像同樣的事會發生在西方社會。至少在這一點上，西方學界的境界還是遠遠比較高，完全不能同日而語。<text:span text:style-name="T3"> <text:line-break/><text:line-break/></text:span>革命已經成功，同志不用再努力？<text:span text:style-name="T3"> <text:line-break/><text:line-break/></text:span>座談會那天，主持人成大歷史系王健文教授面對幾位成大共黨事件當事人，似乎很<text:span text:style-name="T3"><text:s/>"</text:span>慶幸<text:span text:style-name="T3">" </text:span>地說，還好現在這年代<text:span text:style-name="T3"><text:s/>"</text:span>已經不需要革命了<text:span text:style-name="T3">"</text:span>。我聽了覺得很刺耳，彷彿真理已經解放，正義已然實現，而那個萬惡的國民黨呢，已經被人民的力量給打倒了，剩下的就只是一些透過所謂民主就能達成的枝節工作似的。<text:span text:style-name="T3"> <text:line-break/><text:line-break/></text:span>個人當然可以持有這樣的論調，但它終究也只該是一種個人論調而非普遍真理，更不應該是一種<text:span text:style-name="T3"><text:s/>"</text:span>大學的聲音<text:span text:style-name="T3">"</text:span>。我倒是經常很納悶，如果不是透過某種形式的革命，這樣一種高度愚化、幾乎完全密不通風的所謂民主年代，如何可能進步？如何可能找到一絲改變的可能？這樣一種年代，也許才真的需要革命，只是時不我予。革命當然不一定指暴力，而是說，這絕不是光靠嘴巴說說就能改變這種可恥齷齪的可悲現狀。<text:span text:style-name="T3"> <text:line-break/><text:line-break/></text:span>當然，絕大多數人也許覺得這種現狀很棒啊，好民主哦，好自由哦，可以罵總統耶，可以投票選總統耶。這意味著，你我之看法是有爭議的，南轅北轍的；既然有爭議，大學憑何選邊靠？我並非說旁人不能有此一肯定現狀之言論，而是說，這樣一種主流到爆的言論，竟然說者、聽者均視為理所當然，毫無爭議，乃至成為一種大學之聲。正是這樣一種<text:span text:style-name="T3"><text:s/>"</text:span>視為理所當然<text:span text:style-name="T3">"</text:span>，恰恰足以挑起革命的需要，因為那彷彿意味著真相已經水落石出，真理已然顯現而毋庸置疑；既然如此，那還有什麼好談的呢？<text:span text:style-name="T3"> <text:line-break/><text:line-break/></text:span>在我看來，假民主假自由假開放，比真獨裁還痛苦，還更絕望。因為對抗一個獨裁者，遠遠會比對抗比千千萬萬的無知愚民暴民要容易許多。壞的很容易打倒，但笨到爆的呢？你幾乎拿他沒輒。成大共產黨事件當事人之一鄧伯宸那天回答問題說，他覺得這個時代的運動處境更為艱難，無力回天，因為現在大家都說是民主時代了，一切交給民主。用我的話來說，就是交給一群腦殘，而這群腦殘直接聽命於主子。過去只要揭露真相，當權者的惡行就會受到人們的質疑，但這年頭卻是不管你揭穿多少謊言，人們絲毫不以為意，甚至根本不相信，只因人們全盤接受主流政治勢力所告知的，哪些重要，哪些不重要；哪些可信，哪些不可信。<text:span text:style-name="T3"> <text:line-break/><text:line-break/></text:span>從這個<text:span text:style-name="T3"><text:s/>"</text:span>理所當然<text:span text:style-name="T3">" </text:span>換成另一套<text:span text:style-name="T3"><text:s/>"</text:span>理所當然<text:span text:style-name="T3">" <text:line-break/><text:line-break/></text:span>剛上大學時，高醫每星期都會有一個時間，前後約一個多小時，強迫所有學生聚集，聆聽學校所聘請的校外人士演講。講者清一色都是闡揚<text:span text:style-name="T3"><text:s/>"</text:span>政府的苦心<text:span text:style-name="T3">"</text:span>、<text:span text:style-name="T3">"</text:span>維護社會安定<text:span text:style-name="T3">" </text:span>或是<text:span text:style-name="T3"><text:s/>"</text:span>大學的社會責任<text:span text:style-name="T3">" </text:span>那一類。這是屬於全校性的，另外也有屬於系裏面的，因為太沒營養，我幾乎從不參加，也不管後果如何，隨它去了。但記得有一次我參加了，記得一位外來的教授講到說，社會上有一群少數人，很沒水準的一群人，對社會沒有貢獻，吵吵鬧鬧的不<text:span text:style-name="T3"><text:s/></text:span>知道在抗議什麼；他說，有意見就應該循正常管道反應，但是這些人卻常常舉個白布條；他說，一般是家裏死了人，才會舉白布。同學們聞言，哄堂大笑，掌聲雷動。<text:span text:style-name="T3"> <text:line-break/><text:line-break/></text:span>我當下馬上站起來反駁，表示這樣一種說法忽略各種政治與社會問題的根本衝突。那位教授大概從沒沒料到那個年代居然會有人敢唱反調，所以有點愣住，支吾其詞。但你肯定能想像，在場幾乎所有人是不屑我的。我不記得當時怎麼收場，只深深記得當時來自四面八方同學們不屑的眼神，彷彿我就是一個危害社會安定的害群之馬。<text:span text:style-name="T3"> <text:line-break/><text:line-break/></text:span>我要說的是，那個年代跟這個年代，難道有什麼不同？還不是一模一樣，膜拜同一套黨國信念，誰當權就聽誰的；覆述同一套政治主流論調，誰敢不敬，誰就會倒霉。你一定會說哪有這樣？現在是民主自由時代耶。腦殘的人一定會這樣嗆聲，就如同我念高中時，每天走過台北車站的一個地下道，有很長的一段時間，地下道兩邊的整個牆面掛滿愛國布條，供路過的行人與學生簽名，內容全是一些<text:span text:style-name="T3"><text:s/>"</text:span>把黨外陰謀份子空投到大陸<text:span text:style-name="T3">" </text:span>的標語。布條上簽滿了名字，路過學生們個個義憤填膺，彷彿恨死黨外這些叛國賊。<text:span text:style-name="T3"> <text:line-break/><text:line-break/></text:span>當時的典型句子差不多是這樣：<text:span text:style-name="T3"> <text:line-break/><text:line-break/>"</text:span>怎麼可以批評政府不民主不自由？若不是政府很民主，給你們自由，哪容得你們這些人整天污衊政府？乾脆把這些危害社會安定的害群之馬，統統空投到大陸匪區算了，讓他們知道共匪的厲害。<text:span text:style-name="T3">" <text:line-break/><text:line-break/></text:span>難道你真的看不出來那個年代跟這個年代幾乎沒有差別，唯一的差別就只是旗子的顏色換了，但是，把各種偏見或一黨一己之見<text:span text:style-name="T3"><text:s/>"</text:span>視為理所當然<text:span text:style-name="T3">" </text:span>的社會氛圍卻從來都沒有改變。過去認為某些東西毋庸置疑，現在仍然還是一樣，認為某些明明大有問題的偏見或一黨之見毋庸置疑，甚至誰敢不敬誰倒霉。可怕之處在於，人們絲毫不覺得自己是在為惡，完全沒有病識感，甚且以為自己乃是在行使正義。<text:span text:style-name="T3"> <text:line-break/><text:line-break/>"</text:span>台灣有言論自由，但你敢自由言論嗎？<text:span text:style-name="T3">" <text:line-break/><text:line-break/></text:span>王大師有一段話說得很好，他說，<text:span text:style-name="T3">"</text:span>台灣有言論自由，但你敢自由言論嗎？<text:span text:style-name="T3">" <text:line-break/><text:line-break/></text:span>還記得王文霞嗎？同樣是成大歷史系的教授。她在校內一個會議上，不知道為什麼，講到鄭南榕時表示，不能用死來威脅遂行己意啦，自殺不是辦法啦<text:span text:style-name="T3">...</text:span>等等這樣一些也許有點幼稚但沒啥特別的話，結果好像是被學生偷錄音，公諸於世，馬上萬箭穿心，遭到四面八方的暴民攻擊與威脅，網路上更是一片公然侮辱與威脅，對之任意傷害，宛若無政府狀態，暴民公審，毀滅人格，甚至晚上在自己待了一輩子的成大校園走著，都會擔心人身安全。至於那些綠營的尾巴學術團體，更是要求成大應予以解聘，說她不配為人師表。<text:span text:style-name="T3"> <text:line-break/><text:line-break/></text:span>我要說的是，類似這樣的一些事情，在這島上如此地普遍，例子俯拾皆是。只要對綠色稍有不敬，災難就會降臨。你難道還要睜眼說瞎話說這沒什麼？反之，只要是傷害國民黨或其支持者的行徑，不管是往人家頭上砸鞋砸雞蛋，行徑越是惡劣，卻反而越是英雄，眾人一片叫好。這就是你說的民主與自由？這跟四十年前的言論處境究竟有哪一點不同？<text:span text:style-name="T3"> <text:line-break/><text:line-break/></text:span>王文霞的事件發生後，讓我更驚訝的還在後頭。我以為成大應該會跳出來捍衛她的基本人權包括人身安全與基本言論自由，結果不是，反倒是歷史系緊急召開會議，大家一起討論，字斟句酌看要怎麼草擬道歉聲明。道個它媽的什麼歉呢？連英國這麼保守的國家，都早在一百年前取消言論褻瀆神明罪，看你要怎麼褻瀆上帝都不再犯法，難道鄭南榕比上帝還神聖？連對他講幾句沒有絲毫惡意的評論都不行？但這些認同主流的人們卻反倒可以任意傷害異己，甚至連異己也談不上，只不過是內部會議上隨口說了幾句莫名其妙的評語而已。個人為求自保，當然可以道歉，但是一個大學如此作為，不會太可笑嗎？<text:span text:style-name="T3"> <text:line-break/><text:line-break/></text:span>結語<text:span text:style-name="T3"> <text:line-break/><text:line-break/></text:span>三十幾年前，我們講這些話，三十幾年後，我們居然還在講這些根本不需要講的東西。老實說，在這島上，我對於所謂未來之美好是不抱任何希望的，除非人們的智能與道德感能夠在基因層次上大幅改善。對於一個絕望之事我們之所以還持續講它，究竟是為了什麼呢？其實我自己也不知道。也許只是說給頭上三尺神明聽吧，祈求祂給予世人一點憐憫。</text:p>
      <text:p text:style-name="P1"><text:span text:style-name="T1">陳真</text:span><text:s/>  |  2016.11.05 14:51   |   <text:a xlink:type="simple" xlink:href="http://palinfo.habago.org/Entry?Command=Information_PrintForum&amp;iPage=219#FORUM35045"><text:span text:style-name="T2">#</text:span></text:a></text:p>
      <text:p text:style-name="P2">美國選總統宛若在我們眼前立了兩道門，一道姓希，通往地獄之路，穩死的。另一道姓川，死活難料，要死不活的機會很大。一個有點理性的人會開哪一道門？站在火星、冥王星、天王星人的立場，選希比較好，讓地球人一次滅絕，省得污染宇宙。站在地球人的立場當然應該選姓川的那個王八蛋，或許還會有一點生機。這就是所謂民主帶給我們的禮物與選擇，看是要上刀山還是下油鍋，人民做主。</text:p>
      <text:p text:style-name="P1"><text:span text:style-name="T1">唐玉</text:span><text:s/>  |  2016.11.05 13:23   |   <text:a xlink:type="simple" xlink:href="http://palinfo.habago.org/Entry?Command=Information_PrintForum&amp;iPage=219#FORUM35044"><text:span text:style-name="T2">#</text:span></text:a></text:p>
      <text:p text:style-name="P5"><text:span text:style-name="T1">看了鄭涵文先生的留言，尤其是</text:span>“<text:span text:style-name="T1">我在一篇文章中看到，中國大陸人對川普的喜好是因為川普喜歡強人、有錢及不重視人權等特質，這一方面正好反應了中國的價值觀。</text:span>”<text:span text:style-name="T1">我必须发表一下我作为一个大陆人的看法，我并不明确的支持谁，只是说一下我的观察。</text:span> <text:line-break/><text:line-break/><text:span text:style-name="T1">我支持川普，具有这种清晰明确的政治观点能说出个</text:span>1234<text:span text:style-name="T1">和前因后果的人主要出自于知乎，这是目前大陆内容价值最高，群体受教育水平最高的问答社区。下面我列出知乎在川普标签下讨论比较热烈的话题，希望大家看一看，就能明白为什么很多人支持川普，绝对不是所谓的喜欢强人、有钱及不重视人权。</text:span> <text:line-break/><text:line-break/>1.<text:span text:style-name="T1">为什么中国人这么支持特朗普？</text:span> <text:line-break/>https://www.zhihu.com/question/51947342 <text:line-break/><text:line-break/>2.2016 <text:span text:style-name="T1">年美国大选，是什么让美国社会撕裂到很难包容、几乎势不两立的地步？</text:span> <text:line-break/>https://www.zhihu.com/question/51980455 <text:line-break/><text:line-break/>3.<text:span text:style-name="T1">为何知乎上一片唐纳德</text:span>·<text:span text:style-name="T1">特朗普必定赢得总统大选的言论？</text:span> <text:line-break/>https://www.zhihu.com/question/47160575 <text:line-break/><text:line-break/>4.<text:span text:style-name="T1">如果川普当选总统，对美国是福是祸？</text:span> <text:line-break/>https://www.zhihu.com/question/45496485 <text:line-break/><text:line-break/>5.<text:span text:style-name="T1">你支持还是反对</text:span><text:s/>Trump<text:span text:style-name="T1">？为什么？</text:span> <text:line-break/>https://www.zhihu.com/question/42084375 <text:line-break/><text:line-break/>6.2016 <text:span text:style-name="T1">年美国总统大选对你造成了怎样的改变？</text:span> <text:line-break/>https://www.zhihu.com/question/51540924 <text:line-break/><text:line-break/>7.<text:span text:style-name="T1">为什么似乎知乎上支持特朗普多，</text:span>Quora <text:span text:style-name="T1">反而反对的多？</text:span> <text:line-break/>https://www.zhihu.com/question/45621711 <text:line-break/><text:line-break/>8.<text:span text:style-name="T1">如何总结</text:span><text:s/>2016 <text:span text:style-name="T1">年美国总统大选？</text:span> <text:line-break/>https://www.zhihu.com/question/52030379</text:p>
      <text:p text:style-name="P1"><text:span text:style-name="T1">政信</text:span><text:s/>  |  2016.11.05 12:07   |   <text:a xlink:type="simple" xlink:href="http://palinfo.habago.org/Entry?Command=Information_PrintForum&amp;iPage=219#FORUM35043"><text:span text:style-name="T2">#</text:span></text:a></text:p>
      <text:p text:style-name="P2"><text:span text:style-name="T3">https://goo.gl/a2xren <text:line-break/><text:line-break/></text:span>維基解密意有所指的認為希拉蕊希望敘利亞阿賽德政權被移除，然後敘利亞就爆發內戰了。<text:span text:style-name="T3"> <text:line-break/><text:line-break/></text:span>更之前還披露克林頓基金會內部希望歐俄開戰<text:span text:style-name="T5">⋯</text:span>，這到底是什麼瘋狂世界，我真心希望川普真的能夠兌現他的諾言不再推翻他國政權及實施戰略收縮政策，而不是再搞歐巴馬的亞太再平衡。<text:span text:style-name="T3"> <text:line-break/><text:line-break/></text:span>每次看到川普就想到一部電影叫「錦衣衛」，洪金寶飾演的寧王一直被朝廷的太監討賄賂，他的部下都很生氣認為他太貪婪了，但洪金寶卻說「沒關係，我喜歡小人，小人心中都有一個價碼，怕的是那些算不清的債」，我覺得川普絕對不是什麼正人君子甚至直接說他是小人也不為過，對他而言他要的「價碼」就是對國內上下其手，如果真是如此那川普還真對這世界貢獻不小呢<text:span text:style-name="T5">⋯</text:span></text:p>
      <text:p text:style-name="P1"><text:span text:style-name="T1">鄭涵文</text:span><text:s/>  |  2016.11.05 09:54   |   <text:a xlink:type="simple" xlink:href="http://palinfo.habago.org/Entry?Command=Information_PrintForum&amp;iPage=219#FORUM35042"><text:span text:style-name="T2">#</text:span></text:a></text:p>
      <text:p text:style-name="P3">我想討論一下太陽花，我不先說結論，因為<text:span text:style-name="T3">Sam Harris</text:span>給我一個警醒：我跟他是一樣的人。把麵團桿成麵餅的人，把僅有的知識壓扁、壓垮，直至體系盡失、直至透明，來構建一個錯覺的人，所以一步一步來論述，會是唯一把道路照直的方式。<text:span text:style-name="T3"> <text:line-break/><text:line-break/></text:span>遙記太陽花那個時候，立法院被佔據。對於一個我怎麼樣都覺得的小事，我沒有過於看重，直到整場故事落幕也如此。仔細去分析太陽花所反對的問題，有錯失的程序、不精準的政府計算、以及所謂的中國威脅論。<text:span text:style-name="T3"><text:line-break/><text:line-break/></text:span>說道中國威脅，有的時候我覺得自己要信誓旦旦的向他人闡述歐美文化霸權、文明侵略，是一件無比困難的事；然而在台灣大多數人眼中，中國的經濟、文化入侵，卻顯得理所當然，姑且不論我們被何者的侵入更加深刻，至少在內涵上，兩者的理論背景相同，台灣人其實已經接受了一個非常嶄新的理論，而且行動力異常果決。<text:span text:style-name="T3"> <text:line-break/><text:line-break/></text:span>唯一的遺憾是，這是一個基於厭惡感，全盤否定下的結果，而非思辯後的回答。<text:span text:style-name="T3"> <text:line-break/><text:line-break/></text:span>於是兩個巨大的文明在台灣交錯，兩種不同的意識形態壁壘分明，只是一個是敵對，一個確已經被認同為我的文化、我的西方。這成了整場太陽花運動的焦點，一場捍衛意識形態的戰爭，對中國全面否定的表意。<text:span text:style-name="T3"> <text:line-break/><text:line-break/></text:span>說來這沒甚麼不對，不論歐美在世界各地遺留了多少的惡行，台灣確實是個受惠者，即便有害也只是風險，還沒有轉化為實質損害的抽象空想。<text:span text:style-name="T3"> <text:line-break/><text:line-break/></text:span>而立法程序的缺失與無能，對中立方很具有說服性，如果不是認為這場運動仍然無法改進<text:span text:style-name="T3">(</text:span>激情不再於此<text:span text:style-name="T3">)</text:span>立法系統的顢頇與低品質，我會非常贊同這個運動。<text:span text:style-name="T3"> <text:line-break/><text:line-break/></text:span>接著是一個幾乎沒有搬上檯面的議題，政府統計的缺席。<text:span text:style-name="T3"> <text:line-break/><text:line-break/></text:span>作為一場貿易談判，對於我國產業整體的影響評估幾乎全面匱乏，這也導致整個條文解讀不能。不是因為專業術語、跨距各行各業，而是大量的可能性問題，都沒辦法提出令人信服、讓人形成一點概念的數據。<text:span text:style-name="T3"> <text:line-break/><text:line-break/></text:span>這個政府失能的問題，其實極其嚴重，我無法理解數十年來建設的無用之物、被浪費了無數的公帑，為什麼不願意拿來聘請更多的人力進行相關調查，食安問題、產業評估、智慧財產侵害計算，問題的根源點無一不在於此。沒有足夠的人力檢驗、沒有足量的數據支持，乃至未來對於<text:span text:style-name="T3">TPP</text:span>的談判，都將陷入同樣的問題之中。<text:span text:style-name="T3"> <text:line-break/><text:line-break/></text:span>到時候不會有太陽花，但是卻可能是一場更大的災難。<text:span text:style-name="T3"> <text:line-break/><text:line-break/></text:span>總的來說，我不贊同這場意識交鋒、我贊同立法程序粗糙的反對但毫無激情、但最後我對於政府藉由不作為、推託，不公開他的資訊深惡痛絕。<text:span text:style-name="T3"> <text:line-break/><text:line-break/></text:span>用於理解世界，知識不可或缺。試想今天沒有<text:span text:style-name="T3">AI</text:span>、沒有加薩報告，我們對於以巴之爭將只流於形式的口水戰，莫說他人，我可能都會站於中立，甚至默默贊同以色列的<text:span text:style-name="T3">"</text:span>文明<text:span text:style-name="T3">"</text:span>。這是令人最為恐懼之事、令我最為恐懼之事。<text:span text:style-name="T3"> <text:line-break/><text:line-break/></text:span>但對知識的迷戀，有時也將成為弱點，因人性沉澱其中，真真正正的意義是在時刻提醒，我們骨子裡是人，也有我們厭惡的多數他人的無知與執著，互相厭惡彼此的惡俗。本來人無完人，也沒有甚麼話語或誰，不能挑戰。<text:span text:style-name="T3"> <text:line-break/><text:line-break/>1991</text:span>，一些人的夢碎去。<text:span text:style-name="T3"> <text:line-break/></text:span>有的時候我覺得陰謀論的美好，在於某些人會以此找到依慰，某些人能有所寄情。<text:span text:style-name="T3"> <text:line-break/></text:span>但陰謀論的焦慮，與紀傑克<text:span text:style-name="T3">"</text:span>從「對難民的恐懼」來看歐洲<text:span text:style-name="T3">"</text:span>所傳遞的情緒實在太過於相似。<text:span text:style-name="T3"> <text:line-break/><text:line-break/></text:span>在此聲明一下，我不贊同陳真醫師對於希拉蕊陰謀論過於推崇的說法，我對美國沒有好感，對這兩個人顯然不會對和平有所貢獻的人也沒有<text:span text:style-name="T3">"</text:span>比較上<text:span text:style-name="T3">"</text:span>的好感，但我總感覺<text:span text:style-name="T3">(</text:span>這或許更接近直覺<text:span text:style-name="T3">)</text:span>，上述陰謀論與美國當地的氣息還是有所區別的。<text:span text:style-name="T3"> <text:line-break/><text:line-break/></text:span>最後說人。<text:span text:style-name="T3"> <text:line-break/></text:span>太陽花學運的主軸大致是民國<text:span text:style-name="T3">80</text:span>前後世代。<text:span text:style-name="T3"> <text:line-break/></text:span>如果說民國的<text:span text:style-name="T3">70</text:span>年代有著頹廢與茫然的標誌，<text:span text:style-name="T3">80</text:span>年代無疑是膚淺與無深度的世代。<text:span text:style-name="T3"> <text:line-break/></text:span>對於整個學運的風起雲湧，有著急促的表意、虛榮的渴求、學生群體不是對於難得的一次<text:span text:style-name="T3">"</text:span>學運<text:span text:style-name="T3">"</text:span>，去尋求良心與反思，只是試圖藉此充實一段無意義的學生歲月。<text:span text:style-name="T3"> <text:line-break/><text:line-break/></text:span>所以聽到的思考是膚淺的、聲音是讚揚的、主流與邊緣化成了整個運動在群體內的重點，用白話的方式來說，參與學運大有獲得社交資本的意義存在。當然這個不是說學運是社交價值的寶庫，不去就被邊緣化；他比較像大學點名一次加一分，是很少、但有感、於是大家去追求。<text:span text:style-name="T3"> <text:line-break/><text:line-break/></text:span>所以我看不到良知。<text:span text:style-name="T3"> <text:line-break/><text:line-break/></text:span>因為我所理解的良知，只是一種會毫不留情地把你從夜半中叫醒，令你焦慮、不安，直至順從，然而對於你因他而受的苦難，冷眼旁觀的東西。<text:span text:style-name="T3"> <text:line-break/>**** <text:line-break/></text:span>每當黑夜降臨<text:span text:style-name="T3"> <text:line-break/></text:span>黎明也將到來<text:span text:style-name="T3"> <text:line-break/></text:span>因一道曙光足以撐開整片黑暗<text:span text:style-name="T3"> <text:line-break/></text:span>於是乎太陽啊請接受我的讚美<text:span text:style-name="T3"> <text:line-break/></text:span>不是為我拂去了夜晚<text:span text:style-name="T3"> <text:line-break/></text:span>而是你正直視著永夜<text:span text:style-name="T3"> <text:line-break/>**** <text:line-break/>(</text:span>轉載<text:span text:style-name="T3">FB)</text:span>范琪斐的美國時間<text:span text:style-name="T3"> <text:line-break/><text:line-break/></text:span>最近有朋友傳這篇文章問我，此事為真？<text:span text:style-name="T3"> <text:line-break/></text:span>　<text:span text:style-name="T3"> <text:line-break/></text:span>我覺得本文是標準共和黨的角度，完全似是而非。<text:span text:style-name="T3"> <text:line-break/></text:span>　<text:span text:style-name="T3"> <text:line-break/>1. </text:span>比如文中舉紐約時報一篇標題為：<text:span text:style-name="T3">How Hillary met Satan</text:span>，消息曝光後，各大媒體的風向瞬間改變，立刻選邊站<text:span text:style-name="T3">…</text:span>之前死挺希拉里的紐約時報，當天也發布了這樣反希拉里的文章，講得好像紐時此文在批判希拉蕊，這絕對是錯誤的。<text:span text:style-name="T3"> <text:line-break/></text:span>　<text:span text:style-name="T3"> <text:line-break/></text:span>紐時這篇報導其實是在講，共和黨將希拉蕊塑造成撒旦，是因為她是女性的關係，這是一個女性主義的角度，而且絕對是挺希拉蕊的，原文在這邊→<text:span text:style-name="T3">https://goo.gl/8YTcVP</text:span>）<text:span text:style-name="T3"> <text:line-break/></text:span>　<text:span text:style-name="T3"> <text:line-break/>2. </text:span>所有文中提到的謀殺，都是在保守派網路裡很流行的陰謀論，但完全沒有證據，以<text:span text:style-name="T3"><text:s/>Seth Rich </text:span>的謀殺來講，不管是警方或<text:span text:style-name="T3"><text:s/>Rich </text:span>的家人，都出面反駁了陰謀論的說法。<text:span text:style-name="T3"> <text:line-break/></text:span>　<text:span text:style-name="T3"> <text:line-break/>3. </text:span>另文中寫的有關維基解密公布的電郵中，爭議性最大的點，與美國主流媒體並不一樣。美國主流媒體的焦點在希拉蕊的克林頓基金會，有無與商界交換利益的行為，<text:span text:style-name="T3">politico </text:span>將所有維基電郵重點整理，有興趣請看這篇文章→<text:span text:style-name="T3"><text:s/>https://goo.gl/WqkkmE <text:line-break/></text:span>　<text:span text:style-name="T3"> <text:line-break/></text:span>但其他的重點看起來都像是保守派福斯電視台的報導，比如文中舉的重點之一，是希拉蕊早知沙烏地阿拉伯及卡達兩個國家有資助<text:span text:style-name="T3"><text:s/>ISIS </text:span>，這算什麼機密？全美國全世界早八百年就知道此事，更何況希拉蕊電郵是在對兩國施壓，要打壓<text:span text:style-name="T3"><text:s/>ISIS </text:span>，至於克林頓基金會接受兩國捐助是事實。<text:span text:style-name="T3"> <text:line-break/></text:span>　<text:span text:style-name="T3"> <text:line-break/></text:span>問題是文中沒提的是，克林頓接受捐助時，都不是有公務在身的時候，美國法律規定，政治人物不能接受外國捐助，也就是說，不是政治人物時是可以的。所以此說，只有半對，這個也是早八百年就辯論過的事，要瞭解更多可以看這篇文章→<text:span text:style-name="T3"><text:s/>https://goo.gl/Hz61aT <text:line-break/></text:span>　<text:span text:style-name="T3"> <text:line-break/></text:span>由文字來看，此文來自中國出身人士，因為用語與台灣慣用語很不同，比如希拉里<text:span text:style-name="T3">(</text:span>希拉蕊<text:span text:style-name="T3">)</text:span>，沙特<text:span text:style-name="T3">(</text:span>沙烏地阿拉伯<text:span text:style-name="T3">)</text:span>卡塔爾<text:span text:style-name="T3">(</text:span>卡達<text:span text:style-name="T3">)</text:span>等，今年最讓我驚訝的新聞之，就是居住中國大陸的中國人或中國大陸移民美國的中國人對川普的支持。<text:span text:style-name="T3"> <text:line-break/></text:span>　<text:span text:style-name="T3"> <text:line-break/></text:span>我在一篇文章中看到，中國大陸人對川普的喜好是因為川普喜歡強人、有錢及不重視人權等特質，這一方面正好反應了中國的價值觀。<text:span text:style-name="T3"> <text:line-break/></text:span>　<text:span text:style-name="T3"> <text:line-break/></text:span>本文我看到的更多是對川普的支持。</text:p>
      <text:p text:style-name="P1"><text:span text:style-name="T1">陳真</text:span><text:s/>  |  2016.11.04 14:40   |   <text:a xlink:type="simple" xlink:href="http://palinfo.habago.org/Entry?Command=Information_PrintForum&amp;iPage=219#FORUM35041"><text:span text:style-name="T2">#</text:span></text:a></text:p>
      <text:p text:style-name="P2">更正：<text:span text:style-name="T3"> <text:line-break/><text:line-break/></text:span>對不起，是我弄錯了。成大校史影片並沒有扯上大腸花，而只是出現大腸花的主角受訪，不過跟大腸花無關，因為影片拍攝時還沒有大腸花。我沒有準時進場，所以沒看到這一段，聽說出現某人，故有此誤會。<text:span text:style-name="T3"> <text:line-break/><text:line-break/></text:span>我的<text:span text:style-name="T3"><text:s/>“</text:span>誤會<text:span text:style-name="T3">” </text:span>當然不僅僅是因為聽說影片前半段有大腸花主角受訪，而主要是來自在會場中待了兩個小時的感受，特別是聽到拍攝者的一些關於所謂<text:span text:style-name="T3"><text:s/>‘’</text:span>歷史<text:span text:style-name="T3">‘ ’</text:span>的冗長談話，以及影片中的一些所謂<text:span text:style-name="T3"><text:s/>‘</text:span>歷史<text:span text:style-name="T3"><text:s/>‘ ’</text:span>的內容所致。我要說的是，這樣一種所謂<text:span text:style-name="T3"><text:s/>‘’</text:span>歷史呈現<text:span text:style-name="T3">‘’ </text:span>是極其偏頗極其主流的。雖說歷史哪有可能不偏頗，問題是，當偏頗以一種自認為客觀中立的姿態出現時，問題就來了。<text:span text:style-name="T3"> <text:line-break/><text:line-break/></text:span>我若要指證歷歷，恐怕就得傷害一些我並不想使之在道德上難堪的人，所以我也只能說到此為止。總之，該影片拍攝於大腸花之前，與之無關。但我對該影片的反感與惡評並沒有改變。<text:span text:style-name="T3"> <text:line-break/><text:line-break/></text:span>島上這個世界，是屬於某些人的世界，是他們的世界，而不是我們的。我知道它是假的，錯的，扭曲與誤導的，但我無力可回天。不管怎麼改朝換代，主流或官方之所謂歷史，往往只是一種附屬品，化妝品，戰利品，你很難對它產生基本的敬意。</text:p>
      <text:p text:style-name="P1"><text:span text:style-name="T1">王修亮</text:span><text:s/>  |  2016.11.04 14:32   |   <text:a xlink:type="simple" xlink:href="http://palinfo.habago.org/Entry?Command=Information_PrintForum&amp;iPage=219#FORUM35040"><text:span text:style-name="T2">#</text:span></text:a></text:p>
      <text:p text:style-name="P3">我非常生氣的是，坐在底下看的觀眾，十年來有多少<text:span text:style-name="T3">?</text:span>他們有心嗎<text:span text:style-name="T3">?</text:span>那些還讓自己、孩子去坐腳踏車、讓猴子吃力推踩的人，他們有心嗎<text:span text:style-name="T3">??? <text:line-break/></text:span>如果有心，看不到猴子的憤怒、反抗、痛苦嗎<text:span text:style-name="T3">? <text:line-break/></text:span>即使是從人類自私的角度來說，猴子不斷嘗試反擊訓練師，表演了十年還試圖從台上逃走，父母不怕哪一天在觀賞時，猴子會積壓情緒過久而發狂攻擊你和孩子嗎<text:span text:style-name="T3">? <text:line-break/></text:span>大象和猴子都是非常聰明的動物，感情與與智慧和人類非常類似，不是這麼聰明，也無法學會這些複雜的表演。<text:span text:style-name="T3"> <text:line-break/></text:span>「<text:span text:style-name="T3">20</text:span>年前的美國，同樣發生過一場馬戲團大象的慘劇。這隻名為「泰克（<text:span text:style-name="T3">Tyke</text:span>）」的大象疑似因長久以來飽受馬戲團的虐待，某次表演中再也忍不住發狂，釀成了一場悲劇。」<text:span text:style-name="T3"> <text:line-break/><text:line-break/>https://www.thenewslens.com/article/10963 <text:line-break/><text:line-break/></text:span>這個報導，去看各種動物表演的人看過嗎<text:span text:style-name="T3">??? <text:line-break/></text:span>你如果有心靈，能笑著看這些動物表演嗎<text:span text:style-name="T3">? <text:line-break/></text:span>人類是雜食動物，吃不吃肉，在生理上都是正常的選擇，但吃動物和虐待動物不一樣，吃他，人道些乾淨俐落殺了，吃在口裡的至少沒有太多情緒。死前幾分、幾小時、數年、數十年持續的凌虐，即使你吃素，身上累積的是多少無辜、怨恨與黑暗<text:span text:style-name="T3">? <text:line-break/></text:span>人原來是自然的動物，原來和萬物一樣遵循著自然的生命法則，尊敬食物，以自己的實力親自捕獵，不浪費。工業社會增強了人類的力量，也泯滅了人類自然之心，以為自己有權力宰制所有的生命，甚至宰制自然。<text:span text:style-name="T3"> <text:line-break/></text:span>失去自然之心的人類，有一天不是只被大地反撲，而是被所有生命與非生命反撲。<text:span text:style-name="T3"> <text:line-break/></text:span>很快了，別以為那個「有一天」此生遇不上，很快了，我隨時準備好和人類一起滅亡。<text:span text:style-name="T3"> <text:line-break/><text:line-break/>http://www.east.org.tw/that_content.php?id=602</text:span></text:p>
      <text:p text:style-name="P1"><text:span text:style-name="T1">陳真</text:span><text:s/>  |  2016.11.04 09:15   |   <text:a xlink:type="simple" xlink:href="http://palinfo.habago.org/Entry?Command=Information_PrintForum&amp;iPage=219#FORUM35039"><text:span text:style-name="T2">#</text:span></text:a></text:p>
      <text:p text:style-name="P2">黑天鵝效應作者：川普勝選沒大家想像那麼可怕<text:span text:style-name="T3"> <text:line-break/><text:line-break/></text:span>鉅亨網編譯何昆霖<text:span text:style-name="T3"> <text:line-break/><text:line-break/>2016</text:span>年<text:span text:style-name="T3">11</text:span>月<text:span text:style-name="T3">4</text:span>日<text:span text:style-name="T3"> <text:line-break/><text:line-break/></text:span>《<text:span text:style-name="T3">CNBC</text:span>》報導，黑天鵝效應一書作者塔雷伯本週公開表示，他認為川普當選美國總統其實沒有人們想像中那麼可怕，不管誰獲勝並不會有太大差別。<text:span text:style-name="T3"> <text:line-break/><text:line-break/></text:span>「畢竟川普是個房地產銷售員，你選房地產業務當總統他們會試著端出些東西。」<text:span text:style-name="T3"> <text:line-break/><text:line-break/></text:span>塔雷伯認為如果川普獲勝的話代表美國官僚體系將被顛覆，此外川普干涉國際事務的機會比較低，他不認為川普會去關心選民不關心的事情例如埃及消息。<text:span text:style-name="T3"> <text:line-break/><text:line-break/></text:span>塔雷伯認為希拉蕊勝選的話則可能在美國海外造成破壞，因為她很有可能繼續干涉國際事務。</text:p>
      <text:p text:style-name="P1"><text:span text:style-name="T1">陳真</text:span><text:s/>  |  2016.11.03 21:26   |   <text:a xlink:type="simple" xlink:href="http://palinfo.habago.org/Entry?Command=Information_PrintForum&amp;iPage=219#FORUM35038"><text:span text:style-name="T2">#</text:span></text:a></text:p>
      <text:p text:style-name="P3">王大師這文章寫得很好。<text:span text:style-name="T3"> <text:line-break/><text:line-break/></text:span>除了動保及同性戀權益等等少數議題之外，台灣其實是一個社運發展極度落後、幾乎可以說是一片沙漠的地方，更不用說什麼學運了，這島上自七零年代之後就根本沒這東西，所謂大腸花或什麼野百合的，基本上就是主流政治勢力鬥爭異己的一個工具和手段，藉著主流媒體聲嘶力竭的吹捧、造勢與造神，遂行特定政治目的，打擊異己。如果這叫學運，那麼文革或蔣介石的三青團、救國團更是可歌可泣的學運了。<text:span text:style-name="T3"> <text:line-break/><text:line-break/></text:span>昨天聽說吳榮元要來成大參與座談，害我特地重出江湖回到校園，結果臨時說有事沒法來，緣慳一面很可惜。據說座談會前還有成大校史影片欣賞，裡面的劇情安排你用肛門想也知道，一定會有什麼可歌可泣的學運之類，而且聽說還有大腸花的幾位主角。還好我是半途才加入，沒看到那些精采片段，要不然血壓恐怕會遽然飆高。<text:span text:style-name="T3"> <text:line-break/><text:line-break/></text:span>剛進場時，一頭霧水，不是來參加吳榮元的座談嗎？不明白為何播放這種八股洗腦片，於是轉頭問學姊現在是什麼情況？有沒有搞錯？是不是咱們走錯教室跑來什麼文宣部了？<text:span text:style-name="T3"> <text:line-break/><text:line-break/></text:span>學姊壓低聲音說，<text:span text:style-name="T3">“</text:span>這是校史記錄片<text:span text:style-name="T3">”</text:span>。我聽成<text:span text:style-name="T3"><text:s/>“</text:span>笑死人記錄片<text:span text:style-name="T3">”</text:span>，心裡還很納悶什麼是笑死人記錄片，這跟吳榮元他們扯得上什麼關係？後來才知道是校史不是笑死，捲不捲舌差很多。吳榮元的成大共產黨事件當然應該是成大的一頁輝煌校史，但如果拿什麼大腸花來建立歷史連結，豈不是要笑死人？太卑鄙了吧？歷史能這樣弄嗎？<text:span text:style-name="T3"> <text:line-break/><text:line-break/></text:span>成大共產黨事件另一位當事人吳俊宏在現場說，他們當初處境非常艱難而痛苦，但是現在的什麼太陽花、野百合的卻非常吃香，哪像他們當年七零年代非死即傷，飽受酷刑。他說，也許是<text:span text:style-name="T3"><text:s/>“</text:span>時代進步<text:span text:style-name="T3">” </text:span>了。我不知道這話有無反諷之意，但我沒法想像天底下哪來什麼正經的社會運動或學運竟然會<text:span text:style-name="T3"><text:s/>“</text:span>很吃香<text:span text:style-name="T3">”</text:span>，竟然會深受主流媒體大力吹捧。如果一個運動那麼吃香，那麼深受主流勢力與幾乎所有人的喜愛與歌頌，個個是明星，吃香的喝辣的，有錢有權，<text:span text:style-name="T3">x</text:span>他媽的那還需要運什麼動？洗腦也該有點分寸與常識。什麼是來真的，什麼是玩假的，難道你真的會笨到搞不清楚？<text:span text:style-name="T3"> <text:line-break/><text:line-break/></text:span>問題是：幾乎所有人確實搞不清楚，或者說，他們根本不相信也不知道你究竟在說什麼。這恐怕才是問題所在。過往年代是真相不許訴說，現在則是洗腦成不管你說出多少真相，只會招來人們的嗤之以鼻，不屑一顧，或是根本聽不懂你是在說什麼；一切重要之事自動被人們歸類為無關緊要，只因主流媒體已經告知人們哪些重要，哪些不重要。成大共產黨事件當事人之一鄧伯宸說，他覺得這個時代的運動處境更為艱難，無力回天，因為現在大家都說是民主時代了，一切交給民主。<text:span text:style-name="T3"> <text:line-break/><text:line-break/></text:span>陳真<text:span text:style-name="T3">2016.11.03. <text:line-break/><text:line-break/><text:line-break/>============ <text:line-break/>http://goo.gl/4FOste <text:line-break/><text:line-break/></text:span>支持黃士福，大家都來做「麵包師」<text:span text:style-name="T3"> <text:line-break/><text:line-break/></text:span>文／王大師<text:span text:style-name="T3"> <text:line-break/><text:line-break/>2016. 11. 03. <text:line-break/><text:line-break/></text:span>上週再度證明，台灣鄉民們有個絕活，能夠技術性障眼，無論如何就是看不到國王的尿袋。一個被三審定讞的貪污前總統，因重大且恐致死的疾病獲保外就醫，卻被當地麵包師傅活逮仍生龍活虎；但不知怎的，本島上千萬隻覺醒雙眼，似乎都見不到這國王的尿袋。<text:span text:style-name="T3"> <text:line-break/><text:line-break/></text:span>想像看如果這是<text:span text:style-name="T3">2014</text:span>年的<text:span text:style-name="T3">1</text:span>月，背景是帝寶連家，內容是連勝文槍擊事件遭質疑造假，勝文臉上的繃帶被一位附近的麵線攤拍下，發現是黏上去的，帝寶周遭會不會徹夜湧入上萬覺醒仔的撻伐？<text:span text:style-name="T3"> <text:line-break/><text:line-break/></text:span>我常常納悶，為何台灣沒有「我是麵包師」的活動？看看國外，去年巴黎一家粗俗雜誌社「查理週刊」，被一堆看似恐怖份子的歹徒血洗一輪後，希望伸張新聞自由的巴黎市民隨後興起「我是查理」的運動；不久後，這個捍衛言論自由的活動，就在全世界遍地開花。<text:span text:style-name="T3"> <text:line-break/><text:line-break/></text:span>反觀另一個譽為民主聖地的高雄，離美麗島雜誌社約莫三個捷運站距離的市立美術館旁，一位麵包師想舉發數錢數到手抽筋的前總統，行走不需輪椅、小便不需尿袋、罵人不會臉紅、嗆人不會口吃的真相，卻被國家機器用鋪天蓋地的手段，硬是查人家的稅、挑人家的衛生、關人的臉書，連房東都彷彿收到指令般，準備放狗趕人。<text:span text:style-name="T3"> <text:line-break/><text:line-break/></text:span>兩個簡單的對比，「查理週刊」被視為是一個不入流的媒體，只為了討好法國白人的種族優越慘遭回教徒報復，於是激起全球的憤慨；反觀台灣的例子是個路見不平的小老百姓，在一個定點擺攤，拍出消失的國王尿袋，在這號聲民主聖地的美麗島爆發地，卻沒像樣的抗議活動，台灣到底怎麼了？<text:span text:style-name="T3"> <text:line-break/><text:line-break/></text:span>▲拍扁惹風波！遭恐嚇、查稅、稽查，麵包師：求權貴放過我。（圖略）<text:span text:style-name="T3"> <text:line-break/><text:line-break/></text:span>其實也沒什麼，一切都很正常，台灣的言論自由以及公平正義，本來就沒固定的標準，它是一個浮動機制，會跟著聲討人的屬性上下浮動，倘若這次是馬英九裝中風，卻在台北市立植物園被發現還能聽<text:span text:style-name="T3">MP3</text:span>，四處穿短褲路跑，會發生什麼事？<text:span text:style-name="T3"> <text:line-break/><text:line-break/></text:span>至少陳為廷與林飛帆等太陽花幽靈們，又會開始大量製造印有鹿茸長毛的<text:span text:style-name="T3">T-Shirt</text:span>，連夜坐在<text:span text:style-name="T3">Bumbler</text:span>住所前，通宵達旦直到馬切腹為止。但阿扁的家前為何沒這些遭遇？反有陳菊出面祭出國家暴力，搞黑道式威脅。你覺得同樣情況，郝龍斌敢威脅林飛帆嗎？<text:span text:style-name="T3"> <text:line-break/><text:line-break/></text:span>這個邏輯，呼籲前年當國民黨為執政黨時的景象，當時任何的社運抗爭都被認為是合理、有正義，政府還徹告太陽花的暴民行為。民進黨立委從柯建銘一直到吳秉叡，莫不半夜趕到立法院旁打氣，跟著反服貿學生一起同進退、共甘苦。<text:span text:style-name="T3"> <text:line-break/><text:line-break/></text:span>如今政權騙到手了，這些學生沒利用價值了，可隨便切斷風箏的線；才會讓各勞團們，漫無目的的在立法院辦公室內遊蕩，沒一位民進黨政客肯幫這些學生討回七天假，捍衛勞工權益。更悲慘的是，如今這些學生剩不到<text:span text:style-name="T3">50</text:span>人；從太陽花的<text:span text:style-name="T3">50</text:span>萬到如今的<text:span text:style-name="T3">50</text:span>隻小貓，令人不勝唏噓。<text:span text:style-name="T3"> <text:line-break/><text:line-break/></text:span>如今吳秉叡對反一例一休的勞團大喊：「不支持這個政策的人，可以不用支持民進黨」。柯建銘則不屑這些學生，表示只願意跟國會議員辯論。院長蘇嘉全還要求各立委公開呼籲譴責抗爭團體，此情此景彷彿進入了陰陽魔界，人開始講鬼話了。<text:span text:style-name="T3"> <text:line-break/><text:line-break/></text:span>追根究底，台灣的民主仍十分幼稚，民粹且結幫式的政治氛圍，經不起太嚴酷的考驗，頂多只需幾個月的對照，就能吹落一臉的粉底；彷彿沙灘上的碉堡，與櫥窗內的紙牌屋，只需輕輕一碰，整個結構就會散落一地，屍骨無存。</text:p>
      <text:p text:style-name="P1"><text:span text:style-name="T1">陳真</text:span><text:s/>  |  2016.11.03 19:18   |   <text:a xlink:type="simple" xlink:href="http://palinfo.habago.org/Entry?Command=Information_PrintForum&amp;iPage=219#FORUM35037"><text:span text:style-name="T2">#</text:span></text:a></text:p>
      <text:p text:style-name="P2">一封<text:span text:style-name="T3">Line, </text:span>寫在麵包饅頭店黃師傅的群組上。<text:span text:style-name="T3"> <text:line-break/><text:line-break/></text:span>陳真<text:span text:style-name="T3"> <text:line-break/>=========== <text:line-break/></text:span>各位好，<text:span text:style-name="T3"> <text:line-break/><text:line-break/></text:span>小弟剛好下個月要搬來高雄定居，而且就在美術館附近。我問黃師傅往後還會不會再來擺攤，因此因緣際會加入這個群組。原本以為只是黃先生的麵包訂購採購專線，不料是支持者的集結處，幾百個成員，半天的時間就上千封留言。<text:span text:style-name="T3"> <text:line-break/><text:line-break/></text:span>跟各位一樣，我對黃先生所遭受的對待相當不滿，對於這個行事邪辟卑鄙貪婪無恥的政治詐騙集團更是痛恨入骨。在此，我有個建議，也許不是很具體，但或許會比光是在自己人之間互吐苦水要更有用一些。<text:span text:style-name="T3"> <text:line-break/><text:line-break/></text:span>簡單說，何不衡量己身的時間和意願以及自己所能付出或所願付出的代價，彼此先找到幾個核心者。不用多，三、五人就算不錯了。重點不是人數多寡，而是想法與行事作風上是否志同道合。然後，由這群核心者來成立一個正式或非正式的組織，最好不是用<text:span text:style-name="T3">Line, </text:span>因為閱讀不易而且不具有擴散性，旁人無從參與。最好是有個網站或臉書之類，然後便能開始運作。<text:span text:style-name="T3"> <text:line-break/><text:line-break/></text:span>運作的對象主要當然不是為了內部取暖，而是要有對外性，包括針對你們所不滿的公眾人物或組織或政黨，在各種議題上揭露其欺瞞詭詐與不公不義處。必要時亦可集結採取各種抗爭行動。行動不必很巨大，也不用特地去吸引媒體，但要儘可能做好，而非像市面上常見的一群吵吵鬧鬧的烏合之眾。<text:span text:style-name="T3"> <text:line-break/><text:line-break/></text:span>另一個訴求對象當然就是不特定的社會大眾，用文字或演說或舉辦各種讀書會與座談等等，平常就不間斷地提出你們的想法，尋求認同與支持，也許有一天，你們就有可能把不好的黨或人給換下來，讓比較好的人或組織上台。<text:span text:style-name="T3"> <text:line-break/><text:line-break/></text:span>也許你會說，我何不從自己先做起？我有，但不是針對國內或兩岸政治這方面。在此我也只是提供一點想法僅供參考，如此而已。畢竟，如果有這麼大一群人如此熱情，那麼，熱情就應當好好保存與累積，而非漫無目標地消耗掉。與其一千個人在私下罵某個惡人或惡事罵一萬遍，不如僅僅一個人，跑到對方面前或跑到公眾處，輕聲細語但堅定地斥責一遍。我想，今天黃師傅之所以會遭到各種打壓與威脅，恰恰就是因為他採取了行動，對作惡欺瞞者切切實實產生了打擊作用，這當然會比千萬個人在私下罵不停更有力量。私下罵皇帝很爽很開心，但罵一罵，熱情一下就沒了，冷了，但是皇帝仍然是皇帝，為惡者依然為惡。<text:span text:style-name="T3"> <text:line-break/><text:line-break/></text:span>甘地有句話我很能認同，他說，<text:span text:style-name="T3">“</text:span>保存你的憤怒<text:span text:style-name="T3">“</text:span>，因為義憤如此可貴，應該讓它像火山岩漿一樣不斷蓄積，也許有一天，它能成就許多事。<text:span text:style-name="T3"> <text:line-break/><text:line-break/></text:span>我很少用手機，這個群組發言量太大，我稍後就會退出。幾句心裡話，祝福各位。<text:span text:style-name="T3"> <text:line-break/><text:line-break/></text:span>陳真<text:span text:style-name="T3"> <text:line-break/>2016.11.03.</text:span></text:p>
      <text:p text:style-name="P1"><text:span text:style-name="T1">陳真</text:span><text:s/>  |  2016.11.03 13:32   |   <text:a xlink:type="simple" xlink:href="http://palinfo.habago.org/Entry?Command=Information_PrintForum&amp;iPage=219#FORUM35036"><text:span text:style-name="T2">#</text:span></text:a></text:p>
      <text:p text:style-name="P3">我們平常救一隻受傷的貓，救一窩挨餓受凍的流浪小狗，幫助病人或無數親友度過各種難關，包括經濟上、健康上及精神上的各種困厄災禍，往往為之耗費心力，疲憊不堪，許多時候甚至得付出更多代價。然而，即便你把自己的整個生活或僅有的一點家當全都賠上，你能為他人或其他生命所做的一切，卻依然十分微不足道。但你往往還是會去做，不會因為代價的龐大而怯步。<text:span text:style-name="T3"> <text:line-break/><text:line-break/></text:span>這一面的作為不難理解，因為不管識或不識，人與人或生命與生命之間的情感，自然就會讓你捨棄己身的利害考量。然而，一切疲憊與生活代價所能換來的，也許只是一隻連名字都沒有的流浪貓狗身上的傷口之痊癒，如此而已。<text:span text:style-name="T3"> <text:line-break/><text:line-break/></text:span>令人難以理解的是另一面。例如美國歷任總統與府內高官這些人，財產往往在數十數百億以上，比方說選個美國總統至少就要花個三、五百億，這樣的一些超級富豪，他們卻似乎分分秒秒無法忘懷金錢與權力。在他們眼裏，人命就像廢紙一樣，千萬條人命不過就是論斤稱兩般的一團廢紙，只要能夠從中再多撈一點錢，再多擴大一點權勢，千萬條人命算什麼，孤兒寡母的哀號算什麼？該殺就殺，該丟飛彈就丟，何樂不為？<text:span text:style-name="T3"> <text:line-break/><text:line-break/></text:span>許多時候，我都不知道自己究竟是應該恨他們還是對之感到憐憫？究竟我是應該祈盼上帝拯救他們還是毀滅他們？他們知不知道自己犯下何等滔天大罪？他們究竟知不知道自己在做什麼？倘若有一天，他們以一種普通人的身份與形象來到眼前，我是應該擁抱他們就像擁抱、安慰一隻小狗那樣？還是應該像面對撒旦惡魔那樣，拒之於千里之外？<text:span text:style-name="T3"> <text:line-break/><text:line-break/></text:span>另一方面來說，倘若我們以為自己比這些人道德更加高尚，這顯然也是不對的，事情的真相似乎又不是這樣，我們怎麼可能比旁人潔淨？如果是這樣，那為何我們心裏又會對之感到鄙夷？在感到鄙夷的同時，卻又難免心懷憐憫，你心裏會這麼想：人格與精神這麼脆弱的一些人<text:span text:style-name="T3">(</text:span>儘管他們權勢無比強大<text:span text:style-name="T3">)</text:span>，他們同樣也是世上某個人的父親、母親或子女，世上某個人心裏為他掛念著，你難道真能忍心傷害他們？<text:span text:style-name="T3"> <text:line-break/><text:line-break/></text:span>到頭來，也許我們也只能希望老天爺對大家都盡量寬厚一點，哪天算起帳來，記得給點折扣，別太計較，畢竟每個人都曾犯下各種程度不一的罪責。<text:span text:style-name="T3"> <text:line-break/><text:line-break/></text:span>這些想法很唯心，很形而上，也許無關赤裸裸的國際民生與血腥現實；現實中，該怎麼辦就怎麼辦，該怎麼說就怎麼說，人渣就說人渣，混蛋就說混蛋，該繩之以法就繩之以法。問題是，現實世界的法則運作了千百年，世界卻似乎持續倒退而非往前。也許這就像某種<text:span text:style-name="T3"><text:s/>"</text:span>不完全定理<text:span text:style-name="T3">"</text:span>，一個系統本身無法確認己身的存在，它的救贖終究還是得來自系統之<text:span text:style-name="T3"><text:s/>"</text:span>外<text:span text:style-name="T3">" </text:span>的另一個世界。<text:span text:style-name="T3"> <text:line-break/><text:line-break/></text:span>最近在<text:span text:style-name="T3"><text:s/>MOD </text:span>上第一次看了義大利導演<text:span text:style-name="T3">Giuseppe Piccioni </text:span>的<text:span text:style-name="T3"><text:s/>"</text:span>茱利亞晚上不約會<text:span text:style-name="T3">" (Giulia Doesn't Date at Night) (</text:span>台譯什麼熟女的，低級死了<text:span text:style-name="T3">)</text:span>，心裏說不出的感動，絲毫不亞於當初看阿莫多瓦的<text:span text:style-name="T3"><text:s/>"Talk to Her" </text:span>的心情。藝術雖然無法改變現實，但它終究還是起了根本作用，給生命帶來一種莫大的安慰。</text:p>
      <text:p text:style-name="P4"/>
      <text:p text:style-name="P1"><text:span text:style-name="T1">陳真</text:span><text:s/>  |  2016.11.03 09:58   |   <text:a xlink:type="simple" xlink:href="http://palinfo.habago.org/Entry?Command=Information_PrintForum&amp;iPage=220#FORUM35035"><text:span text:style-name="T2">#</text:span></text:a></text:p>
      <text:p text:style-name="P3">這些內容所述當然是真的，你只要稍微有在注意美國，自然就會得出這樣一些結論。但你不要以為主流媒體會主動為你報導這些事<text:span text:style-name="T3">(</text:span>更不用說追查了<text:span text:style-name="T3">)</text:span>，任何時候，人都應該養成自己找出真正新聞的能力和習慣。要不是阿桑吉的維基解密，這個世界肯定會更恐怖更血腥。<text:span text:style-name="T3"> <text:line-break/><text:line-break/></text:span>目前世界面臨一個非常重大、肯定是二戰以來最為巨大的一個關鍵時刻。我不知道這樣一種規模等級的風暴與醜聞將如何演變，它完全暴露出美國這個國家本質上之徹底腐敗與血腥，我們習以為常之所聽所聞，完全都是假的，什麼恐怖攻擊，往往都是假的；什麼消滅恐怖份子，聽他在放屁，他們根本就是一家人；什麼言論自由，聽他在吹喇叭，沒被暗殺意味著你還不夠具有威脅性；什麼民主法治，更是笑話，任何一個國家的政治與社會運作都比美國乾淨一萬倍。一切為了什麼呢？為了權力和金錢，甚至不惜處心積慮在亞洲挑起世界大戰。<text:span text:style-name="T3"> <text:line-break/><text:line-break/></text:span>這些都不令人意外，這理當只是一種普通常識，問題是，絕大部份人都被主流媒體給洗腦了，所以我知道我就算說了一萬遍，就算我指證歷歷，大家也不會相信，人們講起美國仍然還是什麼民主自由與人權，真是荒唐透了頂。<text:span text:style-name="T3"> <text:line-break/><text:line-break/>MOD</text:span>近期有兩部片，高度推薦，一部叫殺人一舉，一部叫沉默一瞬，幾位曾經參與屠殺印尼共黨的殺人魔現身說法，令人不寒而慄，連我看了都驚訝得難以言語，當天晚上就做噩夢。但我跟各位說，把這些殺人魔的邪惡乘以一億或一萬億，恐怕才是美國政府之邪惡程度。歐巴馬、布希、柯林頓、希拉蕊以及幾乎所有美國政府高官全都應該依法槍斃不知道幾百次，如果美國還有法律的話。一個國家爛，例如北韓，但它爛是爛自己，而美國的爛卻是以天下千萬蒼生的鮮血為代價。<text:span text:style-name="T3"> <text:line-break/><text:line-break/></text:span>美國現在面臨一個很兩難的局面就是，面對無數赤裸裸的鐵證：不管其司法機關決定怎麼做，後果都將是極具衝突性乃至毀滅性的。倘若真要依法偵辦，美國政府勢必得打烊，因為幾乎所有美國高官及其走狗都得抓上斷頭台。問題是，誰要去抓他們呢？哪一個人有九條命？哪一個有權這麼做的人是清白的？</text:p>
      <text:p text:style-name="P1"><text:span text:style-name="T1">楊宏</text:span><text:s/>  |  2016.11.03 07:05   |   <text:a xlink:type="simple" xlink:href="http://palinfo.habago.org/Entry?Command=Information_PrintForum&amp;iPage=220#FORUM35034"><text:span text:style-name="T2">#</text:span></text:a></text:p>
      <text:p text:style-name="P2">這篇文章無法查證，只能靜觀後續<text:span text:style-name="T3">...</text:span>。<text:span text:style-name="T3"> <text:line-break/>' <text:line-break/></text:span>一个自称<text:span text:style-name="T3">FBI</text:span>探员以隐匿身份发帖，似乎解释了<text:span text:style-name="T3">FBI</text:span>为何在这个时候突然对希拉里发难。目前这篇文章在美国论坛已经转疯。真假读者自行判断！<text:span text:style-name="T3"> <text:line-break/><text:line-break/></text:span>　　翻译省略了一些重复和不关键的问答，感兴趣的读者可以看看。文中蓝色字体是网友的提问翻译，红字是匿名<text:span text:style-name="T3">FBI</text:span>探员的回答！<text:span text:style-name="T3"> <text:line-break/><text:line-break/></text:span>　　问：希拉里会被判罪吗？<text:span text:style-name="T3"> <text:line-break/><text:line-break/></text:span>　　答：我们面临非常大的压力所以对她不能指控。有足够多的证据可以将她连同现在的政府全部逮捕。人们没意识到现在美国目前的处境有多恶劣。她是否会被逮捕决定于其余人能泄露出多少消息，还有多少人参与其中。<text:span text:style-name="T3"> <text:line-break/><text:line-break/></text:span>　　问：人们没意识到情况多严重，能具体说说嘛？<text:span text:style-name="T3"> <text:line-break/><text:line-break/></text:span>　　答：真正问题大的是克林顿基金会，而不是邮件服务器。我们从<text:span text:style-name="T3">Benghazi</text:span>拿到了服务器，又从服务器上的信息里找到了克林顿基金会的资料。那时候我们就意识到了情况比我们想的要糟糕得多。<text:span text:style-name="T3"> <text:line-break/><text:line-break/></text:span>　　问：政府都要被逮捕？我不信。<text:span text:style-name="T3"> <text:line-break/><text:line-break/></text:span>　　答：她有很多<text:span text:style-name="T3">SAP</text:span>级别的程序存在服务器上，如果一旦公开于众，别的国家真的会暴动和宣战的。<text:span text:style-name="T3"> <text:line-break/><text:line-break/></text:span>　　问：干掉希拉里你支持吗？<text:span text:style-name="T3"> <text:line-break/><text:line-break/></text:span>　　答：干掉希拉里也不会让问题消失。真正的问题是克林顿基金会，就像我前面说的。你就想想一个巨大的蜘蛛网链接所有洗钱和幕后交易，数百位高层参与其中。虽然我对希拉里没什么高评价，但她仅仅是其中的一个棋子罢了。<text:span text:style-name="T3"> <text:line-break/><text:line-break/></text:span>　　问：美国司法部会保护希拉里吗？<text:span text:style-name="T3"> <text:line-break/><text:line-break/></text:span>　　答：司法部看起来是要自保了。找到所有希拉里基金会参与其中的人，从捐款人到董事会，然后想象他们都有牵连。<text:span text:style-name="T3"> <text:line-break/><text:line-break/></text:span>　　问：你不同意，要泄露点什么来铲除腐败吗？用点和平的方式好了。别畏首畏尾的。<text:span text:style-name="T3"> <text:line-break/><text:line-break/></text:span>　　答：我的看法是所有政府全部都犯了叛国罪。这也是为什么希拉里的死并不能停止对丑闻的调查，也不能阻止未来丑闻的发生。太多，太多人牵扯在里面了。推荐关注：查找微信公众号<text:span text:style-name="T3">“</text:span>战略纵横<text:span text:style-name="T3">” <text:line-break/><text:line-break/></text:span>　　问：<text:span text:style-name="T3">Comey</text:span>（<text:span text:style-name="T3">FBI</text:span>头头）会在有证据指控而不指控的情况下辞职吗？<text:span text:style-name="T3">Lynch</text:span>说她接受任何<text:span text:style-name="T3">FBI</text:span>的意见，意思是她知道<text:span text:style-name="T3">FBI</text:span>不会指控希拉里吗？<text:span text:style-name="T3"> <text:line-break/><text:line-break/></text:span>　　答：要指控，证据已经足够了。<text:span text:style-name="T3">Comey</text:span>一直在拖，因为他不想要面对克林顿集团，包括所有余下来的华盛顿政府。如果希拉里被指控了，这一个案件将会爆炸成上百万其余的案件，如果真的要一查到底的话。在这种情况下就是<text:span text:style-name="T3">FBI</text:span>对余下所有政府组织与其余利益集团了。这将会成为非常非常难缠的局面。<text:span text:style-name="T3"> <text:line-break/><text:line-break/></text:span>　　问：<text:span text:style-name="T3">Lynch</text:span>说的是她会接受<text:span text:style-name="T3">FBI</text:span>的处理方式就这么着了。她的责任没有改变，她只不过是想要保全自己。<text:span text:style-name="T3"> <text:line-break/><text:line-break/></text:span>　　答：如果你对希拉里这种犯了很多法律的人也不指控，那么什么消息会让大众知道呢？<text:span text:style-name="T3"> <text:line-break/><text:line-break/></text:span>　　我们没有权利去逮捕，我们只能把数据交给司法部让他们去逮捕。我们没有权利去提交所有的数据，因为敏感性。而且有的数据会造成更多腐败案件的泄露。<text:span text:style-name="T3"> <text:line-break/><text:line-break/></text:span>　　问：你怕你的小命没了吗？<text:span text:style-name="T3"> <text:line-break/><text:line-break/></text:span>　　答：是的。<text:span text:style-name="T3"> <text:line-break/><text:line-break/></text:span>　　问：希拉里选举前被定罪的可能性有多大？<text:span text:style-name="T3"> <text:line-break/><text:line-break/></text:span>　　答：在克林顿和<text:span text:style-name="T3">Lynch</text:span>相见前，我想说<text:span text:style-name="T3">0%</text:span>。不过现在看起来更多的大众看穿了克林顿要隐瞒丑闻。更多的公众质疑会推动调查进展。<text:span text:style-name="T3"> <text:line-break/><text:line-break/></text:span>　　问：我们真的会见到大批量的辞职与泄密吗？如果没事情发生的话？还是谣言？<text:span text:style-name="T3"> <text:line-break/><text:line-break/></text:span>　　答：境外势力拥有一些我们分析过的文档，因为他们从希拉里的服务器上黑了过去。特朗普也有一些文件，很有可能会泄密来造势。<text:span text:style-name="T3"><text:s/></text:span>泄密必须偷偷摸摸进行。<text:span text:style-name="T3"> <text:line-break/><text:line-break/></text:span>　　问：我知道，但如果<text:span text:style-name="T3">FBI</text:span>说推荐逮捕，<text:span text:style-name="T3">Lynch</text:span>就该同意啊。如果你说不，那么<text:span text:style-name="T3">FBI</text:span>的公信力不就完了？太多浮在表面的信息了<text:span text:style-name="T3"> <text:line-break/><text:line-break/></text:span>　　答：如果我们推荐逮捕的话，我们就真的把所有的文件交上去并指控整个国家政府都牵涉到叛国罪。从最高的阶层开始，所有人都要仓皇逃窜。而且很多<text:span text:style-name="T3">SAP</text:span>级别绝密文件将会摧毁所有国家安全体系。<text:span text:style-name="T3"> <text:line-break/><text:line-break/></text:span>　　问：如果普京泄密所有邮件会怎样？<text:span text:style-name="T3"> <text:line-break/><text:line-break/></text:span>　　答：我不清楚，但我的一些战略分析员朋友预测俄罗斯会有很大几率向世界泄密，因为希拉里想和俄罗斯开战。俄罗斯不想和美国打。<text:span text:style-name="T3"> <text:line-break/><text:line-break/></text:span>　　问：如果<text:span text:style-name="T3">FBI</text:span>不推荐逮捕会怎样？<text:span text:style-name="T3"> <text:line-break/><text:line-break/></text:span>　　答：这样的话就看起来像是给希拉里打掩护，特朗普会用这一形势来支持他的立场。我在<text:span text:style-name="T3">PsyOps</text:span>工作过一次，特朗普对确认偏差的利用出神入化。<text:span text:style-name="T3"> <text:line-break/><text:line-break/></text:span>　　问：你们会推荐逮捕吗？<text:span text:style-name="T3"> <text:line-break/><text:line-break/></text:span>　　答：无法决定。太多人牵扯其中了，明天看吧。<text:span text:style-name="T3"> <text:line-break/><text:line-break/><text:line-break/></text:span>　　希拉里<text:span text:style-name="T3"> <text:line-break/><text:line-break/></text:span>　　问：比尔克林顿健康状况怎么样？<text:span text:style-name="T3"> <text:line-break/><text:line-break/></text:span>　　答：他今年估计就要挂了。<text:span text:style-name="T3"> <text:line-break/><text:line-break/></text:span>　　问：你们能给我们一个预测结果会如何嘛？<text:span text:style-name="T3"> <text:line-break/><text:line-break/></text:span>　　答：无法决定。整个政府都很腐败，没人是干净的，就算特朗普也不例外。<text:span text:style-name="T3"> <text:line-break/><text:line-break/></text:span>　　问：说说特朗普的黑历史<text:span text:style-name="T3"> <text:line-break/><text:line-break/></text:span>　　答：特朗普给克林顿基金会捐过钱，尽管是一些无伤大雅的东西，比方说是施工许可等等。他很聪明，所以这些痕迹都隐藏得很好。但如果任何追查员想要钻得很深的话，特朗普会被指控贿赂。他可以很轻松逃脱指控，但也至少会被告上法庭。<text:span text:style-name="T3"> <text:line-break/><text:line-break/></text:span>　　问：还等啥？如果推荐指控的话就推荐啊！至少公众会信赖你们。不然的话，美国人民就丧失对正义的信心了。<text:span text:style-name="T3"> <text:line-break/><text:line-break/></text:span>　　答：你的道德倾向在网上看也许很好，但现实复杂得多。你不可能让整个政府去逮捕自己。<text:span text:style-name="T3">Lynch</text:span>也给过克林顿基金会钱，并且与很多不该有关系的人有关系。记住比尔克林顿让她失望了。她是一个出色的追捕官，但并不是光靠能力才走到这一步的。<text:span text:style-name="T3"> <text:line-break/><text:line-break/></text:span>　　问：<text:span text:style-name="T3">FBI</text:span>怎样才能修正这一切呢？<text:span text:style-name="T3"> <text:line-break/><text:line-break/></text:span>　　答：<text:span text:style-name="T3">FBI</text:span>双手都被捆住了。我对你们的消息就是让所有人不要被克林顿的邮件遮住眼睛，关注克林顿基金会，所有噩梦般的现实都在那。邮件相比之下就相形见绌了。<text:span text:style-name="T3"> <text:line-break/><text:line-break/></text:span>　　问：特朗普当选后会让这些情况好点吗？<text:span text:style-name="T3"> <text:line-break/><text:line-break/></text:span>　　答：特朗普赢的话，希拉里就会被逮捕。有谣言说<text:span text:style-name="T3">Flynn</text:span>是他副总统的候选人。<text:span text:style-name="T3"> <text:line-break/><text:line-break/></text:span>　　问：说点腐败程度的具体内容<text:span text:style-name="T3"> <text:line-break/><text:line-break/></text:span>　　答：沙特是克林顿基金会的常客。俄罗斯铀交易。希拉里和以色列议会。外交委员会。<text:span text:style-name="T3">AIPAC</text:span>。列都列不完。<text:span text:style-name="T3"> <text:line-break/><text:line-break/></text:span>　　问：奥巴马有关联吗？<text:span text:style-name="T3"> <text:line-break/><text:line-break/></text:span>　　答：会被弹劾程度的关联。<text:span text:style-name="T3"> <text:line-break/><text:line-break/></text:span>　　问：希拉里杀过人吗？<text:span text:style-name="T3"> <text:line-break/><text:line-break/></text:span>　　答：希拉里身边的人总是莫名其妙死。<text:span text:style-name="T3"> <text:line-break/><text:line-break/></text:span>　　问：特朗普有邮件？？<text:span text:style-name="T3"> <text:line-break/><text:line-break/></text:span>　　答：特朗普有高人在指点他，以及对他泄露秘密。<text:span text:style-name="T3"> <text:line-break/><text:line-break/></text:span>　　问：<text:span text:style-name="T3">FBI</text:span>竟然不履行职责，干你<text:span text:style-name="T3">**</text:span>。<text:span text:style-name="T3"> <text:line-break/><text:line-break/></text:span>　　答：我就这么和你说吧。<text:span text:style-name="T3">3</text:span>种情况：<text:span text:style-name="T3"> <text:line-break/><text:line-break/></text:span>　　<text:span text:style-name="T3">A) </text:span>把所有东西给司法部，公开提交建议，真相大白。全世界都意识到美国有多少干涉他国外政的行为，然后我们相互开战。美国公民意识到有多少境外的钱款影响了美国政府，内战就开始了。<text:span text:style-name="T3"> <text:line-break/><text:line-break/></text:span>　　<text:span text:style-name="T3">B</text:span>）你精心挑选一些数据来把众所周知的腐败人物住起来，让少部分人坐牢，整个系统免于崩溃。<text:span text:style-name="T3"> <text:line-break/><text:line-break/></text:span>　　<text:span text:style-name="T3">C</text:span>）你啥都不做，等待政治形势变动来采取相关举动。<text:span text:style-name="T3"> <text:line-break/><text:line-break/></text:span>　　问：我很有信心如果特朗普赢了希拉里就要进监狱。<text:span text:style-name="T3"> <text:line-break/><text:line-break/></text:span>　　答：如果<text:span text:style-name="T3">FBI</text:span>不推荐指控，那么我们从<text:span text:style-name="T3">FBI</text:span>那里可以预期什么呢？有人要辞职吗？<text:span text:style-name="T3"> <text:line-break/><text:line-break/></text:span>　　<text:span text:style-name="T3">Comey</text:span>在任何情况下都可能会辞职。<text:span text:style-name="T3">FBI</text:span>很安静是因为我们大多数人都想保住自己的职位。<text:span text:style-name="T3"> <text:line-break/><text:line-break/></text:span>　　问：斯诺登有关吗？<text:span text:style-name="T3"> <text:line-break/><text:line-break/></text:span>　　答：和斯诺登啥都没关系。<text:span text:style-name="T3"> <text:line-break/><text:line-break/></text:span>　　问：你在编啥啊？小说？<text:span text:style-name="T3"> <text:line-break/><text:line-break/></text:span>　　答：奥巴马和希拉里相互非常讨厌。希拉里恨黑人，奥巴马不喜欢她这样的没头没脑的傻瓜。对于调查，有些细节是正确的。结果嘛，我们就不知道了。<text:span text:style-name="T3"> <text:line-break/><text:line-break/></text:span>　　问：能多说说<text:span text:style-name="T3">SAP</text:span>项目的相关信息吗？和奥巴马有关系？<text:span text:style-name="T3"> <text:line-break/><text:line-break/></text:span>　　答：我只能和你说希拉里有<text:span text:style-name="T3">SAP</text:span>档案。而且她是没有权限获得这些任何信息的。是别人泄露给她，然后她再卖给海外的金主。光是拥有这些信息就能判她叛国了。<text:span text:style-name="T3"> <text:line-break/><text:line-break/></text:span>　　奥巴马和克林顿基金会有点关联，但是和那些金主关系更大。<text:span text:style-name="T3"> <text:line-break/><text:line-break/></text:span>　　所以说奥巴马他们不仅在中东胡来，在别的地方也胡来，我想奥巴马很想要引导欧洲和俄罗斯开战。<text:span text:style-name="T3"> <text:line-break/><text:line-break/></text:span>　　和索罗斯有多少关系？俄国边境，乌克兰，所有北约的地方，中国南海，菲律宾，台湾，香港，非洲。<text:span text:style-name="T3"><text:s/></text:span>索罗斯是所有这些问题的心脏。<text:span text:style-name="T3"> <text:line-break/><text:line-break/><text:line-break/></text:span>　　索罗斯<text:span text:style-name="T3"> <text:line-break/><text:line-break/></text:span>　　问：把所有消息都公之于众听起来不错。男人一点，和恶势力开战。<text:span text:style-name="T3"> <text:line-break/><text:line-break/></text:span>　　答：如果真的有必要的话，我会战斗的。但是我们大多数人认为希拉里不会当选。特朗普当选的话我们<text:span text:style-name="T3">FBI</text:span>的工作就轻松多了。现在我们要小心从泥泞的道路中走过。<text:span text:style-name="T3"> <text:line-break/><text:line-break/></text:span>　　问：泄露这些美国就内战了吗？<text:span text:style-name="T3"> <text:line-break/><text:line-break/></text:span>　　答：是的。<text:span text:style-name="T3"> <text:line-break/><text:line-break/></text:span>　　问：希拉里当选了会怎样？<text:span text:style-name="T3"> <text:line-break/><text:line-break/></text:span>　　答：我们很可能就和中俄开战了。<text:span text:style-name="T3"> <text:line-break/><text:line-break/></text:span>　　问：我能做些什么？<text:span text:style-name="T3"> <text:line-break/><text:line-break/></text:span>　　答：让所有人都知道希拉里。关注基金会，不会被邮件一叶障目。不要被媒体误导只关注邮件。<text:span text:style-name="T3"> <text:line-break/><text:line-break/></text:span>　　问：索罗斯呢？<text:span text:style-name="T3"> <text:line-break/><text:line-break/></text:span>　　答：索罗斯是核心。<text:span text:style-name="T3"> <text:line-break/><text:line-break/></text:span>　　问：有证据希拉里卖武器给我们的敌人吗？<text:span text:style-name="T3"> <text:line-break/><text:line-break/></text:span>　　答：武器，好处，情报，和人。<text:span text:style-name="T3"> <text:line-break/><text:line-break/></text:span>　　问：你认为特朗普是克林顿为了获胜安插的棋子吗？<text:span text:style-name="T3"> <text:line-break/><text:line-break/></text:span>　　答：特朗普不是希拉里的棋子。他认为希拉里那群人是恶心的动物。<text:span text:style-name="T3"> <text:line-break/><text:line-break/></text:span>　　问：克林顿基金会到底干嘛的？<text:span text:style-name="T3"> <text:line-break/><text:line-break/></text:span>　　答：卖影响力，情报，好处，和人命，对方付钱就能卖。<text:span text:style-name="T3"> <text:line-break/><text:line-break/></text:span>　　问：你们说好要守护宪法的呢？<text:span text:style-name="T3"> <text:line-break/><text:line-break/></text:span>　　答：如果泄露信息让美国垮台，我们就背叛了祖国。我们什么都不做，我们也背叛了祖国。我不是不同意你，但是如果你有内幕消息的话就知道现状太过复杂。你没有我拥有的信息量，知道的话让你的眼球都蹦出来。<text:span text:style-name="T3"> <text:line-break/><text:line-break/></text:span>　　问：希拉里为什么要把我们卷入战争？<text:span text:style-name="T3"> <text:line-break/><text:line-break/></text:span>　　答：因为对她好，有金主付钱给她干这个。我不想贴我的相关信息。如果我身份泄露可能就挂了。</text:p>
      <text:p text:style-name="P1"><text:span text:style-name="T1">陳真</text:span><text:s/>  |  2016.11.03 03:26   |   <text:a xlink:type="simple" xlink:href="http://palinfo.habago.org/Entry?Command=Information_PrintForum&amp;iPage=220#FORUM35033"><text:span text:style-name="T2">#</text:span></text:a></text:p>
      <text:p text:style-name="P3">今天是<text:span text:style-name="T3"><text:s/>11 </text:span>月<text:span text:style-name="T3"><text:s/>3 </text:span>日，距離美國總統選舉只剩最後一百多個小時。事到如今，大勢已定，我沒法想像希拉蕊這個恐怖妖女還能當總統；也許她仍然還是有可能當選，但她怎麼可能逃脫應有的終身大牢乃至極刑？就算在任何一個司法腐敗的所謂落後國家，要是有人做出跟希拉蕊類似的行為<text:span text:style-name="T3">(</text:span>尚且不說那一連串的神祕死亡是否與之有關<text:span text:style-name="T3">)</text:span>，恐怕都仍然很難全身而退，美國的司法與人民素質難道會落後至此？阿桑吉是對的，希拉蕊應該被立即逮捕，而不該具有候選人資格。<text:span text:style-name="T3"> <text:line-break/><text:line-break/></text:span>這陣子，透過維基解密的資料，我一直密切關注著美國總統選舉。看著維基解密所公布的許多信件與機密資料，我真是感到很震驚。就連我這樣一個深知國內外政治之骯髒無恥與下流的人，都感到很訝異。政治之骯髒，似乎永遠都會比你所想像、比所有所謂陰謀論都還髒。所謂民主與自由云云，各位真的得仔細想想它究竟是怎麼一回事。<text:span text:style-name="T3"> <text:line-break/><text:line-break/></text:span>至於最近<text:span text:style-name="T3">FBI</text:span>突然陣前倒戈，與希拉蕊陣營對幹，甚至連原本死忠的一些主流媒體也突然翻臉，劇情高潮迭起，其中有幾個人名，例如<text:span text:style-name="T3">James Comey</text:span>，<text:span text:style-name="T3">John Podesta</text:span>，<text:span text:style-name="T3">Anthony Weiner</text:span>等等，值得特別追蹤注意。這麼多故事，說來太長太複雜太骯髒了，完全就是一個詞：罄竹難書。我找了一篇最簡單扼要的中文報導，各位不妨仔細看看：<text:span text:style-name="T3"> <text:line-break/><text:line-break/>https://goo.gl/py7IzJ (</text:span>繁體中文，報導直接取自底下簡體<text:span text:style-name="T3">) <text:line-break/><text:line-break/>https://goo.gl/E1pJqz (</text:span>簡體。必讀。雖屬個人寫作，並非媒體正式報導，但大致內容之正確性我可打包票。<text:span text:style-name="T3">) <text:line-break/><text:line-break/></text:span>至於英文資料就太多了，你只要用<text:span text:style-name="T3"><text:s/>WikiLeaks, emails, Hillary,John Podesta, Anthony Weiner </text:span>等等關鍵字交叉組合去搜尋，很快就能看到許多報導。你看完之後，一定會同意我說的，希拉蕊應立即被逮捕，接受審訊，而不該成為總統候選人。<text:span text:style-name="T3"> <text:line-break/><text:line-break/></text:span>美國要選誰當總統，並不是他們家的事，而是事關整個世界。我們每個人的身家財產乃至性命安全，都受到這個長年奉行國家恐怖主義的血腥帝國影響。在這個意義上，我們其實都是美國人，我們不得不關注這個恐怖帝國的種種作為。</text:p>
      <text:p text:style-name="P1"><text:span text:style-name="T1">姚富康</text:span><text:s/>  |  2016.11.02 23:27   |   <text:a xlink:type="simple" xlink:href="http://palinfo.habago.org/Entry?Command=Information_PrintForum&amp;iPage=220#FORUM35032"><text:span text:style-name="T2">#</text:span></text:a></text:p>
      <text:p text:style-name="P2">有正義是非來買黃士福麵包<text:span text:style-name="T3"> <text:line-break/></text:span>絕<text:span text:style-name="T3"><text:s/></text:span>不<text:span text:style-name="T3"><text:s/></text:span>能<text:span text:style-name="T3"><text:s/></text:span>讓<text:span text:style-name="T3"><text:s/></text:span>黃<text:span text:style-name="T3"><text:s/></text:span>士<text:span text:style-name="T3"><text:s/></text:span>福<text:span text:style-name="T3"><text:s/></text:span>倒<text:span text:style-name="T3"><text:s/></text:span>下<text:span text:style-name="T3"><text:s/></text:span><text:span text:style-name="T4">♡</text:span><text:span text:style-name="T3"> <text:line-break/></text:span>綠營要找碴讓他生意做不下去，那他就不要擺攤，大家一起來跟他訂麵包和饅頭也可以。<text:span text:style-name="T3"> <text:line-break/><text:line-break/><text:line-break/></text:span>因為他現在還沒有網購的網站，所以要訂購的朋友，目前可以先用手機以電話或簡訊下訂。當然臉書私訊也可以。<text:span text:style-name="T3"> <text:line-break/><text:line-break/></text:span>訂麵包或饅頭的朋友，建議先預付款項，讓他先拿到貨款，可以生活。至於交貨時間，就讓他排了時程慢慢做。<text:span text:style-name="T3"> <text:line-break/><text:line-break/></text:span>他的手機號碼是<text:span text:style-name="T3">: 0952-508-693 <text:line-break/><text:line-break/></text:span>他收貨款的帳號是<text:span text:style-name="T3">: </text:span>鳳山五甲郵局<text:span text:style-name="T3">(700) </text:span>戶名<text:span text:style-name="T3">: </text:span>黃士福，帳號<text:span text:style-name="T3">: 0101096-0678721 <text:line-break/><text:line-break/></text:span><text:span text:style-name="T4">♡</text:span><text:span text:style-name="T3"><text:s/></text:span>讓<text:span text:style-name="T3"><text:s/></text:span>我<text:span text:style-name="T3"><text:s/></text:span>們<text:span text:style-name="T3"><text:s/></text:span>來<text:span text:style-name="T3"><text:s/></text:span>買<text:span text:style-name="T3"><text:s/></text:span>黃<text:span text:style-name="T3"><text:s/></text:span>士<text:span text:style-name="T3"><text:s/></text:span>福<text:span text:style-name="T3"><text:s/></text:span>麵<text:span text:style-name="T3"><text:s/></text:span>包。<text:span text:style-name="T4">♡</text:span><text:span text:style-name="T3"> <text:line-break/></text:span><text:span text:style-name="T4">♡</text:span><text:span text:style-name="T3"><text:s/></text:span>不可以讓他倒下。黃士福倒下，我們也會倒下。</text:p>
      <text:p text:style-name="P1"><text:span text:style-name="T1">王修亮</text:span><text:s/>  |  2016.11.02 20:46   |   <text:a xlink:type="simple" xlink:href="http://palinfo.habago.org/Entry?Command=Information_PrintForum&amp;iPage=220#FORUM35031"><text:span text:style-name="T2">#</text:span></text:a></text:p>
      <text:p text:style-name="P3">我很不喜歡看新聞，很怕看新聞，甚至到老來很怕看電影看書，看了好電影和好書，所有以前看過的想過的都一股腦翻出來成為一大團鋪天蓋地的黑暗，很多天都很痛苦，吃不好睡不好胃痛頭痛，只能說自己想太多。問題是無論怎樣想，都想不出如何是好，一直到時間與忙碌讓我暫時遺忘。<text:span text:style-name="T3"> <text:line-break/></text:span>或許如此，我總是看天看地看植物動物寫他們的空幻故事。<text:span text:style-name="T3"> <text:line-break/></text:span>我總想逃到沒有人的地方。<text:span text:style-name="T3"> <text:line-break/><text:line-break/></text:span>然而也總難免看到許多事。<text:span text:style-name="T3"> <text:line-break/><text:line-break/></text:span>當六個月後，一切已隨風而逝，新聞已經找到新的熱情，人們已經尋找到新的憤怒，訂購麵包的人流失在時間中，只剩下這位麵包師傅永遠承擔一切後果，失去生計，失去居所，與妻子兒女活在後半輩子的貧窮困窘中。<text:span text:style-name="T3"> <text:line-break/></text:span>我想不出來可以怎麼辦，早上吃的飯現在還悶在心口上，我還是不知道可以怎麼辦。<text:span text:style-name="T3"> <text:line-break/></text:span>我還是只能看天看地寫故事，筆下即使寫的是鮮血，還是不知道可以怎麼辦。<text:span text:style-name="T3"> <text:line-break/></text:span>我不知道自己為何這麼介意，這麼想躲避。<text:span text:style-name="T3"> <text:line-break/><text:line-break/>http://udn.com/news/story/1/2062990 <text:line-break/><text:line-break/></text:span>高雄市麵包師傅黃士福因兩度拍攝前總統陳水扁散步的影片惹議，日前有民眾檢舉遭國稅局與衛生局上門稽查，還遇網友在臉書恐嚇。今名嘴黃智賢再於臉書爆料，黃士福不僅臉書被關閉，房東也在壓力下要求他下個月要搬家，讓黃智賢怒批根本是「為了捍衛綠營的謊言，要全力追殺一個麵包師，讓他活不下去」，希望大家能撥打電話訂麵包。<text:span text:style-name="T3"> <text:line-break/><text:line-break/></text:span>麵包師傅黃士福日前因拍攝陳水扁保外就醫散步影片，遭陳水扁及其友人制止引發爭議，陳菊籲勿再滋擾陳水扁，而黃士福也因檢舉遭國稅局與衛生局雙雙上門稽查，臉書恐嚇也讓黃士福不敢再去擺攤。今黃智賢再爆料，直指綠營利用臉書漏洞檢舉黃士福臉書，造成黃士福不能再透過臉書接訂單，房東也因為壓力要他<text:span text:style-name="T3">12</text:span>月搬家。黃智賢痛批，「綠營的下流是沒有極限的」，為了捍衛綠營的謊言竟然要追殺一個麵包師傅，她還呼籲民眾可以打黃士福或透過黃昭順辦公室電話下訂。<text:span text:style-name="T3"> <text:line-break/><text:line-break/></text:span>而黃士福也在政論節目《夜問打權》中接受電訪表示，自己現在要做麵包又要找地點，擔心出單速度會變慢，黃士福也強調自己只是個普通老百姓，不希望再有騷擾的行為了，如果再有騷擾或恐嚇的話他會報警。</text:p>
      <text:p text:style-name="P1"><text:span text:style-name="T1">鄭豐遠</text:span><text:s/>  |  2016.11.02 11:07   |   <text:a xlink:type="simple" xlink:href="http://palinfo.habago.org/Entry?Command=Information_PrintForum&amp;iPage=220#FORUM35030"><text:span text:style-name="T2">#</text:span></text:a></text:p>
      <text:p text:style-name="P2">一個普通人遭到拍攝，我們感覺理所當然，甚至可以公審之，對一個<text:span text:style-name="T3">(</text:span>綠的<text:span text:style-name="T3">)</text:span>政治人物被拍攝，我們就覺得義憤填膺，要圍堵拍攝者甚至除之而後快了。台灣人或許真的應該想一想，我們的社會究竟已經淪落到什麼境地了，我們還要這樣下去嗎<text:span text:style-name="T3">? </text:span>難道，難道我們真的什麼都不怕嗎<text:span text:style-name="T3">? <text:line-break/><text:line-break/></text:span>以下就充當一種日記，當作給我自己的一種提醒和教訓吧。<text:span text:style-name="T3"> <text:line-break/><text:line-break/></text:span>有沒有可能一種群眾素養上的差異，能造出兩個不同的民族<text:span text:style-name="T3">? </text:span>對於道德檢視的視覺高度究竟是聚焦在一個點上或一個面上，也許就真的決定了不同社會的維度表現。身為華人，我很清楚一種性格，我們的眼睛十分銳利，聽覺也特別靈敏，對於個人的興趣極為濃厚，善惡美醜聰愚的需求經常就擺在某個特定的對象上，把單一的個人理所當然地當作文化要求下的評價對象，簡單說就是喜歡整天盯著人不放，動輒幫人打分數、排高低、分敵我。也許這和我們從小的教育脫不了關係吧，人非聖賢即是仇寇，若不是楷模就是敗類。這樣的一種社會裡，人們有著兩個互為因果的顯著特徵，第一是非常害怕犯錯、畏畏縮縮，第二就是對於異類和弱者十分殘酷，對強者卻異常體貼。<text:span text:style-name="T3"> <text:line-break/><text:line-break/></text:span>另一種聚焦是非的方式就截然不同，一種群眾若習慣於把評價和關注的眼光從人身上移開，轉而放在整體的社會環境上，關注其所處文化、法律和生活氛圍的好壞與否而非個人層次的修為高下，那會造成什麼樣的另一種結果<text:span text:style-name="T3">? </text:span>我想到的當然是西方社會，對此我不想輕易下定論，畢竟我也不是很瞭解西方社會和洋人。但有一點是十分清楚的，那就是洋人十分講究公私之分，公眾場合和私下表現是分得清清楚楚的，而且容不得這種區分哪怕被一丁點兒破壞。<text:span text:style-name="T3"> <text:line-break/><text:line-break/></text:span>就在昨天，和朋友一家大小去看免費的魔術秀，一場特別為<text:span text:style-name="T3"><text:s/>5-7 </text:span>歲小朋友設計的表演，燈光四射，座無虛席，至少有兩三百人。我注意到兩件事。第一比較不重要，那就是從一開場到結束，整場秀大概有三分之一的時間，台上都是兩位魔術師的女性助手在跳舞，跳得很好，重點是穿得少，大概只穿內衣褲的程度，背後背了很多羽毛，看起來像兩隻公雞。我一開始還以為走錯會場，走到牛肉場了，又見全場都是小朋友，於是心裡犯嘀咕，難道家長們都不在意嗎<text:span text:style-name="T3">? </text:span>不怕教壞小孩嗎<text:span text:style-name="T3">? </text:span>但我顯然是多慮了，洋人的藝術水平還是比我高<text:span text:style-name="T3">(?)</text:span>一點，大夥看得可開心了，散場時所有小朋友還搶著和兩位公雞姐姐合照。所謂見怪不怪，我若從小能受此種藝術薰陶，如今的修為肯定要高上十幾層樓。<text:span text:style-name="T3"> <text:line-break/><text:line-break/></text:span>我注意到的第二件事，那就是所謂公德心。這免費的秀可不是佛心來的，中場休息時旁邊擺起了小攤位，各式魔術道具和玩具開賣了，玩具裡有支塑膠光劍，大約八十公分長，按下按鈕會發出七彩霓虹，幾乎沒有小朋友能抵抗它的魅力，每個爸媽都乖乖買了一支給小孩，於是全場人手一支，群魔亂舞。我一見狀開始害怕了，因為以我在台灣對小朋友的理解，這玩具極具殺傷力，小朋友鐵定會打起來，我很怕遭魚殃被打中眼睛或戳中下體。<text:span text:style-name="T3"> <text:line-break/><text:line-break/></text:span>但相當出乎我意料的是，這些五六歲的小洋人，在瘋狂揮舞著兇器的同時，完全有注意到別人的存在，不需要父母的任何管束之下，他們別說打人，就連去碰到別人的光劍也沒有發生，頂多彼此做做砍殺樣子，快砍到對方劍上時就自動減速避開，一點噪音也沒有發出。我有點不敢相信眼前的奇景，要是在台灣，小朋友們一定殺紅了眼，非得拼個一刀兩斷才肯罷休。澳洲小孩的這種克制是個什麼文明現象我至今仍在思考，但它鐵定是一種關乎公德心的表現。華人的小孩就完全不是這樣子了，簡單講就是目中無人，任性妄為。<text:span text:style-name="T3"> <text:line-break/><text:line-break/></text:span>在公德心這一點上，洋人確實比我們高明多了，在公眾場合冒犯別人對他們來說是一種很嚴重的事。反觀道德教化滿天飛的華人社會，有沒有在公開場合、公眾事物上展現一絲一毫道德水平<text:span text:style-name="T3">? </text:span>我看是沒有。問題是連公德都沒有，哪來的私德可言<text:span text:style-name="T3">? </text:span>公開場合都能旁若無人了，私下難道會更好嗎<text:span text:style-name="T3">? <text:line-break/><text:line-break/></text:span>在西方社會，公私需要分明、公德需要遵守、眼中要有別人這些基本規矩，如果你膽敢有絲毫踰越，不論你是誰，立刻就會遭來旁人指責<text:span text:style-name="T3"><text:s/>(</text:span>特別是如果你是個外來者，你的行為舉止往往會被放大檢視<text:span text:style-name="T3">)</text:span>。許多華人在澳洲生活了多年，經常說自己遭受歧視，但就我們的觀察，其實就和這個文化上的差異有關，許多華人沒有學習意願，從不真正去理解洋人社會裡的一種基本規範，也就讓自己不明究裡遭受許多白眼和責難。<text:span text:style-name="T3"> <text:line-break/><text:line-break/></text:span>除了公私之外，我另外也發現，澳洲人的行為舉止完全是看場合和身份的，一件事能不能做、該怎麼做，完全是看你在什麼場合，以及你的身份來決定。初到澳洲的人，一定會對澳洲人滿街穿拖鞋、打赤腳、不修邊幅的<text:span text:style-name="T3">”</text:span>隨便<text:span text:style-name="T3">”</text:span>印象深刻，對各種店員、小販隨時笑臉迎人的友善態度一定也讚譽有加，但如果你以為這個國家是這麼隨興，可以讓你隨時愛怎麼樣就怎麼樣，或是以為澳洲人都是非常<text:span text:style-name="T3"><text:s/>nice </text:span>好相處，那你就大錯特錯了。在澳洲，職業規範是非常非常嚴格的，什麼職業該有什麼穿著打扮、該怎麼說話做事、該表現出什麼態度和禮儀，都是白紙黑字規定的。比如你若想在餐廳當咖啡師，多半得穿黑衣黑長褲黑皮鞋，不能留指甲，不能塗指甲油、不能噴香水、頭髮要紮起來<text:span text:style-name="T3">(</text:span>以免沾到咖啡<text:span text:style-name="T3">)</text:span>，而且要噴除臭劑以免體味影響顧客，工作中不能摸臉、不能摸錢<text:span text:style-name="T3">(</text:span>因為很髒<text:span text:style-name="T3">)</text:span>，要背熟各種應對的句子、要學習隨時表現友善態度和笑容。澳洲酗酒問題嚴重，所以如果餐廳兼賣酒，你還要取得職照，學會應對各種賣酒可能會發生的狀況，比如如何面對青少年，如何判斷客人有幾分醉意，對半醉的客人要怎麼說話，對全醉的客人又要怎麼說話<text:span text:style-name="T3">…</text:span>等等全是規範化的行為。你若是技工類的職業比如水電工、磁磚工、磚牆工，那你的穿著、工作流程就更加嚴密了，甚至你在群體裡的人際關係和立場表現都是沒什麼自由意志的，比如哪一天如果工會發起罷工，而你是屬於勞方而不是資方，那你還敢來上班賺錢你就試試看，看你以後在這一行還混不混得下去。<text:span text:style-name="T3"> <text:line-break/><text:line-break/></text:span>許多人喜歡說澳洲人很懶很隨便<text:span text:style-name="T3"><text:s/>(</text:span>澳洲人也常這樣自嘲<text:span text:style-name="T3">)</text:span>，但你千萬不要被騙了，我看他們一點也不懶不隨便。活在這樣一種嚴格規範的文明機器裡，當你下班了或放假了，你的身份不再需要戰戰競競時，你當然就想讓自己自在舒服一點。<text:span text:style-name="T3"> <text:line-break/><text:line-break/></text:span>但就連私下，你在什麼場合能做什麼事，都是清清楚楚的。在公園能做哪些事，在購物中心能做哪些事、在健身中心能做哪些事，在酒吧能做哪些事，全是有規矩的。比方說公園不能喝酒，你要喝酒得到酒吧去喝，購物中心不能抽煙，你要抽煙得到酒吧去抽，健身中心不能泡妞，你要泡妞得到酒吧去泡。至於酒吧不能幹哪些事，我還在研究。<text:span text:style-name="T3"> <text:line-break/><text:line-break/></text:span>不管是公私領域的份際，還是身份跟場合的份際，這社會裡的成員似乎都有明確的共識。這樣的一種普遍的公眾意識在這個社會扮演了重要的角色，但它卻完全不是台灣人喜歡渲染強調的什麼人民意識或覺醒喔，它雖然造就了私人行為的極度克制，同樣地它本身也是有節制和限度的，當它解決不了事情時就會讓法律介入，而不是讓自己無限膨脹，像台灣所謂的人民力量那樣。這也許就是一個法治國家和民粹國家的區別。<text:span text:style-name="T3"> <text:line-break/><text:line-break/></text:span>當然也許在這個時代，每個社會的民粹也只是程度之分，而不是有什麼真正本質上的差別，但你如何能忽略這兩種社會面對異己時的不同：一個期待法律發揮作用，另一個卻是期待公懲帶來的痛快。文明究竟應該包涵哪些面向才能稱作文明也許很難說，但野蠻擁有什麼特色所以叫作野蠻恐怕就一清二楚了。</text:p>
      <text:p text:style-name="P1"><text:span text:style-name="T1">陳真</text:span><text:s/>  |  2016.11.01 13:26   |   <text:a xlink:type="simple" xlink:href="http://palinfo.habago.org/Entry?Command=Information_PrintForum&amp;iPage=220#FORUM35029"><text:span text:style-name="T2">#</text:span></text:a></text:p>
      <text:p text:style-name="P3">拍扁散步遭恐嚇<text:span text:style-name="T3"><text:s/></text:span>麵包師傅憂心家人安全<text:span text:style-name="T3"> <text:line-break/><text:line-break/>Yahoo</text:span>奇摩<text:span text:style-name="T3"> <text:line-break/><text:line-break/>2016</text:span>年<text:span text:style-name="T3">11</text:span>月<text:span text:style-name="T3">1</text:span>日<text:span text:style-name="T3"> <text:line-break/><text:line-break/></text:span>拍攝前總統陳水扁遭恐嚇的麵包師傅黃士福今天照常開店營業，他怒嗆陳水扁父子及市長陳菊「我不怕，我爛命一條」，如果家人有怎樣，一定要他們負責。警方說，已派員加強保護。<text:span text:style-name="T3"> <text:line-break/><text:line-break/></text:span>黃士福拍攝陳水扁遭怒斥影片引起爭議，連日來接到不少騷擾電話，也有加油打氣電話，其臉書也被留言「請吃子彈」，黃士福日前已報警，警方也派員至其工作室站崗保護；財政部高雄國稅局及衛生局昨天也相繼前來稽查。<text:span text:style-name="T3"> <text:line-break/><text:line-break/></text:span>黃士福上午一如往常在其店內工作，面對媒體詢問是否覺得委屈時大吐苦水並怒嗆陳水扁、陳菊等人。<text:span text:style-name="T3"> <text:line-break/><text:line-break/></text:span>黃士福說，上午有接到匿名人士電話提醒他，「綠營有人要賞他兩顆子彈，要他小心一點」，把這個訊息告訴陳菊，看她怎麼處理，「她要保護我，還是要保護陳水扁？」。<text:span text:style-name="T3"> <text:line-break/><text:line-break/></text:span>他又說，「我不怕，不要牽扯到我的家人，我爛命一條，怎麼對我，我無所謂」。如果在民進黨執政底下這樣做的話，「你們的轉型正義在哪裡？沒有言論自由了嗎？」。<text:span text:style-name="T3"> <text:line-break/><text:line-break/></text:span>黃士福激動說，「我一個小老百姓我能怎麼辦嗎？難道我要苦苦哀求你，跟他（指陳水扁）說對不起，我拍了你。還是要我苦苦哀求民進黨，拜託放過我一馬？」<text:span text:style-name="T3"> <text:line-break/><text:line-break/></text:span>他指出，「人在做天在看」，他不會擔心受怕，照樣做他的訂單、他的工作，他還有小孩要養，「今天我家裡面的人，如果發生什麼事情，我一定要找陳菊、陳水扁、陳致中找一個公道，他們都要負責」。<text:span text:style-name="T3"> <text:line-break/><text:line-break/></text:span>他表示，陳菊要針對我，請她一視同仁，去清查高市所有的麵包店。他一天營業額最多新台幣<text:span text:style-name="T3">3000</text:span>元，還要交什麼稅。他一個人工作，一個人接單，又沒有請人，繳什麼稅？<text:span text:style-name="T3"> <text:line-break/><text:line-break/></text:span>黃士福說，他現在有焦慮症；連保險都無法保，健保也沒有保，因為沒錢去繳，為養家活口，他必須開店做下去。<text:span text:style-name="T3"> <text:line-break/><text:line-break/></text:span>上午有不少支持民眾到黃士福店前，給黃士福加油打氣。</text:p>
      <text:p text:style-name="P1"><text:span text:style-name="T1">陳真</text:span><text:s/>  |  2016.11.01 13:17   |   <text:a xlink:type="simple" xlink:href="http://palinfo.habago.org/Entry?Command=Information_PrintForum&amp;iPage=220#FORUM35028"><text:span text:style-name="T2">#</text:span></text:a></text:p>
      <text:p text:style-name="P2"><text:span text:style-name="T3">(</text:span>續<text:span text:style-name="T3">) <text:line-break/><text:line-break/></text:span>高市衛生局長黃志中剛剛開完會，打電話跟我連絡上。我依據他所說的，陳述如下。他說，這位麵包師傅早在幾天前就被人匿名檢舉，而且是透過一支市民報案專線。依規定，案子須在五天內處理。當他們前往查緝時，實際上並不知道被檢舉的當事人就是這位麵包師傅。因此，事後被質疑時，衛生局仍一頭霧水，稍後才知道是這麼一回事。<text:span text:style-name="T3"> <text:line-break/><text:line-break/></text:span>黃的祕書先前亦表明，他們查緝結果並沒有發現任何明顯衛生問題，衛生狀況還蠻好的。<text:span text:style-name="T3"> <text:line-break/><text:line-break/></text:span>黃局長說，他們每天接到各式各樣的檢舉，只能依規定行事，但他說，若帶有政治惡意的打壓，他不會那樣做。<text:span text:style-name="T3"> <text:line-break/><text:line-break/></text:span>電話談了許久，基本上，我還信得過這位多年老友。我也知道，當一個人在某個職位上時，很難有個人意志。因此，重點不是衛生局或國稅局等執行單位的這些所謂<text:span text:style-name="T3"><text:s/>"</text:span>依法辦理<text:span text:style-name="T3">"</text:span>，重點是當權者所企圖營造的一種恐怖氛圍與寒蟬效應，企圖讓人因為恐懼而噤聲。<text:span text:style-name="T3"> <text:line-break/><text:line-break/></text:span>台灣的所謂民主與法治，在這個人渣黨上台後，幾乎蕩然無存，從中你能看出所謂民主自由之高度欺瞞與脆弱本質，只要一個混蛋上台了，騙得權力了，馬上就會全盤走樣，而且人民其實是拿他沒輒的，所謂人民當家只是一種自欺欺人的幻覺。<text:span text:style-name="T3"> <text:line-break/><text:line-break/></text:span>世上其它所謂民主國家其實也差不多，所謂民主，只是讓你幾年投一次票，就像嘉年華一樣，挑某一天讓奴隸們玩樂開心一下，如此而已，權力始終還是牢牢掌握在極少數人手裏，任其為所欲為。當我們遇到一個知所節制的<text:span text:style-name="T3"><text:s/>"</text:span>明君<text:span text:style-name="T3">" </text:span>例如馬英九時，基本上仍是君臨天下，而非什麼民主。我長這麼大，還沒見過民主長什麼樣。我個人並不企求什麼西式民主，而只企求一種基本是非，一種道德的一致性，而不是依據顏色來區別是非對錯。</text:p>
      <text:p text:style-name="P1"><text:span text:style-name="T1">陳真</text:span><text:s/>  |  2016.11.01 11:29   |   <text:a xlink:type="simple" xlink:href="http://palinfo.habago.org/Entry?Command=Information_PrintForum&amp;iPage=220#FORUM35027"><text:span text:style-name="T2">#</text:span></text:a></text:p>
      <text:p text:style-name="P3">我知道光用嘴巴講這些事很窩囊，但也只能先這樣講。對於一群根本沒有任何意願講道理及尊重是非、但卻向來好話說盡壞事做絕的綠油油黨棍及政治人渣以及無數更為卑劣齷齪整天高唱漂亮進步理想的無恥透頂御用文人及御用媒體，你除了沉默或是用行動反擊之外，你還能怎麼樣？這些人渣如果用講的會聽，那還叫人渣嗎？講，他比你還會講，什麼公民覺醒、民主與人權碗糕什麼的每天講一大堆。<text:span text:style-name="T3"> <text:line-break/><text:line-break/></text:span>我當然不是要跟人渣講道理，而是很難相信，為什麼你都不會生氣？究竟是要卑鄙齷齪違法亂紀倒行逆施貪婪腐敗暴力獨裁法西斯到什麼樣的地步，然後你才會生氣？才會起來廢棄、阻止這樣一些人渣奪得政權後無日無之的無數可恨惡行？<text:span text:style-name="T3"> <text:line-break/><text:line-break/></text:span>在這可恥的島上，是非黑白全然顛倒，只要是綠的，不管怎麼貪污腐敗，不管怎麼傷害人權，只要傷害的是敵人，只要嘴裏喊台獨，一概都是英雄，一概都是偉大的人民力量，一概都是民主活力的展現，誰膽敢有異議，馬上就會遭到暴民及御用文人的懲罰與攻擊。反之，只要對綠的稍有一點點不敬，即便你的行為完全合法，完全合乎公平正義，即便你的行為如此平常，你必然會遭到來自綠色暴民以及這個人渣政權的全力傷害，就如同底下這位麵包師傅的遭遇。<text:span text:style-name="T3"> <text:line-break/><text:line-break/>x</text:span>它媽的曾幾何時不能對一個眾人皆知、當過所謂總統的政治人物拍照？！未經他允許對<text:span text:style-name="T3"><text:s/>"</text:span>前總統<text:span text:style-name="T3">" </text:span>拍照就是違法，就必須遭到各種來自官方及其一干徒眾的威脅恐嚇以及透過公權力的各種傷害。但是，這些人渣，卻大力歌頌那些對人丟鞋丟書砸頭、百般圍堵辱罵肢體攻擊他人的行徑，說那是人民偉大民主力量的展現。<text:span text:style-name="T3">x</text:span>它媽的如果這樣你都還不生氣，你還配當一個人嗎？<text:span text:style-name="T3"> <text:line-break/><text:line-break/></text:span>剛剛打電話去高雄市政府給這些舊識，表示我由衷的厭惡。這些事沒什麼好講。我不是來跟他們講道理，而只是來表示我的厭惡與不屑。這樣一些道理，還需要講才會懂嗎？天大的惡行都一概可以用盡一切美侖美奐的什麼民主自由與人權說詞來歌頌，但是，別人的一點點根本毫無問題的平常作為，卻得承受身家性命人身安全與財產的威脅與恐嚇及各種實質傷害。<text:span text:style-name="T3"> <text:line-break/><text:line-break/></text:span>現任的高雄市衛生局長黃志中，當年就是我們所創辦的高醫地下社團<text:span text:style-name="T3"><text:s/>"</text:span>望春風<text:span text:style-name="T3">" </text:span>的成員之一，大我兩屆的一位學長。幾年前，他出公差，順便來找我，帶著一本當年、三十幾年前的<text:span text:style-name="T3"><text:s/>"</text:span>望春風<text:span text:style-name="T3">" </text:span>文集，裏面許多文章是我寫的。他特地帶著這本文集來，請我簽名，說要留做永久紀念，問我有什麼話相贈，我只說了四個字：莫忘初衷。<text:span text:style-name="T3"> <text:line-break/><text:line-break/></text:span>每天從黎明忙到深夜，二十幾年來都是這麼過活。柴米油鹽買菜煮飯維修打掃，一堆家事都忙不完了，國事天下事能做的也就只有這麼一些。台灣要如何自我傷害、自我做賤，我管不著，只能眼睜睜看著它朝著自我毀滅的路走，看著一群貪婪無恥惡棍生吞活剝這塊土地。別說什麼<text:span text:style-name="T3"><text:s/>"</text:span>莫忘初衷<text:span text:style-name="T3">" </text:span>這麼深的情感了，就算你把所有理想全部丟棄，無止盡地降低一切是非善惡標準，我還是不能理解，你怎麼都不會生氣？你還像個人嗎？蘇格拉底對此曾有感嘆，他說：歲月流逝傷我容顏，熱情的消失卻斲傷了我做為一個人應有的靈魂。<text:span text:style-name="T3"> <text:line-break/><text:line-break/><text:line-break/></text:span>陳真<text:span text:style-name="T3">2016. 11. 01. <text:line-break/><text:line-break/>========================= <text:line-break/><text:line-break/>https://goo.gl/4by4tW <text:line-break/><text:line-break/></text:span>拍扁麵包師傅<text:span text:style-name="T3"><text:s/></text:span>國稅局、衛生局找上門<text:span text:style-name="T3"> <text:line-break/><text:line-break/></text:span>聯合新聞網作者記者蔡孟妤、黃宣翰、蔡容喬、沈婉玉╱連線報導<text:span text:style-name="T3"> <text:line-break/><text:line-break/>2016</text:span>年<text:span text:style-name="T3">11</text:span>月<text:span text:style-name="T3">1</text:span>日<text:span text:style-name="T3"> <text:line-break/><text:line-break/></text:span>拍攝前總統陳水扁的麵包師傅黃士福日前遭人檢舉，財政部高雄國稅局及衛生局昨相繼稽查，甚至還有人在臉書留言恐嚇，黃士福昨決定不再去美術館擺攤。<text:span text:style-name="T3"> <text:line-break/><text:line-break/></text:span>一日之內，國稅局及衛生局雙雙找上門稽查，黃昨深夜手機沒接，大門深鎖。<text:span text:style-name="T3"> <text:line-break/><text:line-break/></text:span>財政部高雄國稅局表示，十月廿七日接獲民眾電子郵件匿名檢舉，指黃士福在鳳山開店賣麵包，卻未辦理營業登記，涉嫌逃漏稅。經清查，鳳山處所確實沒有營業登記，昨上午發函要求他說明，下午則派員查看。<text:span text:style-name="T3"> <text:line-break/><text:line-break/></text:span>國稅局現場稽查發現，現場確實有營業行為，將釐清是否為黃士福本人販售及每月銷售額多寡，若查證屬實，將依法追討過去漏報稅額。<text:span text:style-name="T3"> <text:line-break/><text:line-break/>=================== <text:line-break/></text:span>拍扁麵包師不敢擺攤<text:span text:style-name="T3"><text:s/></text:span>高市府：任何人都應不受滋擾<text:span text:style-name="T3"> <text:line-break/><text:line-break/></text:span>聯合新聞網作者記者蔡孟妤╱即時報導<text:span text:style-name="T3"><text:s/>&amp;;#124; </text:span>聯合新聞網<text:span text:style-name="T3"> <text:line-break/><text:line-break/>2016</text:span>年<text:span text:style-name="T3">10</text:span>月<text:span text:style-name="T3">31</text:span>日<text:span text:style-name="T3"> <text:line-break/><text:line-break/></text:span>拍攝前總統陳水扁在美術館散步影片的麵包師傅黃士福今天說，市長陳菊公開指責他，讓他非常害怕，不敢再去美術館擺攤了。<text:span text:style-name="T3"> <text:line-break/><text:line-break/>========================== <text:line-break/><text:line-break/></text:span>陳水扁散步再遭偷拍<text:span text:style-name="T3"><text:s/></text:span>陳菊：侵犯扁隱私<text:span text:style-name="T3"><text:s/></text:span>也再次撕裂台灣社會<text:span text:style-name="T3"> <text:line-break/><text:line-break/></text:span>風傳媒作者謝佳穎<text:span text:style-name="T3"> <text:line-break/><text:line-break/>2016</text:span>年<text:span text:style-name="T3">10</text:span>月<text:span text:style-name="T3">30</text:span>日<text:span text:style-name="T3"> <text:line-break/><text:line-break/></text:span>目前保外就醫的前總統陳水扁，繼日前經高雄一名黃姓麵包師拍下不用輪椅就能行走的影片後，昨（<text:span text:style-name="T3">29</text:span>）日又被臉書粉絲專頁「白色正義聯盟」公佈另一段黃姓麵包師拍攝的影片，影片中陳水扁動怒並與之發生口角，引發大量討論。<text:span text:style-name="T3"> <text:line-break/><text:line-break/></text:span>臉書粉絲專頁「白色正義聯盟」昨日公布網友拍攝陳水扁的影片，經證實為日前曾上傳陳水扁散步影片的黃姓麵包師。影片中陳水扁的友人在黃姓麵包師拿起手機錄影後隨即上前制止，然而黃姓麵包師仍繼續錄影，陳水扁與友人因此與黃姓麵包師發生口角，並怒斥「你知道這是違法的嗎？」，揚言提告。黃姓麵包師則認為該地為公共場所，他有隨意拍照的自由。<text:span text:style-name="T3"> <text:line-break/><text:line-break/></text:span>高雄市長陳菊今日呼籲表示，陳水扁每天於住家附近散步是基於醫囑，以使病情不致於惡化的必要措施，外界不應以此對他的健康狀況有錯誤的臆測，過度的跟蹤、拍攝不僅使陳水扁個人隱私與尊嚴受到傷害，「也讓台灣社會又將再次受到撕裂」。<text:span text:style-name="T3"> <text:line-break/><text:line-break/></text:span>陳致中於昨日晚間受訪表示，雖然手機科技發達，但要進行拍照、錄影還是必須徵得對方同意，「這是基本的禮貌，也是人權的保障」。陳致中懷疑拍攝者的目的，表示政治立場雖不同，大家仍應互相尊重，若以侵犯他人權利為手段，這種行為難被社會普遍接受。<text:span text:style-name="T3"> <text:line-break/><text:line-break/></text:span>陳水扁將在今日下午出席高雄市立文化中心舉辦的「阿母的目屎：向陳水扁總統致敬」慈善音樂會，包括前副總統呂秀蓮、高雄市長陳菊等將出席，而長時間未公開露面的前總統夫人吳淑珍，也會出席聆賞陳水扁寫給她的歌詞創作作品「等待天光的花叢」。<text:span text:style-name="T3"> <text:line-break/><text:line-break/>====================== <text:line-break/></text:span>拍扁散步影片<text:span text:style-name="T3"><text:s/></text:span>麵包師傅臉書遭恐嚇「吃子彈」<text:span text:style-name="T3"> <text:line-break/><text:line-break/></text:span>中時電子報<text:span text:style-name="T3"> <text:line-break/>2016</text:span>年<text:span text:style-name="T3">10</text:span>月<text:span text:style-name="T3">31</text:span>日<text:span text:style-name="T3"> <text:line-break/><text:line-break/></text:span>於慶璇／綜合整理<text:span text:style-name="T3"> <text:line-break/><text:line-break/></text:span>拍扁散步影片<text:span text:style-name="T3"><text:s/></text:span>麵包師傅臉書遭恐嚇「吃子彈」<text:span text:style-name="T3"><text:s/>(</text:span>圖<text:span text:style-name="T3">/</text:span>擷取自臉書<text:span text:style-name="T3">) <text:line-break/><text:line-break/></text:span>高雄一名黃姓麵包師傅，日前因拍攝前總統陳水扁在美術館散步影片遭到綠營支持者留言謾罵，甚至將其臉書翻出，更恐嚇要其吃下<text:span text:style-name="T3">2</text:span>顆子彈。黃姓麵包師傅擔心身家安全有危險，昨晚向住家轄區鳳山分局報案，希望警方加強人身安全，並控告留言者涉嫌恐嚇。<text:span text:style-name="T3"> <text:line-break/><text:line-break/></text:span>前總統陳水扁「健步如飛」影片在網路上傳得沸沸揚揚，近日一名暱稱為「肉搜黃ＯＯ請他吃子彈」的網友到黃姓麵包師傅臉書留言，表示「你不要敬酒不吃罰酒，你的行蹤很好掌握，事情很好解決，會不會連累家人看你決定，否則就小心火災或兒童綁票，好話說盡，你自己想清楚。」黃姓麵包師傅擔心一家人身安危，於是截圖，向警方報案。<text:span text:style-name="T3"> <text:line-break/><text:line-break/>==================== <text:line-break/><text:line-break/>http://news.tvbs.com.tw/politics/682980 <text:line-break/><text:line-break/></text:span>陳水扁怒斥：你違法了<text:span text:style-name="T3"> <text:line-break/></text:span>民報作者政治中心／綜合報導<text:span text:style-name="T3"> <text:line-break/><text:line-break/>2016</text:span>年<text:span text:style-name="T3">10</text:span>月<text:span text:style-name="T3">29</text:span>日<text:span text:style-name="T3"> <text:line-break/><text:line-break/></text:span>「白色正義聯盟」粉絲頁今（<text:span text:style-name="T3">29</text:span>）日晚間在臉書粉絲專頁又<text:span text:style-name="T3">po</text:span>出一段民眾路邊拍攝影片，影片中正在散步的前總統陳水扁及友人、看護發現又被拍攝，友人一氣之下上前理論，陳水扁也在看護的扶持下，質疑拍攝者說，「深藍心態」，「你違法了」，「你故意的」<text:span text:style-name="T3">, </text:span>「都不告你了，還執迷不悟」，請攝影者把手機收起來。雙方一度發生口角。<text:span text:style-name="T3"> <text:line-break/><text:line-break/></text:span>對白全文如下：<text:span text:style-name="T3"> <text:line-break/><text:line-break/></text:span>扁友人<text:span text:style-name="T3">(</text:span>衝過去<text:span text:style-name="T3">)</text:span>：你拍三小、你在拍三小<text:span text:style-name="T3">? <text:line-break/><text:line-break/></text:span>拍攝者：阿伯，你剛跟我講什麼？<text:span text:style-name="T3"> <text:line-break/><text:line-break/></text:span>扁：就是你合成喔，你這是什麼心態？這種深藍的心態<text:span text:style-name="T3"> <text:line-break/><text:line-break/></text:span>扁友人：上次是不是你，你不知道這是違法的事情嗎？<text:span text:style-name="T3"> <text:line-break/><text:line-break/></text:span>扁：這是違法的事情<text:span text:style-name="T3"> <text:line-break/><text:line-break/></text:span>拍攝者：我違法什麼？<text:span text:style-name="T3"> <text:line-break/><text:line-break/></text:span>扁：我們不讓你照你就不能照啊，你憑什麼？你憑什麼？<text:span text:style-name="T3"> <text:line-break/><text:line-break/></text:span>拍攝者：阿伯你剛剛的口氣是什麼？我有對你怎麼樣嗎？<text:span text:style-name="T3"> <text:line-break/><text:line-break/></text:span>扁：你拍照，然後招搖撞騙。<text:span text:style-name="T3"> <text:line-break/><text:line-break/></text:span>扁友人：我沒有對你口氣，我拿著手機，我看你在照，我提醒你不可以再照。<text:span text:style-name="T3"> <text:line-break/><text:line-break/></text:span>扁：亂來嘛！<text:span text:style-name="T3"> <text:line-break/><text:line-break/></text:span>扁友人：你亂來你，你自己想看看，我如果照你，你會不會反感？我如果照你，你會不會反感？不要這樣啦。<text:span text:style-name="T3"> <text:line-break/><text:line-break/></text:span>扁：都已經查到你的身分了，對不對，只是沒對你下手而已，對不對，把你移送法辦，你想說這樣就沒事情，把你移送法辦。<text:span text:style-name="T3"> <text:line-break/><text:line-break/></text:span>扁友人：把你移送法辦。勸你不要這樣，如果我今天照你你會不會反感？<text:span text:style-name="T3"> <text:line-break/><text:line-break/></text:span>扁：你是什麼目的？<text:span text:style-name="T3"> <text:line-break/><text:line-break/></text:span>拍攝者：我沒有目的啊<text:span text:style-name="T3"> <text:line-break/><text:line-break/></text:span>扁：你沒有目的你為什麼，還<text:span text:style-name="T3">po</text:span>網，還上網<text:span text:style-name="T3"> <text:line-break/><text:line-break/></text:span>扁友人：你不知道這是違法嗎？你不知道這是違法嗎？不可以亂照人家啊，人家不給你照啊<text:span text:style-name="T3"> <text:line-break/><text:line-break/></text:span>拍攝者：我違反什麼？這是公共場合<text:span text:style-name="T3"> <text:line-break/><text:line-break/></text:span>扁友人：你亂照相就違法，公共場合不可以照人啊，我不給你照啊<text:span text:style-name="T3"> <text:line-break/><text:line-break/></text:span>扁：你沒那麼自由啦<text:span text:style-name="T3"> <text:line-break/><text:line-break/></text:span>扁：搞不清楚狀況，你腦袋是有問題嗎？如果沒問題為什麼做這種事情？<text:span text:style-name="T3"> <text:line-break/><text:line-break/></text:span>拍攝者：我沒問題啊，我沒有做什麼事情啊<text:span text:style-name="T3"> <text:line-break/><text:line-break/></text:span>扁友人：你沒有做什麼事情，你到現在你還說你沒有做什麼事情<text:span text:style-name="T3"> <text:line-break/><text:line-break/></text:span>扁：沒救了嘛，你自己還不曉得你做錯了什麼事情，你還不曉得<text:span text:style-name="T3"> <text:line-break/><text:line-break/></text:span>扁友人：你到現在還不曉得你做錯了什麼事情？<text:span text:style-name="T3"> <text:line-break/><text:line-break/></text:span>拍攝者：那你要告我嗎？<text:span text:style-name="T3"> <text:line-break/><text:line-break/></text:span>扁：告，我要告，我可以告<text:span text:style-name="T3"> <text:line-break/><text:line-break/></text:span>扁友人：當然可以告啊<text:span text:style-name="T3"> <text:line-break/><text:line-break/></text:span>扁：你趕快收一收，你趕快回去。<text:span text:style-name="T3"> <text:line-break/><text:line-break/></text:span>拍攝者：我沒有做什麼壞事情我幹嘛要趕快回去<text:span text:style-name="T3"> <text:line-break/><text:line-break/></text:span>扁：你在這照我就不對啦<text:span text:style-name="T3"> <text:line-break/><text:line-break/></text:span>扁友人：你照人家<text:span text:style-name="T3">po</text:span>上網就不對啦，你不知道這樣違法嗎？個人資訊保護法，你回去看看，個人資訊保護法，你照了以後還<text:span text:style-name="T3">po</text:span>上網<text:span text:style-name="T3"> <text:line-break/><text:line-break/></text:span>拍攝者：我<text:span text:style-name="T3">po</text:span>上網我沒有說什麼啊<text:span text:style-name="T3"> <text:line-break/><text:line-break/></text:span>扁：你<text:span text:style-name="T3">po</text:span>到哪裡去，你<text:span text:style-name="T3">po</text:span>到哪兩個網站、<text:span text:style-name="T3">po</text:span>到哪兩個臉書，你<text:span text:style-name="T3">po</text:span>到馬英九，<text:span text:style-name="T3">po</text:span>到洪秀柱，你知道嗎，你故意的嗎？<text:span text:style-name="T3"> <text:line-break/><text:line-break/></text:span>拍攝者：我沒有<text:span text:style-name="T3">po</text:span>到馬英九啊<text:span text:style-name="T3"> <text:line-break/><text:line-break/></text:span>扁：有啊，怎麼沒有，都有，他們兩個粉絲的都有，他們都把你起底了，都抓起來了你知道嗎？都不告你了你還執迷不悟<text:span text:style-name="T3"> <text:line-break/><text:line-break/></text:span>扁友人：你自己想想看，你闖下大禍你還不曉得<text:span text:style-name="T3"> <text:line-break/><text:line-break/></text:span>扁：不能隨便把人拍照<text:span text:style-name="T3"> <text:line-break/><text:line-break/></text:span>扁友人：不能隨便把人拍照，個人資訊保護法，你知道嗎？你做你的生意就好了，你不要這樣啦，你這樣只會為自己惹來麻煩啦。<text:span text:style-name="T3"> <text:line-break/><text:line-break/></text:span>扁：你不要這樣，你這樣人家誤會你隨便照人，把他的手機拿起來。</text:p>
      <text:p text:style-name="P1"><text:span text:style-name="T1">王修亮</text:span><text:s/>  |  2016.11.01 00:59   |   <text:a xlink:type="simple" xlink:href="http://palinfo.habago.org/Entry?Command=Information_PrintForum&amp;iPage=220#FORUM35026"><text:span text:style-name="T2">#</text:span></text:a></text:p>
      <text:p text:style-name="P2">真的我寫錯了<text:span text:style-name="T3">! <text:line-break/></text:span>麻煩版主幫我改改吧<text:span text:style-name="T3">!</text:span>謝謝<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